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14"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15"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16"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17"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b015b73" officeooo:paragraph-rsid="0b015b73" style:font-style-asian="normal" style:font-weight-asian="normal" style:font-style-complex="normal" style:font-weight-complex="normal"/>
    </style:style>
    <style:style style:name="P394"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395"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396" style:family="paragraph" style:parent-style-name="Standard">
      <style:text-properties fo:language="ru" fo:country="RU" officeooo:paragraph-rsid="0c293422"/>
    </style:style>
    <style:style style:name="P397" style:family="paragraph" style:parent-style-name="Standard">
      <style:text-properties fo:language="ru" fo:country="RU" officeooo:rsid="0c2b0d47" officeooo:paragraph-rsid="0c2b0d47"/>
    </style:style>
    <style:style style:name="P398" style:family="paragraph" style:parent-style-name="Standard">
      <style:text-properties fo:language="ru" fo:country="RU" officeooo:rsid="1327ae62" officeooo:paragraph-rsid="16da3a64"/>
    </style:style>
    <style:style style:name="P399"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404"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405"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406"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407"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408"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409"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410"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411"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412"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413"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414"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415"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416"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417"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418"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419"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420"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421"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422"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423"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424"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425"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426"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427"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428"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429"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430"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431"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432"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33"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434"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435"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436"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437"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438"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439"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440"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441"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442"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443"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444"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445"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446"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447"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448"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449"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450"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451"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452"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453"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454"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455"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456"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457"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458"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459"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460"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461"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462"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463"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464"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465"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466"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467"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468"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469"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470"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471"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472"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473"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474"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475"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476"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477"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478"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479"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480"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481"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482"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483"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484"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485"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486"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487"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488"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489"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490"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491"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492"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493"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494"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495"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496"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497"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498"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499"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500"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501"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502"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503"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504"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505"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506"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507"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508"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509"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510"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511"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512"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513"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514"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515"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516"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517"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518"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519"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520"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521"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522"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523"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524"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525"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526"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527"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528"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529"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530"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531"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532"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533"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534"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535"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536"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537"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538"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539"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540"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541"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542"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543"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544"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545"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546"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547"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548"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549"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550"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551"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552"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553"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554"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555"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556"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557"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558"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559"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560"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561"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562"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563"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564"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565"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566"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567"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568"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569"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570"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571"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572"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573"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574"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575"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576"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577"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578"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579"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580"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581"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582"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583"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584"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585"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586"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587"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588"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589"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590"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591"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592"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593"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594"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595"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596"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597"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598"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599"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600"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601"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602"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603"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604"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605"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606"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607"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608"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609"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610"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611"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612"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613"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614"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615"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616"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617"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618"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619"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620"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621"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622"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623"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624"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625"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626"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627"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628"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629"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630"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631"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632"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633"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634"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635"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636"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637"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638"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639"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640"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641"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642"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643"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644"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645"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646"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647"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648"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649"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650"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651"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652"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653"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654"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655"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656"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657"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658"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659"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661"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66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663"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664"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665"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6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6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6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6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6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6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6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6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6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6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6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6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6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6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6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6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6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6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6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6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6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687"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68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70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70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702"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703"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70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70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706"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70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70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709"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7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7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7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7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7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7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7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7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7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7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7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7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729"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T1" style:family="text">
      <style:text-properties fo:font-variant="small-caps" fo:color="#000000" style:font-name="FreeSerif" fo:font-size="12pt" fo:background-color="#ffffff" loext:char-shading-value="0" style:font-size-asian="12pt" style:font-size-complex="12pt"/>
    </style:style>
    <style:style style:name="T2" style:family="text">
      <style:text-properties fo:font-variant="small-caps" fo:color="#000000" style:font-name="FreeSerif" fo:font-size="12pt" officeooo:rsid="0e03504f" fo:background-color="#ffffff" loext:char-shading-value="0" style:font-size-asian="12pt" style:font-size-complex="12pt"/>
    </style:style>
    <style:style style:name="T3" style:family="text">
      <style:text-properties fo:font-variant="small-caps" fo:color="#000000" style:font-name="FreeSerif" fo:font-size="12pt" officeooo:rsid="0e024696" fo:background-color="#ffffff" loext:char-shading-value="0"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074eb604" style:font-style-asian="italic" style:font-style-complex="italic"/>
    </style:style>
    <style:style style:name="T7" style:family="text">
      <style:text-properties fo:font-style="italic" officeooo:rsid="075a4d91" style:font-style-asian="italic" style:font-style-complex="italic"/>
    </style:style>
    <style:style style:name="T8" style:family="text">
      <style:text-properties fo:font-style="italic" officeooo:rsid="0768a266" style:font-style-asian="italic" style:font-style-complex="italic"/>
    </style:style>
    <style:style style:name="T9" style:family="text">
      <style:text-properties fo:font-style="italic" officeooo:rsid="076d063a" style:font-style-asian="italic" style:font-style-complex="italic"/>
    </style:style>
    <style:style style:name="T10" style:family="text">
      <style:text-properties fo:font-style="italic" officeooo:rsid="077e4daf" style:font-style-asian="italic" style:font-style-complex="italic"/>
    </style:style>
    <style:style style:name="T11" style:family="text">
      <style:text-properties fo:font-style="italic" officeooo:rsid="082d3ec3" style:font-style-asian="italic" style:font-style-complex="italic"/>
    </style:style>
    <style:style style:name="T12" style:family="text">
      <style:text-properties fo:font-style="italic" officeooo:rsid="083d6786" style:font-style-asian="italic" style:font-style-complex="italic"/>
    </style:style>
    <style:style style:name="T13" style:family="text">
      <style:text-properties fo:font-style="italic" officeooo:rsid="084239b4" style:font-style-asian="italic" style:font-style-complex="italic"/>
    </style:style>
    <style:style style:name="T14" style:family="text">
      <style:text-properties fo:font-style="italic" officeooo:rsid="087ef663" style:font-style-asian="italic" style:font-style-complex="italic"/>
    </style:style>
    <style:style style:name="T15" style:family="text">
      <style:text-properties fo:font-style="italic" officeooo:rsid="08aab712" style:font-style-asian="italic" style:font-style-complex="italic"/>
    </style:style>
    <style:style style:name="T16" style:family="text">
      <style:text-properties fo:font-style="italic" officeooo:rsid="08e0bad7" style:font-style-asian="italic" style:font-style-complex="italic"/>
    </style:style>
    <style:style style:name="T17" style:family="text">
      <style:text-properties fo:font-style="italic" officeooo:rsid="0906efde" style:font-style-asian="italic" style:font-style-complex="italic"/>
    </style:style>
    <style:style style:name="T18" style:family="text">
      <style:text-properties fo:font-style="italic" officeooo:rsid="09165277" style:font-style-asian="italic" style:font-style-complex="italic"/>
    </style:style>
    <style:style style:name="T19" style:family="text">
      <style:text-properties fo:font-style="italic" officeooo:rsid="091da918" style:font-style-asian="italic" style:font-style-complex="italic"/>
    </style:style>
    <style:style style:name="T20" style:family="text">
      <style:text-properties fo:font-style="italic" officeooo:rsid="091f8041" style:font-style-asian="italic" style:font-style-complex="italic"/>
    </style:style>
    <style:style style:name="T21" style:family="text">
      <style:text-properties fo:font-style="italic" officeooo:rsid="0928bc34" style:font-style-asian="italic" style:font-style-complex="italic"/>
    </style:style>
    <style:style style:name="T22" style:family="text">
      <style:text-properties fo:font-style="italic" officeooo:rsid="092d90e3" style:font-style-asian="italic" style:font-style-complex="italic"/>
    </style:style>
    <style:style style:name="T23" style:family="text">
      <style:text-properties fo:font-style="italic" officeooo:rsid="092bd3af" style:font-style-asian="italic" style:font-style-complex="italic"/>
    </style:style>
    <style:style style:name="T24" style:family="text">
      <style:text-properties fo:font-style="italic" officeooo:rsid="097018d7" style:font-style-asian="italic" style:font-style-complex="italic"/>
    </style:style>
    <style:style style:name="T25" style:family="text">
      <style:text-properties fo:font-style="italic" officeooo:rsid="0985da68" style:font-style-asian="italic" style:font-style-complex="italic"/>
    </style:style>
    <style:style style:name="T26" style:family="text">
      <style:text-properties fo:font-style="italic" officeooo:rsid="0999c1ed" style:font-style-asian="italic" style:font-style-complex="italic"/>
    </style:style>
    <style:style style:name="T27" style:family="text">
      <style:text-properties fo:font-style="italic" officeooo:rsid="09c7ba71" style:font-style-asian="italic" style:font-style-complex="italic"/>
    </style:style>
    <style:style style:name="T28" style:family="text">
      <style:text-properties fo:font-style="italic" officeooo:rsid="0a292781" style:font-style-asian="italic" style:font-style-complex="italic"/>
    </style:style>
    <style:style style:name="T29" style:family="text">
      <style:text-properties fo:font-style="italic" officeooo:rsid="0a29e361" style:font-style-asian="italic" style:font-style-complex="italic"/>
    </style:style>
    <style:style style:name="T30" style:family="text">
      <style:text-properties fo:font-style="italic" officeooo:rsid="0a53fee0" style:font-style-asian="italic" style:font-style-complex="italic"/>
    </style:style>
    <style:style style:name="T31" style:family="text">
      <style:text-properties fo:font-style="italic" officeooo:rsid="0a5d083a" style:font-style-asian="italic" style:font-style-complex="italic"/>
    </style:style>
    <style:style style:name="T32" style:family="text">
      <style:text-properties fo:font-style="italic" officeooo:rsid="0aa91e8e" style:font-style-asian="italic" style:font-style-complex="italic"/>
    </style:style>
    <style:style style:name="T33" style:family="text">
      <style:text-properties fo:font-style="italic" officeooo:rsid="0ad74a1a" style:font-style-asian="italic" style:font-style-complex="italic"/>
    </style:style>
    <style:style style:name="T34" style:family="text">
      <style:text-properties fo:font-style="italic" officeooo:rsid="0ada4257" style:font-style-asian="italic" style:font-style-complex="italic"/>
    </style:style>
    <style:style style:name="T35" style:family="text">
      <style:text-properties fo:font-style="italic" officeooo:rsid="0ade3523" style:font-style-asian="italic" style:font-style-complex="italic"/>
    </style:style>
    <style:style style:name="T36" style:family="text">
      <style:text-properties fo:font-style="italic" officeooo:rsid="0b13af21" style:font-style-asian="italic" style:font-style-complex="italic"/>
    </style:style>
    <style:style style:name="T37" style:family="text">
      <style:text-properties fo:font-style="italic" officeooo:rsid="0b1d232c" style:font-style-asian="italic" style:font-style-complex="italic"/>
    </style:style>
    <style:style style:name="T38" style:family="text">
      <style:text-properties fo:font-style="italic" officeooo:rsid="0b451901" style:font-style-asian="italic" style:font-style-complex="italic"/>
    </style:style>
    <style:style style:name="T39" style:family="text">
      <style:text-properties fo:font-style="italic" officeooo:rsid="0b7cc40d" style:font-style-asian="italic" style:font-style-complex="italic"/>
    </style:style>
    <style:style style:name="T40" style:family="text">
      <style:text-properties fo:font-style="italic" officeooo:rsid="0b85b74a" style:font-style-asian="italic" style:font-style-complex="italic"/>
    </style:style>
    <style:style style:name="T41" style:family="text">
      <style:text-properties fo:font-style="italic" officeooo:rsid="0b973941" style:font-style-asian="italic" style:font-style-complex="italic"/>
    </style:style>
    <style:style style:name="T42" style:family="text">
      <style:text-properties fo:font-style="italic" officeooo:rsid="0bb57552" style:font-style-asian="italic" style:font-style-complex="italic"/>
    </style:style>
    <style:style style:name="T43" style:family="text">
      <style:text-properties fo:font-style="italic" officeooo:rsid="0c4282df" style:font-style-asian="italic" style:font-style-complex="italic"/>
    </style:style>
    <style:style style:name="T44" style:family="text">
      <style:text-properties fo:font-style="italic" officeooo:rsid="0c6fea84" style:font-style-asian="italic" style:font-style-complex="italic"/>
    </style:style>
    <style:style style:name="T45" style:family="text">
      <style:text-properties fo:font-style="italic" officeooo:rsid="0c8ed065" style:font-style-asian="italic" style:font-style-complex="italic"/>
    </style:style>
    <style:style style:name="T46" style:family="text">
      <style:text-properties fo:font-style="italic" officeooo:rsid="0c9c1720" style:font-style-asian="italic" style:font-style-complex="italic"/>
    </style:style>
    <style:style style:name="T47" style:family="text">
      <style:text-properties fo:font-style="italic" officeooo:rsid="0c9b9a97" style:font-style-asian="italic" style:font-style-complex="italic"/>
    </style:style>
    <style:style style:name="T48" style:family="text">
      <style:text-properties fo:font-style="italic" officeooo:rsid="0cb201c8" style:font-style-asian="italic" style:font-style-complex="italic"/>
    </style:style>
    <style:style style:name="T49" style:family="text">
      <style:text-properties fo:font-style="italic" officeooo:rsid="0cb89107" style:font-style-asian="italic" style:font-style-complex="italic"/>
    </style:style>
    <style:style style:name="T50" style:family="text">
      <style:text-properties fo:font-style="italic" officeooo:rsid="0d163767" style:font-style-asian="italic" style:font-style-complex="italic"/>
    </style:style>
    <style:style style:name="T51" style:family="text">
      <style:text-properties fo:font-style="italic" officeooo:rsid="0d1b6cc2" style:font-style-asian="italic" style:font-style-complex="italic"/>
    </style:style>
    <style:style style:name="T52" style:family="text">
      <style:text-properties fo:font-style="italic" officeooo:rsid="0d4af74a" style:font-style-asian="italic" style:font-style-complex="italic"/>
    </style:style>
    <style:style style:name="T53" style:family="text">
      <style:text-properties fo:font-style="italic" officeooo:rsid="0d4ef25f" style:font-style-asian="italic" style:font-style-complex="italic"/>
    </style:style>
    <style:style style:name="T54" style:family="text">
      <style:text-properties fo:font-style="italic" officeooo:rsid="0d5f3504" style:font-style-asian="italic" style:font-style-complex="italic"/>
    </style:style>
    <style:style style:name="T55" style:family="text">
      <style:text-properties fo:font-style="italic" officeooo:rsid="0d722094" style:font-style-asian="italic" style:font-style-complex="italic"/>
    </style:style>
    <style:style style:name="T56" style:family="text">
      <style:text-properties fo:font-style="italic" officeooo:rsid="0d876d7b" style:font-style-asian="italic" style:font-style-complex="italic"/>
    </style:style>
    <style:style style:name="T57" style:family="text">
      <style:text-properties fo:font-style="italic" officeooo:rsid="0d9cd828" style:font-style-asian="italic" style:font-style-complex="italic"/>
    </style:style>
    <style:style style:name="T58" style:family="text">
      <style:text-properties fo:font-style="italic" officeooo:rsid="0d9dc3f0" style:font-style-asian="italic" style:font-style-complex="italic"/>
    </style:style>
    <style:style style:name="T59" style:family="text">
      <style:text-properties fo:font-style="italic" officeooo:rsid="0d9f72ba" style:font-style-asian="italic" style:font-style-complex="italic"/>
    </style:style>
    <style:style style:name="T60" style:family="text">
      <style:text-properties fo:font-style="italic" officeooo:rsid="0db8d453" style:font-style-asian="italic" style:font-style-complex="italic"/>
    </style:style>
    <style:style style:name="T61" style:family="text">
      <style:text-properties fo:font-style="italic" officeooo:rsid="0de3be36" style:font-style-asian="italic" style:font-style-complex="italic"/>
    </style:style>
    <style:style style:name="T62" style:family="text">
      <style:text-properties fo:font-style="italic" officeooo:rsid="0deeaf1b" style:font-style-asian="italic" style:font-style-complex="italic"/>
    </style:style>
    <style:style style:name="T63" style:family="text">
      <style:text-properties fo:font-style="italic" officeooo:rsid="0defc75f" style:font-style-asian="italic" style:font-style-complex="italic"/>
    </style:style>
    <style:style style:name="T64" style:family="text">
      <style:text-properties fo:font-style="italic" officeooo:rsid="0e0a9f92" style:font-style-asian="italic" style:font-style-complex="italic"/>
    </style:style>
    <style:style style:name="T65" style:family="text">
      <style:text-properties fo:font-style="italic" officeooo:rsid="0e2ffce4" style:font-style-asian="italic" style:font-style-complex="italic"/>
    </style:style>
    <style:style style:name="T66" style:family="text">
      <style:text-properties fo:font-style="italic" officeooo:rsid="0e9c2eb3" style:font-style-asian="italic" style:font-style-complex="italic"/>
    </style:style>
    <style:style style:name="T67" style:family="text">
      <style:text-properties fo:font-style="italic" officeooo:rsid="0e9d4edf" style:font-style-asian="italic" style:font-style-complex="italic"/>
    </style:style>
    <style:style style:name="T68" style:family="text">
      <style:text-properties fo:font-style="italic" officeooo:rsid="0e9f8df3" style:font-style-asian="italic" style:font-style-complex="italic"/>
    </style:style>
    <style:style style:name="T69" style:family="text">
      <style:text-properties fo:font-style="italic" officeooo:rsid="0eb6bb58" style:font-style-asian="italic" style:font-style-complex="italic"/>
    </style:style>
    <style:style style:name="T70" style:family="text">
      <style:text-properties fo:font-style="italic" officeooo:rsid="0ed42e56" style:font-style-asian="italic" style:font-style-complex="italic"/>
    </style:style>
    <style:style style:name="T71" style:family="text">
      <style:text-properties fo:font-style="italic" officeooo:rsid="0f506265" style:font-style-asian="italic" style:font-style-complex="italic"/>
    </style:style>
    <style:style style:name="T72" style:family="text">
      <style:text-properties fo:font-style="italic" officeooo:rsid="0f5dbd52" style:font-style-asian="italic" style:font-style-complex="italic"/>
    </style:style>
    <style:style style:name="T73" style:family="text">
      <style:text-properties fo:font-style="italic" officeooo:rsid="0f5fa945" style:font-style-asian="italic" style:font-style-complex="italic"/>
    </style:style>
    <style:style style:name="T74" style:family="text">
      <style:text-properties fo:font-style="italic" officeooo:rsid="0f813660" style:font-style-asian="italic" style:font-style-complex="italic"/>
    </style:style>
    <style:style style:name="T75" style:family="text">
      <style:text-properties fo:font-style="italic" officeooo:rsid="0f927871" style:font-style-asian="italic" style:font-style-complex="italic"/>
    </style:style>
    <style:style style:name="T76" style:family="text">
      <style:text-properties fo:font-style="italic" officeooo:rsid="0faa9c71" style:font-style-asian="italic" style:font-style-complex="italic"/>
    </style:style>
    <style:style style:name="T77" style:family="text">
      <style:text-properties fo:font-style="italic" officeooo:rsid="0ff95304" style:font-style-asian="italic" style:font-style-complex="italic"/>
    </style:style>
    <style:style style:name="T78" style:family="text">
      <style:text-properties fo:font-style="italic" officeooo:rsid="0fff5acf" style:font-style-asian="italic" style:font-style-complex="italic"/>
    </style:style>
    <style:style style:name="T79" style:family="text">
      <style:text-properties fo:font-style="italic" officeooo:rsid="100223f2" style:font-style-asian="italic" style:font-style-complex="italic"/>
    </style:style>
    <style:style style:name="T80" style:family="text">
      <style:text-properties fo:font-style="italic" officeooo:rsid="10033dd1" style:font-style-asian="italic" style:font-style-complex="italic"/>
    </style:style>
    <style:style style:name="T81" style:family="text">
      <style:text-properties fo:font-style="italic" officeooo:rsid="10046e02" style:font-style-asian="italic" style:font-style-complex="italic"/>
    </style:style>
    <style:style style:name="T82" style:family="text">
      <style:text-properties fo:font-style="italic" officeooo:rsid="1005b052" style:font-style-asian="italic" style:font-style-complex="italic"/>
    </style:style>
    <style:style style:name="T83" style:family="text">
      <style:text-properties fo:font-style="italic" officeooo:rsid="10090d0c" style:font-style-asian="italic" style:font-style-complex="italic"/>
    </style:style>
    <style:style style:name="T84" style:family="text">
      <style:text-properties fo:font-style="italic" officeooo:rsid="100af2d6" style:font-style-asian="italic" style:font-style-complex="italic"/>
    </style:style>
    <style:style style:name="T85" style:family="text">
      <style:text-properties fo:font-style="italic" officeooo:rsid="101f2f26" style:font-style-asian="italic" style:font-style-complex="italic"/>
    </style:style>
    <style:style style:name="T86" style:family="text">
      <style:text-properties fo:font-style="italic" officeooo:rsid="1025f857" style:font-style-asian="italic" style:font-style-complex="italic"/>
    </style:style>
    <style:style style:name="T87" style:family="text">
      <style:text-properties fo:font-style="italic" officeooo:rsid="102cc26f" style:font-style-asian="italic" style:font-style-complex="italic"/>
    </style:style>
    <style:style style:name="T88" style:family="text">
      <style:text-properties fo:font-style="italic" officeooo:rsid="103e06d8" style:font-style-asian="italic" style:font-style-complex="italic"/>
    </style:style>
    <style:style style:name="T89" style:family="text">
      <style:text-properties fo:font-style="italic" officeooo:rsid="104210e2" style:font-style-asian="italic" style:font-style-complex="italic"/>
    </style:style>
    <style:style style:name="T90" style:family="text">
      <style:text-properties fo:font-style="italic" officeooo:rsid="10447d0a" style:font-style-asian="italic" style:font-style-complex="italic"/>
    </style:style>
    <style:style style:name="T91" style:family="text">
      <style:text-properties fo:font-style="italic" officeooo:rsid="1037cb07" style:font-style-asian="italic" style:font-style-complex="italic"/>
    </style:style>
    <style:style style:name="T92" style:family="text">
      <style:text-properties fo:font-style="italic" officeooo:rsid="10530e52" style:font-style-asian="italic" style:font-style-complex="italic"/>
    </style:style>
    <style:style style:name="T93" style:family="text">
      <style:text-properties fo:font-style="italic" officeooo:rsid="108d32d6" style:font-style-asian="italic" style:font-style-complex="italic"/>
    </style:style>
    <style:style style:name="T94" style:family="text">
      <style:text-properties fo:font-style="italic" officeooo:rsid="10bd087d" style:font-style-asian="italic" style:font-style-complex="italic"/>
    </style:style>
    <style:style style:name="T95" style:family="text">
      <style:text-properties fo:font-style="italic" officeooo:rsid="10cd4909" style:font-style-asian="italic" style:font-style-complex="italic"/>
    </style:style>
    <style:style style:name="T96" style:family="text">
      <style:text-properties fo:font-style="italic" officeooo:rsid="10e33f33" style:font-style-asian="italic" style:font-style-complex="italic"/>
    </style:style>
    <style:style style:name="T97" style:family="text">
      <style:text-properties fo:font-style="italic" officeooo:rsid="10eca923" style:font-style-asian="italic" style:font-style-complex="italic"/>
    </style:style>
    <style:style style:name="T98" style:family="text">
      <style:text-properties fo:font-style="italic" officeooo:rsid="10ee7e78" style:font-style-asian="italic" style:font-style-complex="italic"/>
    </style:style>
    <style:style style:name="T99" style:family="text">
      <style:text-properties fo:font-style="italic" officeooo:rsid="117e8ca2" style:font-style-asian="italic" style:font-style-complex="italic"/>
    </style:style>
    <style:style style:name="T100" style:family="text">
      <style:text-properties fo:font-style="italic" officeooo:rsid="1180741d" style:font-style-asian="italic" style:font-style-complex="italic"/>
    </style:style>
    <style:style style:name="T101" style:family="text">
      <style:text-properties fo:font-style="italic" officeooo:rsid="119381fa" style:font-style-asian="italic" style:font-style-complex="italic"/>
    </style:style>
    <style:style style:name="T102" style:family="text">
      <style:text-properties fo:font-style="italic" officeooo:rsid="119f7eb2" style:font-style-asian="italic" style:font-style-complex="italic"/>
    </style:style>
    <style:style style:name="T103" style:family="text">
      <style:text-properties fo:font-style="italic" officeooo:rsid="11a35ebf" style:font-style-asian="italic" style:font-style-complex="italic"/>
    </style:style>
    <style:style style:name="T104" style:family="text">
      <style:text-properties fo:font-style="italic" officeooo:rsid="11adf444" style:font-style-asian="italic" style:font-style-complex="italic"/>
    </style:style>
    <style:style style:name="T105" style:family="text">
      <style:text-properties fo:font-style="italic" officeooo:rsid="11ac66af" style:font-style-asian="italic" style:font-style-complex="italic"/>
    </style:style>
    <style:style style:name="T106" style:family="text">
      <style:text-properties fo:font-style="italic" officeooo:rsid="11b3b09a" style:font-style-asian="italic" style:font-style-complex="italic"/>
    </style:style>
    <style:style style:name="T107" style:family="text">
      <style:text-properties fo:font-style="italic" officeooo:rsid="11cb1965" style:font-style-asian="italic" style:font-style-complex="italic"/>
    </style:style>
    <style:style style:name="T108" style:family="text">
      <style:text-properties fo:font-style="italic" officeooo:rsid="11e3029a" style:font-style-asian="italic" style:font-style-complex="italic"/>
    </style:style>
    <style:style style:name="T109" style:family="text">
      <style:text-properties fo:font-style="italic" officeooo:rsid="11ec262f" style:font-style-asian="italic" style:font-style-complex="italic"/>
    </style:style>
    <style:style style:name="T110" style:family="text">
      <style:text-properties fo:font-style="italic" officeooo:rsid="11f35610" style:font-style-asian="italic" style:font-style-complex="italic"/>
    </style:style>
    <style:style style:name="T111" style:family="text">
      <style:text-properties fo:font-style="italic" officeooo:rsid="1217e85e" style:font-style-asian="italic" style:font-style-complex="italic"/>
    </style:style>
    <style:style style:name="T112" style:family="text">
      <style:text-properties fo:font-style="italic" officeooo:rsid="1232f239" style:font-style-asian="italic" style:font-style-complex="italic"/>
    </style:style>
    <style:style style:name="T113" style:family="text">
      <style:text-properties fo:font-style="italic" officeooo:rsid="1236dacc" style:font-style-asian="italic" style:font-style-complex="italic"/>
    </style:style>
    <style:style style:name="T114" style:family="text">
      <style:text-properties fo:font-style="italic" officeooo:rsid="124aa287" style:font-style-asian="italic" style:font-style-complex="italic"/>
    </style:style>
    <style:style style:name="T115" style:family="text">
      <style:text-properties fo:font-style="italic" officeooo:rsid="12693bdf" style:font-style-asian="italic" style:font-style-complex="italic"/>
    </style:style>
    <style:style style:name="T116" style:family="text">
      <style:text-properties fo:font-style="italic" officeooo:rsid="12ebf9c5" style:font-style-asian="italic" style:font-style-complex="italic"/>
    </style:style>
    <style:style style:name="T117" style:family="text">
      <style:text-properties fo:font-style="italic" officeooo:rsid="12f9a7bf" style:font-style-asian="italic" style:font-style-complex="italic"/>
    </style:style>
    <style:style style:name="T118" style:family="text">
      <style:text-properties fo:font-style="italic" officeooo:rsid="12fcae2b" style:font-style-asian="italic" style:font-style-complex="italic"/>
    </style:style>
    <style:style style:name="T119" style:family="text">
      <style:text-properties fo:font-style="italic" officeooo:rsid="12fc660a" style:font-style-asian="italic" style:font-style-complex="italic"/>
    </style:style>
    <style:style style:name="T120" style:family="text">
      <style:text-properties fo:font-style="italic" officeooo:rsid="130160bc" style:font-style-asian="italic" style:font-style-complex="italic"/>
    </style:style>
    <style:style style:name="T121" style:family="text">
      <style:text-properties fo:font-style="italic" officeooo:rsid="131fcc28" style:font-style-asian="italic" style:font-style-complex="italic"/>
    </style:style>
    <style:style style:name="T122" style:family="text">
      <style:text-properties fo:font-style="italic" officeooo:rsid="13286d96" style:font-style-asian="italic" style:font-style-complex="italic"/>
    </style:style>
    <style:style style:name="T123" style:family="text">
      <style:text-properties fo:font-style="italic" officeooo:rsid="132dd06b" style:font-style-asian="italic" style:font-style-complex="italic"/>
    </style:style>
    <style:style style:name="T124" style:family="text">
      <style:text-properties fo:font-style="italic" officeooo:rsid="132ffd85" style:font-style-asian="italic" style:font-style-complex="italic"/>
    </style:style>
    <style:style style:name="T125" style:family="text">
      <style:text-properties fo:font-style="italic" officeooo:rsid="13332aab" style:font-style-asian="italic" style:font-style-complex="italic"/>
    </style:style>
    <style:style style:name="T126" style:family="text">
      <style:text-properties fo:font-style="italic" officeooo:rsid="13381401" style:font-style-asian="italic" style:font-style-complex="italic"/>
    </style:style>
    <style:style style:name="T127" style:family="text">
      <style:text-properties fo:font-style="italic" officeooo:rsid="133fc879" style:font-style-asian="italic" style:font-style-complex="italic"/>
    </style:style>
    <style:style style:name="T128" style:family="text">
      <style:text-properties fo:font-style="italic" officeooo:rsid="13420555" style:font-style-asian="italic" style:font-style-complex="italic"/>
    </style:style>
    <style:style style:name="T129" style:family="text">
      <style:text-properties fo:font-style="italic" officeooo:rsid="1354dd76" style:font-style-asian="italic" style:font-style-complex="italic"/>
    </style:style>
    <style:style style:name="T130" style:family="text">
      <style:text-properties fo:font-style="italic" officeooo:rsid="135f7a6d" style:font-style-asian="italic" style:font-style-complex="italic"/>
    </style:style>
    <style:style style:name="T131" style:family="text">
      <style:text-properties fo:font-style="italic" officeooo:rsid="13698fbb" style:font-style-asian="italic" style:font-style-complex="italic"/>
    </style:style>
    <style:style style:name="T132" style:family="text">
      <style:text-properties fo:font-style="italic" officeooo:rsid="136f5ca5" style:font-style-asian="italic" style:font-style-complex="italic"/>
    </style:style>
    <style:style style:name="T133" style:family="text">
      <style:text-properties fo:font-style="italic" officeooo:rsid="136f918b" style:font-style-asian="italic" style:font-style-complex="italic"/>
    </style:style>
    <style:style style:name="T134" style:family="text">
      <style:text-properties fo:font-style="italic" officeooo:rsid="1381e657" style:font-style-asian="italic" style:font-style-complex="italic"/>
    </style:style>
    <style:style style:name="T135" style:family="text">
      <style:text-properties fo:font-style="italic" officeooo:rsid="138334d1" style:font-style-asian="italic" style:font-style-complex="italic"/>
    </style:style>
    <style:style style:name="T136" style:family="text">
      <style:text-properties fo:font-style="italic" officeooo:rsid="1399891b" style:font-style-asian="italic" style:font-style-complex="italic"/>
    </style:style>
    <style:style style:name="T137" style:family="text">
      <style:text-properties fo:font-style="italic" officeooo:rsid="13b16ff9" style:font-style-asian="italic" style:font-style-complex="italic"/>
    </style:style>
    <style:style style:name="T138" style:family="text">
      <style:text-properties fo:font-style="italic" officeooo:rsid="13c87d8b" style:font-style-asian="italic" style:font-style-complex="italic"/>
    </style:style>
    <style:style style:name="T139" style:family="text">
      <style:text-properties fo:font-style="italic" officeooo:rsid="13db24df" style:font-style-asian="italic" style:font-style-complex="italic"/>
    </style:style>
    <style:style style:name="T140" style:family="text">
      <style:text-properties fo:font-style="italic" officeooo:rsid="13e39bbf" style:font-style-asian="italic" style:font-style-complex="italic"/>
    </style:style>
    <style:style style:name="T141" style:family="text">
      <style:text-properties fo:font-style="italic" officeooo:rsid="13ef86c5" style:font-style-asian="italic" style:font-style-complex="italic"/>
    </style:style>
    <style:style style:name="T142" style:family="text">
      <style:text-properties fo:font-style="italic" officeooo:rsid="13f0e509" style:font-style-asian="italic" style:font-style-complex="italic"/>
    </style:style>
    <style:style style:name="T143" style:family="text">
      <style:text-properties fo:font-style="italic" officeooo:rsid="1418749c" style:font-style-asian="italic" style:font-style-complex="italic"/>
    </style:style>
    <style:style style:name="T144" style:family="text">
      <style:text-properties fo:font-style="italic" officeooo:rsid="141a0865" style:font-style-asian="italic" style:font-style-complex="italic"/>
    </style:style>
    <style:style style:name="T145" style:family="text">
      <style:text-properties fo:font-style="italic" officeooo:rsid="145a005d" style:font-style-asian="italic" style:font-style-complex="italic"/>
    </style:style>
    <style:style style:name="T146" style:family="text">
      <style:text-properties fo:font-style="italic" officeooo:rsid="14614a13" style:font-style-asian="italic" style:font-style-complex="italic"/>
    </style:style>
    <style:style style:name="T147" style:family="text">
      <style:text-properties fo:font-style="italic" officeooo:rsid="1481b33d" style:font-style-asian="italic" style:font-style-complex="italic"/>
    </style:style>
    <style:style style:name="T148" style:family="text">
      <style:text-properties fo:font-style="italic" officeooo:rsid="1488f3a5" style:font-style-asian="italic" style:font-style-complex="italic"/>
    </style:style>
    <style:style style:name="T149" style:family="text">
      <style:text-properties fo:font-style="italic" officeooo:rsid="14b01452" style:font-style-asian="italic" style:font-style-complex="italic"/>
    </style:style>
    <style:style style:name="T150" style:family="text">
      <style:text-properties fo:font-style="italic" officeooo:rsid="14b96df5" style:font-style-asian="italic" style:font-style-complex="italic"/>
    </style:style>
    <style:style style:name="T151" style:family="text">
      <style:text-properties fo:font-style="italic" officeooo:rsid="14c76b6e" style:font-style-asian="italic" style:font-style-complex="italic"/>
    </style:style>
    <style:style style:name="T152" style:family="text">
      <style:text-properties fo:font-style="italic" officeooo:rsid="14c88951" style:font-style-asian="italic" style:font-style-complex="italic"/>
    </style:style>
    <style:style style:name="T153" style:family="text">
      <style:text-properties fo:font-style="italic" officeooo:rsid="1523a7cb" style:font-style-asian="italic" style:font-style-complex="italic"/>
    </style:style>
    <style:style style:name="T154" style:family="text">
      <style:text-properties fo:font-style="italic" officeooo:rsid="1531491a" style:font-style-asian="italic" style:font-style-complex="italic"/>
    </style:style>
    <style:style style:name="T155" style:family="text">
      <style:text-properties fo:font-style="italic" officeooo:rsid="15752385" style:font-style-asian="italic" style:font-style-complex="italic"/>
    </style:style>
    <style:style style:name="T156" style:family="text">
      <style:text-properties fo:font-style="italic" officeooo:rsid="158e0dd4" style:font-style-asian="italic" style:font-style-complex="italic"/>
    </style:style>
    <style:style style:name="T157" style:family="text">
      <style:text-properties fo:font-style="italic" officeooo:rsid="158fd139" style:font-style-asian="italic" style:font-style-complex="italic"/>
    </style:style>
    <style:style style:name="T158" style:family="text">
      <style:text-properties fo:font-style="italic" officeooo:rsid="15985a25" style:font-style-asian="italic" style:font-style-complex="italic"/>
    </style:style>
    <style:style style:name="T159" style:family="text">
      <style:text-properties fo:font-style="italic" officeooo:rsid="15a9be57" style:font-style-asian="italic" style:font-style-complex="italic"/>
    </style:style>
    <style:style style:name="T160" style:family="text">
      <style:text-properties fo:font-style="italic" officeooo:rsid="15bd7e3f" style:font-style-asian="italic" style:font-style-complex="italic"/>
    </style:style>
    <style:style style:name="T161" style:family="text">
      <style:text-properties fo:font-style="italic" officeooo:rsid="15cc5c49" style:font-style-asian="italic" style:font-style-complex="italic"/>
    </style:style>
    <style:style style:name="T162" style:family="text">
      <style:text-properties fo:font-style="italic" officeooo:rsid="15ce1777" style:font-style-asian="italic" style:font-style-complex="italic"/>
    </style:style>
    <style:style style:name="T163" style:family="text">
      <style:text-properties fo:font-style="italic" officeooo:rsid="15fa94c4" style:font-style-asian="italic" style:font-style-complex="italic"/>
    </style:style>
    <style:style style:name="T164" style:family="text">
      <style:text-properties fo:font-style="italic" officeooo:rsid="1609c480" style:font-style-asian="italic" style:font-style-complex="italic"/>
    </style:style>
    <style:style style:name="T165" style:family="text">
      <style:text-properties fo:font-style="italic" officeooo:rsid="160cc026" style:font-style-asian="italic" style:font-style-complex="italic"/>
    </style:style>
    <style:style style:name="T166" style:family="text">
      <style:text-properties fo:font-style="italic" officeooo:rsid="161107a7" style:font-style-asian="italic" style:font-style-complex="italic"/>
    </style:style>
    <style:style style:name="T167" style:family="text">
      <style:text-properties fo:font-style="italic" officeooo:rsid="1612fa4d" style:font-style-asian="italic" style:font-style-complex="italic"/>
    </style:style>
    <style:style style:name="T168" style:family="text">
      <style:text-properties fo:font-style="italic" officeooo:rsid="161701dd" style:font-style-asian="italic" style:font-style-complex="italic"/>
    </style:style>
    <style:style style:name="T169" style:family="text">
      <style:text-properties fo:font-style="italic" officeooo:rsid="166051da" style:font-style-asian="italic" style:font-style-complex="italic"/>
    </style:style>
    <style:style style:name="T170" style:family="text">
      <style:text-properties fo:font-style="italic" officeooo:rsid="16689839" style:font-style-asian="italic" style:font-style-complex="italic"/>
    </style:style>
    <style:style style:name="T171" style:family="text">
      <style:text-properties fo:font-style="italic" officeooo:rsid="16805b56" style:font-style-asian="italic" style:font-style-complex="italic"/>
    </style:style>
    <style:style style:name="T172" style:family="text">
      <style:text-properties fo:font-style="italic" officeooo:rsid="16830182" style:font-style-asian="italic" style:font-style-complex="italic"/>
    </style:style>
    <style:style style:name="T173" style:family="text">
      <style:text-properties fo:font-style="italic" officeooo:rsid="16969b4f" style:font-style-asian="italic" style:font-style-complex="italic"/>
    </style:style>
    <style:style style:name="T174" style:family="text">
      <style:text-properties fo:font-style="italic" officeooo:rsid="169a3703" style:font-style-asian="italic" style:font-style-complex="italic"/>
    </style:style>
    <style:style style:name="T175" style:family="text">
      <style:text-properties fo:font-style="italic" officeooo:rsid="16a03710" style:font-style-asian="italic" style:font-style-complex="italic"/>
    </style:style>
    <style:style style:name="T176" style:family="text">
      <style:text-properties fo:font-style="italic" officeooo:rsid="16a16290" style:font-style-asian="italic" style:font-style-complex="italic"/>
    </style:style>
    <style:style style:name="T177" style:family="text">
      <style:text-properties fo:font-style="italic" officeooo:rsid="16beaaa9" style:font-style-asian="italic" style:font-style-complex="italic"/>
    </style:style>
    <style:style style:name="T178" style:family="text">
      <style:text-properties fo:font-style="italic" officeooo:rsid="16bf45f2" style:font-style-asian="italic" style:font-style-complex="italic"/>
    </style:style>
    <style:style style:name="T179" style:family="text">
      <style:text-properties fo:font-style="italic" officeooo:rsid="16cde18c" style:font-style-asian="italic" style:font-style-complex="italic"/>
    </style:style>
    <style:style style:name="T180" style:family="text">
      <style:text-properties fo:font-style="italic" officeooo:rsid="16d3a957" style:font-style-asian="italic" style:font-style-complex="italic"/>
    </style:style>
    <style:style style:name="T181" style:family="text">
      <style:text-properties fo:font-style="italic" officeooo:rsid="16d53eba" style:font-style-asian="italic" style:font-style-complex="italic"/>
    </style:style>
    <style:style style:name="T182" style:family="text">
      <style:text-properties fo:font-style="italic" officeooo:rsid="16ee0362" style:font-style-asian="italic" style:font-style-complex="italic"/>
    </style:style>
    <style:style style:name="T183" style:family="text">
      <style:text-properties fo:font-style="italic" officeooo:rsid="16f335ed" style:font-style-asian="italic" style:font-style-complex="italic"/>
    </style:style>
    <style:style style:name="T184" style:family="text">
      <style:text-properties fo:font-style="italic" officeooo:rsid="16fad103" style:font-style-asian="italic" style:font-style-complex="italic"/>
    </style:style>
    <style:style style:name="T185" style:family="text">
      <style:text-properties fo:font-style="italic" officeooo:rsid="170165de" style:font-style-asian="italic" style:font-style-complex="italic"/>
    </style:style>
    <style:style style:name="T186" style:family="text">
      <style:text-properties fo:font-style="italic" officeooo:rsid="1749f3e1" style:font-style-asian="italic" style:font-style-complex="italic"/>
    </style:style>
    <style:style style:name="T187" style:family="text">
      <style:text-properties fo:font-style="italic" officeooo:rsid="17a8aa30" style:font-style-asian="italic" style:font-style-complex="italic"/>
    </style:style>
    <style:style style:name="T188" style:family="text">
      <style:text-properties fo:font-style="italic" officeooo:rsid="17c47831" style:font-style-asian="italic" style:font-style-complex="italic"/>
    </style:style>
    <style:style style:name="T189" style:family="text">
      <style:text-properties fo:font-style="italic" officeooo:rsid="182e86b9" style:font-style-asian="italic" style:font-style-complex="italic"/>
    </style:style>
    <style:style style:name="T190" style:family="text">
      <style:text-properties fo:font-style="italic" officeooo:rsid="183fabcb" style:font-style-asian="italic" style:font-style-complex="italic"/>
    </style:style>
    <style:style style:name="T191" style:family="text">
      <style:text-properties fo:font-style="italic" officeooo:rsid="18677baa" style:font-style-asian="italic" style:font-style-complex="italic"/>
    </style:style>
    <style:style style:name="T192" style:family="text">
      <style:text-properties fo:font-style="italic" style:text-underline-style="none" fo:font-weight="normal" officeooo:rsid="0c083583" style:font-style-asian="italic" style:font-weight-asian="normal" style:font-style-complex="italic" style:font-weight-complex="normal"/>
    </style:style>
    <style:style style:name="T193" style:family="text">
      <style:text-properties officeooo:rsid="0019f43d"/>
    </style:style>
    <style:style style:name="T194" style:family="text">
      <style:text-properties fo:font-style="normal" style:text-underline-style="none" fo:font-weight="normal" style:font-style-asian="normal" style:font-weight-asian="normal" style:font-style-complex="normal" style:font-weight-complex="normal"/>
    </style:style>
    <style:style style:name="T195" style:family="text">
      <style:text-properties fo:font-style="normal" style:text-underline-style="none" fo:font-weight="normal" officeooo:rsid="0019f43d" style:font-style-asian="normal" style:font-weight-asian="normal" style:font-style-complex="normal" style:font-weight-complex="normal"/>
    </style:style>
    <style:style style:name="T196" style:family="text">
      <style:text-properties fo:font-style="normal" style:text-underline-style="none" fo:font-weight="normal" officeooo:rsid="0be5b930" style:font-style-asian="normal" style:font-weight-asian="normal" style:font-style-complex="normal" style:font-weight-complex="normal"/>
    </style:style>
    <style:style style:name="T197" style:family="text">
      <style:text-properties fo:font-style="normal" style:text-underline-style="none" fo:font-weight="normal" officeooo:rsid="0be9051c" style:font-style-asian="normal" style:font-weight-asian="normal" style:font-style-complex="normal" style:font-weight-complex="normal"/>
    </style:style>
    <style:style style:name="T198" style:family="text">
      <style:text-properties fo:font-style="normal" style:text-underline-style="none" fo:font-weight="normal" officeooo:rsid="0beff130" style:font-style-asian="normal" style:font-weight-asian="normal" style:font-style-complex="normal" style:font-weight-complex="normal"/>
    </style:style>
    <style:style style:name="T199" style:family="text">
      <style:text-properties fo:font-style="normal" style:text-underline-style="none" fo:font-weight="normal" officeooo:rsid="0bf240c2" style:font-style-asian="normal" style:font-weight-asian="normal" style:font-style-complex="normal" style:font-weight-complex="normal"/>
    </style:style>
    <style:style style:name="T200" style:family="text">
      <style:text-properties fo:font-style="normal" style:text-underline-style="none" fo:font-weight="normal" officeooo:rsid="0bf25162" style:font-style-asian="normal" style:font-weight-asian="normal" style:font-style-complex="normal" style:font-weight-complex="normal"/>
    </style:style>
    <style:style style:name="T201" style:family="text">
      <style:text-properties fo:font-style="normal" style:text-underline-style="none" fo:font-weight="normal" officeooo:rsid="0bf2d994" style:font-style-asian="normal" style:font-weight-asian="normal" style:font-style-complex="normal" style:font-weight-complex="normal"/>
    </style:style>
    <style:style style:name="T202" style:family="text">
      <style:text-properties fo:font-style="normal" style:text-underline-style="none" fo:font-weight="normal" officeooo:rsid="0bf4b295" style:font-style-asian="normal" style:font-weight-asian="normal" style:font-style-complex="normal" style:font-weight-complex="normal"/>
    </style:style>
    <style:style style:name="T203" style:family="text">
      <style:text-properties fo:font-style="normal" style:text-underline-style="none" fo:font-weight="normal" officeooo:rsid="0bf63669" style:font-style-asian="normal" style:font-weight-asian="normal" style:font-style-complex="normal" style:font-weight-complex="normal"/>
    </style:style>
    <style:style style:name="T204" style:family="text">
      <style:text-properties fo:font-style="normal" style:text-underline-style="none" fo:font-weight="normal" officeooo:rsid="0bf6a7f8" style:font-style-asian="normal" style:font-weight-asian="normal" style:font-style-complex="normal" style:font-weight-complex="normal"/>
    </style:style>
    <style:style style:name="T205" style:family="text">
      <style:text-properties fo:font-style="normal" style:text-underline-style="none" fo:font-weight="normal" officeooo:rsid="0bf6cfb6" style:font-style-asian="normal" style:font-weight-asian="normal" style:font-style-complex="normal" style:font-weight-complex="normal"/>
    </style:style>
    <style:style style:name="T206" style:family="text">
      <style:text-properties fo:font-style="normal" style:text-underline-style="none" fo:font-weight="normal" officeooo:rsid="0bf88250" style:font-style-asian="normal" style:font-weight-asian="normal" style:font-style-complex="normal" style:font-weight-complex="normal"/>
    </style:style>
    <style:style style:name="T207" style:family="text">
      <style:text-properties fo:font-style="normal" style:text-underline-style="none" fo:font-weight="normal" officeooo:rsid="0bf944a0" style:font-style-asian="normal" style:font-weight-asian="normal" style:font-style-complex="normal" style:font-weight-complex="normal"/>
    </style:style>
    <style:style style:name="T208" style:family="text">
      <style:text-properties fo:font-style="normal" style:text-underline-style="none" fo:font-weight="normal" officeooo:rsid="0bfa3d2e" style:font-style-asian="normal" style:font-weight-asian="normal" style:font-style-complex="normal" style:font-weight-complex="normal"/>
    </style:style>
    <style:style style:name="T209" style:family="text">
      <style:text-properties fo:font-style="normal" style:text-underline-style="none" fo:font-weight="normal" officeooo:rsid="0bfbc0b3" style:font-style-asian="normal" style:font-weight-asian="normal" style:font-style-complex="normal" style:font-weight-complex="normal"/>
    </style:style>
    <style:style style:name="T210" style:family="text">
      <style:text-properties fo:font-style="normal" style:text-underline-style="none" fo:font-weight="normal" officeooo:rsid="0bfcd6ef" style:font-style-asian="normal" style:font-weight-asian="normal" style:font-style-complex="normal" style:font-weight-complex="normal"/>
    </style:style>
    <style:style style:name="T211" style:family="text">
      <style:text-properties fo:font-style="normal" style:text-underline-style="none" fo:font-weight="normal" officeooo:rsid="0bfd7459" style:font-style-asian="normal" style:font-weight-asian="normal" style:font-style-complex="normal" style:font-weight-complex="normal"/>
    </style:style>
    <style:style style:name="T212" style:family="text">
      <style:text-properties fo:font-style="normal" style:text-underline-style="none" fo:font-weight="normal" officeooo:rsid="0bfd9583" style:font-style-asian="normal" style:font-weight-asian="normal" style:font-style-complex="normal" style:font-weight-complex="normal"/>
    </style:style>
    <style:style style:name="T213" style:family="text">
      <style:text-properties fo:font-style="normal" style:text-underline-style="none" fo:font-weight="normal" officeooo:rsid="0bfec1b1" style:font-style-asian="normal" style:font-weight-asian="normal" style:font-style-complex="normal" style:font-weight-complex="normal"/>
    </style:style>
    <style:style style:name="T214" style:family="text">
      <style:text-properties fo:font-style="normal" style:text-underline-style="none" fo:font-weight="normal" officeooo:rsid="0c0096c4" style:font-style-asian="normal" style:font-weight-asian="normal" style:font-style-complex="normal" style:font-weight-complex="normal"/>
    </style:style>
    <style:style style:name="T215" style:family="text">
      <style:text-properties fo:font-style="normal" style:text-underline-style="none" fo:font-weight="normal" officeooo:rsid="0c021268" style:font-style-asian="normal" style:font-weight-asian="normal" style:font-style-complex="normal" style:font-weight-complex="normal"/>
    </style:style>
    <style:style style:name="T216" style:family="text">
      <style:text-properties fo:font-style="normal" style:text-underline-style="none" fo:font-weight="normal" officeooo:rsid="0c02622f" style:font-style-asian="normal" style:font-weight-asian="normal" style:font-style-complex="normal" style:font-weight-complex="normal"/>
    </style:style>
    <style:style style:name="T217" style:family="text">
      <style:text-properties fo:font-style="normal" style:text-underline-style="none" fo:font-weight="normal" officeooo:rsid="0c038ae1" style:font-style-asian="normal" style:font-weight-asian="normal" style:font-style-complex="normal" style:font-weight-complex="normal"/>
    </style:style>
    <style:style style:name="T218" style:family="text">
      <style:text-properties fo:font-style="normal" style:text-underline-style="none" fo:font-weight="normal" officeooo:rsid="0c040c33" style:font-style-asian="normal" style:font-weight-asian="normal" style:font-style-complex="normal" style:font-weight-complex="normal"/>
    </style:style>
    <style:style style:name="T219" style:family="text">
      <style:text-properties fo:font-style="normal" style:text-underline-style="none" fo:font-weight="normal" officeooo:rsid="0c04ab23" style:font-style-asian="normal" style:font-weight-asian="normal" style:font-style-complex="normal" style:font-weight-complex="normal"/>
    </style:style>
    <style:style style:name="T220" style:family="text">
      <style:text-properties fo:font-style="normal" style:text-underline-style="none" fo:font-weight="normal" officeooo:rsid="0c055e33" style:font-style-asian="normal" style:font-weight-asian="normal" style:font-style-complex="normal" style:font-weight-complex="normal"/>
    </style:style>
    <style:style style:name="T221" style:family="text">
      <style:text-properties fo:font-style="normal" style:text-underline-style="none" fo:font-weight="normal" officeooo:rsid="0c06d36b" style:font-style-asian="normal" style:font-weight-asian="normal" style:font-style-complex="normal" style:font-weight-complex="normal"/>
    </style:style>
    <style:style style:name="T222" style:family="text">
      <style:text-properties fo:font-style="normal" style:text-underline-style="none" fo:font-weight="normal" officeooo:rsid="0c083583" style:font-style-asian="normal" style:font-weight-asian="normal" style:font-style-complex="normal" style:font-weight-complex="normal"/>
    </style:style>
    <style:style style:name="T223" style:family="text">
      <style:text-properties fo:font-style="normal" style:text-underline-style="none" fo:font-weight="normal" officeooo:rsid="0c09648a" style:font-style-asian="normal" style:font-weight-asian="normal" style:font-style-complex="normal" style:font-weight-complex="normal"/>
    </style:style>
    <style:style style:name="T224" style:family="text">
      <style:text-properties fo:font-style="normal" style:text-underline-style="none" fo:font-weight="normal" officeooo:rsid="0c0ab349" style:font-style-asian="normal" style:font-weight-asian="normal" style:font-style-complex="normal" style:font-weight-complex="normal"/>
    </style:style>
    <style:style style:name="T225" style:family="text">
      <style:text-properties fo:font-style="normal" style:text-underline-style="none" fo:font-weight="normal" officeooo:rsid="0c0b6783" style:font-style-asian="normal" style:font-weight-asian="normal" style:font-style-complex="normal" style:font-weight-complex="normal"/>
    </style:style>
    <style:style style:name="T226" style:family="text">
      <style:text-properties fo:font-style="normal" style:text-underline-style="none" fo:font-weight="normal" officeooo:rsid="0c0c66aa" style:font-style-asian="normal" style:font-weight-asian="normal" style:font-style-complex="normal" style:font-weight-complex="normal"/>
    </style:style>
    <style:style style:name="T227" style:family="text">
      <style:text-properties fo:font-style="normal" style:text-underline-style="none" fo:font-weight="normal" officeooo:rsid="0c0ccfa0" style:font-style-asian="normal" style:font-weight-asian="normal" style:font-style-complex="normal" style:font-weight-complex="normal"/>
    </style:style>
    <style:style style:name="T228" style:family="text">
      <style:text-properties fo:font-style="normal" style:text-underline-style="none" fo:font-weight="normal" officeooo:rsid="0c0ec435" style:font-style-asian="normal" style:font-weight-asian="normal" style:font-style-complex="normal" style:font-weight-complex="normal"/>
    </style:style>
    <style:style style:name="T229" style:family="text">
      <style:text-properties fo:font-style="normal" style:text-underline-style="none" fo:font-weight="normal" officeooo:rsid="0c10c3d4" style:font-style-asian="normal" style:font-weight-asian="normal" style:font-style-complex="normal" style:font-weight-complex="normal"/>
    </style:style>
    <style:style style:name="T230" style:family="text">
      <style:text-properties fo:font-style="normal" style:text-underline-style="none" fo:font-weight="normal" officeooo:rsid="0c11a323" style:font-style-asian="normal" style:font-weight-asian="normal" style:font-style-complex="normal" style:font-weight-complex="normal"/>
    </style:style>
    <style:style style:name="T231" style:family="text">
      <style:text-properties fo:font-style="normal" style:text-underline-style="none" fo:font-weight="normal" officeooo:rsid="0c13392a" style:font-style-asian="normal" style:font-weight-asian="normal" style:font-style-complex="normal" style:font-weight-complex="normal"/>
    </style:style>
    <style:style style:name="T232" style:family="text">
      <style:text-properties fo:font-style="normal" style:text-underline-style="none" fo:font-weight="normal" officeooo:rsid="0c146d5c" style:font-style-asian="normal" style:font-weight-asian="normal" style:font-style-complex="normal" style:font-weight-complex="normal"/>
    </style:style>
    <style:style style:name="T233" style:family="text">
      <style:text-properties fo:font-style="normal" style:text-underline-style="none" fo:font-weight="normal" officeooo:rsid="0c151317" style:font-style-asian="normal" style:font-weight-asian="normal" style:font-style-complex="normal" style:font-weight-complex="normal"/>
    </style:style>
    <style:style style:name="T234" style:family="text">
      <style:text-properties fo:font-style="normal" style:text-underline-style="none" fo:font-weight="normal" officeooo:rsid="0c15664c" style:font-style-asian="normal" style:font-weight-asian="normal" style:font-style-complex="normal" style:font-weight-complex="normal"/>
    </style:style>
    <style:style style:name="T235" style:family="text">
      <style:text-properties fo:font-style="normal" style:text-underline-style="none" fo:font-weight="normal" officeooo:rsid="0c165085" style:font-style-asian="normal" style:font-weight-asian="normal" style:font-style-complex="normal" style:font-weight-complex="normal"/>
    </style:style>
    <style:style style:name="T236" style:family="text">
      <style:text-properties fo:font-style="normal" style:text-underline-style="none" fo:font-weight="normal" officeooo:rsid="0c17741d" style:font-style-asian="normal" style:font-weight-asian="normal" style:font-style-complex="normal" style:font-weight-complex="normal"/>
    </style:style>
    <style:style style:name="T237" style:family="text">
      <style:text-properties fo:font-style="normal" style:text-underline-style="none" fo:font-weight="normal" officeooo:rsid="0c183b27" style:font-style-asian="normal" style:font-weight-asian="normal" style:font-style-complex="normal" style:font-weight-complex="normal"/>
    </style:style>
    <style:style style:name="T238" style:family="text">
      <style:text-properties fo:font-style="normal" style:text-underline-style="none" fo:font-weight="normal" officeooo:rsid="0c197bc1" style:font-style-asian="normal" style:font-weight-asian="normal" style:font-style-complex="normal" style:font-weight-complex="normal"/>
    </style:style>
    <style:style style:name="T239" style:family="text">
      <style:text-properties fo:font-style="normal" style:text-underline-style="none" fo:font-weight="normal" officeooo:rsid="0c1ab50f" style:font-style-asian="normal" style:font-weight-asian="normal" style:font-style-complex="normal" style:font-weight-complex="normal"/>
    </style:style>
    <style:style style:name="T240" style:family="text">
      <style:text-properties fo:font-style="normal" style:text-underline-style="none" fo:font-weight="normal" officeooo:rsid="0c1c9d21" style:font-style-asian="normal" style:font-weight-asian="normal" style:font-style-complex="normal" style:font-weight-complex="normal"/>
    </style:style>
    <style:style style:name="T241" style:family="text">
      <style:text-properties fo:font-style="normal" style:text-underline-style="none" fo:font-weight="normal" officeooo:rsid="0c1dbd9d" style:font-style-asian="normal" style:font-weight-asian="normal" style:font-style-complex="normal" style:font-weight-complex="normal"/>
    </style:style>
    <style:style style:name="T242" style:family="text">
      <style:text-properties fo:font-style="normal" style:text-underline-style="none" fo:font-weight="normal" officeooo:rsid="0c1e5c3d" style:font-style-asian="normal" style:font-weight-asian="normal" style:font-style-complex="normal" style:font-weight-complex="normal"/>
    </style:style>
    <style:style style:name="T243" style:family="text">
      <style:text-properties fo:font-style="normal" style:text-underline-style="none" fo:font-weight="normal" officeooo:rsid="0c20559a" style:font-style-asian="normal" style:font-weight-asian="normal" style:font-style-complex="normal" style:font-weight-complex="normal"/>
    </style:style>
    <style:style style:name="T244" style:family="text">
      <style:text-properties fo:font-style="normal" style:text-underline-style="none" fo:font-weight="normal" officeooo:rsid="0c221f35" style:font-style-asian="normal" style:font-weight-asian="normal" style:font-style-complex="normal" style:font-weight-complex="normal"/>
    </style:style>
    <style:style style:name="T245" style:family="text">
      <style:text-properties fo:font-style="normal" style:text-underline-style="none" fo:font-weight="normal" officeooo:rsid="0c233110" style:font-style-asian="normal" style:font-weight-asian="normal" style:font-style-complex="normal" style:font-weight-complex="normal"/>
    </style:style>
    <style:style style:name="T246" style:family="text">
      <style:text-properties fo:font-style="normal" style:text-underline-style="none" fo:font-weight="normal" officeooo:rsid="0c23b712" style:font-style-asian="normal" style:font-weight-asian="normal" style:font-style-complex="normal" style:font-weight-complex="normal"/>
    </style:style>
    <style:style style:name="T247" style:family="text">
      <style:text-properties fo:font-style="normal" style:text-underline-style="none" fo:font-weight="normal" officeooo:rsid="0c2514d1" style:font-style-asian="normal" style:font-weight-asian="normal" style:font-style-complex="normal" style:font-weight-complex="normal"/>
    </style:style>
    <style:style style:name="T248" style:family="text">
      <style:text-properties fo:font-style="normal" style:text-underline-style="none" fo:font-weight="normal" officeooo:rsid="0c2638b4" style:font-style-asian="normal" style:font-weight-asian="normal" style:font-style-complex="normal" style:font-weight-complex="normal"/>
    </style:style>
    <style:style style:name="T249" style:family="text">
      <style:text-properties fo:font-style="normal" style:text-underline-style="none" fo:font-weight="normal" officeooo:rsid="0c27675a" style:font-style-asian="normal" style:font-weight-asian="normal" style:font-style-complex="normal" style:font-weight-complex="normal"/>
    </style:style>
    <style:style style:name="T250" style:family="text">
      <style:text-properties fo:font-style="normal" style:text-underline-style="none" fo:font-weight="normal" officeooo:rsid="0c28367c" style:font-style-asian="normal" style:font-weight-asian="normal" style:font-style-complex="normal" style:font-weight-complex="normal"/>
    </style:style>
    <style:style style:name="T251" style:family="text">
      <style:text-properties fo:font-style="normal" style:text-underline-style="none" fo:font-weight="normal" officeooo:rsid="0c284d1e" style:font-style-asian="normal" style:font-weight-asian="normal" style:font-style-complex="normal" style:font-weight-complex="normal"/>
    </style:style>
    <style:style style:name="T252" style:family="text">
      <style:text-properties fo:font-style="normal" style:text-underline-style="none" fo:font-weight="normal" officeooo:rsid="0c293422" style:font-style-asian="normal" style:font-weight-asian="normal" style:font-style-complex="normal" style:font-weight-complex="normal"/>
    </style:style>
    <style:style style:name="T253" style:family="text">
      <style:text-properties fo:font-style="normal" style:text-underline-style="none" fo:font-weight="normal" officeooo:rsid="0c2b847e" style:font-style-asian="normal" style:font-weight-asian="normal" style:font-style-complex="normal" style:font-weight-complex="normal"/>
    </style:style>
    <style:style style:name="T254" style:family="text">
      <style:text-properties fo:font-style="normal" style:text-underline-style="none" fo:font-weight="normal" officeooo:rsid="0c2c7672" style:font-style-asian="normal" style:font-weight-asian="normal" style:font-style-complex="normal" style:font-weight-complex="normal"/>
    </style:style>
    <style:style style:name="T255" style:family="text">
      <style:text-properties fo:font-style="normal" style:text-underline-style="none" fo:font-weight="normal" officeooo:rsid="0c2cfdd9" style:font-style-asian="normal" style:font-weight-asian="normal" style:font-style-complex="normal" style:font-weight-complex="normal"/>
    </style:style>
    <style:style style:name="T256" style:family="text">
      <style:text-properties fo:font-style="normal" style:text-underline-style="none" fo:font-weight="normal" officeooo:rsid="0c2d2582" style:font-style-asian="normal" style:font-weight-asian="normal" style:font-style-complex="normal" style:font-weight-complex="normal"/>
    </style:style>
    <style:style style:name="T257" style:family="text">
      <style:text-properties fo:font-style="normal" style:text-underline-style="none" fo:font-weight="normal" officeooo:rsid="0c2d2663" style:font-style-asian="normal" style:font-weight-asian="normal" style:font-style-complex="normal" style:font-weight-complex="normal"/>
    </style:style>
    <style:style style:name="T258" style:family="text">
      <style:text-properties fo:font-style="normal" style:text-underline-style="none" fo:font-weight="normal" officeooo:rsid="0c2eae55" style:font-style-asian="normal" style:font-weight-asian="normal" style:font-style-complex="normal" style:font-weight-complex="normal"/>
    </style:style>
    <style:style style:name="T259" style:family="text">
      <style:text-properties fo:font-style="normal" style:text-underline-style="none" fo:font-weight="normal" officeooo:rsid="0c2f1fcc" style:font-style-asian="normal" style:font-weight-asian="normal" style:font-style-complex="normal" style:font-weight-complex="normal"/>
    </style:style>
    <style:style style:name="T260" style:family="text">
      <style:text-properties fo:font-style="normal" style:text-underline-style="none" fo:font-weight="normal" officeooo:rsid="0c30a8e6" style:font-style-asian="normal" style:font-weight-asian="normal" style:font-style-complex="normal" style:font-weight-complex="normal"/>
    </style:style>
    <style:style style:name="T261" style:family="text">
      <style:text-properties fo:font-style="normal" style:text-underline-style="none" fo:font-weight="normal" officeooo:rsid="0c328211" style:font-style-asian="normal" style:font-weight-asian="normal" style:font-style-complex="normal" style:font-weight-complex="normal"/>
    </style:style>
    <style:style style:name="T262" style:family="text">
      <style:text-properties fo:font-style="normal" style:text-underline-style="none" fo:font-weight="normal" officeooo:rsid="0c3360e9" style:font-style-asian="normal" style:font-weight-asian="normal" style:font-style-complex="normal" style:font-weight-complex="normal"/>
    </style:style>
    <style:style style:name="T263" style:family="text">
      <style:text-properties fo:font-style="normal" style:text-underline-style="none" fo:font-weight="normal" officeooo:rsid="0c353bd1" style:font-style-asian="normal" style:font-weight-asian="normal" style:font-style-complex="normal" style:font-weight-complex="normal"/>
    </style:style>
    <style:style style:name="T264" style:family="text">
      <style:text-properties fo:font-style="normal" style:text-underline-style="none" fo:font-weight="normal" officeooo:rsid="0c37186f" style:font-style-asian="normal" style:font-weight-asian="normal" style:font-style-complex="normal" style:font-weight-complex="normal"/>
    </style:style>
    <style:style style:name="T265" style:family="text">
      <style:text-properties fo:font-style="normal" style:text-underline-style="none" fo:font-weight="normal" officeooo:rsid="0c378d8a" style:font-style-asian="normal" style:font-weight-asian="normal" style:font-style-complex="normal" style:font-weight-complex="normal"/>
    </style:style>
    <style:style style:name="T266" style:family="text">
      <style:text-properties fo:font-style="normal" style:text-underline-style="none" fo:font-weight="normal" officeooo:rsid="0c38b94b" style:font-style-asian="normal" style:font-weight-asian="normal" style:font-style-complex="normal" style:font-weight-complex="normal"/>
    </style:style>
    <style:style style:name="T267" style:family="text">
      <style:text-properties fo:font-style="normal" style:text-underline-style="none" fo:font-weight="normal" officeooo:rsid="0c3a5a4f" style:font-style-asian="normal" style:font-weight-asian="normal" style:font-style-complex="normal" style:font-weight-complex="normal"/>
    </style:style>
    <style:style style:name="T268" style:family="text">
      <style:text-properties fo:font-style="normal" style:text-underline-style="none" fo:font-weight="normal" officeooo:rsid="0c3bbf8a" style:font-style-asian="normal" style:font-weight-asian="normal" style:font-style-complex="normal" style:font-weight-complex="normal"/>
    </style:style>
    <style:style style:name="T269" style:family="text">
      <style:text-properties fo:font-style="normal" style:text-underline-style="none" fo:font-weight="normal" officeooo:rsid="0c3c6880" style:font-style-asian="normal" style:font-weight-asian="normal" style:font-style-complex="normal" style:font-weight-complex="normal"/>
    </style:style>
    <style:style style:name="T270" style:family="text">
      <style:text-properties fo:font-style="normal" style:text-underline-style="none" fo:font-weight="normal" officeooo:rsid="0c3db86d" style:font-style-asian="normal" style:font-weight-asian="normal" style:font-style-complex="normal" style:font-weight-complex="normal"/>
    </style:style>
    <style:style style:name="T271" style:family="text">
      <style:text-properties fo:font-style="normal" style:text-underline-style="none" fo:font-weight="normal" officeooo:rsid="0c3e0ebd" style:font-style-asian="normal" style:font-weight-asian="normal" style:font-style-complex="normal" style:font-weight-complex="normal"/>
    </style:style>
    <style:style style:name="T272" style:family="text">
      <style:text-properties fo:font-style="normal" style:text-underline-style="none" fo:font-weight="normal" officeooo:rsid="0c3e46c0" style:font-style-asian="normal" style:font-weight-asian="normal" style:font-style-complex="normal" style:font-weight-complex="normal"/>
    </style:style>
    <style:style style:name="T273" style:family="text">
      <style:text-properties fo:font-style="normal" style:text-underline-style="none" fo:font-weight="normal" officeooo:rsid="0c3f503f" style:font-style-asian="normal" style:font-weight-asian="normal" style:font-style-complex="normal" style:font-weight-complex="normal"/>
    </style:style>
    <style:style style:name="T274" style:family="text">
      <style:text-properties style:text-position="0% 100%"/>
    </style:style>
    <style:style style:name="T275" style:family="text">
      <style:text-properties style:text-position="0% 100%" fo:font-style="italic" officeooo:rsid="1120a692" style:font-style-asian="italic" style:font-style-complex="italic"/>
    </style:style>
    <style:style style:name="T276" style:family="text">
      <style:text-properties style:text-position="0% 100%" fo:font-style="italic" officeooo:rsid="11237214" style:font-style-asian="italic" style:font-style-complex="italic"/>
    </style:style>
    <style:style style:name="T277" style:family="text">
      <style:text-properties style:text-position="0% 100%" officeooo:rsid="0019f43d"/>
    </style:style>
    <style:style style:name="T278" style:family="text">
      <style:text-properties style:text-position="0% 100%" officeooo:rsid="11029618"/>
    </style:style>
    <style:style style:name="T279" style:family="text">
      <style:text-properties style:text-position="0% 100%" officeooo:rsid="1104505c"/>
    </style:style>
    <style:style style:name="T280" style:family="text">
      <style:text-properties style:text-position="0% 100%" officeooo:rsid="11051423"/>
    </style:style>
    <style:style style:name="T281" style:family="text">
      <style:text-properties style:text-position="0% 100%" officeooo:rsid="11054436"/>
    </style:style>
    <style:style style:name="T282" style:family="text">
      <style:text-properties style:text-position="0% 100%" officeooo:rsid="11060912"/>
    </style:style>
    <style:style style:name="T283" style:family="text">
      <style:text-properties style:text-position="0% 100%" officeooo:rsid="11070952"/>
    </style:style>
    <style:style style:name="T284" style:family="text">
      <style:text-properties style:text-position="0% 100%" officeooo:rsid="1107e65f"/>
    </style:style>
    <style:style style:name="T285" style:family="text">
      <style:text-properties style:text-position="0% 100%" officeooo:rsid="11091fdb"/>
    </style:style>
    <style:style style:name="T286" style:family="text">
      <style:text-properties style:text-position="0% 100%" officeooo:rsid="110a7db7"/>
    </style:style>
    <style:style style:name="T287" style:family="text">
      <style:text-properties style:text-position="0% 100%" officeooo:rsid="110b97e2"/>
    </style:style>
    <style:style style:name="T288" style:family="text">
      <style:text-properties style:text-position="0% 100%" officeooo:rsid="110cab5d"/>
    </style:style>
    <style:style style:name="T289" style:family="text">
      <style:text-properties style:text-position="0% 100%" officeooo:rsid="110d1b3d"/>
    </style:style>
    <style:style style:name="T290" style:family="text">
      <style:text-properties style:text-position="0% 100%" officeooo:rsid="110e9a02"/>
    </style:style>
    <style:style style:name="T291" style:family="text">
      <style:text-properties style:text-position="0% 100%" officeooo:rsid="110eb12e"/>
    </style:style>
    <style:style style:name="T292" style:family="text">
      <style:text-properties style:text-position="0% 100%" officeooo:rsid="110fb595"/>
    </style:style>
    <style:style style:name="T293" style:family="text">
      <style:text-properties style:text-position="0% 100%" officeooo:rsid="11116b68"/>
    </style:style>
    <style:style style:name="T294" style:family="text">
      <style:text-properties style:text-position="0% 100%" officeooo:rsid="1112ddd2"/>
    </style:style>
    <style:style style:name="T295" style:family="text">
      <style:text-properties style:text-position="0% 100%" officeooo:rsid="11149b3f"/>
    </style:style>
    <style:style style:name="T296" style:family="text">
      <style:text-properties style:text-position="0% 100%" officeooo:rsid="11157d9e"/>
    </style:style>
    <style:style style:name="T297" style:family="text">
      <style:text-properties style:text-position="0% 100%" officeooo:rsid="11173b62"/>
    </style:style>
    <style:style style:name="T298" style:family="text">
      <style:text-properties style:text-position="0% 100%" officeooo:rsid="11194a71"/>
    </style:style>
    <style:style style:name="T299" style:family="text">
      <style:text-properties style:text-position="0% 100%" officeooo:rsid="111add45"/>
    </style:style>
    <style:style style:name="T300" style:family="text">
      <style:text-properties style:text-position="0% 100%" officeooo:rsid="111cbd63"/>
    </style:style>
    <style:style style:name="T301" style:family="text">
      <style:text-properties style:text-position="0% 100%" officeooo:rsid="111ea416"/>
    </style:style>
    <style:style style:name="T302" style:family="text">
      <style:text-properties style:text-position="0% 100%" officeooo:rsid="11202a3b"/>
    </style:style>
    <style:style style:name="T303" style:family="text">
      <style:text-properties style:text-position="0% 100%" officeooo:rsid="1120a692"/>
    </style:style>
    <style:style style:name="T304" style:family="text">
      <style:text-properties style:text-position="0% 100%" officeooo:rsid="1121791d"/>
    </style:style>
    <style:style style:name="T305" style:family="text">
      <style:text-properties style:text-position="0% 100%" officeooo:rsid="11243920"/>
    </style:style>
    <style:style style:name="T306" style:family="text">
      <style:text-properties style:text-position="0% 100%" officeooo:rsid="1124e400"/>
    </style:style>
    <style:style style:name="T307" style:family="text">
      <style:text-properties style:text-position="0% 100%" officeooo:rsid="1125d11c"/>
    </style:style>
    <style:style style:name="T308" style:family="text">
      <style:text-properties style:text-position="0% 100%" officeooo:rsid="1127bcea"/>
    </style:style>
    <style:style style:name="T309" style:family="text">
      <style:text-properties style:text-position="0% 100%" officeooo:rsid="11286bab"/>
    </style:style>
    <style:style style:name="T310" style:family="text">
      <style:text-properties style:text-position="0% 100%" officeooo:rsid="1128b0ca"/>
    </style:style>
    <style:style style:name="T311" style:family="text">
      <style:text-properties style:text-position="0% 100%" officeooo:rsid="112a0b64"/>
    </style:style>
    <style:style style:name="T312" style:family="text">
      <style:text-properties style:text-position="0% 100%" officeooo:rsid="112bc5e1"/>
    </style:style>
    <style:style style:name="T313" style:family="text">
      <style:text-properties style:text-position="0% 100%" officeooo:rsid="112d7fc2"/>
    </style:style>
    <style:style style:name="T314" style:family="text">
      <style:text-properties style:text-position="0% 100%" officeooo:rsid="112e31cf"/>
    </style:style>
    <style:style style:name="T315" style:family="text">
      <style:text-properties style:text-position="0% 100%" officeooo:rsid="11302608"/>
    </style:style>
    <style:style style:name="T316" style:family="text">
      <style:text-properties style:text-position="0% 100%" officeooo:rsid="11321ed0"/>
    </style:style>
    <style:style style:name="T317" style:family="text">
      <style:text-properties style:text-position="0% 100%" officeooo:rsid="1134171c"/>
    </style:style>
    <style:style style:name="T318" style:family="text">
      <style:text-properties style:text-position="0% 100%" officeooo:rsid="11352591"/>
    </style:style>
    <style:style style:name="T319" style:family="text">
      <style:text-properties style:text-position="0% 100%" officeooo:rsid="11363fa5"/>
    </style:style>
    <style:style style:name="T320" style:family="text">
      <style:text-properties style:text-position="0% 100%" officeooo:rsid="1137e449"/>
    </style:style>
    <style:style style:name="T321" style:family="text">
      <style:text-properties style:text-position="0% 100%" officeooo:rsid="11390de9"/>
    </style:style>
    <style:style style:name="T322" style:family="text">
      <style:text-properties style:text-position="0% 100%" officeooo:rsid="11392db6"/>
    </style:style>
    <style:style style:name="T323" style:family="text">
      <style:text-properties style:text-position="0% 100%" officeooo:rsid="1139fa4e"/>
    </style:style>
    <style:style style:name="T324" style:family="text">
      <style:text-properties style:text-position="0% 100%" officeooo:rsid="113a8d57"/>
    </style:style>
    <style:style style:name="T325" style:family="text">
      <style:text-properties style:text-position="0% 100%" officeooo:rsid="113b2d12"/>
    </style:style>
    <style:style style:name="T326" style:family="text">
      <style:text-properties style:text-position="0% 100%" officeooo:rsid="113d16d3"/>
    </style:style>
    <style:style style:name="T327" style:family="text">
      <style:text-properties style:text-position="0% 100%" officeooo:rsid="113e57f4"/>
    </style:style>
    <style:style style:name="T328" style:family="text">
      <style:text-properties style:text-position="0% 100%" officeooo:rsid="113fec8d"/>
    </style:style>
    <style:style style:name="T329" style:family="text">
      <style:text-properties style:text-position="0% 100%" officeooo:rsid="114165bc"/>
    </style:style>
    <style:style style:name="T330" style:family="text">
      <style:text-properties style:text-position="0% 100%" officeooo:rsid="11420f5f"/>
    </style:style>
    <style:style style:name="T331" style:family="text">
      <style:text-properties style:text-position="0% 100%" officeooo:rsid="114397bb"/>
    </style:style>
    <style:style style:name="T332" style:family="text">
      <style:text-properties style:text-position="0% 100%" officeooo:rsid="114577ec"/>
    </style:style>
    <style:style style:name="T333" style:family="text">
      <style:text-properties style:text-position="0% 100%" officeooo:rsid="1145e7cc"/>
    </style:style>
    <style:style style:name="T334" style:family="text">
      <style:text-properties style:text-position="0% 100%" officeooo:rsid="114608fc"/>
    </style:style>
    <style:style style:name="T335" style:family="text">
      <style:text-properties style:text-position="0% 100%" officeooo:rsid="1146810b"/>
    </style:style>
    <style:style style:name="T336" style:family="text">
      <style:text-properties style:text-position="0% 100%" officeooo:rsid="1148191d"/>
    </style:style>
    <style:style style:name="T337" style:family="text">
      <style:text-properties style:text-position="0% 100%" officeooo:rsid="1148731e"/>
    </style:style>
    <style:style style:name="T338" style:family="text">
      <style:text-properties style:text-position="0% 100%" officeooo:rsid="1149dc21"/>
    </style:style>
    <style:style style:name="T339" style:family="text">
      <style:text-properties style:text-position="0% 100%" officeooo:rsid="114bbf6f"/>
    </style:style>
    <style:style style:name="T340" style:family="text">
      <style:text-properties style:text-position="0% 100%" officeooo:rsid="114d7a80"/>
    </style:style>
    <style:style style:name="T341" style:family="text">
      <style:text-properties style:text-position="0% 100%" officeooo:rsid="114e6250"/>
    </style:style>
    <style:style style:name="T342" style:family="text">
      <style:text-properties style:text-position="0% 100%" officeooo:rsid="1152c2aa"/>
    </style:style>
    <style:style style:name="T343" style:family="text">
      <style:text-properties style:text-position="0% 100%" officeooo:rsid="11533c41"/>
    </style:style>
    <style:style style:name="T344" style:family="text">
      <style:text-properties style:text-position="0% 100%" officeooo:rsid="1154ede8"/>
    </style:style>
    <style:style style:name="T345" style:family="text">
      <style:text-properties style:text-position="0% 100%" officeooo:rsid="11566b4a"/>
    </style:style>
    <style:style style:name="T346" style:family="text">
      <style:text-properties style:text-position="0% 100%" officeooo:rsid="11581b95"/>
    </style:style>
    <style:style style:name="T347" style:family="text">
      <style:text-properties style:text-position="0% 100%" officeooo:rsid="1159d76a"/>
    </style:style>
    <style:style style:name="T348" style:family="text">
      <style:text-properties style:text-position="0% 100%" officeooo:rsid="115b6e42"/>
    </style:style>
    <style:style style:name="T349" style:family="text">
      <style:text-properties style:text-position="0% 100%" officeooo:rsid="115e1a13"/>
    </style:style>
    <style:style style:name="T350" style:family="text">
      <style:text-properties style:text-position="0% 100%" officeooo:rsid="115fae3e"/>
    </style:style>
    <style:style style:name="T351" style:family="text">
      <style:text-properties style:text-position="0% 100%" officeooo:rsid="115fb3b6"/>
    </style:style>
    <style:style style:name="T352" style:family="text">
      <style:text-properties style:text-position="0% 100%" officeooo:rsid="1160dbcb"/>
    </style:style>
    <style:style style:name="T353" style:family="text">
      <style:text-properties style:text-position="0% 100%" officeooo:rsid="116234a8"/>
    </style:style>
    <style:style style:name="T354" style:family="text">
      <style:text-properties style:text-position="0% 100%" officeooo:rsid="1162d8d0"/>
    </style:style>
    <style:style style:name="T355" style:family="text">
      <style:text-properties style:text-position="0% 100%" officeooo:rsid="1164a990"/>
    </style:style>
    <style:style style:name="T356" style:family="text">
      <style:text-properties style:text-position="0% 100%" officeooo:rsid="1164d4db"/>
    </style:style>
    <style:style style:name="T357" style:family="text">
      <style:text-properties style:text-position="0% 100%" officeooo:rsid="11664e88"/>
    </style:style>
    <style:style style:name="T358" style:family="text">
      <style:text-properties style:text-position="0% 100%" officeooo:rsid="1167a95a"/>
    </style:style>
    <style:style style:name="T359" style:family="text">
      <style:text-properties style:text-position="0% 100%" officeooo:rsid="1168f664"/>
    </style:style>
    <style:style style:name="T360" style:family="text">
      <style:text-properties fo:font-variant="normal" fo:text-transform="none" fo:color="#000000" style:font-name="FreeSerif" fo:font-size="12pt" fo:background-color="#ffffff" loext:char-shading-value="0" style:font-size-asian="12pt" style:font-size-complex="12pt"/>
    </style:style>
    <style:style style:name="T361" style:family="text">
      <style:text-properties fo:font-variant="normal" fo:text-transform="none" fo:color="#000000" style:font-name="FreeSerif" fo:font-size="12pt" officeooo:rsid="0d9a397d" fo:background-color="#ffffff" loext:char-shading-value="0" style:font-size-asian="12pt" style:font-size-complex="12pt"/>
    </style:style>
    <style:style style:name="T362" style:family="text">
      <style:text-properties fo:font-variant="normal" fo:text-transform="none" fo:color="#000000" style:font-name="FreeSerif" fo:font-size="12pt" officeooo:rsid="0d9b860c" fo:background-color="#ffffff" loext:char-shading-value="0" style:font-size-asian="12pt" style:font-size-complex="12pt"/>
    </style:style>
    <style:style style:name="T363" style:family="text">
      <style:text-properties fo:font-variant="normal" fo:text-transform="none" fo:color="#000000" style:font-name="FreeSerif" fo:font-size="12pt" officeooo:rsid="0d9bf396" fo:background-color="#ffffff" loext:char-shading-value="0" style:font-size-asian="12pt" style:font-size-complex="12pt"/>
    </style:style>
    <style:style style:name="T364" style:family="text">
      <style:text-properties fo:font-variant="normal" fo:text-transform="none" fo:color="#000000" style:font-name="FreeSerif" fo:font-size="12pt" officeooo:rsid="0defdc5a" fo:background-color="#ffffff" loext:char-shading-value="0" style:font-size-asian="12pt" style:font-size-complex="12pt"/>
    </style:style>
    <style:style style:name="T365" style:family="text">
      <style:text-properties fo:font-variant="normal" fo:text-transform="none" fo:color="#000000" style:font-name="FreeSerif" fo:font-size="12pt" officeooo:rsid="0df0b14d" fo:background-color="#ffffff" loext:char-shading-value="0" style:font-size-asian="12pt" style:font-size-complex="12pt"/>
    </style:style>
    <style:style style:name="T366" style:family="text">
      <style:text-properties fo:font-variant="normal" fo:text-transform="none" fo:color="#000000" style:font-name="FreeSerif" fo:font-size="12pt" officeooo:rsid="0df18d2b" fo:background-color="#ffffff" loext:char-shading-value="0" style:font-size-asian="12pt" style:font-size-complex="12pt"/>
    </style:style>
    <style:style style:name="T367" style:family="text">
      <style:text-properties fo:font-variant="normal" fo:text-transform="none" fo:color="#000000" style:font-name="FreeSerif" fo:font-size="12pt" officeooo:rsid="0deeaf1b" fo:background-color="#ffffff" loext:char-shading-value="0" style:font-size-asian="12pt" style:font-size-complex="12pt"/>
    </style:style>
    <style:style style:name="T368" style:family="text">
      <style:text-properties fo:font-variant="normal" fo:text-transform="none" fo:color="#000000" style:font-name="FreeSerif" fo:font-size="12pt" officeooo:rsid="0df256a1" fo:background-color="#ffffff" loext:char-shading-value="0" style:font-size-asian="12pt" style:font-size-complex="12pt"/>
    </style:style>
    <style:style style:name="T369" style:family="text">
      <style:text-properties fo:font-variant="normal" fo:text-transform="none" fo:color="#000000" style:font-name="FreeSerif" fo:font-size="12pt" officeooo:rsid="0df2847c" fo:background-color="#ffffff" loext:char-shading-value="0" style:font-size-asian="12pt" style:font-size-complex="12pt"/>
    </style:style>
    <style:style style:name="T370" style:family="text">
      <style:text-properties fo:font-variant="normal" fo:text-transform="none" fo:color="#000000" style:font-name="FreeSerif" fo:font-size="12pt" officeooo:rsid="0df28821" fo:background-color="#ffffff" loext:char-shading-value="0" style:font-size-asian="12pt" style:font-size-complex="12pt"/>
    </style:style>
    <style:style style:name="T371" style:family="text">
      <style:text-properties fo:font-variant="normal" fo:text-transform="none" fo:color="#000000" style:font-name="FreeSerif" fo:font-size="12pt" officeooo:rsid="0df2f7b4" fo:background-color="#ffffff" loext:char-shading-value="0" style:font-size-asian="12pt" style:font-size-complex="12pt"/>
    </style:style>
    <style:style style:name="T372" style:family="text">
      <style:text-properties fo:font-variant="normal" fo:text-transform="none" fo:color="#000000" style:font-name="FreeSerif" fo:font-size="12pt" officeooo:rsid="0df3a5dd" fo:background-color="#ffffff" loext:char-shading-value="0" style:font-size-asian="12pt" style:font-size-complex="12pt"/>
    </style:style>
    <style:style style:name="T373" style:family="text">
      <style:text-properties fo:font-variant="normal" fo:text-transform="none" fo:color="#000000" style:font-name="FreeSerif" fo:font-size="12pt" officeooo:rsid="0df43022" fo:background-color="#ffffff" loext:char-shading-value="0" style:font-size-asian="12pt" style:font-size-complex="12pt"/>
    </style:style>
    <style:style style:name="T374" style:family="text">
      <style:text-properties fo:font-variant="normal" fo:text-transform="none" fo:color="#000000" style:font-name="FreeSerif" fo:font-size="12pt" officeooo:rsid="0df50409" fo:background-color="#ffffff" loext:char-shading-value="0" style:font-size-asian="12pt" style:font-size-complex="12pt"/>
    </style:style>
    <style:style style:name="T375" style:family="text">
      <style:text-properties fo:font-variant="normal" fo:text-transform="none" fo:color="#000000" style:font-name="FreeSerif" fo:font-size="12pt" officeooo:rsid="0df5936a" fo:background-color="#ffffff" loext:char-shading-value="0" style:font-size-asian="12pt" style:font-size-complex="12pt"/>
    </style:style>
    <style:style style:name="T376" style:family="text">
      <style:text-properties fo:font-variant="normal" fo:text-transform="none" fo:color="#000000" style:font-name="FreeSerif" fo:font-size="12pt" officeooo:rsid="0df75f65" fo:background-color="#ffffff" loext:char-shading-value="0" style:font-size-asian="12pt" style:font-size-complex="12pt"/>
    </style:style>
    <style:style style:name="T377" style:family="text">
      <style:text-properties fo:font-variant="normal" fo:text-transform="none" fo:color="#000000" style:font-name="FreeSerif" fo:font-size="12pt" officeooo:rsid="0df7bd9a" fo:background-color="#ffffff" loext:char-shading-value="0" style:font-size-asian="12pt" style:font-size-complex="12pt"/>
    </style:style>
    <style:style style:name="T378" style:family="text">
      <style:text-properties fo:font-variant="normal" fo:text-transform="none" fo:color="#000000" style:font-name="FreeSerif" fo:font-size="12pt" officeooo:rsid="0df95354" fo:background-color="#ffffff" loext:char-shading-value="0" style:font-size-asian="12pt" style:font-size-complex="12pt"/>
    </style:style>
    <style:style style:name="T379" style:family="text">
      <style:text-properties fo:font-variant="normal" fo:text-transform="none" fo:color="#000000" style:font-name="FreeSerif" fo:font-size="12pt" officeooo:rsid="0dfa38b3" fo:background-color="#ffffff" loext:char-shading-value="0" style:font-size-asian="12pt" style:font-size-complex="12pt"/>
    </style:style>
    <style:style style:name="T380" style:family="text">
      <style:text-properties fo:font-variant="normal" fo:text-transform="none" fo:color="#000000" style:font-name="FreeSerif" fo:font-size="12pt" officeooo:rsid="0dfc2b7d" fo:background-color="#ffffff" loext:char-shading-value="0" style:font-size-asian="12pt" style:font-size-complex="12pt"/>
    </style:style>
    <style:style style:name="T381" style:family="text">
      <style:text-properties fo:font-variant="normal" fo:text-transform="none" fo:color="#000000" style:font-name="FreeSerif" fo:font-size="12pt" officeooo:rsid="0019f43d" fo:background-color="#ffffff" loext:char-shading-value="0" style:font-size-asian="12pt" style:font-size-complex="12pt"/>
    </style:style>
    <style:style style:name="T382" style:family="text">
      <style:text-properties fo:font-variant="normal" fo:text-transform="none" fo:color="#000000" style:font-name="FreeSerif" fo:font-size="12pt" officeooo:rsid="0dfd43b0" fo:background-color="#ffffff" loext:char-shading-value="0" style:font-size-asian="12pt" style:font-size-complex="12pt"/>
    </style:style>
    <style:style style:name="T383" style:family="text">
      <style:text-properties fo:font-variant="normal" fo:text-transform="none" fo:color="#000000" style:font-name="FreeSerif" fo:font-size="12pt" officeooo:rsid="0dfdbcb4" fo:background-color="#ffffff" loext:char-shading-value="0" style:font-size-asian="12pt" style:font-size-complex="12pt"/>
    </style:style>
    <style:style style:name="T384" style:family="text">
      <style:text-properties fo:font-variant="normal" fo:text-transform="none" fo:color="#000000" style:font-name="FreeSerif" fo:font-size="12pt" officeooo:rsid="0dff801e" fo:background-color="#ffffff" loext:char-shading-value="0" style:font-size-asian="12pt" style:font-size-complex="12pt"/>
    </style:style>
    <style:style style:name="T385" style:family="text">
      <style:text-properties fo:font-variant="normal" fo:text-transform="none" fo:color="#000000" style:font-name="FreeSerif" fo:font-size="12pt" officeooo:rsid="0e017abc" fo:background-color="#ffffff" loext:char-shading-value="0" style:font-size-asian="12pt" style:font-size-complex="12pt"/>
    </style:style>
    <style:style style:name="T386" style:family="text">
      <style:text-properties fo:font-variant="normal" fo:text-transform="none" fo:color="#000000" style:font-name="FreeSerif" fo:font-size="12pt" officeooo:rsid="0e024696" fo:background-color="#ffffff" loext:char-shading-value="0" style:font-size-asian="12pt" style:font-size-complex="12pt"/>
    </style:style>
    <style:style style:name="T387" style:family="text">
      <style:text-properties fo:font-variant="normal" fo:text-transform="none" fo:color="#000000" style:font-name="FreeSerif" fo:font-size="12pt" officeooo:rsid="0e0329d6" fo:background-color="#ffffff" loext:char-shading-value="0" style:font-size-asian="12pt" style:font-size-complex="12pt"/>
    </style:style>
    <style:style style:name="T388" style:family="text">
      <style:text-properties fo:font-variant="normal" fo:text-transform="none" fo:color="#000000" style:font-name="FreeSerif" fo:font-size="12pt" officeooo:rsid="0e03504f" fo:background-color="#ffffff" loext:char-shading-value="0" style:font-size-asian="12pt" style:font-size-complex="12pt"/>
    </style:style>
    <style:style style:name="T389" style:family="text">
      <style:text-properties fo:font-variant="normal" fo:text-transform="none" fo:color="#000000" style:font-name="FreeSerif" fo:font-size="12pt" officeooo:rsid="0e04b0d0" fo:background-color="#ffffff" loext:char-shading-value="0" style:font-size-asian="12pt" style:font-size-complex="12pt"/>
    </style:style>
    <style:style style:name="T390" style:family="text">
      <style:text-properties fo:font-variant="normal" fo:text-transform="none" fo:color="#000000" style:font-name="FreeSerif" fo:font-size="12pt" officeooo:rsid="0e04f3f3" fo:background-color="#ffffff" loext:char-shading-value="0" style:font-size-asian="12pt" style:font-size-complex="12pt"/>
    </style:style>
    <style:style style:name="T391"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392"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393"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394"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395"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396"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397"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398"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399"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400" style:family="text">
      <style:text-properties fo:font-variant="normal" fo:text-transform="none" style:font-name="FreeSerif" fo:background-color="#ffffff" loext:char-shading-value="0"/>
    </style:style>
    <style:style style:name="T401" style:family="text">
      <style:text-properties officeooo:rsid="074eb604"/>
    </style:style>
    <style:style style:name="T402" style:family="text">
      <style:text-properties officeooo:rsid="075a4d91"/>
    </style:style>
    <style:style style:name="T403" style:family="text">
      <style:text-properties officeooo:rsid="076455d5"/>
    </style:style>
    <style:style style:name="T404" style:family="text">
      <style:text-properties officeooo:rsid="07669a6e"/>
    </style:style>
    <style:style style:name="T405" style:family="text">
      <style:text-properties officeooo:rsid="0768a266"/>
    </style:style>
    <style:style style:name="T406" style:family="text">
      <style:text-properties officeooo:rsid="076a18fa"/>
    </style:style>
    <style:style style:name="T407" style:family="text">
      <style:text-properties officeooo:rsid="076c9f93"/>
    </style:style>
    <style:style style:name="T408" style:family="text">
      <style:text-properties officeooo:rsid="076d063a"/>
    </style:style>
    <style:style style:name="T409" style:family="text">
      <style:text-properties officeooo:rsid="077662b5"/>
    </style:style>
    <style:style style:name="T410" style:family="text">
      <style:text-properties officeooo:rsid="077825bd"/>
    </style:style>
    <style:style style:name="T411" style:family="text">
      <style:text-properties officeooo:rsid="077e4daf"/>
    </style:style>
    <style:style style:name="T412" style:family="text">
      <style:text-properties officeooo:rsid="0787ef6f"/>
    </style:style>
    <style:style style:name="T413" style:family="text">
      <style:text-properties officeooo:rsid="078d22e8"/>
    </style:style>
    <style:style style:name="T414" style:family="text">
      <style:text-properties officeooo:rsid="07964edb"/>
    </style:style>
    <style:style style:name="T415" style:family="text">
      <style:text-properties officeooo:rsid="0797606e"/>
    </style:style>
    <style:style style:name="T416" style:family="text">
      <style:text-properties officeooo:rsid="0799ef3e"/>
    </style:style>
    <style:style style:name="T417" style:family="text">
      <style:text-properties officeooo:rsid="079a7f05"/>
    </style:style>
    <style:style style:name="T418" style:family="text">
      <style:text-properties style:text-line-through-style="solid" style:text-line-through-type="single" officeooo:rsid="079a7f05"/>
    </style:style>
    <style:style style:name="T419" style:family="text">
      <style:text-properties style:text-line-through-style="solid" style:text-line-through-type="single" officeooo:rsid="08053c3f"/>
    </style:style>
    <style:style style:name="T420" style:family="text">
      <style:text-properties style:text-line-through-style="none" style:text-line-through-type="none"/>
    </style:style>
    <style:style style:name="T421" style:family="text">
      <style:text-properties style:text-line-through-style="none" style:text-line-through-type="none" officeooo:rsid="079a7f05"/>
    </style:style>
    <style:style style:name="T422" style:family="text">
      <style:text-properties style:text-line-through-style="none" style:text-line-through-type="none" officeooo:rsid="07a3e91c"/>
    </style:style>
    <style:style style:name="T423" style:family="text">
      <style:text-properties style:text-line-through-style="none" style:text-line-through-type="none" officeooo:rsid="07a3fc3b"/>
    </style:style>
    <style:style style:name="T424" style:family="text">
      <style:text-properties style:text-line-through-style="none" style:text-line-through-type="none" officeooo:rsid="07a4adb2"/>
    </style:style>
    <style:style style:name="T425" style:family="text">
      <style:text-properties style:text-line-through-style="none" style:text-line-through-type="none" officeooo:rsid="07a640de"/>
    </style:style>
    <style:style style:name="T426" style:family="text">
      <style:text-properties style:text-line-through-style="none" style:text-line-through-type="none" officeooo:rsid="07a73426"/>
    </style:style>
    <style:style style:name="T427" style:family="text">
      <style:text-properties style:text-line-through-style="none" style:text-line-through-type="none" officeooo:rsid="07a8ee6f"/>
    </style:style>
    <style:style style:name="T428" style:family="text">
      <style:text-properties style:text-line-through-style="none" style:text-line-through-type="none" officeooo:rsid="07aa3224"/>
    </style:style>
    <style:style style:name="T429" style:family="text">
      <style:text-properties style:text-line-through-style="none" style:text-line-through-type="none" officeooo:rsid="07ab0450"/>
    </style:style>
    <style:style style:name="T430" style:family="text">
      <style:text-properties style:text-line-through-style="none" style:text-line-through-type="none" officeooo:rsid="07ac053e"/>
    </style:style>
    <style:style style:name="T431" style:family="text">
      <style:text-properties style:text-line-through-style="none" style:text-line-through-type="none" officeooo:rsid="07addd75"/>
    </style:style>
    <style:style style:name="T432" style:family="text">
      <style:text-properties style:text-line-through-style="none" style:text-line-through-type="none" officeooo:rsid="07af6429"/>
    </style:style>
    <style:style style:name="T433" style:family="text">
      <style:text-properties style:text-line-through-style="none" style:text-line-through-type="none" officeooo:rsid="07af997c"/>
    </style:style>
    <style:style style:name="T434" style:family="text">
      <style:text-properties style:text-line-through-style="none" style:text-line-through-type="none" officeooo:rsid="07b105e7"/>
    </style:style>
    <style:style style:name="T435" style:family="text">
      <style:text-properties style:text-line-through-style="none" style:text-line-through-type="none" fo:font-style="italic" officeooo:rsid="07b105e7" style:font-style-asian="italic" style:font-style-complex="italic"/>
    </style:style>
    <style:style style:name="T436" style:family="text">
      <style:text-properties style:text-line-through-style="none" style:text-line-through-type="none" fo:font-style="italic" officeooo:rsid="07d63faf" style:font-style-asian="italic" style:font-style-complex="italic"/>
    </style:style>
    <style:style style:name="T437" style:family="text">
      <style:text-properties style:text-line-through-style="none" style:text-line-through-type="none" fo:font-style="italic" officeooo:rsid="07e078c6" style:font-style-asian="italic" style:font-style-complex="italic"/>
    </style:style>
    <style:style style:name="T438" style:family="text">
      <style:text-properties style:text-line-through-style="none" style:text-line-through-type="none" fo:font-style="italic" officeooo:rsid="0829e54b" style:font-style-asian="italic" style:font-style-complex="italic"/>
    </style:style>
    <style:style style:name="T439" style:family="text">
      <style:text-properties style:text-line-through-style="none" style:text-line-through-type="none" officeooo:rsid="07b25b38"/>
    </style:style>
    <style:style style:name="T440" style:family="text">
      <style:text-properties style:text-line-through-style="none" style:text-line-through-type="none" officeooo:rsid="07b260ee"/>
    </style:style>
    <style:style style:name="T441" style:family="text">
      <style:text-properties style:text-line-through-style="none" style:text-line-through-type="none" officeooo:rsid="07b395c8"/>
    </style:style>
    <style:style style:name="T442" style:family="text">
      <style:text-properties style:text-line-through-style="none" style:text-line-through-type="none" officeooo:rsid="07b4b567"/>
    </style:style>
    <style:style style:name="T443" style:family="text">
      <style:text-properties style:text-line-through-style="none" style:text-line-through-type="none" officeooo:rsid="07b5ec21"/>
    </style:style>
    <style:style style:name="T444" style:family="text">
      <style:text-properties style:text-line-through-style="none" style:text-line-through-type="none" officeooo:rsid="07b6edf9"/>
    </style:style>
    <style:style style:name="T445" style:family="text">
      <style:text-properties style:text-line-through-style="none" style:text-line-through-type="none" officeooo:rsid="07b7653e"/>
    </style:style>
    <style:style style:name="T446" style:family="text">
      <style:text-properties style:text-line-through-style="none" style:text-line-through-type="none" officeooo:rsid="07b774ea"/>
    </style:style>
    <style:style style:name="T447" style:family="text">
      <style:text-properties style:text-line-through-style="none" style:text-line-through-type="none" officeooo:rsid="07ba2dd8"/>
    </style:style>
    <style:style style:name="T448" style:family="text">
      <style:text-properties style:text-line-through-style="none" style:text-line-through-type="none" officeooo:rsid="07bc0b02"/>
    </style:style>
    <style:style style:name="T449" style:family="text">
      <style:text-properties style:text-line-through-style="none" style:text-line-through-type="none" officeooo:rsid="07bc1cee"/>
    </style:style>
    <style:style style:name="T450" style:family="text">
      <style:text-properties style:text-line-through-style="none" style:text-line-through-type="none" officeooo:rsid="07bd497e"/>
    </style:style>
    <style:style style:name="T451" style:family="text">
      <style:text-properties style:text-line-through-style="none" style:text-line-through-type="none" officeooo:rsid="07bd96de"/>
    </style:style>
    <style:style style:name="T452" style:family="text">
      <style:text-properties style:text-line-through-style="none" style:text-line-through-type="none" officeooo:rsid="07bef47d"/>
    </style:style>
    <style:style style:name="T453" style:family="text">
      <style:text-properties style:text-line-through-style="none" style:text-line-through-type="none" officeooo:rsid="07c016b7"/>
    </style:style>
    <style:style style:name="T454" style:family="text">
      <style:text-properties style:text-line-through-style="none" style:text-line-through-type="none" officeooo:rsid="0019f43d"/>
    </style:style>
    <style:style style:name="T455" style:family="text">
      <style:text-properties style:text-line-through-style="none" style:text-line-through-type="none" officeooo:rsid="07c1f61f"/>
    </style:style>
    <style:style style:name="T456" style:family="text">
      <style:text-properties style:text-line-through-style="none" style:text-line-through-type="none" officeooo:rsid="07c38d5d"/>
    </style:style>
    <style:style style:name="T457" style:family="text">
      <style:text-properties style:text-line-through-style="none" style:text-line-through-type="none" officeooo:rsid="07c3c06e"/>
    </style:style>
    <style:style style:name="T458" style:family="text">
      <style:text-properties style:text-line-through-style="none" style:text-line-through-type="none" officeooo:rsid="07c59155"/>
    </style:style>
    <style:style style:name="T459" style:family="text">
      <style:text-properties style:text-line-through-style="none" style:text-line-through-type="none" officeooo:rsid="07c6233c"/>
    </style:style>
    <style:style style:name="T460" style:family="text">
      <style:text-properties style:text-line-through-style="none" style:text-line-through-type="none" officeooo:rsid="07c7d562"/>
    </style:style>
    <style:style style:name="T461" style:family="text">
      <style:text-properties style:text-line-through-style="none" style:text-line-through-type="none" officeooo:rsid="07c7e2a0"/>
    </style:style>
    <style:style style:name="T462" style:family="text">
      <style:text-properties style:text-line-through-style="none" style:text-line-through-type="none" officeooo:rsid="07c94c85"/>
    </style:style>
    <style:style style:name="T463" style:family="text">
      <style:text-properties style:text-line-through-style="none" style:text-line-through-type="none" officeooo:rsid="07cad842"/>
    </style:style>
    <style:style style:name="T464" style:family="text">
      <style:text-properties style:text-line-through-style="none" style:text-line-through-type="none" officeooo:rsid="07cbcd7e"/>
    </style:style>
    <style:style style:name="T465" style:family="text">
      <style:text-properties style:text-line-through-style="none" style:text-line-through-type="none" officeooo:rsid="07cdba70"/>
    </style:style>
    <style:style style:name="T466" style:family="text">
      <style:text-properties style:text-line-through-style="none" style:text-line-through-type="none" officeooo:rsid="07cf7c48"/>
    </style:style>
    <style:style style:name="T467" style:family="text">
      <style:text-properties style:text-line-through-style="none" style:text-line-through-type="none" officeooo:rsid="07cfcc51"/>
    </style:style>
    <style:style style:name="T468" style:family="text">
      <style:text-properties style:text-line-through-style="none" style:text-line-through-type="none" officeooo:rsid="07d1b488"/>
    </style:style>
    <style:style style:name="T469" style:family="text">
      <style:text-properties style:text-line-through-style="none" style:text-line-through-type="none" officeooo:rsid="07d2dc05"/>
    </style:style>
    <style:style style:name="T470" style:family="text">
      <style:text-properties style:text-line-through-style="none" style:text-line-through-type="none" officeooo:rsid="07d46e30"/>
    </style:style>
    <style:style style:name="T471" style:family="text">
      <style:text-properties style:text-line-through-style="none" style:text-line-through-type="none" officeooo:rsid="07d63faf"/>
    </style:style>
    <style:style style:name="T472" style:family="text">
      <style:text-properties style:text-line-through-style="none" style:text-line-through-type="none" officeooo:rsid="07d7abbc"/>
    </style:style>
    <style:style style:name="T473" style:family="text">
      <style:text-properties style:text-line-through-style="none" style:text-line-through-type="none" officeooo:rsid="07d99475"/>
    </style:style>
    <style:style style:name="T474" style:family="text">
      <style:text-properties style:text-line-through-style="none" style:text-line-through-type="none" officeooo:rsid="07d9b6d8"/>
    </style:style>
    <style:style style:name="T475" style:family="text">
      <style:text-properties style:text-line-through-style="none" style:text-line-through-type="none" officeooo:rsid="07daaac8"/>
    </style:style>
    <style:style style:name="T476" style:family="text">
      <style:text-properties style:text-line-through-style="none" style:text-line-through-type="none" officeooo:rsid="07dad2d7"/>
    </style:style>
    <style:style style:name="T477" style:family="text">
      <style:text-properties style:text-line-through-style="none" style:text-line-through-type="none" officeooo:rsid="07dbc136"/>
    </style:style>
    <style:style style:name="T478" style:family="text">
      <style:text-properties style:text-line-through-style="none" style:text-line-through-type="none" officeooo:rsid="07dd1067"/>
    </style:style>
    <style:style style:name="T479" style:family="text">
      <style:text-properties style:text-line-through-style="none" style:text-line-through-type="none" officeooo:rsid="07ddd54c"/>
    </style:style>
    <style:style style:name="T480" style:family="text">
      <style:text-properties style:text-line-through-style="none" style:text-line-through-type="none" officeooo:rsid="07de160f"/>
    </style:style>
    <style:style style:name="T481" style:family="text">
      <style:text-properties style:text-line-through-style="none" style:text-line-through-type="none" officeooo:rsid="07dfe42d"/>
    </style:style>
    <style:style style:name="T482" style:family="text">
      <style:text-properties style:text-line-through-style="none" style:text-line-through-type="none" officeooo:rsid="07e078c6"/>
    </style:style>
    <style:style style:name="T483" style:family="text">
      <style:text-properties style:text-line-through-style="none" style:text-line-through-type="none" officeooo:rsid="07e23f2c"/>
    </style:style>
    <style:style style:name="T484" style:family="text">
      <style:text-properties style:text-line-through-style="none" style:text-line-through-type="none" officeooo:rsid="07e3dbaa"/>
    </style:style>
    <style:style style:name="T485" style:family="text">
      <style:text-properties style:text-line-through-style="none" style:text-line-through-type="none" officeooo:rsid="07e3f57c"/>
    </style:style>
    <style:style style:name="T486" style:family="text">
      <style:text-properties style:text-line-through-style="none" style:text-line-through-type="none" officeooo:rsid="07e47d4b"/>
    </style:style>
    <style:style style:name="T487" style:family="text">
      <style:text-properties style:text-line-through-style="none" style:text-line-through-type="none" officeooo:rsid="07e49091"/>
    </style:style>
    <style:style style:name="T488" style:family="text">
      <style:text-properties style:text-line-through-style="none" style:text-line-through-type="none" officeooo:rsid="07e60e89"/>
    </style:style>
    <style:style style:name="T489" style:family="text">
      <style:text-properties style:text-line-through-style="none" style:text-line-through-type="none" officeooo:rsid="07e780d7"/>
    </style:style>
    <style:style style:name="T490" style:family="text">
      <style:text-properties style:text-line-through-style="none" style:text-line-through-type="none" officeooo:rsid="07e7aa36"/>
    </style:style>
    <style:style style:name="T491" style:family="text">
      <style:text-properties style:text-line-through-style="none" style:text-line-through-type="none" officeooo:rsid="07e88cf8"/>
    </style:style>
    <style:style style:name="T492" style:family="text">
      <style:text-properties style:text-line-through-style="none" style:text-line-through-type="none" officeooo:rsid="07e90f9b"/>
    </style:style>
    <style:style style:name="T493" style:family="text">
      <style:text-properties style:text-line-through-style="none" style:text-line-through-type="none" officeooo:rsid="07e94c8c"/>
    </style:style>
    <style:style style:name="T494" style:family="text">
      <style:text-properties style:text-line-through-style="none" style:text-line-through-type="none" officeooo:rsid="07e98fa0"/>
    </style:style>
    <style:style style:name="T495" style:family="text">
      <style:text-properties style:text-line-through-style="none" style:text-line-through-type="none" officeooo:rsid="07eb1e25"/>
    </style:style>
    <style:style style:name="T496" style:family="text">
      <style:text-properties style:text-line-through-style="none" style:text-line-through-type="none" officeooo:rsid="07eb3b3a"/>
    </style:style>
    <style:style style:name="T497" style:family="text">
      <style:text-properties style:text-line-through-style="none" style:text-line-through-type="none" officeooo:rsid="07eb9415"/>
    </style:style>
    <style:style style:name="T498" style:family="text">
      <style:text-properties style:text-line-through-style="none" style:text-line-through-type="none" officeooo:rsid="07eca5b3"/>
    </style:style>
    <style:style style:name="T499" style:family="text">
      <style:text-properties style:text-line-through-style="none" style:text-line-through-type="none" officeooo:rsid="07edba16"/>
    </style:style>
    <style:style style:name="T500" style:family="text">
      <style:text-properties style:text-line-through-style="none" style:text-line-through-type="none" officeooo:rsid="07edd183"/>
    </style:style>
    <style:style style:name="T501" style:family="text">
      <style:text-properties style:text-line-through-style="none" style:text-line-through-type="none" officeooo:rsid="07edda04"/>
    </style:style>
    <style:style style:name="T502" style:family="text">
      <style:text-properties style:text-line-through-style="none" style:text-line-through-type="none" officeooo:rsid="07ef3365"/>
    </style:style>
    <style:style style:name="T503" style:family="text">
      <style:text-properties style:text-line-through-style="none" style:text-line-through-type="none" officeooo:rsid="07ef4033"/>
    </style:style>
    <style:style style:name="T504" style:family="text">
      <style:text-properties style:text-line-through-style="none" style:text-line-through-type="none" officeooo:rsid="07ef9e8d"/>
    </style:style>
    <style:style style:name="T505" style:family="text">
      <style:text-properties style:text-line-through-style="none" style:text-line-through-type="none" officeooo:rsid="07f07611"/>
    </style:style>
    <style:style style:name="T506" style:family="text">
      <style:text-properties style:text-line-through-style="none" style:text-line-through-type="none" officeooo:rsid="07f0a18f"/>
    </style:style>
    <style:style style:name="T507" style:family="text">
      <style:text-properties style:text-line-through-style="none" style:text-line-through-type="none" officeooo:rsid="07f16049"/>
    </style:style>
    <style:style style:name="T508" style:family="text">
      <style:text-properties style:text-line-through-style="none" style:text-line-through-type="none" officeooo:rsid="07f23b68"/>
    </style:style>
    <style:style style:name="T509" style:family="text">
      <style:text-properties style:text-line-through-style="none" style:text-line-through-type="none" officeooo:rsid="07f28f32"/>
    </style:style>
    <style:style style:name="T510" style:family="text">
      <style:text-properties style:text-line-through-style="none" style:text-line-through-type="none" officeooo:rsid="07f373e8"/>
    </style:style>
    <style:style style:name="T511" style:family="text">
      <style:text-properties style:text-line-through-style="none" style:text-line-through-type="none" officeooo:rsid="07f4e2d9"/>
    </style:style>
    <style:style style:name="T512" style:family="text">
      <style:text-properties style:text-line-through-style="none" style:text-line-through-type="none" officeooo:rsid="07f62253"/>
    </style:style>
    <style:style style:name="T513" style:family="text">
      <style:text-properties style:text-line-through-style="none" style:text-line-through-type="none" officeooo:rsid="07f78d60"/>
    </style:style>
    <style:style style:name="T514" style:family="text">
      <style:text-properties style:text-line-through-style="none" style:text-line-through-type="none" officeooo:rsid="07f888c0"/>
    </style:style>
    <style:style style:name="T515" style:family="text">
      <style:text-properties style:text-line-through-style="none" style:text-line-through-type="none" officeooo:rsid="07f8ca62"/>
    </style:style>
    <style:style style:name="T516" style:family="text">
      <style:text-properties style:text-line-through-style="none" style:text-line-through-type="none" officeooo:rsid="07f9d4e2"/>
    </style:style>
    <style:style style:name="T517" style:family="text">
      <style:text-properties style:text-line-through-style="none" style:text-line-through-type="none" officeooo:rsid="07fb0db4"/>
    </style:style>
    <style:style style:name="T518" style:family="text">
      <style:text-properties style:text-line-through-style="none" style:text-line-through-type="none" officeooo:rsid="07fb2a19"/>
    </style:style>
    <style:style style:name="T519" style:family="text">
      <style:text-properties style:text-line-through-style="none" style:text-line-through-type="none" officeooo:rsid="07fcd160"/>
    </style:style>
    <style:style style:name="T520" style:family="text">
      <style:text-properties style:text-line-through-style="none" style:text-line-through-type="none" officeooo:rsid="07fe9cdd"/>
    </style:style>
    <style:style style:name="T521" style:family="text">
      <style:text-properties style:text-line-through-style="none" style:text-line-through-type="none" officeooo:rsid="07ffc14d"/>
    </style:style>
    <style:style style:name="T522" style:family="text">
      <style:text-properties style:text-line-through-style="none" style:text-line-through-type="none" officeooo:rsid="0800ad21"/>
    </style:style>
    <style:style style:name="T523" style:family="text">
      <style:text-properties style:text-line-through-style="none" style:text-line-through-type="none" officeooo:rsid="0800c24a"/>
    </style:style>
    <style:style style:name="T524" style:family="text">
      <style:text-properties style:text-line-through-style="none" style:text-line-through-type="none" officeooo:rsid="08010146"/>
    </style:style>
    <style:style style:name="T525" style:family="text">
      <style:text-properties style:text-line-through-style="none" style:text-line-through-type="none" officeooo:rsid="0802032a"/>
    </style:style>
    <style:style style:name="T526" style:family="text">
      <style:text-properties style:text-line-through-style="none" style:text-line-through-type="none" officeooo:rsid="08022221"/>
    </style:style>
    <style:style style:name="T527" style:family="text">
      <style:text-properties style:text-line-through-style="none" style:text-line-through-type="none" officeooo:rsid="08038b65"/>
    </style:style>
    <style:style style:name="T528" style:family="text">
      <style:text-properties style:text-line-through-style="none" style:text-line-through-type="none" officeooo:rsid="0803eeef"/>
    </style:style>
    <style:style style:name="T529" style:family="text">
      <style:text-properties style:text-line-through-style="none" style:text-line-through-type="none" officeooo:rsid="0804b51f"/>
    </style:style>
    <style:style style:name="T530" style:family="text">
      <style:text-properties style:text-line-through-style="none" style:text-line-through-type="none" officeooo:rsid="08053c3f"/>
    </style:style>
    <style:style style:name="T531" style:family="text">
      <style:text-properties style:text-line-through-style="none" style:text-line-through-type="none" officeooo:rsid="0805df0e"/>
    </style:style>
    <style:style style:name="T532" style:family="text">
      <style:text-properties style:text-line-through-style="none" style:text-line-through-type="none" officeooo:rsid="08064c1d"/>
    </style:style>
    <style:style style:name="T533" style:family="text">
      <style:text-properties style:text-line-through-style="none" style:text-line-through-type="none" officeooo:rsid="0808461c"/>
    </style:style>
    <style:style style:name="T534" style:family="text">
      <style:text-properties style:text-line-through-style="none" style:text-line-through-type="none" officeooo:rsid="0809e5f2"/>
    </style:style>
    <style:style style:name="T535" style:family="text">
      <style:text-properties style:text-line-through-style="none" style:text-line-through-type="none" officeooo:rsid="080d5233"/>
    </style:style>
    <style:style style:name="T536" style:family="text">
      <style:text-properties style:text-line-through-style="none" style:text-line-through-type="none" officeooo:rsid="080d99be"/>
    </style:style>
    <style:style style:name="T537" style:family="text">
      <style:text-properties style:text-line-through-style="none" style:text-line-through-type="none" officeooo:rsid="080dfdc8"/>
    </style:style>
    <style:style style:name="T538" style:family="text">
      <style:text-properties style:text-line-through-style="none" style:text-line-through-type="none" officeooo:rsid="080e35dc"/>
    </style:style>
    <style:style style:name="T539" style:family="text">
      <style:text-properties style:text-line-through-style="none" style:text-line-through-type="none" officeooo:rsid="080f80f4"/>
    </style:style>
    <style:style style:name="T540" style:family="text">
      <style:text-properties style:text-line-through-style="none" style:text-line-through-type="none" officeooo:rsid="08118f1b"/>
    </style:style>
    <style:style style:name="T541" style:family="text">
      <style:text-properties style:text-line-through-style="none" style:text-line-through-type="none" officeooo:rsid="08124eb0"/>
    </style:style>
    <style:style style:name="T542" style:family="text">
      <style:text-properties style:text-line-through-style="none" style:text-line-through-type="none" officeooo:rsid="0812d96e"/>
    </style:style>
    <style:style style:name="T543" style:family="text">
      <style:text-properties style:text-line-through-style="none" style:text-line-through-type="none" officeooo:rsid="08135a1c"/>
    </style:style>
    <style:style style:name="T544" style:family="text">
      <style:text-properties style:text-line-through-style="none" style:text-line-through-type="none" officeooo:rsid="08143d7f"/>
    </style:style>
    <style:style style:name="T545" style:family="text">
      <style:text-properties style:text-line-through-style="none" style:text-line-through-type="none" officeooo:rsid="0815de25"/>
    </style:style>
    <style:style style:name="T546" style:family="text">
      <style:text-properties style:text-line-through-style="none" style:text-line-through-type="none" officeooo:rsid="0817d3a4"/>
    </style:style>
    <style:style style:name="T547" style:family="text">
      <style:text-properties style:text-line-through-style="none" style:text-line-through-type="none" officeooo:rsid="0818c451"/>
    </style:style>
    <style:style style:name="T548" style:family="text">
      <style:text-properties style:text-line-through-style="none" style:text-line-through-type="none" officeooo:rsid="0819f124"/>
    </style:style>
    <style:style style:name="T549" style:family="text">
      <style:text-properties style:text-line-through-style="none" style:text-line-through-type="none" officeooo:rsid="081bef3e"/>
    </style:style>
    <style:style style:name="T550" style:family="text">
      <style:text-properties style:text-line-through-style="none" style:text-line-through-type="none" officeooo:rsid="081da997"/>
    </style:style>
    <style:style style:name="T551" style:family="text">
      <style:text-properties style:text-line-through-style="none" style:text-line-through-type="none" officeooo:rsid="081e30b0"/>
    </style:style>
    <style:style style:name="T552" style:family="text">
      <style:text-properties style:text-line-through-style="none" style:text-line-through-type="none" officeooo:rsid="081f1b81"/>
    </style:style>
    <style:style style:name="T553" style:family="text">
      <style:text-properties style:text-line-through-style="none" style:text-line-through-type="none" officeooo:rsid="0820c890"/>
    </style:style>
    <style:style style:name="T554" style:family="text">
      <style:text-properties style:text-line-through-style="none" style:text-line-through-type="none" officeooo:rsid="08227d39"/>
    </style:style>
    <style:style style:name="T555" style:family="text">
      <style:text-properties style:text-line-through-style="none" style:text-line-through-type="none" officeooo:rsid="08239c89"/>
    </style:style>
    <style:style style:name="T556" style:family="text">
      <style:text-properties style:text-line-through-style="none" style:text-line-through-type="none" officeooo:rsid="08242fa2"/>
    </style:style>
    <style:style style:name="T557" style:family="text">
      <style:text-properties style:text-line-through-style="none" style:text-line-through-type="none" officeooo:rsid="0825f8bd"/>
    </style:style>
    <style:style style:name="T558" style:family="text">
      <style:text-properties style:text-line-through-style="none" style:text-line-through-type="none" officeooo:rsid="0827d9c9"/>
    </style:style>
    <style:style style:name="T559" style:family="text">
      <style:text-properties style:text-line-through-style="none" style:text-line-through-type="none" officeooo:rsid="082889dc"/>
    </style:style>
    <style:style style:name="T560" style:family="text">
      <style:text-properties style:text-line-through-style="none" style:text-line-through-type="none" officeooo:rsid="0829e54b"/>
    </style:style>
    <style:style style:name="T561" style:family="text">
      <style:text-properties style:text-line-through-style="none" style:text-line-through-type="none" officeooo:rsid="082a5f4e"/>
    </style:style>
    <style:style style:name="T562" style:family="text">
      <style:text-properties style:text-line-through-style="none" style:text-line-through-type="none" officeooo:rsid="082afdb8"/>
    </style:style>
    <style:style style:name="T563" style:family="text">
      <style:text-properties style:text-line-through-style="none" style:text-line-through-type="none" officeooo:rsid="0847b1d8"/>
    </style:style>
    <style:style style:name="T564" style:family="text">
      <style:text-properties style:text-line-through-style="none" style:text-line-through-type="none" officeooo:rsid="08631740"/>
    </style:style>
    <style:style style:name="T565" style:family="text">
      <style:text-properties officeooo:rsid="082d3ec3"/>
    </style:style>
    <style:style style:name="T566" style:family="text">
      <style:text-properties officeooo:rsid="08382aad"/>
    </style:style>
    <style:style style:name="T567" style:family="text">
      <style:text-properties officeooo:rsid="0839671f"/>
    </style:style>
    <style:style style:name="T568" style:family="text">
      <style:text-properties officeooo:rsid="083b8757"/>
    </style:style>
    <style:style style:name="T569" style:family="text">
      <style:text-properties officeooo:rsid="083b8ff8"/>
    </style:style>
    <style:style style:name="T570" style:family="text">
      <style:text-properties officeooo:rsid="083d6786"/>
    </style:style>
    <style:style style:name="T571" style:family="text">
      <style:text-properties officeooo:rsid="08403ad2"/>
    </style:style>
    <style:style style:name="T572" style:family="text">
      <style:text-properties officeooo:rsid="08411dd3"/>
    </style:style>
    <style:style style:name="T573" style:family="text">
      <style:text-properties officeooo:rsid="084239b4"/>
    </style:style>
    <style:style style:name="T574" style:family="text">
      <style:text-properties officeooo:rsid="0843a7a1"/>
    </style:style>
    <style:style style:name="T575" style:family="text">
      <style:text-properties officeooo:rsid="0844a758"/>
    </style:style>
    <style:style style:name="T576" style:family="text">
      <style:text-properties officeooo:rsid="08462442"/>
    </style:style>
    <style:style style:name="T577" style:family="text">
      <style:text-properties officeooo:rsid="0847b8e9"/>
    </style:style>
    <style:style style:name="T578" style:family="text">
      <style:text-properties officeooo:rsid="0847fe4a"/>
    </style:style>
    <style:style style:name="T579" style:family="text">
      <style:text-properties officeooo:rsid="087ef663"/>
    </style:style>
    <style:style style:name="T580" style:family="text">
      <style:text-properties officeooo:rsid="0894cb8f"/>
    </style:style>
    <style:style style:name="T581" style:family="text">
      <style:text-properties officeooo:rsid="089f9be2"/>
    </style:style>
    <style:style style:name="T582" style:family="text">
      <style:text-properties officeooo:rsid="08a65f76"/>
    </style:style>
    <style:style style:name="T583" style:family="text">
      <style:text-properties officeooo:rsid="08a80c4a"/>
    </style:style>
    <style:style style:name="T584" style:family="text">
      <style:text-properties officeooo:rsid="08aab712"/>
    </style:style>
    <style:style style:name="T585" style:family="text">
      <style:text-properties officeooo:rsid="08af7ced"/>
    </style:style>
    <style:style style:name="T586" style:family="text">
      <style:text-properties officeooo:rsid="08b68ac8"/>
    </style:style>
    <style:style style:name="T587" style:family="text">
      <style:text-properties officeooo:rsid="08c1e529"/>
    </style:style>
    <style:style style:name="T588" style:family="text">
      <style:text-properties officeooo:rsid="08e0bad7"/>
    </style:style>
    <style:style style:name="T589" style:family="text">
      <style:text-properties officeooo:rsid="08ff1a47"/>
    </style:style>
    <style:style style:name="T590" style:family="text">
      <style:text-properties officeooo:rsid="0906efde"/>
    </style:style>
    <style:style style:name="T591" style:family="text">
      <style:text-properties officeooo:rsid="09165277"/>
    </style:style>
    <style:style style:name="T592" style:family="text">
      <style:text-properties officeooo:rsid="091da918"/>
    </style:style>
    <style:style style:name="T593" style:family="text">
      <style:text-properties officeooo:rsid="091f8041"/>
    </style:style>
    <style:style style:name="T594" style:family="text">
      <style:text-properties officeooo:rsid="0924f2ff"/>
    </style:style>
    <style:style style:name="T595" style:family="text">
      <style:text-properties officeooo:rsid="0928bc34"/>
    </style:style>
    <style:style style:name="T596" style:family="text">
      <style:text-properties officeooo:rsid="092bd3af"/>
    </style:style>
    <style:style style:name="T597" style:family="text">
      <style:text-properties officeooo:rsid="092cd439"/>
    </style:style>
    <style:style style:name="T598" style:family="text">
      <style:text-properties officeooo:rsid="092d90e3"/>
    </style:style>
    <style:style style:name="T599" style:family="text">
      <style:text-properties officeooo:rsid="092ec505"/>
    </style:style>
    <style:style style:name="T600" style:family="text">
      <style:text-properties officeooo:rsid="0934bd76"/>
    </style:style>
    <style:style style:name="T601" style:family="text">
      <style:text-properties officeooo:rsid="09387174"/>
    </style:style>
    <style:style style:name="T602" style:family="text">
      <style:text-properties officeooo:rsid="0938c201"/>
    </style:style>
    <style:style style:name="T603" style:family="text">
      <style:text-properties officeooo:rsid="093a6f2d"/>
    </style:style>
    <style:style style:name="T604" style:family="text">
      <style:text-properties officeooo:rsid="093ac2fb"/>
    </style:style>
    <style:style style:name="T605" style:family="text">
      <style:text-properties officeooo:rsid="093ae0ae"/>
    </style:style>
    <style:style style:name="T606" style:family="text">
      <style:text-properties officeooo:rsid="093cb02b"/>
    </style:style>
    <style:style style:name="T607" style:family="text">
      <style:text-properties officeooo:rsid="093cc3e7"/>
    </style:style>
    <style:style style:name="T608" style:family="text">
      <style:text-properties officeooo:rsid="0940e73d"/>
    </style:style>
    <style:style style:name="T609" style:family="text">
      <style:text-properties officeooo:rsid="0941ac29"/>
    </style:style>
    <style:style style:name="T610" style:family="text">
      <style:text-properties officeooo:rsid="09432b04"/>
    </style:style>
    <style:style style:name="T611" style:family="text">
      <style:text-properties officeooo:rsid="09471cdd"/>
    </style:style>
    <style:style style:name="T612" style:family="text">
      <style:text-properties officeooo:rsid="09475400"/>
    </style:style>
    <style:style style:name="T613" style:family="text">
      <style:text-properties officeooo:rsid="09475d4f"/>
    </style:style>
    <style:style style:name="T614" style:family="text">
      <style:text-properties officeooo:rsid="094fc29a"/>
    </style:style>
    <style:style style:name="T615" style:family="text">
      <style:text-properties officeooo:rsid="09502862"/>
    </style:style>
    <style:style style:name="T616" style:family="text">
      <style:text-properties officeooo:rsid="095153a9"/>
    </style:style>
    <style:style style:name="T617" style:family="text">
      <style:text-properties officeooo:rsid="09546733"/>
    </style:style>
    <style:style style:name="T618" style:family="text">
      <style:text-properties officeooo:rsid="095bc70a"/>
    </style:style>
    <style:style style:name="T619" style:family="text">
      <style:text-properties officeooo:rsid="09639f3d"/>
    </style:style>
    <style:style style:name="T620" style:family="text">
      <style:text-properties officeooo:rsid="09661c22"/>
    </style:style>
    <style:style style:name="T621" style:family="text">
      <style:text-properties officeooo:rsid="096838d2"/>
    </style:style>
    <style:style style:name="T622" style:family="text">
      <style:text-properties officeooo:rsid="0968ac47"/>
    </style:style>
    <style:style style:name="T623" style:family="text">
      <style:text-properties officeooo:rsid="097018d7"/>
    </style:style>
    <style:style style:name="T624" style:family="text">
      <style:text-properties officeooo:rsid="097cd398"/>
    </style:style>
    <style:style style:name="T625" style:family="text">
      <style:text-properties officeooo:rsid="0985da68"/>
    </style:style>
    <style:style style:name="T626" style:family="text">
      <style:text-properties officeooo:rsid="0991ab2a"/>
    </style:style>
    <style:style style:name="T627" style:family="text">
      <style:text-properties officeooo:rsid="0999c1ed"/>
    </style:style>
    <style:style style:name="T628" style:family="text">
      <style:text-properties officeooo:rsid="09b76969"/>
    </style:style>
    <style:style style:name="T629" style:family="text">
      <style:text-properties officeooo:rsid="09bd6575"/>
    </style:style>
    <style:style style:name="T630" style:family="text">
      <style:text-properties officeooo:rsid="09c7ba71"/>
    </style:style>
    <style:style style:name="T631" style:family="text">
      <style:text-properties officeooo:rsid="09f0764b"/>
    </style:style>
    <style:style style:name="T632" style:family="text">
      <style:text-properties officeooo:rsid="0a03825a"/>
    </style:style>
    <style:style style:name="T633" style:family="text">
      <style:text-properties officeooo:rsid="0a129d2a"/>
    </style:style>
    <style:style style:name="T634" style:family="text">
      <style:text-properties officeooo:rsid="0a198e92"/>
    </style:style>
    <style:style style:name="T635" style:family="text">
      <style:text-properties officeooo:rsid="0a1e3531"/>
    </style:style>
    <style:style style:name="T636" style:family="text">
      <style:text-properties officeooo:rsid="0a20a438"/>
    </style:style>
    <style:style style:name="T637" style:family="text">
      <style:text-properties officeooo:rsid="0a292781"/>
    </style:style>
    <style:style style:name="T638" style:family="text">
      <style:text-properties officeooo:rsid="0a29e361"/>
    </style:style>
    <style:style style:name="T639" style:family="text">
      <style:text-properties officeooo:rsid="0a343ea9"/>
    </style:style>
    <style:style style:name="T640" style:family="text">
      <style:text-properties officeooo:rsid="0a347aa4"/>
    </style:style>
    <style:style style:name="T641" style:family="text">
      <style:text-properties officeooo:rsid="0a3b84a9"/>
    </style:style>
    <style:style style:name="T642" style:family="text">
      <style:text-properties officeooo:rsid="0a4b0c12"/>
    </style:style>
    <style:style style:name="T643" style:family="text">
      <style:text-properties officeooo:rsid="0a5279ed"/>
    </style:style>
    <style:style style:name="T644" style:family="text">
      <style:text-properties officeooo:rsid="0a53fee0"/>
    </style:style>
    <style:style style:name="T645" style:family="text">
      <style:text-properties officeooo:rsid="0a54869b"/>
    </style:style>
    <style:style style:name="T646" style:family="text">
      <style:text-properties officeooo:rsid="0a590f91"/>
    </style:style>
    <style:style style:name="T647" style:family="text">
      <style:text-properties officeooo:rsid="0a594308"/>
    </style:style>
    <style:style style:name="T648" style:family="text">
      <style:text-properties officeooo:rsid="0a5ac7b6"/>
    </style:style>
    <style:style style:name="T649" style:family="text">
      <style:text-properties officeooo:rsid="0a5d083a"/>
    </style:style>
    <style:style style:name="T650" style:family="text">
      <style:text-properties officeooo:rsid="0a5eaae8"/>
    </style:style>
    <style:style style:name="T651" style:family="text">
      <style:text-properties officeooo:rsid="0a615c6a"/>
    </style:style>
    <style:style style:name="T652" style:family="text">
      <style:text-properties officeooo:rsid="0a6dffd8"/>
    </style:style>
    <style:style style:name="T653" style:family="text">
      <style:text-properties officeooo:rsid="0a70c7dd"/>
    </style:style>
    <style:style style:name="T654" style:family="text">
      <style:text-properties officeooo:rsid="0a70f87b"/>
    </style:style>
    <style:style style:name="T655" style:family="text">
      <style:text-properties officeooo:rsid="0a779aa6"/>
    </style:style>
    <style:style style:name="T656" style:family="text">
      <style:text-properties officeooo:rsid="0a7a3042"/>
    </style:style>
    <style:style style:name="T657" style:family="text">
      <style:text-properties officeooo:rsid="0a851463"/>
    </style:style>
    <style:style style:name="T658" style:family="text">
      <style:text-properties officeooo:rsid="0a85b046"/>
    </style:style>
    <style:style style:name="T659" style:family="text">
      <style:text-properties officeooo:rsid="0a884148"/>
    </style:style>
    <style:style style:name="T660" style:family="text">
      <style:text-properties officeooo:rsid="0a9270de"/>
    </style:style>
    <style:style style:name="T661" style:family="text">
      <style:text-properties officeooo:rsid="0a95ce93"/>
    </style:style>
    <style:style style:name="T662" style:family="text">
      <style:text-properties officeooo:rsid="0a991cde"/>
    </style:style>
    <style:style style:name="T663" style:family="text">
      <style:text-properties officeooo:rsid="0a993e5e"/>
    </style:style>
    <style:style style:name="T664" style:family="text">
      <style:text-properties officeooo:rsid="0a995460"/>
    </style:style>
    <style:style style:name="T665" style:family="text">
      <style:text-properties officeooo:rsid="0a9bdb93"/>
    </style:style>
    <style:style style:name="T666" style:family="text">
      <style:text-properties officeooo:rsid="0a9cffd4"/>
    </style:style>
    <style:style style:name="T667" style:family="text">
      <style:text-properties officeooo:rsid="0aa0e815"/>
    </style:style>
    <style:style style:name="T668" style:family="text">
      <style:text-properties officeooo:rsid="0aa138fa"/>
    </style:style>
    <style:style style:name="T669" style:family="text">
      <style:text-properties officeooo:rsid="0aa27677"/>
    </style:style>
    <style:style style:name="T670" style:family="text">
      <style:text-properties officeooo:rsid="0aa35f8f"/>
    </style:style>
    <style:style style:name="T671" style:family="text">
      <style:text-properties officeooo:rsid="0aa6664c"/>
    </style:style>
    <style:style style:name="T672" style:family="text">
      <style:text-properties officeooo:rsid="0aa71dd9"/>
    </style:style>
    <style:style style:name="T673" style:family="text">
      <style:text-properties officeooo:rsid="0aa91e8e"/>
    </style:style>
    <style:style style:name="T674" style:family="text">
      <style:text-properties officeooo:rsid="0aac800b"/>
    </style:style>
    <style:style style:name="T675" style:family="text">
      <style:text-properties officeooo:rsid="0abec003"/>
    </style:style>
    <style:style style:name="T676" style:family="text">
      <style:text-properties officeooo:rsid="0ac6b93e"/>
    </style:style>
    <style:style style:name="T677" style:family="text">
      <style:text-properties officeooo:rsid="0ac7daea"/>
    </style:style>
    <style:style style:name="T678" style:family="text">
      <style:text-properties officeooo:rsid="0ac8e7dc"/>
    </style:style>
    <style:style style:name="T679" style:family="text">
      <style:text-properties officeooo:rsid="0ac9b1dd"/>
    </style:style>
    <style:style style:name="T680" style:family="text">
      <style:text-properties officeooo:rsid="0acb3beb"/>
    </style:style>
    <style:style style:name="T681" style:family="text">
      <style:text-properties officeooo:rsid="0acb7890"/>
    </style:style>
    <style:style style:name="T682" style:family="text">
      <style:text-properties officeooo:rsid="0acc5d42"/>
    </style:style>
    <style:style style:name="T683" style:family="text">
      <style:text-properties officeooo:rsid="0acd1d84"/>
    </style:style>
    <style:style style:name="T684" style:family="text">
      <style:text-properties officeooo:rsid="0ad406b7"/>
    </style:style>
    <style:style style:name="T685" style:family="text">
      <style:text-properties officeooo:rsid="0ad4bc66"/>
    </style:style>
    <style:style style:name="T686" style:family="text">
      <style:text-properties officeooo:rsid="0ad6467c"/>
    </style:style>
    <style:style style:name="T687" style:family="text">
      <style:text-properties officeooo:rsid="0ad74a1a"/>
    </style:style>
    <style:style style:name="T688" style:family="text">
      <style:text-properties officeooo:rsid="0ad92926"/>
    </style:style>
    <style:style style:name="T689" style:family="text">
      <style:text-properties officeooo:rsid="0ad9d0b6"/>
    </style:style>
    <style:style style:name="T690" style:family="text">
      <style:text-properties officeooo:rsid="0ada4257"/>
    </style:style>
    <style:style style:name="T691" style:family="text">
      <style:text-properties officeooo:rsid="0adc2860"/>
    </style:style>
    <style:style style:name="T692" style:family="text">
      <style:text-properties officeooo:rsid="0ade3523"/>
    </style:style>
    <style:style style:name="T693" style:family="text">
      <style:text-properties officeooo:rsid="0ae5af65"/>
    </style:style>
    <style:style style:name="T694" style:family="text">
      <style:text-properties officeooo:rsid="0ae6e521"/>
    </style:style>
    <style:style style:name="T695" style:family="text">
      <style:text-properties officeooo:rsid="0afae74f"/>
    </style:style>
    <style:style style:name="T696" style:family="text">
      <style:text-properties officeooo:rsid="0b0bbfc0"/>
    </style:style>
    <style:style style:name="T697" style:family="text">
      <style:text-properties officeooo:rsid="0b0d02fb"/>
    </style:style>
    <style:style style:name="T698" style:family="text">
      <style:text-properties officeooo:rsid="0b0f43a2"/>
    </style:style>
    <style:style style:name="T699" style:family="text">
      <style:text-properties officeooo:rsid="0b139de0"/>
    </style:style>
    <style:style style:name="T700" style:family="text">
      <style:text-properties officeooo:rsid="0b13af21"/>
    </style:style>
    <style:style style:name="T701" style:family="text">
      <style:text-properties officeooo:rsid="0b1ce609"/>
    </style:style>
    <style:style style:name="T702" style:family="text">
      <style:text-properties officeooo:rsid="0b1d232c"/>
    </style:style>
    <style:style style:name="T703" style:family="text">
      <style:text-properties officeooo:rsid="0b26710a"/>
    </style:style>
    <style:style style:name="T704" style:family="text">
      <style:text-properties officeooo:rsid="0b26a0f9"/>
    </style:style>
    <style:style style:name="T705" style:family="text">
      <style:text-properties officeooo:rsid="0b31beca"/>
    </style:style>
    <style:style style:name="T706" style:family="text">
      <style:text-properties officeooo:rsid="0b342e9c"/>
    </style:style>
    <style:style style:name="T707" style:family="text">
      <style:text-properties officeooo:rsid="0b354054"/>
    </style:style>
    <style:style style:name="T708" style:family="text">
      <style:text-properties officeooo:rsid="0b3f2a8d"/>
    </style:style>
    <style:style style:name="T709" style:family="text">
      <style:text-properties officeooo:rsid="0b451901"/>
    </style:style>
    <style:style style:name="T710" style:family="text">
      <style:text-properties officeooo:rsid="0b5fde0d"/>
    </style:style>
    <style:style style:name="T711" style:family="text">
      <style:text-properties officeooo:rsid="0b6a0477"/>
    </style:style>
    <style:style style:name="T712" style:family="text">
      <style:text-properties officeooo:rsid="0b6b6be3"/>
    </style:style>
    <style:style style:name="T713" style:family="text">
      <style:text-properties officeooo:rsid="0b6d9f25"/>
    </style:style>
    <style:style style:name="T714" style:family="text">
      <style:text-properties officeooo:rsid="0b789233"/>
    </style:style>
    <style:style style:name="T715" style:family="text">
      <style:text-properties officeooo:rsid="0b7cc40d"/>
    </style:style>
    <style:style style:name="T716" style:family="text">
      <style:text-properties officeooo:rsid="0b85b74a"/>
    </style:style>
    <style:style style:name="T717" style:family="text">
      <style:text-properties officeooo:rsid="0b898d12"/>
    </style:style>
    <style:style style:name="T718" style:family="text">
      <style:text-properties officeooo:rsid="0b8a5607"/>
    </style:style>
    <style:style style:name="T719" style:family="text">
      <style:text-properties officeooo:rsid="0b973941"/>
    </style:style>
    <style:style style:name="T720" style:family="text">
      <style:text-properties officeooo:rsid="0bb57552"/>
    </style:style>
    <style:style style:name="T721" style:family="text">
      <style:text-properties officeooo:rsid="0be5b930"/>
    </style:style>
    <style:style style:name="T722" style:family="text">
      <style:text-properties officeooo:rsid="0bf128e4"/>
    </style:style>
    <style:style style:name="T723" style:family="text">
      <style:text-properties officeooo:rsid="0c4282df"/>
    </style:style>
    <style:style style:name="T724" style:family="text">
      <style:text-properties officeooo:rsid="0c5c5959"/>
    </style:style>
    <style:style style:name="T725" style:family="text">
      <style:text-properties officeooo:rsid="0c6fea84"/>
    </style:style>
    <style:style style:name="T726" style:family="text">
      <style:text-properties officeooo:rsid="0c805e28"/>
    </style:style>
    <style:style style:name="T727" style:family="text">
      <style:text-properties officeooo:rsid="0c8ed065"/>
    </style:style>
    <style:style style:name="T728" style:family="text">
      <style:text-properties officeooo:rsid="0c9b9a97"/>
    </style:style>
    <style:style style:name="T729" style:family="text">
      <style:text-properties officeooo:rsid="0c9c1720"/>
    </style:style>
    <style:style style:name="T730" style:family="text">
      <style:text-properties officeooo:rsid="0ca3a391"/>
    </style:style>
    <style:style style:name="T731" style:family="text">
      <style:text-properties officeooo:rsid="0cae3497"/>
    </style:style>
    <style:style style:name="T732" style:family="text">
      <style:text-properties officeooo:rsid="0cae8287"/>
    </style:style>
    <style:style style:name="T733" style:family="text">
      <style:text-properties officeooo:rsid="0cb201c8"/>
    </style:style>
    <style:style style:name="T734" style:family="text">
      <style:text-properties officeooo:rsid="0cb89107"/>
    </style:style>
    <style:style style:name="T735" style:family="text">
      <style:text-properties officeooo:rsid="0cde1e12"/>
    </style:style>
    <style:style style:name="T736" style:family="text">
      <style:text-properties officeooo:rsid="0cf7c521"/>
    </style:style>
    <style:style style:name="T737" style:family="text">
      <style:text-properties officeooo:rsid="0cf8491b"/>
    </style:style>
    <style:style style:name="T738" style:family="text">
      <style:text-properties officeooo:rsid="0cfc828e"/>
    </style:style>
    <style:style style:name="T739" style:family="text">
      <style:text-properties officeooo:rsid="0d045ced"/>
    </style:style>
    <style:style style:name="T740" style:family="text">
      <style:text-properties officeooo:rsid="0d054618"/>
    </style:style>
    <style:style style:name="T741" style:family="text">
      <style:text-properties officeooo:rsid="0d08797a"/>
    </style:style>
    <style:style style:name="T742" style:family="text">
      <style:text-properties officeooo:rsid="0d09ccb7"/>
    </style:style>
    <style:style style:name="T743" style:family="text">
      <style:text-properties officeooo:rsid="0d163240"/>
    </style:style>
    <style:style style:name="T744" style:family="text">
      <style:text-properties officeooo:rsid="0d163767"/>
    </style:style>
    <style:style style:name="T745" style:family="text">
      <style:text-properties officeooo:rsid="0d17217f"/>
    </style:style>
    <style:style style:name="T746" style:family="text">
      <style:text-properties officeooo:rsid="0d18d86e"/>
    </style:style>
    <style:style style:name="T747" style:family="text">
      <style:text-properties officeooo:rsid="0d1b6cc2"/>
    </style:style>
    <style:style style:name="T748" style:family="text">
      <style:text-properties officeooo:rsid="0d25f785"/>
    </style:style>
    <style:style style:name="T749" style:family="text">
      <style:text-properties officeooo:rsid="0d3c64b4"/>
    </style:style>
    <style:style style:name="T750" style:family="text">
      <style:text-properties officeooo:rsid="0d3fd1c1"/>
    </style:style>
    <style:style style:name="T751" style:family="text">
      <style:text-properties officeooo:rsid="0d41b137"/>
    </style:style>
    <style:style style:name="T752" style:family="text">
      <style:text-properties officeooo:rsid="0d4635d0"/>
    </style:style>
    <style:style style:name="T753" style:family="text">
      <style:text-properties officeooo:rsid="0d468b00"/>
    </style:style>
    <style:style style:name="T754" style:family="text">
      <style:text-properties officeooo:rsid="0d47ed5f"/>
    </style:style>
    <style:style style:name="T755" style:family="text">
      <style:text-properties officeooo:rsid="0d4a8582"/>
    </style:style>
    <style:style style:name="T756" style:family="text">
      <style:text-properties officeooo:rsid="0d4a87ac"/>
    </style:style>
    <style:style style:name="T757" style:family="text">
      <style:text-properties officeooo:rsid="0d4af74a"/>
    </style:style>
    <style:style style:name="T758" style:family="text">
      <style:text-properties officeooo:rsid="0d4ef25f"/>
    </style:style>
    <style:style style:name="T759" style:family="text">
      <style:text-properties officeooo:rsid="0d5144f3"/>
    </style:style>
    <style:style style:name="T760" style:family="text">
      <style:text-properties officeooo:rsid="0d5264cf"/>
    </style:style>
    <style:style style:name="T761" style:family="text">
      <style:text-properties officeooo:rsid="0d5b2f1b"/>
    </style:style>
    <style:style style:name="T762" style:family="text">
      <style:text-properties officeooo:rsid="0d5f3504"/>
    </style:style>
    <style:style style:name="T763" style:family="text">
      <style:text-properties officeooo:rsid="0d6df2df"/>
    </style:style>
    <style:style style:name="T764" style:family="text">
      <style:text-properties officeooo:rsid="0d6fa144"/>
    </style:style>
    <style:style style:name="T765" style:family="text">
      <style:text-properties officeooo:rsid="0d722094"/>
    </style:style>
    <style:style style:name="T766" style:family="text">
      <style:text-properties officeooo:rsid="0d7b6861"/>
    </style:style>
    <style:style style:name="T767" style:family="text">
      <style:text-properties officeooo:rsid="0d7f044e"/>
    </style:style>
    <style:style style:name="T768" style:family="text">
      <style:text-properties officeooo:rsid="0d82e406"/>
    </style:style>
    <style:style style:name="T769" style:family="text">
      <style:text-properties officeooo:rsid="0d876d7b"/>
    </style:style>
    <style:style style:name="T770" style:family="text">
      <style:text-properties officeooo:rsid="0d893f7f"/>
    </style:style>
    <style:style style:name="T771" style:family="text">
      <style:text-properties officeooo:rsid="0d8b3c80"/>
    </style:style>
    <style:style style:name="T772" style:family="text">
      <style:text-properties officeooo:rsid="0d8de107"/>
    </style:style>
    <style:style style:name="T773" style:family="text">
      <style:text-properties officeooo:rsid="0d8e494a"/>
    </style:style>
    <style:style style:name="T774" style:family="text">
      <style:text-properties officeooo:rsid="0d965795"/>
    </style:style>
    <style:style style:name="T775" style:family="text">
      <style:text-properties officeooo:rsid="0d989b54"/>
    </style:style>
    <style:style style:name="T776" style:family="text">
      <style:text-properties officeooo:rsid="0d9a397d"/>
    </style:style>
    <style:style style:name="T777" style:family="text">
      <style:text-properties officeooo:rsid="0d9c12b0"/>
    </style:style>
    <style:style style:name="T778" style:family="text">
      <style:text-properties officeooo:rsid="0d9cd828"/>
    </style:style>
    <style:style style:name="T779" style:family="text">
      <style:text-properties officeooo:rsid="0d9dc3f0"/>
    </style:style>
    <style:style style:name="T780" style:family="text">
      <style:text-properties officeooo:rsid="0d9f72ba"/>
    </style:style>
    <style:style style:name="T781" style:family="text">
      <style:text-properties officeooo:rsid="0dafadaa"/>
    </style:style>
    <style:style style:name="T782" style:family="text">
      <style:text-properties officeooo:rsid="0db8d453"/>
    </style:style>
    <style:style style:name="T783" style:family="text">
      <style:text-properties officeooo:rsid="0dc4d5e6"/>
    </style:style>
    <style:style style:name="T784" style:family="text">
      <style:text-properties officeooo:rsid="0dc76b06"/>
    </style:style>
    <style:style style:name="T785" style:family="text">
      <style:text-properties officeooo:rsid="0dc8ef6f"/>
    </style:style>
    <style:style style:name="T786" style:family="text">
      <style:text-properties officeooo:rsid="0dc98e70"/>
    </style:style>
    <style:style style:name="T787" style:family="text">
      <style:text-properties officeooo:rsid="0dc9f466"/>
    </style:style>
    <style:style style:name="T788" style:family="text">
      <style:text-properties officeooo:rsid="0dceb8dd"/>
    </style:style>
    <style:style style:name="T789" style:family="text">
      <style:text-properties officeooo:rsid="0dd04e59"/>
    </style:style>
    <style:style style:name="T790" style:family="text">
      <style:text-properties officeooo:rsid="0dd21831"/>
    </style:style>
    <style:style style:name="T791" style:family="text">
      <style:text-properties officeooo:rsid="0dd2560e"/>
    </style:style>
    <style:style style:name="T792" style:family="text">
      <style:text-properties officeooo:rsid="0dd3386d"/>
    </style:style>
    <style:style style:name="T793" style:family="text">
      <style:text-properties officeooo:rsid="0dd9d39d"/>
    </style:style>
    <style:style style:name="T794" style:family="text">
      <style:text-properties officeooo:rsid="0de07497"/>
    </style:style>
    <style:style style:name="T795" style:family="text">
      <style:text-properties officeooo:rsid="0de1f2d0"/>
    </style:style>
    <style:style style:name="T796" style:family="text">
      <style:text-properties officeooo:rsid="0de3be36"/>
    </style:style>
    <style:style style:name="T797" style:family="text">
      <style:text-properties officeooo:rsid="0de6b4f1"/>
    </style:style>
    <style:style style:name="T798" style:family="text">
      <style:text-properties officeooo:rsid="0de8dc99"/>
    </style:style>
    <style:style style:name="T799" style:family="text">
      <style:text-properties officeooo:rsid="0dea5631"/>
    </style:style>
    <style:style style:name="T800" style:family="text">
      <style:text-properties officeooo:rsid="0dee9f0a"/>
    </style:style>
    <style:style style:name="T801" style:family="text">
      <style:text-properties officeooo:rsid="0deeaf1b"/>
    </style:style>
    <style:style style:name="T802" style:family="text">
      <style:text-properties officeooo:rsid="0defdc5a"/>
    </style:style>
    <style:style style:name="T803" style:family="text">
      <style:text-properties officeooo:rsid="0e07a54b"/>
    </style:style>
    <style:style style:name="T804" style:family="text">
      <style:text-properties officeooo:rsid="0e083318"/>
    </style:style>
    <style:style style:name="T805" style:family="text">
      <style:text-properties officeooo:rsid="0e0a9f92"/>
    </style:style>
    <style:style style:name="T806" style:family="text">
      <style:text-properties officeooo:rsid="0e0af591"/>
    </style:style>
    <style:style style:name="T807" style:family="text">
      <style:text-properties officeooo:rsid="0e0cc87b"/>
    </style:style>
    <style:style style:name="T808" style:family="text">
      <style:text-properties officeooo:rsid="0e121fa2"/>
    </style:style>
    <style:style style:name="T809" style:family="text">
      <style:text-properties officeooo:rsid="0e1280ed"/>
    </style:style>
    <style:style style:name="T810" style:family="text">
      <style:text-properties officeooo:rsid="0e2561b3"/>
    </style:style>
    <style:style style:name="T811" style:family="text">
      <style:text-properties officeooo:rsid="0e2ffce4"/>
    </style:style>
    <style:style style:name="T812" style:family="text">
      <style:text-properties officeooo:rsid="0e429899"/>
    </style:style>
    <style:style style:name="T813" style:family="text">
      <style:text-properties officeooo:rsid="0e45b175"/>
    </style:style>
    <style:style style:name="T814" style:family="text">
      <style:text-properties officeooo:rsid="0e5556a0"/>
    </style:style>
    <style:style style:name="T815" style:family="text">
      <style:text-properties officeooo:rsid="0e59ea46"/>
    </style:style>
    <style:style style:name="T816" style:family="text">
      <style:text-properties officeooo:rsid="0e5ef724"/>
    </style:style>
    <style:style style:name="T817" style:family="text">
      <style:text-properties officeooo:rsid="0e735c1b"/>
    </style:style>
    <style:style style:name="T818" style:family="text">
      <style:text-properties officeooo:rsid="0e76ca7a"/>
    </style:style>
    <style:style style:name="T819" style:family="text">
      <style:text-properties officeooo:rsid="0e76d693"/>
    </style:style>
    <style:style style:name="T820" style:family="text">
      <style:text-properties officeooo:rsid="0e7a5147"/>
    </style:style>
    <style:style style:name="T821" style:family="text">
      <style:text-properties officeooo:rsid="0e82411c"/>
    </style:style>
    <style:style style:name="T822" style:family="text">
      <style:text-properties officeooo:rsid="0e83fa2b"/>
    </style:style>
    <style:style style:name="T823" style:family="text">
      <style:text-properties officeooo:rsid="0e892b1f"/>
    </style:style>
    <style:style style:name="T824" style:family="text">
      <style:text-properties officeooo:rsid="0e8f1d8c"/>
    </style:style>
    <style:style style:name="T825" style:family="text">
      <style:text-properties officeooo:rsid="0e9035e0"/>
    </style:style>
    <style:style style:name="T826" style:family="text">
      <style:text-properties officeooo:rsid="0e92aabe"/>
    </style:style>
    <style:style style:name="T827" style:family="text">
      <style:text-properties officeooo:rsid="0e93ae87"/>
    </style:style>
    <style:style style:name="T828" style:family="text">
      <style:text-properties officeooo:rsid="0e95669f"/>
    </style:style>
    <style:style style:name="T829" style:family="text">
      <style:text-properties officeooo:rsid="0e982e51"/>
    </style:style>
    <style:style style:name="T830" style:family="text">
      <style:text-properties officeooo:rsid="0e9c0c5a"/>
    </style:style>
    <style:style style:name="T831" style:family="text">
      <style:text-properties officeooo:rsid="0e9c2eb3"/>
    </style:style>
    <style:style style:name="T832" style:family="text">
      <style:text-properties officeooo:rsid="0e9d4edf"/>
    </style:style>
    <style:style style:name="T833" style:family="text">
      <style:text-properties officeooo:rsid="0e9e2115"/>
    </style:style>
    <style:style style:name="T834" style:family="text">
      <style:text-properties officeooo:rsid="0e9f8df3"/>
    </style:style>
    <style:style style:name="T835" style:family="text">
      <style:text-properties officeooo:rsid="0ea0a5f3"/>
    </style:style>
    <style:style style:name="T836" style:family="text">
      <style:text-properties officeooo:rsid="0ea1ed86"/>
    </style:style>
    <style:style style:name="T837" style:family="text">
      <style:text-properties officeooo:rsid="0eb5b29b"/>
    </style:style>
    <style:style style:name="T838" style:family="text">
      <style:text-properties officeooo:rsid="0eb5bd09"/>
    </style:style>
    <style:style style:name="T839" style:family="text">
      <style:text-properties officeooo:rsid="0eb614b8"/>
    </style:style>
    <style:style style:name="T840" style:family="text">
      <style:text-properties officeooo:rsid="0eb6bb58"/>
    </style:style>
    <style:style style:name="T841" style:family="text">
      <style:text-properties officeooo:rsid="0eb7ec65"/>
    </style:style>
    <style:style style:name="T842" style:family="text">
      <style:text-properties officeooo:rsid="0eb99a95"/>
    </style:style>
    <style:style style:name="T843" style:family="text">
      <style:text-properties officeooo:rsid="0ebaeb78"/>
    </style:style>
    <style:style style:name="T844" style:family="text">
      <style:text-properties officeooo:rsid="0ebd9cd5"/>
    </style:style>
    <style:style style:name="T845" style:family="text">
      <style:text-properties officeooo:rsid="0ec0c799"/>
    </style:style>
    <style:style style:name="T846" style:family="text">
      <style:text-properties officeooo:rsid="0ec11ac4"/>
    </style:style>
    <style:style style:name="T847" style:family="text">
      <style:text-properties officeooo:rsid="0ec3525f"/>
    </style:style>
    <style:style style:name="T848" style:family="text">
      <style:text-properties officeooo:rsid="0ec4de6f"/>
    </style:style>
    <style:style style:name="T849" style:family="text">
      <style:text-properties officeooo:rsid="0ec5c7af"/>
    </style:style>
    <style:style style:name="T850" style:family="text">
      <style:text-properties officeooo:rsid="0ec7644c"/>
    </style:style>
    <style:style style:name="T851" style:family="text">
      <style:text-properties officeooo:rsid="0ec86a0d"/>
    </style:style>
    <style:style style:name="T852" style:family="text">
      <style:text-properties officeooo:rsid="0ecaa185"/>
    </style:style>
    <style:style style:name="T853" style:family="text">
      <style:text-properties officeooo:rsid="0ecff853"/>
    </style:style>
    <style:style style:name="T854" style:family="text">
      <style:text-properties officeooo:rsid="0ed06862"/>
    </style:style>
    <style:style style:name="T855" style:family="text">
      <style:text-properties officeooo:rsid="0ed2b947"/>
    </style:style>
    <style:style style:name="T856" style:family="text">
      <style:text-properties officeooo:rsid="0ed42e56"/>
    </style:style>
    <style:style style:name="T857" style:family="text">
      <style:text-properties officeooo:rsid="0eea4c48"/>
    </style:style>
    <style:style style:name="T858" style:family="text">
      <style:text-properties officeooo:rsid="0f021478"/>
    </style:style>
    <style:style style:name="T859" style:family="text">
      <style:text-properties officeooo:rsid="0f026fa5"/>
    </style:style>
    <style:style style:name="T860" style:family="text">
      <style:text-properties officeooo:rsid="0f055234"/>
    </style:style>
    <style:style style:name="T861" style:family="text">
      <style:text-properties officeooo:rsid="0f0634e2"/>
    </style:style>
    <style:style style:name="T862" style:family="text">
      <style:text-properties officeooo:rsid="0f0780b4"/>
    </style:style>
    <style:style style:name="T863" style:family="text">
      <style:text-properties officeooo:rsid="0f0d369b"/>
    </style:style>
    <style:style style:name="T864" style:family="text">
      <style:text-properties officeooo:rsid="0f0e84e8"/>
    </style:style>
    <style:style style:name="T865" style:family="text">
      <style:text-properties officeooo:rsid="0f11fea9"/>
    </style:style>
    <style:style style:name="T866" style:family="text">
      <style:text-properties officeooo:rsid="0f1996ba"/>
    </style:style>
    <style:style style:name="T867" style:family="text">
      <style:text-properties officeooo:rsid="0f1b7c46"/>
    </style:style>
    <style:style style:name="T868" style:family="text">
      <style:text-properties officeooo:rsid="0f29f63e"/>
    </style:style>
    <style:style style:name="T869" style:family="text">
      <style:text-properties officeooo:rsid="0f2df68e"/>
    </style:style>
    <style:style style:name="T870" style:family="text">
      <style:text-properties officeooo:rsid="0f2fdcb0"/>
    </style:style>
    <style:style style:name="T871" style:family="text">
      <style:text-properties officeooo:rsid="0f32506b"/>
    </style:style>
    <style:style style:name="T872" style:family="text">
      <style:text-properties officeooo:rsid="0f3edb54"/>
    </style:style>
    <style:style style:name="T873" style:family="text">
      <style:text-properties officeooo:rsid="0f4296a5"/>
    </style:style>
    <style:style style:name="T874" style:family="text">
      <style:text-properties officeooo:rsid="0f44f213"/>
    </style:style>
    <style:style style:name="T875" style:family="text">
      <style:text-properties officeooo:rsid="0f48e0ab"/>
    </style:style>
    <style:style style:name="T876" style:family="text">
      <style:text-properties officeooo:rsid="0f4d6d69"/>
    </style:style>
    <style:style style:name="T877" style:family="text">
      <style:text-properties officeooo:rsid="0f4d891d"/>
    </style:style>
    <style:style style:name="T878" style:family="text">
      <style:text-properties officeooo:rsid="0f4e72bd"/>
    </style:style>
    <style:style style:name="T879" style:family="text">
      <style:text-properties officeooo:rsid="0f506265"/>
    </style:style>
    <style:style style:name="T880" style:family="text">
      <style:text-properties officeooo:rsid="0f57c665"/>
    </style:style>
    <style:style style:name="T881" style:family="text">
      <style:text-properties officeooo:rsid="0f5bd22f"/>
    </style:style>
    <style:style style:name="T882" style:family="text">
      <style:text-properties officeooo:rsid="0f5d3275"/>
    </style:style>
    <style:style style:name="T883" style:family="text">
      <style:text-properties officeooo:rsid="0f5dbd52"/>
    </style:style>
    <style:style style:name="T884" style:family="text">
      <style:text-properties officeooo:rsid="0f5e869f"/>
    </style:style>
    <style:style style:name="T885" style:family="text">
      <style:text-properties officeooo:rsid="0f5fa945"/>
    </style:style>
    <style:style style:name="T886" style:family="text">
      <style:text-properties officeooo:rsid="0f644f9b"/>
    </style:style>
    <style:style style:name="T887" style:family="text">
      <style:text-properties officeooo:rsid="0f6578d1"/>
    </style:style>
    <style:style style:name="T888" style:family="text">
      <style:text-properties officeooo:rsid="0f66a1e2"/>
    </style:style>
    <style:style style:name="T889" style:family="text">
      <style:text-properties officeooo:rsid="0f67b135"/>
    </style:style>
    <style:style style:name="T890" style:family="text">
      <style:text-properties officeooo:rsid="0f68169d"/>
    </style:style>
    <style:style style:name="T891" style:family="text">
      <style:text-properties officeooo:rsid="0f69c884"/>
    </style:style>
    <style:style style:name="T892" style:family="text">
      <style:text-properties officeooo:rsid="0f6b0827"/>
    </style:style>
    <style:style style:name="T893" style:family="text">
      <style:text-properties officeooo:rsid="0f749e62"/>
    </style:style>
    <style:style style:name="T894" style:family="text">
      <style:text-properties officeooo:rsid="0f769fcf"/>
    </style:style>
    <style:style style:name="T895" style:family="text">
      <style:text-properties officeooo:rsid="0f7b203b"/>
    </style:style>
    <style:style style:name="T896" style:family="text">
      <style:text-properties officeooo:rsid="0f81037b"/>
    </style:style>
    <style:style style:name="T897" style:family="text">
      <style:text-properties officeooo:rsid="0f813660"/>
    </style:style>
    <style:style style:name="T898" style:family="text">
      <style:text-properties officeooo:rsid="0f8daf70"/>
    </style:style>
    <style:style style:name="T899" style:family="text">
      <style:text-properties officeooo:rsid="0f8f2783"/>
    </style:style>
    <style:style style:name="T900" style:family="text">
      <style:text-properties officeooo:rsid="0f8ff995"/>
    </style:style>
    <style:style style:name="T901" style:family="text">
      <style:text-properties officeooo:rsid="0f927871"/>
    </style:style>
    <style:style style:name="T902" style:family="text">
      <style:text-properties officeooo:rsid="0f9eb8f6"/>
    </style:style>
    <style:style style:name="T903" style:family="text">
      <style:text-properties officeooo:rsid="0faa9c71"/>
    </style:style>
    <style:style style:name="T904" style:family="text">
      <style:text-properties officeooo:rsid="0fbe4ba9"/>
    </style:style>
    <style:style style:name="T905" style:family="text">
      <style:text-properties officeooo:rsid="0fc0c51a"/>
    </style:style>
    <style:style style:name="T906" style:family="text">
      <style:text-properties officeooo:rsid="0fc68672"/>
    </style:style>
    <style:style style:name="T907" style:family="text">
      <style:text-properties officeooo:rsid="0fcac347"/>
    </style:style>
    <style:style style:name="T908" style:family="text">
      <style:text-properties officeooo:rsid="0fcd9567"/>
    </style:style>
    <style:style style:name="T909" style:family="text">
      <style:text-properties officeooo:rsid="0fe1f36a"/>
    </style:style>
    <style:style style:name="T910" style:family="text">
      <style:text-properties officeooo:rsid="0fee37ab"/>
    </style:style>
    <style:style style:name="T911" style:family="text">
      <style:text-properties officeooo:rsid="0ff1747f"/>
    </style:style>
    <style:style style:name="T912" style:family="text">
      <style:text-properties officeooo:rsid="0ff1c76f"/>
    </style:style>
    <style:style style:name="T913" style:family="text">
      <style:text-properties officeooo:rsid="0ff2c007"/>
    </style:style>
    <style:style style:name="T914" style:family="text">
      <style:text-properties officeooo:rsid="0ff2e205"/>
    </style:style>
    <style:style style:name="T915" style:family="text">
      <style:text-properties officeooo:rsid="0ff432f6"/>
    </style:style>
    <style:style style:name="T916" style:family="text">
      <style:text-properties officeooo:rsid="0ff70779"/>
    </style:style>
    <style:style style:name="T917" style:family="text">
      <style:text-properties officeooo:rsid="0ff8d2a0"/>
    </style:style>
    <style:style style:name="T918" style:family="text">
      <style:text-properties officeooo:rsid="0ff95304"/>
    </style:style>
    <style:style style:name="T919" style:family="text">
      <style:text-properties officeooo:rsid="0ffd77a6"/>
    </style:style>
    <style:style style:name="T920" style:family="text">
      <style:text-properties officeooo:rsid="0ffef091"/>
    </style:style>
    <style:style style:name="T921" style:family="text">
      <style:text-properties officeooo:rsid="0fff5acf"/>
    </style:style>
    <style:style style:name="T922" style:family="text">
      <style:text-properties officeooo:rsid="1001531d"/>
    </style:style>
    <style:style style:name="T923" style:family="text">
      <style:text-properties officeooo:rsid="100223f2"/>
    </style:style>
    <style:style style:name="T924" style:family="text">
      <style:text-properties officeooo:rsid="10033dd1"/>
    </style:style>
    <style:style style:name="T925" style:family="text">
      <style:text-properties officeooo:rsid="1004506e"/>
    </style:style>
    <style:style style:name="T926" style:family="text">
      <style:text-properties officeooo:rsid="10046e02"/>
    </style:style>
    <style:style style:name="T927" style:family="text">
      <style:text-properties officeooo:rsid="10090d0c"/>
    </style:style>
    <style:style style:name="T928" style:family="text">
      <style:text-properties officeooo:rsid="100af2d6"/>
    </style:style>
    <style:style style:name="T929" style:family="text">
      <style:text-properties officeooo:rsid="100b8f4d"/>
    </style:style>
    <style:style style:name="T930" style:family="text">
      <style:text-properties officeooo:rsid="10104c75"/>
    </style:style>
    <style:style style:name="T931" style:family="text">
      <style:text-properties officeooo:rsid="10107a31"/>
    </style:style>
    <style:style style:name="T932" style:family="text">
      <style:text-properties officeooo:rsid="101112a4"/>
    </style:style>
    <style:style style:name="T933" style:family="text">
      <style:text-properties officeooo:rsid="101286f6"/>
    </style:style>
    <style:style style:name="T934" style:family="text">
      <style:text-properties officeooo:rsid="101d3661"/>
    </style:style>
    <style:style style:name="T935" style:family="text">
      <style:text-properties officeooo:rsid="101d8b80"/>
    </style:style>
    <style:style style:name="T936" style:family="text">
      <style:text-properties officeooo:rsid="101f2f26"/>
    </style:style>
    <style:style style:name="T937" style:family="text">
      <style:text-properties officeooo:rsid="10203f39"/>
    </style:style>
    <style:style style:name="T938" style:family="text">
      <style:text-properties officeooo:rsid="10211388"/>
    </style:style>
    <style:style style:name="T939" style:family="text">
      <style:text-properties officeooo:rsid="10257e0e"/>
    </style:style>
    <style:style style:name="T940" style:family="text">
      <style:text-properties officeooo:rsid="1025f857"/>
    </style:style>
    <style:style style:name="T941" style:family="text">
      <style:text-properties officeooo:rsid="102a56d7"/>
    </style:style>
    <style:style style:name="T942" style:family="text">
      <style:text-properties officeooo:rsid="102b87b0"/>
    </style:style>
    <style:style style:name="T943" style:family="text">
      <style:text-properties officeooo:rsid="102cc26f"/>
    </style:style>
    <style:style style:name="T944" style:family="text">
      <style:text-properties officeooo:rsid="102e3897"/>
    </style:style>
    <style:style style:name="T945" style:family="text">
      <style:text-properties officeooo:rsid="1031bc84"/>
    </style:style>
    <style:style style:name="T946" style:family="text">
      <style:text-properties officeooo:rsid="1033769f"/>
    </style:style>
    <style:style style:name="T947" style:family="text">
      <style:text-properties officeooo:rsid="1037cb07"/>
    </style:style>
    <style:style style:name="T948" style:family="text">
      <style:text-properties officeooo:rsid="103c9a0e"/>
    </style:style>
    <style:style style:name="T949" style:family="text">
      <style:text-properties officeooo:rsid="103e06d8"/>
    </style:style>
    <style:style style:name="T950" style:family="text">
      <style:text-properties officeooo:rsid="103ffe01"/>
    </style:style>
    <style:style style:name="T951" style:family="text">
      <style:text-properties officeooo:rsid="104210e2"/>
    </style:style>
    <style:style style:name="T952" style:family="text">
      <style:text-properties officeooo:rsid="10432e63"/>
    </style:style>
    <style:style style:name="T953" style:family="text">
      <style:text-properties officeooo:rsid="10447d0a"/>
    </style:style>
    <style:style style:name="T954" style:family="text">
      <style:text-properties officeooo:rsid="1046bb81"/>
    </style:style>
    <style:style style:name="T955" style:family="text">
      <style:text-properties officeooo:rsid="1049b504"/>
    </style:style>
    <style:style style:name="T956" style:family="text">
      <style:text-properties officeooo:rsid="104c505f"/>
    </style:style>
    <style:style style:name="T957" style:family="text">
      <style:text-properties officeooo:rsid="104e006c"/>
    </style:style>
    <style:style style:name="T958" style:family="text">
      <style:text-properties officeooo:rsid="104ea95d"/>
    </style:style>
    <style:style style:name="T959" style:family="text">
      <style:text-properties officeooo:rsid="10506f4a"/>
    </style:style>
    <style:style style:name="T960" style:family="text">
      <style:text-properties officeooo:rsid="10524070"/>
    </style:style>
    <style:style style:name="T961" style:family="text">
      <style:text-properties officeooo:rsid="10530e52"/>
    </style:style>
    <style:style style:name="T962" style:family="text">
      <style:text-properties officeooo:rsid="1056818c"/>
    </style:style>
    <style:style style:name="T963" style:family="text">
      <style:text-properties officeooo:rsid="10577e0f"/>
    </style:style>
    <style:style style:name="T964" style:family="text">
      <style:text-properties officeooo:rsid="1067b138"/>
    </style:style>
    <style:style style:name="T965" style:family="text">
      <style:text-properties officeooo:rsid="10717297"/>
    </style:style>
    <style:style style:name="T966" style:family="text">
      <style:text-properties officeooo:rsid="10726313"/>
    </style:style>
    <style:style style:name="T967" style:family="text">
      <style:text-properties officeooo:rsid="10751705"/>
    </style:style>
    <style:style style:name="T968" style:family="text">
      <style:text-properties officeooo:rsid="107ba50c"/>
    </style:style>
    <style:style style:name="T969" style:family="text">
      <style:text-properties officeooo:rsid="1080fd39"/>
    </style:style>
    <style:style style:name="T970" style:family="text">
      <style:text-properties officeooo:rsid="108133b7"/>
    </style:style>
    <style:style style:name="T971" style:family="text">
      <style:text-properties officeooo:rsid="10819a72"/>
    </style:style>
    <style:style style:name="T972" style:family="text">
      <style:text-properties officeooo:rsid="108863c7"/>
    </style:style>
    <style:style style:name="T973" style:family="text">
      <style:text-properties officeooo:rsid="1089bee9"/>
    </style:style>
    <style:style style:name="T974" style:family="text">
      <style:text-properties officeooo:rsid="108b0ee5"/>
    </style:style>
    <style:style style:name="T975" style:family="text">
      <style:text-properties officeooo:rsid="108c390d"/>
    </style:style>
    <style:style style:name="T976" style:family="text">
      <style:text-properties officeooo:rsid="108ca726"/>
    </style:style>
    <style:style style:name="T977" style:family="text">
      <style:text-properties officeooo:rsid="108d32d6"/>
    </style:style>
    <style:style style:name="T978" style:family="text">
      <style:text-properties officeooo:rsid="1092c034"/>
    </style:style>
    <style:style style:name="T979" style:family="text">
      <style:text-properties officeooo:rsid="109bf72b"/>
    </style:style>
    <style:style style:name="T980" style:family="text">
      <style:text-properties officeooo:rsid="109d0ca6"/>
    </style:style>
    <style:style style:name="T981" style:family="text">
      <style:text-properties officeooo:rsid="109d9a24"/>
    </style:style>
    <style:style style:name="T982" style:family="text">
      <style:text-properties officeooo:rsid="10a08974"/>
    </style:style>
    <style:style style:name="T983" style:family="text">
      <style:text-properties officeooo:rsid="10a1551b"/>
    </style:style>
    <style:style style:name="T984" style:family="text">
      <style:text-properties officeooo:rsid="10a2ad5c"/>
    </style:style>
    <style:style style:name="T985" style:family="text">
      <style:text-properties officeooo:rsid="10a3adcc"/>
    </style:style>
    <style:style style:name="T986" style:family="text">
      <style:text-properties officeooo:rsid="10a4b24d"/>
    </style:style>
    <style:style style:name="T987" style:family="text">
      <style:text-properties officeooo:rsid="10a59203"/>
    </style:style>
    <style:style style:name="T988" style:family="text">
      <style:text-properties officeooo:rsid="10a7c9e5"/>
    </style:style>
    <style:style style:name="T989" style:family="text">
      <style:text-properties officeooo:rsid="10ae0ccb"/>
    </style:style>
    <style:style style:name="T990" style:family="text">
      <style:text-properties officeooo:rsid="10b3c980"/>
    </style:style>
    <style:style style:name="T991" style:family="text">
      <style:text-properties officeooo:rsid="10b4d510"/>
    </style:style>
    <style:style style:name="T992" style:family="text">
      <style:text-properties officeooo:rsid="10b6771d"/>
    </style:style>
    <style:style style:name="T993" style:family="text">
      <style:text-properties officeooo:rsid="10bb03e6"/>
    </style:style>
    <style:style style:name="T994" style:family="text">
      <style:text-properties officeooo:rsid="10bd087d"/>
    </style:style>
    <style:style style:name="T995" style:family="text">
      <style:text-properties officeooo:rsid="10cd4909"/>
    </style:style>
    <style:style style:name="T996" style:family="text">
      <style:text-properties officeooo:rsid="10e33f33"/>
    </style:style>
    <style:style style:name="T997" style:family="text">
      <style:text-properties officeooo:rsid="10eca923"/>
    </style:style>
    <style:style style:name="T998" style:family="text">
      <style:text-properties officeooo:rsid="10ee7e78"/>
    </style:style>
    <style:style style:name="T999" style:family="text">
      <style:text-properties officeooo:rsid="11007fac"/>
    </style:style>
    <style:style style:name="T1000" style:family="text">
      <style:text-properties officeooo:rsid="11029618"/>
    </style:style>
    <style:style style:name="T1001" style:family="text">
      <style:text-properties style:text-position="sub 58%" fo:font-weight="bold" officeooo:rsid="11029618" style:font-weight-asian="bold" style:font-weight-complex="bold"/>
    </style:style>
    <style:style style:name="T1002" style:family="text">
      <style:text-properties style:text-position="sub 58%" fo:font-weight="bold" officeooo:rsid="1128b0ca" style:font-weight-asian="bold" style:font-weight-complex="bold"/>
    </style:style>
    <style:style style:name="T1003" style:family="text">
      <style:text-properties style:text-position="sub 58%" fo:font-weight="bold" officeooo:rsid="112d7fc2" style:font-weight-asian="bold" style:font-weight-complex="bold"/>
    </style:style>
    <style:style style:name="T1004" style:family="text">
      <style:text-properties style:text-position="sub 58%" fo:font-weight="bold" officeooo:rsid="11302608" style:font-weight-asian="bold" style:font-weight-complex="bold"/>
    </style:style>
    <style:style style:name="T1005" style:family="text">
      <style:text-properties officeooo:rsid="1169fb87"/>
    </style:style>
    <style:style style:name="T1006" style:family="text">
      <style:text-properties officeooo:rsid="117171f1"/>
    </style:style>
    <style:style style:name="T1007" style:family="text">
      <style:text-properties officeooo:rsid="117272b4"/>
    </style:style>
    <style:style style:name="T1008" style:family="text">
      <style:text-properties officeooo:rsid="117583d5"/>
    </style:style>
    <style:style style:name="T1009" style:family="text">
      <style:text-properties officeooo:rsid="11770f6d"/>
    </style:style>
    <style:style style:name="T1010" style:family="text">
      <style:text-properties officeooo:rsid="117795fe"/>
    </style:style>
    <style:style style:name="T1011" style:family="text">
      <style:text-properties officeooo:rsid="117d9623"/>
    </style:style>
    <style:style style:name="T1012" style:family="text">
      <style:text-properties officeooo:rsid="117e8ca2"/>
    </style:style>
    <style:style style:name="T1013" style:family="text">
      <style:text-properties officeooo:rsid="1180741d"/>
    </style:style>
    <style:style style:name="T1014" style:family="text">
      <style:text-properties officeooo:rsid="119381fa"/>
    </style:style>
    <style:style style:name="T1015" style:family="text">
      <style:text-properties officeooo:rsid="119f7eb2"/>
    </style:style>
    <style:style style:name="T1016" style:family="text">
      <style:text-properties officeooo:rsid="11ac66af"/>
    </style:style>
    <style:style style:name="T1017" style:family="text">
      <style:text-properties officeooo:rsid="11adf444"/>
    </style:style>
    <style:style style:name="T1018" style:family="text">
      <style:text-properties officeooo:rsid="11b3b09a"/>
    </style:style>
    <style:style style:name="T1019" style:family="text">
      <style:text-properties fo:language="ru" fo:country="RU"/>
    </style:style>
    <style:style style:name="T1020" style:family="text">
      <style:text-properties fo:language="ru" fo:country="RU" officeooo:rsid="0019f43d"/>
    </style:style>
    <style:style style:name="T1021" style:family="text">
      <style:text-properties fo:language="ru" fo:country="RU" officeooo:rsid="122f6623"/>
    </style:style>
    <style:style style:name="T1022" style:family="text">
      <style:text-properties officeooo:rsid="11cb1965"/>
    </style:style>
    <style:style style:name="T1023" style:family="text">
      <style:text-properties officeooo:rsid="11e3029a"/>
    </style:style>
    <style:style style:name="T1024" style:family="text">
      <style:text-properties officeooo:rsid="11f35610"/>
    </style:style>
    <style:style style:name="T1025" style:family="text">
      <style:text-properties officeooo:rsid="1203a641"/>
    </style:style>
    <style:style style:name="T1026" style:family="text">
      <style:text-properties officeooo:rsid="1217e85e"/>
    </style:style>
    <style:style style:name="T1027" style:family="text">
      <style:text-properties officeooo:rsid="121e41ee"/>
    </style:style>
    <style:style style:name="T1028" style:family="text">
      <style:text-properties officeooo:rsid="1226cbc7"/>
    </style:style>
    <style:style style:name="T1029" style:family="text">
      <style:text-properties officeooo:rsid="122aed56"/>
    </style:style>
    <style:style style:name="T1030" style:family="text">
      <style:text-properties officeooo:rsid="12309529"/>
    </style:style>
    <style:style style:name="T1031" style:family="text">
      <style:text-properties officeooo:rsid="1230e668"/>
    </style:style>
    <style:style style:name="T1032" style:family="text">
      <style:text-properties officeooo:rsid="1232f239"/>
    </style:style>
    <style:style style:name="T1033" style:family="text">
      <style:text-properties officeooo:rsid="1236dacc"/>
    </style:style>
    <style:style style:name="T1034" style:family="text">
      <style:text-properties officeooo:rsid="124134e1"/>
    </style:style>
    <style:style style:name="T1035" style:family="text">
      <style:text-properties officeooo:rsid="12441088"/>
    </style:style>
    <style:style style:name="T1036" style:family="text">
      <style:text-properties officeooo:rsid="124aa287"/>
    </style:style>
    <style:style style:name="T1037" style:family="text">
      <style:text-properties officeooo:rsid="12693bdf"/>
    </style:style>
    <style:style style:name="T1038" style:family="text">
      <style:text-properties style:font-name="Liberation Serif1" officeooo:rsid="12693bdf"/>
    </style:style>
    <style:style style:name="T1039" style:family="text">
      <style:text-properties style:font-name="Liberation Serif"/>
    </style:style>
    <style:style style:name="T1040" style:family="text">
      <style:text-properties style:font-name="Liberation Serif" officeooo:rsid="12693bdf"/>
    </style:style>
    <style:style style:name="T1041" style:family="text">
      <style:text-properties style:font-name="Liberation Serif" officeooo:rsid="1271d674"/>
    </style:style>
    <style:style style:name="T1042" style:family="text">
      <style:text-properties style:font-name="Liberation Serif" officeooo:rsid="12721e72"/>
    </style:style>
    <style:style style:name="T1043" style:family="text">
      <style:text-properties style:font-name="Liberation Serif" officeooo:rsid="1273cad4"/>
    </style:style>
    <style:style style:name="T1044" style:family="text">
      <style:text-properties style:font-name="Liberation Serif" officeooo:rsid="1274d08f"/>
    </style:style>
    <style:style style:name="T1045" style:family="text">
      <style:text-properties style:font-name="Liberation Serif" officeooo:rsid="1275682a"/>
    </style:style>
    <style:style style:name="T1046" style:family="text">
      <style:text-properties style:font-name="Liberation Serif" officeooo:rsid="1276d988"/>
    </style:style>
    <style:style style:name="T1047" style:family="text">
      <style:text-properties style:font-name="Liberation Serif" officeooo:rsid="1278cb47"/>
    </style:style>
    <style:style style:name="T1048" style:family="text">
      <style:text-properties style:font-name="Liberation Serif" officeooo:rsid="0019f43d"/>
    </style:style>
    <style:style style:name="T1049" style:family="text">
      <style:text-properties style:font-name="Liberation Serif" officeooo:rsid="127adf35"/>
    </style:style>
    <style:style style:name="T1050" style:family="text">
      <style:text-properties style:font-name="Liberation Serif" officeooo:rsid="127c2211"/>
    </style:style>
    <style:style style:name="T1051" style:family="text">
      <style:text-properties style:font-name="Liberation Serif" officeooo:rsid="127d00ea"/>
    </style:style>
    <style:style style:name="T1052" style:family="text">
      <style:text-properties style:font-name="Liberation Serif" fo:font-style="italic" officeooo:rsid="127d00ea" style:font-style-asian="italic" style:font-style-complex="italic"/>
    </style:style>
    <style:style style:name="T1053" style:family="text">
      <style:text-properties style:font-name="Liberation Serif" fo:font-style="italic" officeooo:rsid="12830ca6" style:font-style-asian="italic" style:font-style-complex="italic"/>
    </style:style>
    <style:style style:name="T1054" style:family="text">
      <style:text-properties style:font-name="Liberation Serif" fo:font-style="italic" officeooo:rsid="129a1402" style:font-style-asian="italic" style:font-style-complex="italic"/>
    </style:style>
    <style:style style:name="T1055" style:family="text">
      <style:text-properties style:font-name="Liberation Serif" fo:font-style="italic" officeooo:rsid="12ac343f" style:font-style-asian="italic" style:font-style-complex="italic"/>
    </style:style>
    <style:style style:name="T1056" style:family="text">
      <style:text-properties style:font-name="Liberation Serif" fo:font-style="italic" officeooo:rsid="12ae2bc2" style:font-style-asian="italic" style:font-style-complex="italic"/>
    </style:style>
    <style:style style:name="T1057" style:family="text">
      <style:text-properties style:font-name="Liberation Serif" fo:font-style="italic" officeooo:rsid="12af223b" style:font-style-asian="italic" style:font-style-complex="italic"/>
    </style:style>
    <style:style style:name="T1058" style:family="text">
      <style:text-properties style:font-name="Liberation Serif" fo:font-style="italic" officeooo:rsid="12b6f606" style:font-style-asian="italic" style:font-style-complex="italic"/>
    </style:style>
    <style:style style:name="T1059" style:family="text">
      <style:text-properties style:font-name="Liberation Serif" fo:font-style="italic" officeooo:rsid="12cfda21" style:font-style-asian="italic" style:font-style-complex="italic"/>
    </style:style>
    <style:style style:name="T1060" style:family="text">
      <style:text-properties style:font-name="Liberation Serif" officeooo:rsid="127e3b10"/>
    </style:style>
    <style:style style:name="T1061" style:family="text">
      <style:text-properties style:font-name="Liberation Serif" officeooo:rsid="127e5b89"/>
    </style:style>
    <style:style style:name="T1062" style:family="text">
      <style:text-properties style:font-name="Liberation Serif" officeooo:rsid="127e7163"/>
    </style:style>
    <style:style style:name="T1063" style:family="text">
      <style:text-properties style:font-name="Liberation Serif" officeooo:rsid="127e90a8"/>
    </style:style>
    <style:style style:name="T1064" style:family="text">
      <style:text-properties style:font-name="Liberation Serif" officeooo:rsid="127ed8f6"/>
    </style:style>
    <style:style style:name="T1065" style:family="text">
      <style:text-properties style:font-name="Liberation Serif" officeooo:rsid="127f1dca"/>
    </style:style>
    <style:style style:name="T1066" style:family="text">
      <style:text-properties style:font-name="Liberation Serif" officeooo:rsid="128115c7"/>
    </style:style>
    <style:style style:name="T1067" style:family="text">
      <style:text-properties style:font-name="Liberation Serif" officeooo:rsid="1281f793"/>
    </style:style>
    <style:style style:name="T1068" style:family="text">
      <style:text-properties style:font-name="Liberation Serif" officeooo:rsid="12830ca6"/>
    </style:style>
    <style:style style:name="T1069" style:family="text">
      <style:text-properties style:font-name="Liberation Serif" officeooo:rsid="1284afd7"/>
    </style:style>
    <style:style style:name="T1070" style:family="text">
      <style:text-properties style:font-name="Liberation Serif" officeooo:rsid="1285265f"/>
    </style:style>
    <style:style style:name="T1071" style:family="text">
      <style:text-properties style:font-name="Liberation Serif" officeooo:rsid="12878eec"/>
    </style:style>
    <style:style style:name="T1072" style:family="text">
      <style:text-properties style:font-name="Liberation Serif" officeooo:rsid="1287fa73"/>
    </style:style>
    <style:style style:name="T1073" style:family="text">
      <style:text-properties style:font-name="Liberation Serif" officeooo:rsid="1288409a"/>
    </style:style>
    <style:style style:name="T1074" style:family="text">
      <style:text-properties style:font-name="Liberation Serif" officeooo:rsid="12885462"/>
    </style:style>
    <style:style style:name="T1075" style:family="text">
      <style:text-properties style:font-name="Liberation Serif" officeooo:rsid="128c2ae4"/>
    </style:style>
    <style:style style:name="T1076" style:family="text">
      <style:text-properties style:font-name="Liberation Serif" officeooo:rsid="128d565f"/>
    </style:style>
    <style:style style:name="T1077" style:family="text">
      <style:text-properties style:font-name="Liberation Serif" officeooo:rsid="128de783"/>
    </style:style>
    <style:style style:name="T1078" style:family="text">
      <style:text-properties style:font-name="Liberation Serif" officeooo:rsid="12906e3d"/>
    </style:style>
    <style:style style:name="T1079" style:family="text">
      <style:text-properties style:font-name="Liberation Serif" officeooo:rsid="12923d98"/>
    </style:style>
    <style:style style:name="T1080" style:family="text">
      <style:text-properties style:font-name="Liberation Serif" officeooo:rsid="1293c95c"/>
    </style:style>
    <style:style style:name="T1081" style:family="text">
      <style:text-properties style:font-name="Liberation Serif" officeooo:rsid="12940ead"/>
    </style:style>
    <style:style style:name="T1082" style:family="text">
      <style:text-properties style:font-name="Liberation Serif" officeooo:rsid="1297a2cd"/>
    </style:style>
    <style:style style:name="T1083" style:family="text">
      <style:text-properties style:font-name="Liberation Serif" officeooo:rsid="129a1402"/>
    </style:style>
    <style:style style:name="T1084" style:family="text">
      <style:text-properties style:font-name="Liberation Serif" officeooo:rsid="129a42be"/>
    </style:style>
    <style:style style:name="T1085" style:family="text">
      <style:text-properties style:font-name="Liberation Serif" officeooo:rsid="129bcac2"/>
    </style:style>
    <style:style style:name="T1086" style:family="text">
      <style:text-properties style:font-name="Liberation Serif" officeooo:rsid="129c7533"/>
    </style:style>
    <style:style style:name="T1087" style:family="text">
      <style:text-properties style:font-name="Liberation Serif" officeooo:rsid="129cfa18"/>
    </style:style>
    <style:style style:name="T1088" style:family="text">
      <style:text-properties style:font-name="Liberation Serif" officeooo:rsid="12a004b9"/>
    </style:style>
    <style:style style:name="T1089" style:family="text">
      <style:text-properties style:font-name="Liberation Serif" officeooo:rsid="12a07853"/>
    </style:style>
    <style:style style:name="T1090" style:family="text">
      <style:text-properties style:font-name="Liberation Serif" officeooo:rsid="12a2ce93"/>
    </style:style>
    <style:style style:name="T1091" style:family="text">
      <style:text-properties style:font-name="Liberation Serif" officeooo:rsid="12a2dd8c"/>
    </style:style>
    <style:style style:name="T1092" style:family="text">
      <style:text-properties style:font-name="Liberation Serif" officeooo:rsid="12a389e5"/>
    </style:style>
    <style:style style:name="T1093" style:family="text">
      <style:text-properties style:font-name="Liberation Serif" officeooo:rsid="12a3de35"/>
    </style:style>
    <style:style style:name="T1094" style:family="text">
      <style:text-properties style:font-name="Liberation Serif" officeooo:rsid="12a5d043"/>
    </style:style>
    <style:style style:name="T1095" style:family="text">
      <style:text-properties style:font-name="Liberation Serif" officeooo:rsid="12a74b74"/>
    </style:style>
    <style:style style:name="T1096" style:family="text">
      <style:text-properties style:font-name="Liberation Serif" officeooo:rsid="12aa909a"/>
    </style:style>
    <style:style style:name="T1097" style:family="text">
      <style:text-properties style:font-name="Liberation Serif" officeooo:rsid="12ac343f"/>
    </style:style>
    <style:style style:name="T1098" style:family="text">
      <style:text-properties style:font-name="Liberation Serif" officeooo:rsid="12ae2bc2"/>
    </style:style>
    <style:style style:name="T1099" style:family="text">
      <style:text-properties style:font-name="Liberation Serif" officeooo:rsid="12ae5e20"/>
    </style:style>
    <style:style style:name="T1100" style:family="text">
      <style:text-properties style:font-name="Liberation Serif" officeooo:rsid="12af223b"/>
    </style:style>
    <style:style style:name="T1101" style:family="text">
      <style:text-properties style:font-name="Liberation Serif" officeooo:rsid="12b0b2d3"/>
    </style:style>
    <style:style style:name="T1102" style:family="text">
      <style:text-properties style:font-name="Liberation Serif" officeooo:rsid="12b1c0a5"/>
    </style:style>
    <style:style style:name="T1103" style:family="text">
      <style:text-properties style:font-name="Liberation Serif" officeooo:rsid="12b2b455"/>
    </style:style>
    <style:style style:name="T1104" style:family="text">
      <style:text-properties style:font-name="Liberation Serif" officeooo:rsid="12b3de45"/>
    </style:style>
    <style:style style:name="T1105" style:family="text">
      <style:text-properties style:font-name="Liberation Serif" officeooo:rsid="12b56a2b"/>
    </style:style>
    <style:style style:name="T1106" style:family="text">
      <style:text-properties style:font-name="Liberation Serif" officeooo:rsid="12b6f606"/>
    </style:style>
    <style:style style:name="T1107" style:family="text">
      <style:text-properties style:font-name="Liberation Serif" officeooo:rsid="12b76333"/>
    </style:style>
    <style:style style:name="T1108" style:family="text">
      <style:text-properties style:font-name="Liberation Serif" officeooo:rsid="12b875e9"/>
    </style:style>
    <style:style style:name="T1109" style:family="text">
      <style:text-properties style:font-name="Liberation Serif" officeooo:rsid="12b9039d"/>
    </style:style>
    <style:style style:name="T1110" style:family="text">
      <style:text-properties style:font-name="Liberation Serif" officeooo:rsid="12ba134b"/>
    </style:style>
    <style:style style:name="T1111" style:family="text">
      <style:text-properties style:font-name="Liberation Serif" officeooo:rsid="12baa081"/>
    </style:style>
    <style:style style:name="T1112" style:family="text">
      <style:text-properties style:font-name="Liberation Serif" officeooo:rsid="12bb4b83"/>
    </style:style>
    <style:style style:name="T1113" style:family="text">
      <style:text-properties style:font-name="Liberation Serif" officeooo:rsid="12bbfad4"/>
    </style:style>
    <style:style style:name="T1114" style:family="text">
      <style:text-properties style:font-name="Liberation Serif" officeooo:rsid="12bd1bd6"/>
    </style:style>
    <style:style style:name="T1115" style:family="text">
      <style:text-properties style:font-name="Liberation Serif" officeooo:rsid="12be4b42"/>
    </style:style>
    <style:style style:name="T1116" style:family="text">
      <style:text-properties style:font-name="Liberation Serif" officeooo:rsid="12beb8a8"/>
    </style:style>
    <style:style style:name="T1117" style:family="text">
      <style:text-properties style:font-name="Liberation Serif" officeooo:rsid="12c01274"/>
    </style:style>
    <style:style style:name="T1118" style:family="text">
      <style:text-properties style:font-name="Liberation Serif" officeooo:rsid="12c12343"/>
    </style:style>
    <style:style style:name="T1119" style:family="text">
      <style:text-properties style:font-name="Liberation Serif" officeooo:rsid="12c3cb70"/>
    </style:style>
    <style:style style:name="T1120" style:family="text">
      <style:text-properties style:font-name="Liberation Serif" officeooo:rsid="12c46f51"/>
    </style:style>
    <style:style style:name="T1121" style:family="text">
      <style:text-properties style:font-name="Liberation Serif" officeooo:rsid="12c66171"/>
    </style:style>
    <style:style style:name="T1122" style:family="text">
      <style:text-properties style:font-name="Liberation Serif" officeooo:rsid="12c825a1"/>
    </style:style>
    <style:style style:name="T1123" style:family="text">
      <style:text-properties style:font-name="Liberation Serif" officeooo:rsid="12c93131"/>
    </style:style>
    <style:style style:name="T1124" style:family="text">
      <style:text-properties style:font-name="Liberation Serif" officeooo:rsid="12ca8f66"/>
    </style:style>
    <style:style style:name="T1125" style:family="text">
      <style:text-properties style:font-name="Liberation Serif" officeooo:rsid="12cbe103"/>
    </style:style>
    <style:style style:name="T1126" style:family="text">
      <style:text-properties style:font-name="Liberation Serif" officeooo:rsid="12cc0163"/>
    </style:style>
    <style:style style:name="T1127" style:family="text">
      <style:text-properties style:font-name="Liberation Serif" officeooo:rsid="12cd1e6f"/>
    </style:style>
    <style:style style:name="T1128" style:family="text">
      <style:text-properties style:font-name="Liberation Serif" officeooo:rsid="12cee112"/>
    </style:style>
    <style:style style:name="T1129" style:family="text">
      <style:text-properties style:font-name="Liberation Serif" officeooo:rsid="12cee660"/>
    </style:style>
    <style:style style:name="T1130" style:family="text">
      <style:text-properties style:font-name="Liberation Serif" officeooo:rsid="12cfda21"/>
    </style:style>
    <style:style style:name="T1131" style:family="text">
      <style:text-properties style:font-name="Liberation Serif" officeooo:rsid="12cff5b4"/>
    </style:style>
    <style:style style:name="T1132" style:family="text">
      <style:text-properties style:font-name="Liberation Serif" officeooo:rsid="12d0a881"/>
    </style:style>
    <style:style style:name="T1133" style:family="text">
      <style:text-properties style:font-name="Liberation Serif" officeooo:rsid="12d15e95"/>
    </style:style>
    <style:style style:name="T1134" style:family="text">
      <style:text-properties style:font-name="Liberation Serif" officeooo:rsid="12d22f85"/>
    </style:style>
    <style:style style:name="T1135" style:family="text">
      <style:text-properties style:font-name="Liberation Serif" officeooo:rsid="12d26711"/>
    </style:style>
    <style:style style:name="T1136" style:family="text">
      <style:text-properties style:font-name="Liberation Serif" officeooo:rsid="12d27293"/>
    </style:style>
    <style:style style:name="T1137" style:family="text">
      <style:text-properties style:font-name="Liberation Serif" officeooo:rsid="12dd1223"/>
    </style:style>
    <style:style style:name="T1138" style:family="text">
      <style:text-properties style:font-name="Liberation Serif" officeooo:rsid="12dda6e8"/>
    </style:style>
    <style:style style:name="T1139" style:family="text">
      <style:text-properties style:font-name="Liberation Serif" officeooo:rsid="144a3661"/>
    </style:style>
    <style:style style:name="T1140" style:family="text">
      <style:text-properties officeooo:rsid="12d65e3c"/>
    </style:style>
    <style:style style:name="T1141" style:family="text">
      <style:text-properties officeooo:rsid="12df4c19"/>
    </style:style>
    <style:style style:name="T1142" style:family="text">
      <style:text-properties officeooo:rsid="12e1963f"/>
    </style:style>
    <style:style style:name="T1143" style:family="text">
      <style:text-properties officeooo:rsid="12e68199"/>
    </style:style>
    <style:style style:name="T1144" style:family="text">
      <style:text-properties officeooo:rsid="12e77ced"/>
    </style:style>
    <style:style style:name="T1145" style:family="text">
      <style:text-properties officeooo:rsid="12e83d70"/>
    </style:style>
    <style:style style:name="T1146" style:family="text">
      <style:text-properties officeooo:rsid="12e88889"/>
    </style:style>
    <style:style style:name="T1147" style:family="text">
      <style:text-properties officeooo:rsid="12ea8792"/>
    </style:style>
    <style:style style:name="T1148" style:family="text">
      <style:text-properties officeooo:rsid="12ebf9c5"/>
    </style:style>
    <style:style style:name="T1149" style:family="text">
      <style:text-properties officeooo:rsid="12eeee31"/>
    </style:style>
    <style:style style:name="T1150" style:family="text">
      <style:text-properties officeooo:rsid="12f051b3"/>
    </style:style>
    <style:style style:name="T1151" style:family="text">
      <style:text-properties officeooo:rsid="12f13b88"/>
    </style:style>
    <style:style style:name="T1152" style:family="text">
      <style:text-properties officeooo:rsid="12f4d61d"/>
    </style:style>
    <style:style style:name="T1153" style:family="text">
      <style:text-properties officeooo:rsid="12f64ffa"/>
    </style:style>
    <style:style style:name="T1154" style:family="text">
      <style:text-properties officeooo:rsid="12f97fc3"/>
    </style:style>
    <style:style style:name="T1155" style:family="text">
      <style:text-properties officeooo:rsid="12f9a7bf"/>
    </style:style>
    <style:style style:name="T1156" style:family="text">
      <style:text-properties officeooo:rsid="12f9da52"/>
    </style:style>
    <style:style style:name="T1157" style:family="text">
      <style:text-properties officeooo:rsid="12fc660a"/>
    </style:style>
    <style:style style:name="T1158" style:family="text">
      <style:text-properties officeooo:rsid="12fcae2b"/>
    </style:style>
    <style:style style:name="T1159" style:family="text">
      <style:text-properties officeooo:rsid="12ff9aac"/>
    </style:style>
    <style:style style:name="T1160" style:family="text">
      <style:text-properties officeooo:rsid="130160bc"/>
    </style:style>
    <style:style style:name="T1161" style:family="text">
      <style:text-properties officeooo:rsid="1302c61c"/>
    </style:style>
    <style:style style:name="T1162" style:family="text">
      <style:text-properties officeooo:rsid="130412ab"/>
    </style:style>
    <style:style style:name="T1163" style:family="text">
      <style:text-properties officeooo:rsid="13068dd1"/>
    </style:style>
    <style:style style:name="T1164" style:family="text">
      <style:text-properties officeooo:rsid="130838e4"/>
    </style:style>
    <style:style style:name="T1165" style:family="text">
      <style:text-properties officeooo:rsid="130e1663"/>
    </style:style>
    <style:style style:name="T1166" style:family="text">
      <style:text-properties officeooo:rsid="1310e49e"/>
    </style:style>
    <style:style style:name="T1167" style:family="text">
      <style:text-properties officeooo:rsid="131701c7"/>
    </style:style>
    <style:style style:name="T1168" style:family="text">
      <style:text-properties officeooo:rsid="13187d44"/>
    </style:style>
    <style:style style:name="T1169" style:family="text">
      <style:text-properties officeooo:rsid="131aeb3c"/>
    </style:style>
    <style:style style:name="T1170" style:family="text">
      <style:text-properties officeooo:rsid="131c1298"/>
    </style:style>
    <style:style style:name="T1171" style:family="text">
      <style:text-properties officeooo:rsid="131fcc28"/>
    </style:style>
    <style:style style:name="T1172" style:family="text">
      <style:text-properties officeooo:rsid="1326d2ae"/>
    </style:style>
    <style:style style:name="T1173" style:family="text">
      <style:text-properties officeooo:rsid="13286d96"/>
    </style:style>
    <style:style style:name="T1174" style:family="text">
      <style:text-properties officeooo:rsid="132dd06b"/>
    </style:style>
    <style:style style:name="T1175" style:family="text">
      <style:text-properties officeooo:rsid="132fab52"/>
    </style:style>
    <style:style style:name="T1176" style:family="text">
      <style:text-properties officeooo:rsid="132ffd85"/>
    </style:style>
    <style:style style:name="T1177" style:family="text">
      <style:text-properties officeooo:rsid="13332aab"/>
    </style:style>
    <style:style style:name="T1178" style:family="text">
      <style:text-properties officeooo:rsid="13381401"/>
    </style:style>
    <style:style style:name="T1179" style:family="text">
      <style:text-properties officeooo:rsid="13420555"/>
    </style:style>
    <style:style style:name="T1180" style:family="text">
      <style:text-properties officeooo:rsid="134f79c3"/>
    </style:style>
    <style:style style:name="T1181" style:family="text">
      <style:text-properties officeooo:rsid="1354dd76"/>
    </style:style>
    <style:style style:name="T1182" style:family="text">
      <style:text-properties officeooo:rsid="1356b3d8"/>
    </style:style>
    <style:style style:name="T1183" style:family="text">
      <style:text-properties officeooo:rsid="13583c16"/>
    </style:style>
    <style:style style:name="T1184" style:family="text">
      <style:text-properties officeooo:rsid="13599e87"/>
    </style:style>
    <style:style style:name="T1185" style:family="text">
      <style:text-properties officeooo:rsid="1359c8c4"/>
    </style:style>
    <style:style style:name="T1186" style:family="text">
      <style:text-properties officeooo:rsid="135dc4e9"/>
    </style:style>
    <style:style style:name="T1187" style:family="text">
      <style:text-properties officeooo:rsid="135e1b8f"/>
    </style:style>
    <style:style style:name="T1188" style:family="text">
      <style:text-properties officeooo:rsid="135f7a6d"/>
    </style:style>
    <style:style style:name="T1189" style:family="text">
      <style:text-properties officeooo:rsid="13663c8c"/>
    </style:style>
    <style:style style:name="T1190" style:family="text">
      <style:text-properties officeooo:rsid="136795d3"/>
    </style:style>
    <style:style style:name="T1191" style:family="text">
      <style:text-properties officeooo:rsid="13698fbb"/>
    </style:style>
    <style:style style:name="T1192" style:family="text">
      <style:text-properties officeooo:rsid="136a3cba"/>
    </style:style>
    <style:style style:name="T1193" style:family="text">
      <style:text-properties officeooo:rsid="136b7e91"/>
    </style:style>
    <style:style style:name="T1194" style:family="text">
      <style:text-properties officeooo:rsid="136dba1a"/>
    </style:style>
    <style:style style:name="T1195" style:family="text">
      <style:text-properties officeooo:rsid="136f5ca5"/>
    </style:style>
    <style:style style:name="T1196" style:family="text">
      <style:text-properties officeooo:rsid="136f918b"/>
    </style:style>
    <style:style style:name="T1197" style:family="text">
      <style:text-properties officeooo:rsid="1381e657"/>
    </style:style>
    <style:style style:name="T1198" style:family="text">
      <style:text-properties officeooo:rsid="1382f38e"/>
    </style:style>
    <style:style style:name="T1199" style:family="text">
      <style:text-properties officeooo:rsid="138334d1"/>
    </style:style>
    <style:style style:name="T1200" style:family="text">
      <style:text-properties officeooo:rsid="139002eb"/>
    </style:style>
    <style:style style:name="T1201" style:family="text">
      <style:text-properties officeooo:rsid="1399891b"/>
    </style:style>
    <style:style style:name="T1202" style:family="text">
      <style:text-properties officeooo:rsid="13a5ec76"/>
    </style:style>
    <style:style style:name="T1203" style:family="text">
      <style:text-properties officeooo:rsid="13a5ef1a"/>
    </style:style>
    <style:style style:name="T1204" style:family="text">
      <style:text-properties officeooo:rsid="13a74f43"/>
    </style:style>
    <style:style style:name="T1205" style:family="text">
      <style:text-properties officeooo:rsid="13a7d750"/>
    </style:style>
    <style:style style:name="T1206" style:family="text">
      <style:text-properties officeooo:rsid="13a9b38e"/>
    </style:style>
    <style:style style:name="T1207" style:family="text">
      <style:text-properties officeooo:rsid="13ad7a5c"/>
    </style:style>
    <style:style style:name="T1208" style:family="text">
      <style:text-properties officeooo:rsid="13ae146a"/>
    </style:style>
    <style:style style:name="T1209" style:family="text">
      <style:text-properties officeooo:rsid="13ae5b1f"/>
    </style:style>
    <style:style style:name="T1210" style:family="text">
      <style:text-properties officeooo:rsid="13afaa70"/>
    </style:style>
    <style:style style:name="T1211" style:family="text">
      <style:text-properties officeooo:rsid="13b16ff9"/>
    </style:style>
    <style:style style:name="T1212" style:family="text">
      <style:text-properties officeooo:rsid="13b2bba2"/>
    </style:style>
    <style:style style:name="T1213" style:family="text">
      <style:text-properties officeooo:rsid="13b9c294"/>
    </style:style>
    <style:style style:name="T1214" style:family="text">
      <style:text-properties officeooo:rsid="13baa9c0"/>
    </style:style>
    <style:style style:name="T1215" style:family="text">
      <style:text-properties officeooo:rsid="13baf1eb"/>
    </style:style>
    <style:style style:name="T1216" style:family="text">
      <style:text-properties officeooo:rsid="13c031d7"/>
    </style:style>
    <style:style style:name="T1217" style:family="text">
      <style:text-properties officeooo:rsid="13c1fb30"/>
    </style:style>
    <style:style style:name="T1218" style:family="text">
      <style:text-properties officeooo:rsid="13c3a22e"/>
    </style:style>
    <style:style style:name="T1219" style:family="text">
      <style:text-properties officeooo:rsid="13c4ec1d"/>
    </style:style>
    <style:style style:name="T1220" style:family="text">
      <style:text-properties officeooo:rsid="13c87d8b"/>
    </style:style>
    <style:style style:name="T1221" style:family="text">
      <style:text-properties officeooo:rsid="13d05d3b"/>
    </style:style>
    <style:style style:name="T1222" style:family="text">
      <style:text-properties officeooo:rsid="13d259d7"/>
    </style:style>
    <style:style style:name="T1223" style:family="text">
      <style:text-properties officeooo:rsid="13d55dde"/>
    </style:style>
    <style:style style:name="T1224" style:family="text">
      <style:text-properties officeooo:rsid="13d58ddc"/>
    </style:style>
    <style:style style:name="T1225" style:family="text">
      <style:text-properties officeooo:rsid="13d7899b"/>
    </style:style>
    <style:style style:name="T1226" style:family="text">
      <style:text-properties officeooo:rsid="13db24df"/>
    </style:style>
    <style:style style:name="T1227" style:family="text">
      <style:text-properties officeooo:rsid="13e39bbf"/>
    </style:style>
    <style:style style:name="T1228" style:family="text">
      <style:text-properties officeooo:rsid="13ea236a"/>
    </style:style>
    <style:style style:name="T1229" style:family="text">
      <style:text-properties officeooo:rsid="13eaaffe"/>
    </style:style>
    <style:style style:name="T1230" style:family="text">
      <style:text-properties officeooo:rsid="13ef86c5"/>
    </style:style>
    <style:style style:name="T1231" style:family="text">
      <style:text-properties officeooo:rsid="13f0e509"/>
    </style:style>
    <style:style style:name="T1232" style:family="text">
      <style:text-properties officeooo:rsid="13fda005"/>
    </style:style>
    <style:style style:name="T1233" style:family="text">
      <style:text-properties officeooo:rsid="1407543c"/>
    </style:style>
    <style:style style:name="T1234" style:family="text">
      <style:text-properties officeooo:rsid="1415dcf4"/>
    </style:style>
    <style:style style:name="T1235" style:family="text">
      <style:text-properties officeooo:rsid="1416eecc"/>
    </style:style>
    <style:style style:name="T1236" style:family="text">
      <style:text-properties officeooo:rsid="1418749c"/>
    </style:style>
    <style:style style:name="T1237" style:family="text">
      <style:text-properties officeooo:rsid="141a0865"/>
    </style:style>
    <style:style style:name="T1238" style:family="text">
      <style:text-properties officeooo:rsid="14234f7b"/>
    </style:style>
    <style:style style:name="T1239" style:family="text">
      <style:text-properties officeooo:rsid="1428619b"/>
    </style:style>
    <style:style style:name="T1240" style:family="text">
      <style:text-properties officeooo:rsid="1429595d"/>
    </style:style>
    <style:style style:name="T1241" style:family="text">
      <style:text-properties officeooo:rsid="14356d2b"/>
    </style:style>
    <style:style style:name="T1242" style:family="text">
      <style:text-properties officeooo:rsid="144925a4"/>
    </style:style>
    <style:style style:name="T1243" style:family="text">
      <style:text-properties officeooo:rsid="1454b196"/>
    </style:style>
    <style:style style:name="T1244" style:family="text">
      <style:text-properties officeooo:rsid="1457dc2f"/>
    </style:style>
    <style:style style:name="T1245" style:family="text">
      <style:text-properties officeooo:rsid="145928bb"/>
    </style:style>
    <style:style style:name="T1246" style:family="text">
      <style:text-properties officeooo:rsid="145a005d"/>
    </style:style>
    <style:style style:name="T1247" style:family="text">
      <style:text-properties officeooo:rsid="145cac29"/>
    </style:style>
    <style:style style:name="T1248" style:family="text">
      <style:text-properties officeooo:rsid="14614a13"/>
    </style:style>
    <style:style style:name="T1249" style:family="text">
      <style:text-properties officeooo:rsid="146494d5"/>
    </style:style>
    <style:style style:name="T1250" style:family="text">
      <style:text-properties officeooo:rsid="1467ffdc"/>
    </style:style>
    <style:style style:name="T1251" style:family="text">
      <style:text-properties officeooo:rsid="146bf3f4"/>
    </style:style>
    <style:style style:name="T1252" style:family="text">
      <style:text-properties officeooo:rsid="14736c5e"/>
    </style:style>
    <style:style style:name="T1253" style:family="text">
      <style:text-properties officeooo:rsid="14771aa5"/>
    </style:style>
    <style:style style:name="T1254" style:family="text">
      <style:text-properties officeooo:rsid="1481b33d"/>
    </style:style>
    <style:style style:name="T1255" style:family="text">
      <style:text-properties officeooo:rsid="1481f038"/>
    </style:style>
    <style:style style:name="T1256" style:family="text">
      <style:text-properties officeooo:rsid="1488f3a5"/>
    </style:style>
    <style:style style:name="T1257" style:family="text">
      <style:text-properties officeooo:rsid="14a0b1d8"/>
    </style:style>
    <style:style style:name="T1258" style:family="text">
      <style:text-properties officeooo:rsid="14aa6688"/>
    </style:style>
    <style:style style:name="T1259" style:family="text">
      <style:text-properties officeooo:rsid="14ad76bf"/>
    </style:style>
    <style:style style:name="T1260" style:family="text">
      <style:text-properties officeooo:rsid="14ae5dc6"/>
    </style:style>
    <style:style style:name="T1261" style:family="text">
      <style:text-properties officeooo:rsid="14afb2bb"/>
    </style:style>
    <style:style style:name="T1262" style:family="text">
      <style:text-properties officeooo:rsid="14b01452"/>
    </style:style>
    <style:style style:name="T1263" style:family="text">
      <style:text-properties officeooo:rsid="14b28a4a"/>
    </style:style>
    <style:style style:name="T1264" style:family="text">
      <style:text-properties officeooo:rsid="14bcf76c"/>
    </style:style>
    <style:style style:name="T1265" style:family="text">
      <style:text-properties officeooo:rsid="14c16ad4"/>
    </style:style>
    <style:style style:name="T1266" style:family="text">
      <style:text-properties officeooo:rsid="14c76b6e"/>
    </style:style>
    <style:style style:name="T1267" style:family="text">
      <style:text-properties officeooo:rsid="14c88951"/>
    </style:style>
    <style:style style:name="T1268" style:family="text">
      <style:text-properties officeooo:rsid="1513a2a1"/>
    </style:style>
    <style:style style:name="T1269" style:family="text">
      <style:text-properties officeooo:rsid="151701d9"/>
    </style:style>
    <style:style style:name="T1270" style:family="text">
      <style:text-properties officeooo:rsid="15181e86"/>
    </style:style>
    <style:style style:name="T1271" style:family="text">
      <style:text-properties officeooo:rsid="151ec0b9"/>
    </style:style>
    <style:style style:name="T1272" style:family="text">
      <style:text-properties officeooo:rsid="151ff790"/>
    </style:style>
    <style:style style:name="T1273" style:family="text">
      <style:text-properties officeooo:rsid="15214ca3"/>
    </style:style>
    <style:style style:name="T1274" style:family="text">
      <style:text-properties officeooo:rsid="1523a7cb"/>
    </style:style>
    <style:style style:name="T1275" style:family="text">
      <style:text-properties officeooo:rsid="1531491a"/>
    </style:style>
    <style:style style:name="T1276" style:family="text">
      <style:text-properties officeooo:rsid="155fbcf4"/>
    </style:style>
    <style:style style:name="T1277" style:family="text">
      <style:text-properties officeooo:rsid="156259bc"/>
    </style:style>
    <style:style style:name="T1278" style:family="text">
      <style:text-properties officeooo:rsid="15752385"/>
    </style:style>
    <style:style style:name="T1279" style:family="text">
      <style:text-properties officeooo:rsid="158a8cef"/>
    </style:style>
    <style:style style:name="T1280" style:family="text">
      <style:text-properties officeooo:rsid="158da38b"/>
    </style:style>
    <style:style style:name="T1281" style:family="text">
      <style:text-properties officeooo:rsid="158e0dd4"/>
    </style:style>
    <style:style style:name="T1282" style:family="text">
      <style:text-properties officeooo:rsid="158e5b2a"/>
    </style:style>
    <style:style style:name="T1283" style:family="text">
      <style:text-properties officeooo:rsid="158fd139"/>
    </style:style>
    <style:style style:name="T1284" style:family="text">
      <style:text-properties officeooo:rsid="1593945d"/>
    </style:style>
    <style:style style:name="T1285" style:family="text">
      <style:text-properties officeooo:rsid="15942cef"/>
    </style:style>
    <style:style style:name="T1286" style:family="text">
      <style:text-properties officeooo:rsid="159583b6"/>
    </style:style>
    <style:style style:name="T1287" style:family="text">
      <style:text-properties officeooo:rsid="15985a25"/>
    </style:style>
    <style:style style:name="T1288" style:family="text">
      <style:text-properties officeooo:rsid="159e65df"/>
    </style:style>
    <style:style style:name="T1289" style:family="text">
      <style:text-properties officeooo:rsid="15a9be57"/>
    </style:style>
    <style:style style:name="T1290" style:family="text">
      <style:text-properties officeooo:rsid="15ab2a26"/>
    </style:style>
    <style:style style:name="T1291" style:family="text">
      <style:text-properties officeooo:rsid="15ae8f20"/>
    </style:style>
    <style:style style:name="T1292" style:family="text">
      <style:text-properties officeooo:rsid="15b06283"/>
    </style:style>
    <style:style style:name="T1293" style:family="text">
      <style:text-properties officeooo:rsid="15b0818b"/>
    </style:style>
    <style:style style:name="T1294" style:family="text">
      <style:text-properties officeooo:rsid="15b6f586"/>
    </style:style>
    <style:style style:name="T1295" style:family="text">
      <style:text-properties officeooo:rsid="15b8fd72"/>
    </style:style>
    <style:style style:name="T1296" style:family="text">
      <style:text-properties officeooo:rsid="15ba0c49"/>
    </style:style>
    <style:style style:name="T1297" style:family="text">
      <style:text-properties officeooo:rsid="15bad9e6"/>
    </style:style>
    <style:style style:name="T1298" style:family="text">
      <style:text-properties officeooo:rsid="15bd7e3f"/>
    </style:style>
    <style:style style:name="T1299" style:family="text">
      <style:text-properties officeooo:rsid="15cc5c49"/>
    </style:style>
    <style:style style:name="T1300" style:family="text">
      <style:text-properties officeooo:rsid="15ce1777"/>
    </style:style>
    <style:style style:name="T1301" style:family="text">
      <style:text-properties officeooo:rsid="15ceac2e"/>
    </style:style>
    <style:style style:name="T1302" style:family="text">
      <style:text-properties officeooo:rsid="15cf23fe"/>
    </style:style>
    <style:style style:name="T1303" style:family="text">
      <style:text-properties officeooo:rsid="15d10c0b"/>
    </style:style>
    <style:style style:name="T1304" style:family="text">
      <style:text-properties officeooo:rsid="15d76dd2"/>
    </style:style>
    <style:style style:name="T1305" style:family="text">
      <style:text-properties officeooo:rsid="15d7a588"/>
    </style:style>
    <style:style style:name="T1306" style:family="text">
      <style:text-properties officeooo:rsid="15d9e03d"/>
    </style:style>
    <style:style style:name="T1307" style:family="text">
      <style:text-properties officeooo:rsid="15dbde36"/>
    </style:style>
    <style:style style:name="T1308" style:family="text">
      <style:text-properties officeooo:rsid="15dcc141"/>
    </style:style>
    <style:style style:name="T1309" style:family="text">
      <style:text-properties officeooo:rsid="15de7f54"/>
    </style:style>
    <style:style style:name="T1310" style:family="text">
      <style:text-properties officeooo:rsid="15e1230a"/>
    </style:style>
    <style:style style:name="T1311" style:family="text">
      <style:text-properties officeooo:rsid="15f85afc"/>
    </style:style>
    <style:style style:name="T1312" style:family="text">
      <style:text-properties officeooo:rsid="15f93f0c"/>
    </style:style>
    <style:style style:name="T1313" style:family="text">
      <style:text-properties officeooo:rsid="15fa94c4"/>
    </style:style>
    <style:style style:name="T1314" style:family="text">
      <style:text-properties officeooo:rsid="15fdf6c5"/>
    </style:style>
    <style:style style:name="T1315" style:family="text">
      <style:text-properties officeooo:rsid="1602b801"/>
    </style:style>
    <style:style style:name="T1316" style:family="text">
      <style:text-properties officeooo:rsid="1605b1bd"/>
    </style:style>
    <style:style style:name="T1317" style:family="text">
      <style:text-properties officeooo:rsid="1606c4db"/>
    </style:style>
    <style:style style:name="T1318" style:family="text">
      <style:text-properties officeooo:rsid="1608a752"/>
    </style:style>
    <style:style style:name="T1319" style:family="text">
      <style:text-properties officeooo:rsid="1609c480"/>
    </style:style>
    <style:style style:name="T1320" style:family="text">
      <style:text-properties officeooo:rsid="160c572f"/>
    </style:style>
    <style:style style:name="T1321" style:family="text">
      <style:text-properties officeooo:rsid="160cc026"/>
    </style:style>
    <style:style style:name="T1322" style:family="text">
      <style:text-properties officeooo:rsid="161107a7"/>
    </style:style>
    <style:style style:name="T1323" style:family="text">
      <style:text-properties officeooo:rsid="161231ea"/>
    </style:style>
    <style:style style:name="T1324" style:family="text">
      <style:text-properties officeooo:rsid="1612fa4d"/>
    </style:style>
    <style:style style:name="T1325" style:family="text">
      <style:text-properties officeooo:rsid="161701dd"/>
    </style:style>
    <style:style style:name="T1326" style:family="text">
      <style:text-properties officeooo:rsid="1617c2f3"/>
    </style:style>
    <style:style style:name="T1327" style:family="text">
      <style:text-properties officeooo:rsid="161ac0c6"/>
    </style:style>
    <style:style style:name="T1328" style:family="text">
      <style:text-properties officeooo:rsid="161be3c4"/>
    </style:style>
    <style:style style:name="T1329" style:family="text">
      <style:text-properties officeooo:rsid="161ea796"/>
    </style:style>
    <style:style style:name="T1330" style:family="text">
      <style:text-properties officeooo:rsid="16265a15"/>
    </style:style>
    <style:style style:name="T1331" style:family="text">
      <style:text-properties officeooo:rsid="16274299"/>
    </style:style>
    <style:style style:name="T1332" style:family="text">
      <style:text-properties officeooo:rsid="16420d4f"/>
    </style:style>
    <style:style style:name="T1333" style:family="text">
      <style:text-properties officeooo:rsid="1651f805"/>
    </style:style>
    <style:style style:name="T1334" style:family="text">
      <style:text-properties officeooo:rsid="165d7cb1"/>
    </style:style>
    <style:style style:name="T1335" style:family="text">
      <style:text-properties officeooo:rsid="165f10c1"/>
    </style:style>
    <style:style style:name="T1336" style:family="text">
      <style:text-properties officeooo:rsid="166051da"/>
    </style:style>
    <style:style style:name="T1337" style:family="text">
      <style:text-properties officeooo:rsid="166058fb"/>
    </style:style>
    <style:style style:name="T1338" style:family="text">
      <style:text-properties officeooo:rsid="1664427a"/>
    </style:style>
    <style:style style:name="T1339" style:family="text">
      <style:text-properties officeooo:rsid="16689839"/>
    </style:style>
    <style:style style:name="T1340" style:family="text">
      <style:text-properties officeooo:rsid="1677d4a0"/>
    </style:style>
    <style:style style:name="T1341" style:family="text">
      <style:text-properties officeooo:rsid="1679209a"/>
    </style:style>
    <style:style style:name="T1342" style:family="text">
      <style:text-properties officeooo:rsid="16798d03"/>
    </style:style>
    <style:style style:name="T1343" style:family="text">
      <style:text-properties officeooo:rsid="167ec98c"/>
    </style:style>
    <style:style style:name="T1344" style:family="text">
      <style:text-properties officeooo:rsid="16805b56"/>
    </style:style>
    <style:style style:name="T1345" style:family="text">
      <style:text-properties officeooo:rsid="16830182"/>
    </style:style>
    <style:style style:name="T1346" style:family="text">
      <style:text-properties officeooo:rsid="16867e00"/>
    </style:style>
    <style:style style:name="T1347" style:family="text">
      <style:text-properties officeooo:rsid="168af081"/>
    </style:style>
    <style:style style:name="T1348" style:family="text">
      <style:text-properties officeooo:rsid="168bfeff"/>
    </style:style>
    <style:style style:name="T1349" style:family="text">
      <style:text-properties officeooo:rsid="168faa63"/>
    </style:style>
    <style:style style:name="T1350" style:family="text">
      <style:text-properties officeooo:rsid="1690a491"/>
    </style:style>
    <style:style style:name="T1351" style:family="text">
      <style:text-properties officeooo:rsid="1691b616"/>
    </style:style>
    <style:style style:name="T1352" style:family="text">
      <style:text-properties officeooo:rsid="16933548"/>
    </style:style>
    <style:style style:name="T1353" style:family="text">
      <style:text-properties officeooo:rsid="1694cca9"/>
    </style:style>
    <style:style style:name="T1354" style:family="text">
      <style:text-properties officeooo:rsid="16954868"/>
    </style:style>
    <style:style style:name="T1355" style:family="text">
      <style:text-properties officeooo:rsid="1696419a"/>
    </style:style>
    <style:style style:name="T1356" style:family="text">
      <style:text-properties officeooo:rsid="16967518"/>
    </style:style>
    <style:style style:name="T1357" style:family="text">
      <style:text-properties officeooo:rsid="16969b4f"/>
    </style:style>
    <style:style style:name="T1358" style:family="text">
      <style:text-properties officeooo:rsid="169a3703"/>
    </style:style>
    <style:style style:name="T1359" style:family="text">
      <style:text-properties officeooo:rsid="169bca07"/>
    </style:style>
    <style:style style:name="T1360" style:family="text">
      <style:text-properties officeooo:rsid="169c675d"/>
    </style:style>
    <style:style style:name="T1361" style:family="text">
      <style:text-properties officeooo:rsid="169e9e46"/>
    </style:style>
    <style:style style:name="T1362" style:family="text">
      <style:text-properties officeooo:rsid="16a03710"/>
    </style:style>
    <style:style style:name="T1363" style:family="text">
      <style:text-properties officeooo:rsid="16a269b3"/>
    </style:style>
    <style:style style:name="T1364" style:family="text">
      <style:text-properties officeooo:rsid="16a55eec"/>
    </style:style>
    <style:style style:name="T1365" style:family="text">
      <style:text-properties officeooo:rsid="16ad013f"/>
    </style:style>
    <style:style style:name="T1366" style:family="text">
      <style:text-properties officeooo:rsid="16bd754e"/>
    </style:style>
    <style:style style:name="T1367" style:family="text">
      <style:text-properties officeooo:rsid="16beaaa9"/>
    </style:style>
    <style:style style:name="T1368" style:family="text">
      <style:text-properties officeooo:rsid="16bf45f2"/>
    </style:style>
    <style:style style:name="T1369" style:family="text">
      <style:text-properties officeooo:rsid="16c33d33"/>
    </style:style>
    <style:style style:name="T1370" style:family="text">
      <style:text-properties officeooo:rsid="16cbfab6"/>
    </style:style>
    <style:style style:name="T1371" style:family="text">
      <style:text-properties officeooo:rsid="16cde18c"/>
    </style:style>
    <style:style style:name="T1372" style:family="text">
      <style:text-properties officeooo:rsid="16ee0362"/>
    </style:style>
    <style:style style:name="T1373" style:family="text">
      <style:text-properties officeooo:rsid="16f335ed"/>
    </style:style>
    <style:style style:name="T1374" style:family="text">
      <style:text-properties officeooo:rsid="16f7b068"/>
    </style:style>
    <style:style style:name="T1375" style:family="text">
      <style:text-properties officeooo:rsid="16f8073a"/>
    </style:style>
    <style:style style:name="T1376" style:family="text">
      <style:text-properties officeooo:rsid="16fad103"/>
    </style:style>
    <style:style style:name="T1377" style:family="text">
      <style:text-properties officeooo:rsid="170165de"/>
    </style:style>
    <style:style style:name="T1378" style:family="text">
      <style:text-properties officeooo:rsid="1726e559"/>
    </style:style>
    <style:style style:name="T1379" style:family="text">
      <style:text-properties officeooo:rsid="172a6c5c"/>
    </style:style>
    <style:style style:name="T1380" style:family="text">
      <style:text-properties officeooo:rsid="172bbba7"/>
    </style:style>
    <style:style style:name="T1381" style:family="text">
      <style:text-properties officeooo:rsid="1730adf9"/>
    </style:style>
    <style:style style:name="T1382" style:family="text">
      <style:text-properties officeooo:rsid="1735d334"/>
    </style:style>
    <style:style style:name="T1383" style:family="text">
      <style:text-properties officeooo:rsid="17375944"/>
    </style:style>
    <style:style style:name="T1384" style:family="text">
      <style:text-properties officeooo:rsid="173eeab0"/>
    </style:style>
    <style:style style:name="T1385" style:family="text">
      <style:text-properties officeooo:rsid="173f66ea"/>
    </style:style>
    <style:style style:name="T1386" style:family="text">
      <style:text-properties officeooo:rsid="174455d8"/>
    </style:style>
    <style:style style:name="T1387" style:family="text">
      <style:text-properties officeooo:rsid="1749f3e1"/>
    </style:style>
    <style:style style:name="T1388" style:family="text">
      <style:text-properties officeooo:rsid="17774d43"/>
    </style:style>
    <style:style style:name="T1389" style:family="text">
      <style:text-properties officeooo:rsid="17a8aa30"/>
    </style:style>
    <style:style style:name="T1390" style:family="text">
      <style:text-properties officeooo:rsid="17b8d53f"/>
    </style:style>
    <style:style style:name="T1391" style:family="text">
      <style:text-properties officeooo:rsid="17c47831"/>
    </style:style>
    <style:style style:name="T1392" style:family="text">
      <style:text-properties officeooo:rsid="17d94977"/>
    </style:style>
    <style:style style:name="T1393" style:family="text">
      <style:text-properties officeooo:rsid="17d9ee1a"/>
    </style:style>
    <style:style style:name="T1394" style:family="text">
      <style:text-properties officeooo:rsid="1327ae62"/>
    </style:style>
    <style:style style:name="T1395" style:family="text">
      <style:text-properties officeooo:rsid="17dbcb42"/>
    </style:style>
    <style:style style:name="T1396" style:family="text">
      <style:text-properties officeooo:rsid="17dcb181"/>
    </style:style>
    <style:style style:name="T1397" style:family="text">
      <style:text-properties officeooo:rsid="17de7b94"/>
    </style:style>
    <style:style style:name="T1398" style:family="text">
      <style:text-properties officeooo:rsid="17e6544d"/>
    </style:style>
    <style:style style:name="T1399" style:family="text">
      <style:text-properties officeooo:rsid="17eb9850"/>
    </style:style>
    <style:style style:name="T1400" style:family="text">
      <style:text-properties officeooo:rsid="17ecca87"/>
    </style:style>
    <style:style style:name="T1401" style:family="text">
      <style:text-properties officeooo:rsid="17ef06c2"/>
    </style:style>
    <style:style style:name="T1402" style:family="text">
      <style:text-properties officeooo:rsid="17f14a36"/>
    </style:style>
    <style:style style:name="T1403" style:family="text">
      <style:text-properties officeooo:rsid="17f662fb"/>
    </style:style>
    <style:style style:name="T1404" style:family="text">
      <style:text-properties officeooo:rsid="17f84ce5"/>
    </style:style>
    <style:style style:name="T1405" style:family="text">
      <style:text-properties officeooo:rsid="181a3432"/>
    </style:style>
    <style:style style:name="T1406" style:family="text">
      <style:text-properties officeooo:rsid="181e9f66"/>
    </style:style>
    <style:style style:name="T1407" style:family="text">
      <style:text-properties officeooo:rsid="18263780"/>
    </style:style>
    <style:style style:name="T1408" style:family="text">
      <style:text-properties officeooo:rsid="182b834e"/>
    </style:style>
    <style:style style:name="T1409" style:family="text">
      <style:text-properties officeooo:rsid="182e86b9"/>
    </style:style>
    <style:style style:name="T1410" style:family="text">
      <style:text-properties officeooo:rsid="1830266f"/>
    </style:style>
    <style:style style:name="T1411" style:family="text">
      <style:text-properties officeooo:rsid="18333127"/>
    </style:style>
    <style:style style:name="T1412" style:family="text">
      <style:text-properties officeooo:rsid="183a154b"/>
    </style:style>
    <style:style style:name="T1413" style:family="text">
      <style:text-properties officeooo:rsid="183b4cc9"/>
    </style:style>
    <style:style style:name="T1414" style:family="text">
      <style:text-properties officeooo:rsid="183cc366"/>
    </style:style>
    <style:style style:name="T1415" style:family="text">
      <style:text-properties officeooo:rsid="183fabcb"/>
    </style:style>
    <style:style style:name="T1416" style:family="text">
      <style:text-properties officeooo:rsid="1851979c"/>
    </style:style>
    <style:style style:name="T1417" style:family="text">
      <style:text-properties officeooo:rsid="18630b23"/>
    </style:style>
    <style:style style:name="T1418" style:family="text">
      <style:text-properties officeooo:rsid="18677baa"/>
    </style:style>
    <style:style style:name="T1419" style:family="text">
      <style:text-properties officeooo:rsid="186b098f"/>
    </style:style>
    <style:style style:name="T1420" style:family="text">
      <style:text-properties officeooo:rsid="18981ab1"/>
    </style:style>
    <style:style style:name="T1421" style:family="text">
      <style:text-properties officeooo:rsid="18e1fec7"/>
    </style:style>
    <style:style style:name="T1422" style:family="text">
      <style:text-properties officeooo:rsid="18eaf734"/>
    </style:style>
    <style:style style:name="T1423" style:family="text">
      <style:text-properties officeooo:rsid="18ec5fb3"/>
    </style:style>
    <style:style style:name="T1424" style:family="text">
      <style:text-properties officeooo:rsid="18ec9e44"/>
    </style:style>
    <style:style style:name="T1425" style:family="text">
      <style:text-properties officeooo:rsid="18ee405c"/>
    </style:style>
    <style:style style:name="T1426" style:family="text">
      <style:text-properties officeooo:rsid="18f00812"/>
    </style:style>
    <style:style style:name="T1427" style:family="text">
      <style:text-properties officeooo:rsid="18f098a1"/>
    </style:style>
    <style:style style:name="T1428"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Слотропу тут приснился Ландадно, где он провёл дождливый отпуск <text:span text:style-name="T565">однажды накачиваясь горьким с дочкой буксирного шкипера. Также где Льюис Кэрол написал </text:span><text:span text:style-name="T11">Алиса в Стране Чудес</text:span><text:span text:style-name="T565">.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16">– <text:span text:style-name="T566">Ты не должен говорить Маргрете. Пожалуйста.</text:span>– <text:span text:style-name="T567">Это Бианка. Её волосы распущены до бёдер, щёки размазаны, глаза горят.</text:span>– <text:span text:style-name="T568">Она убьёт меня.</text:span></text:p>
      <text:p text:style-name="P17">– <text:span text:style-name="T569">Который час?</text:span></text:p>
      <text:p text:style-name="P17">– <text:span text:style-name="T569">Солнце взошло давным-давно. Зачем тебе время?</text:span></text:p>
      <text:p text:style-name="P222">Зачем время. Хмм. Может ещё поспать, тут. «Твоя мать на тебя злится или что?»</text:p>
      <text:p text:style-name="P18">– <text:span text:style-name="T570">О, она просто с ума сошла, только что обвинила меня в любовной связи с Танацем. </text:span><text:span text:style-name="T12">Сума</text:span><text:span text:style-name="T570">сшествие, конечно мы добрые </text:span><text:span text:style-name="T12">друзья</text:span><text:span text:style-name="T570">, но и только… если б она хоть </text:span><text:span text:style-name="T12">чуть-чуть</text:span><text:span text:style-name="T570"> уделяла мне внимание, то знала бы.</text:span></text:p>
      <text:p text:style-name="P19">– <text:span text:style-name="T571">Она уж точно уделила там внимание твоей заднице, детка.</text:span></text:p>
      <text:p text:style-name="P20">– <text:span text:style-name="T571"><text:s/>Ой-о-ёй,</text:span>– <text:span text:style-name="T572">приподнимая своё платье, оборачиваясь так, чтобы следить за Слотропом через плечо.</text:span>– <text:span text:style-name="T573">Я до сих пор </text:span><text:span text:style-name="T13">чувствую</text:span><text:span text:style-name="T573">. Следы остались?</text:span></text:p>
      <text:p text:style-name="P21">– <text:span text:style-name="T574">Тебе придётся подойти поближе.</text:span></text:p>
      <text:p text:style-name="P223">Она движется к нему, улыбаясь, вытягивая ступню на каждый шаг. «<text:span text:style-name="T575">Я смотрела как ты спишь. Ты очень симпатичный, знаешь. Мать ещё говорила, что ты жестокий».</text:span></text:p>
      <text:p text:style-name="P22">– <text:span text:style-name="T576">А вот посмотри,</text:span>– <text:span text:style-name="T576">он склоняется мягко укусить в одну из щёк её зада. Она выкручивается, но не отходит.</text:span></text:p>
      <text:p text:style-name="P23">– <text:span text:style-name="T577">Мм. Тут этот зиппер, ты бы…</text:span>– <text:span text:style-name="T578">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text:span><text:soft-page-break/><text:span text:style-name="T578">когда, сгибая колени, она направляет его член в себя и опускается медленно, мучительно пока <text:s/>он заполняет её, натягивает полностью….</text:span></text:p>
      <text:p text:style-name="P224">Тут что-то, э, типа <text:span text:style-name="T4">забавное</text:span> тут происходит. <text:span text:style-name="T579">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14">внутри его собственного хуя</text:span><text:span text:style-name="T579">.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14">вылазке…</text:span><text:span text:style-name="T579"> красная плоть отдаёт эхом… необычайное ощущение </text:span><text:span text:style-name="T14">ожидания взлёта</text:span><text:span text:style-name="T579">….</text:span></text:p>
      <text:p text:style-name="P225">Она спешит, его прелестная наездница, <text:span text:style-name="T580">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226">Где-то в их за<text:span text:style-name="T581">мершем</text:span> лежании <text:span text:style-name="T581">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227">Они в объятиях друг друга. Она говорила, что им нужно скрыться.</text:p>
      <text:p text:style-name="P24">– <text:span text:style-name="T582">Конечно, только нужно выбрать момент, чтобы где-то сойти. Свинемюнде, или ещё где.</text:span></text:p>
      <text:p text:style-name="P25">– <text:span text:style-name="T583">Нет. Мы можем скрыться. Я ребёнок, я умею прятаться. Я и тебя могу спрятать.</text:span></text:p>
      <text:p text:style-name="P228"><text:span text:style-name="T584">Он знает, что о</text:span>на может. <text:span text:style-name="T584">Он знает. Прямо здесь, прямо сейчас, под косметикой и прихотливым нижним, она </text:span><text:span text:style-name="T15">есть</text:span><text:span text:style-name="T584">, любовь, невидимость…. Для Слотропа это немалое открытие. </text:span></text:p>
      <text:p text:style-name="P229">Но её руки зашевелились у него на шее, <text:span text:style-name="T585">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230">Поэтому, когда он выпутывается, то делает это нелепо. <text:span text:style-name="T586">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231">Одна, коленями на крашеной стали, <text:span text:style-name="T587">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text:span><text:soft-page-break/><text:span text:style-name="T587">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232">Её <text:span text:style-name="T588">взгляд</text:span> сейчас<text:span text:style-name="T193">—</text:span>эт<text:span text:style-name="T588">и</text:span> <text:span text:style-name="T588">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16">па</text:span><text:span text:style-name="T588"> (хм), <text:s/></text:span><text:span text:style-name="T16">па</text:span><text:span text:style-name="T588"> (хм), </text:span><text:span text:style-name="T16">па</text:span><text:span text:style-name="T588"> до того в самое оно, что явно же чуть забегает, но </text:span><text:span text:style-name="T16">чувствовалось</text:span><text:span text:style-name="T588">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16">её</text:span><text:span text:style-name="T588"> обочины дороги…. </text:span></text:p>
      <text:p text:style-name="P233">Покинула Слотропа с его городскими рефлексами <text:span text:style-name="T589">и </text:span>в его носках Гарвардской команды<text:span text:style-name="T193">—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234">Отдалены, да эти хорошенько отдалены. Ещё как. <text:span text:style-name="T590">Чересчур вблизи и становится больно возвращать её. Но существует эта зацикленность на Эвридике, это </text:span><text:span text:style-name="T17">возвращение её обратно из</text:span><text:span text:style-name="T590">…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235">Из всех её предполагаемых отцов<text:span text:style-name="T193">—</text:span>Макс Шлепциг и массовка в масках <text:span text:style-name="T591">с одной стороны стрекочущей плёнки, Франц Пёклер и наверняка другие пары рук трудящихся через материал штанов, на том сеансе </text:span><text:span text:style-name="T18">Alpdrücken</text:span><text:span text:style-name="T591">,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text:span><text:soft-page-break/><text:span text:style-name="T591">матери абсолютна, ты, один, говорящий </text:span><text:span text:style-name="T18">знаю я их, </text:span><text:span text:style-name="T592">пропущен</text:span><text:span text:style-name="T19">, </text:span><text:span text:style-name="T593">хихикающий</text:span><text:span text:style-name="T20"> так и меня зачтите</text:span><text:span text:style-name="T593">, не можешь, прикидывающий </text:span><text:span text:style-name="T20">возможно какая-нибудь проститутка</text:span><text:span text:style-name="T593">… Она выбирает тебя, из всех. Ты никогда её не увидишь. Так что кто-то должен был тебе сказать. </text:span></text:p>
      <text:p text:style-name="P236"><draw:frame draw:style-name="fr1" draw:name="Image6" text:anchor-type="paragraph" svg:width="6.9252in" svg:height="0.3661in" draw:z-index="0"><draw:image xlink:href="Pictures/1000000000000B720000009B428C9716555D8079.png" xlink:type="simple" xlink:show="embed" xlink:actuate="onLoad" loext:mime-type="image/png"/></draw:frame><text:s/><text:span text:style-name="T594">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 <text:span text:style-name="T595">А и я...</text:span>– <text:span text:style-name="T595">с чего это Слотроп заговорил с ковбойской оттяжкой?</text:span>– <text:span text:style-name="T595">видал тя как смотришь… </text:span><text:span text:style-name="T21">прошлой ночью</text:span><text:span text:style-name="T595">, мистер….</text:span></text:p>
      <text:p text:style-name="P26">– <text:span text:style-name="T595">Вы думаете, что я вуайер. Да, думаете. Но это не так. Меня не возбуждает, хочу сказать. Но когда смотрю на людей, мне нетак одиноко.</text:span></text:p>
      <text:p text:style-name="P27">– <text:span text:style-name="T596">Ну, лады, мичман… дак чё тада ты… не присодиняисся? </text:span><text:span text:style-name="T23">Они</text:span><text:span text:style-name="T596"> всегда рады… в компании.</text:span></text:p>
      <text:p text:style-name="P28">– <text:span text:style-name="T597">О, Боже мой,</text:span>– <text:span text:style-name="T597">лучится одной из тех многогранных Япошных улыбок, как они умеют,</text:span>– <text:span text:style-name="T598">тогда б мне </text:span><text:span text:style-name="T22">стало</text:span><text:span text:style-name="T598"> ещё тоскливее.</text:span></text:p>
      <text:p text:style-name="P237">Столы и стулья расставлены под оранжево-красными полосами тента на корме <text:span text:style-name="T599">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238">Стюарт приносит кофе, сливки, кашу и свежие апельсины. <text:span text:style-name="T600">Слотроп взглядывает на кашу с сомнением. «Я буду»,– Моритури ухватывает тарелку.</text:span></text:p>
      <text:p text:style-name="P29">– <text:span text:style-name="T601">О, конечно,</text:span>– <text:span text:style-name="T601">Слотроп теперь замечает какие у этого Йипа широкие усы,</text:span>– <text:span text:style-name="T602">Ага, ага. Я тя вычислил. Кашелюб! Стыдоба. Скрытый Англофил</text:span>—<text:span text:style-name="T603">вон как краснеешь.</text:span>– <text:span text:style-name="T604">Показывает пальцем и орёт ха, ха, ха.</text:span></text:p>
      <text:p text:style-name="P30">– <text:span text:style-name="T605">Ты меня раскрыл. Да, да. Шесть лет я был не за тех.</text:span></text:p>
      <text:p text:style-name="P31">– <text:span text:style-name="T606">Ни разу не пробовал переметнуться?</text:span></text:p>
      <text:p text:style-name="P32">– <text:span text:style-name="T606">И узнать что вы за люди? Чёрт возьми! Что если фил поменялся бы на фоба? Что бы я делал?</text:span>– <text:span text:style-name="T607">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608">вздыхает он.</text:span>– «<text:span text:style-name="T609">Так что меня снова послали сюда, через Россию и Швейцарию. На этот раз при Министерстве Пропаганды».</text:span>– <text:span text:style-name="T610">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611">Всё, что я знаю о Великобритании идёт от тех просмотров.</text:span></text:p>
      <text:p text:style-name="P33">– <text:span text:style-name="T612">Похоже ты тут не один, кому Германское кино свихнуло мировосприятие.</text:span></text:p>
      <text:p text:style-name="P34">– <text:span text:style-name="T613">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35">– <text:span text:style-name="T614">Какие обиды. Я и сам знаю тут творится что-то жуткое.</text:span>– <text:span text:style-name="T615">Он рассказывает Моритури про случай в Sprudelhof и о бегстве Маргреты от привидения в чёрном.</text:span></text:p>
      <text:p text:style-name="P239">Мичман кивает, угрюмо, подкручивая один ус так, что тот саблей указывает на его глаз. «<text:span text:style-name="T616">Она не сказала <text:s/>тебе из-за чего? Чёрт, Джек, тебе лучше знать….»</text:span></text:p>
      <text:p text:style-name="P239"/>
      <text:p text:style-name="P659">Рассказ мичмана Моритури</text:p>
      <text:p text:style-name="P240">Войны знают способ опережать дни накануне своего начала. <text:span text:style-name="T617">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text:span><text:soft-page-break/><text:span text:style-name="T617">событию? Появляются расстановки, что-то ускоряется… и зачастую края могут приподыматься, кратко, мы видим то, что нам не полагалось….</text:span></text:p>
      <text:p text:style-name="P241">Маргрету пробовали уговорить, чтоб перебралась в Голливуд. Она поехала, но неудачно. <text:span text:style-name="T618">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242">Ролло не был слишком умён. Он хотел как лучше, но через месяц с нею почувствовал, что с него хватит. <text:span text:style-name="T619">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243">Проблемой с Зигмундом было место где он тогда жил, продуваемое насквозь, зубчатое безобразие над маленьким озером в Баварских Альпах. <text:span text:style-name="T620">Часть сооружения должно быть датировалось временем падения Рима. Вот куда Зигмунд привёз её.</text:span></text:p>
      <text:p text:style-name="P244">Она где-то подцепила мысль, будто она <text:span text:style-name="T621">отчасти</text:span> Еврейка. <text:span text:style-name="T622">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245">При всей психогенности <text:span text:style-name="T623">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24">curanderos</text:span><text:span text:style-name="T623">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246">Где были все в то лето накануне Войны? В <text:span text:style-name="T624">снах</text:span>. <text:span text:style-name="T624">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247">Маргрета и Зигмунд прогуливались по тем же дорожкам в тени магнолий, <text:span text:style-name="T625">сидели в креслах-качалках на концертах патриотической музыки… в дождь занимали себя карточной игрой в одном из публичных залов их </text:span><text:span text:style-name="T25">Kurhaus</text:span><text:span text:style-name="T625">’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248">Когда Зигмунд впервые заметил её <text:span text:style-name="T629">исчезновения</text:span>, или когда они стали для него выходить за рамки обычного? <text:span text:style-name="T626">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249"><text:soft-page-break/>Моритури видел их часто. <text:span text:style-name="T627">При встречах они раскланивались, обменивались </text:span><text:span text:style-name="T26">Heil Hitler</text:span><text:span text:style-name="T625">’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250">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628">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251">Моритури, который читал газеты, для которого связь выскочила сразу <text:span text:style-name="T630">как монстр из шипящих пузырьков в </text:span><text:span text:style-name="T27">Trinkhalle</text:span><text:span text:style-name="T630">,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27">Весёлой Вдовы</text:span><text:span text:style-name="T630"> и </text:span><text:span text:style-name="T27">Тайн Сюзанны</text:span><text:span text:style-name="T630">,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text:span><text:soft-page-break/><text:span text:style-name="T630">драгоценностей и кивающих генералов, с рыком от Brodelbrunnen за дверями, заполняющим паузы в музыке как машины, что вскоре заполнят небо. </text:span></text:p>
      <text:p text:style-name="P252">На следующий вечер, Моритури следил за ней в последний раз. <text:span text:style-name="T631">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253">Они вышли на край прудка чёрной грязи: <text:span text:style-name="T632">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254">Её голос начал повышаться, <text:span text:style-name="T633">а у</text:span> мальчик<text:span text:style-name="T633">а</text:span> дрожа<text:span text:style-name="T633">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36">– <text:span text:style-name="T634">Но...</text:span>– <text:span text:style-name="T634">однако под конец поднимаясь, в дерзком вопросе.</text:span></text:p>
      <text:p text:style-name="P37">– <text:span text:style-name="T635">Ты знаешь кто я, тоже. Мой дом есть формой Света,</text:span>– <text:span text:style-name="T636">переходя теперь в бурлеск, с усиленным Еврейским акцентом, актёрски фальшивым,</text:span>–<text:span text:style-name="T636">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37">– <text:span text:style-name="T28">Нет…</text:span></text:p>
      <text:p text:style-name="P255"><text:span text:style-name="T637">Т</text:span>ак что мичман Моритури совершил единственный за свою карьеру акт героизма. Он даже не отмечен в его <text:span text:style-name="T638">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29">шевелились</text:span><text:span text:style-name="T638">.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256">Маргрета рухнула <text:span text:style-name="T639">у края широко разлившейся тьмы. </text:span><text:s/><text:span text:style-name="T640">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257">Она и Зигмунд оставили Бад Карму в ту же ночь. <text:span text:style-name="T641">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text:span><text:soft-page-break/><text:span text:style-name="T641">официальном заключении, или как есть, понимаете». Следующим днём было 1-е сентября. У детей уже не осталось возможности загадочно исчезать.</text:span></text:p>
      <text:p text:style-name="P257"/>
      <text:p text:style-name="P258">День потемнел. <text:span text:style-name="T642">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259">Почёсывая свои боьшущие усы: «Что ты имеешь ввиду? Ты спрашиваешь, можно ли её спасти?»</text:p>
      <text:p text:style-name="P38">– <text:span text:style-name="T643">О, чик-трак, старый Йип, брось</text:span>—</text:p>
      <text:p text:style-name="P39">– <text:span text:style-name="T644">Слушай, от чего можешь </text:span><text:span text:style-name="T30">ты</text:span><text:span text:style-name="T644"> спасти её?</text:span>– <text:span text:style-name="T645">Пытливый взгляд лишает Слотропа равновесия. Дождь теперь барабанит по тенту, проливаясь ясным кружевом по краям.</text:span></text:p>
      <text:p text:style-name="P40">– <text:span text:style-name="T646">Но погоди-ка. Та женщина вчера, в том Sprudelhof—</text:span></text:p>
      <text:p text:style-name="P41">– <text:span text:style-name="T647">Да. И помни, Грета тоже видела как ты вылез из реки. Теперь подумай про весь фольклёр среди этих людей на тему радиоактивности</text:span>—<text:span text:style-name="T648">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649">вдруг это </text:span><text:span text:style-name="T31">предельное</text:span><text:span text:style-name="T649"> исцеление?</text:span></text:p>
      <text:p text:style-name="P42">– <text:span text:style-name="T650">Э...</text:span></text:p>
      <text:p text:style-name="P43">– <text:span text:style-name="T650">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651">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260">Почти над самой головой, <text:span text:style-name="T652">гром вдруг рвётся слепящим яйцом грохота. Где-то внутри взрыва, Слотроп пробормотал: « Брось дурить».</text:span></text:p>
      <text:p text:style-name="P44">– <text:span text:style-name="T653">Хочешь рискнуть и убедиться?</text:span></text:p>
      <text:p text:style-name="P261">Кто это вообще, а, ну, конечно, это мичман Япошка <text:span text:style-name="T654">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45">– <text:span text:style-name="T655">Мы так и будем всё просто двигаться, только и всего. В конце не имеет значения.</text:span></text:p>
      <text:p text:style-name="P45">– <text:span text:style-name="T655">Послушай, у тебя ведь дети, как можешь такое говорить? Это всё ,что ты хочешь «просто двигаться»?</text:span></text:p>
      <text:p text:style-name="P46">– <text:span text:style-name="T656">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262">Но один из тех узлов крепящих <text:span text:style-name="T657">отягчённый дождём </text:span>тент <text:span text:style-name="T657">к его раме </text:span>подался, <text:span text:style-name="T658">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263">Они разделяются в толпе недавно поднявшихся гуляк. <text:span text:style-name="T659">В голове Слотропа теперь нет ничего кроме мысли найти Бианку. В конце прохода за роем пустых лиц он различает Стефанию в 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47">– <text:span text:style-name="T660">Можете прикидываться душой праздника,</text:span>–<text:span text:style-name="T660"> приветствует его Стефания,</text:span>–<text:span text:style-name="T660"> но меня не проведёшь. Под этой развесёлой маской лицо Ионы.</text:span></text:p>
      <text:p text:style-name="P47"><text:soft-page-break/>– <text:span text:style-name="T661">Это вы, э, про, э</text:span>—</text:p>
      <text:p text:style-name="P47">– <text:span text:style-name="T661">Это я про Маргрету. Она заперлась в туалете. В истерике. Никто не может выманить её.</text:span></text:p>
      <text:p text:style-name="P48">– <text:span text:style-name="T662">И я вам нужен. Как насчёт Танаца?</text:span></text:p>
      <text:p text:style-name="P49">– <text:span text:style-name="T663">Танац исчез, и Бианка тоже.</text:span></text:p>
      <text:p text:style-name="P50">– <text:span text:style-name="T664">О, блядь.</text:span></text:p>
      <text:p text:style-name="P50">– <text:span text:style-name="T664">Маргрета думает вы с ней убежали.</text:span></text:p>
      <text:p text:style-name="P51">– <text:span text:style-name="T665">Не я.</text:span>– <text:span text:style-name="T665">Он вкраце передаёт повесть мичмана Моритури. Часть её пыла, напористости, улеглась. Она прикусывает ноготь.</text:span></text:p>
      <text:p text:style-name="P52">– <text:span text:style-name="T666">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53">– <text:span text:style-name="T667">Попробую разобраться.</text:span>– <text:span text:style-name="T667">Тут его прерывает быстрый пинок в зад.</text:span></text:p>
      <text:p text:style-name="P55">– <text:span text:style-name="T668">Не повезло тебе,</text:span>– <text:span text:style-name="T668">крякает голос за спиной,</text:span>– <text:span text:style-name="T669">только я, из всех кто на борту, умею читать на Нижне-Померанском.</text:span></text:p>
      <text:p text:style-name="P56">– <text:span text:style-name="T670">Я всего лишь хоть бесплатно добраться в Свинемюнде.</text:span></text:p>
      <text:p text:style-name="P264">Но, как замечает Стефания: «Бесплатно отвозят только в одно место. Начинайте отрабатыватьь за свой проезд. <text:span text:style-name="T671">Идите к Маргрете.</text:span></text:p>
      <text:p text:style-name="P57">– <text:span text:style-name="T671">Вы хотите, чтобы я</text:span>—<text:span text:style-name="T671">да, ладно.</text:span></text:p>
      <text:p text:style-name="P57">– <text:span text:style-name="T672">Мы не хоти, чтоб что-нибудь случилось.</text:span></text:p>
      <text:p text:style-name="P265">Один из Общих Распорядков на этом судне. Ничего не должно случиться. <text:span text:style-name="T673">Ладно, Слотроп вежливо вставляет остатки своей сигары между губ </text:span><text:span text:style-name="T32">Mme</text:span><text:span text:style-name="T673">. Прокаловска и оставляет её попыхивать её, с кулаками в вязаных карманах джемпера.</text:span></text:p>
      <text:p text:style-name="P266">Бианки нет в машинном отделении. <text:span text:style-name="T674">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267">Сплотившимися у двери в туалет, находит он сортимент высокосветских бездельни<text:span text:style-name="T683">ц</text:span> и пьян<text:span text:style-name="T683">чуг</text:span>, <text:span text:style-name="T675">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71">– Убирайся.</text:p>
      <text:p text:style-name="P71">– Тебе не надо выходить. Просто впусти меня.</text:p>
      <text:p text:style-name="P72">– Я знаю кто ты.</text:p>
      <text:p text:style-name="P72">– Пожалуйста.</text:p>
      <text:p text:style-name="P73">– Они очень умные, подослали тебя как бедного Макса. <text:s/>Но тут ничего не выйдет.</text:p>
      <text:p text:style-name="P58">– <text:span text:style-name="T676">Я <text:s/>больше не с Ними. Клянусь. Ты нужна мне Грета.</text:span>– <text:span text:style-name="T677">Брехня. Для чего?</text:span></text:p>
      <text:p text:style-name="P59">– <text:span text:style-name="T678">Они тогда убьют тебя. Убирайся.</text:span></text:p>
      <text:p text:style-name="P60">– <text:span text:style-name="T679">Я знаю где Бианка.</text:span></text:p>
      <text:p text:style-name="P61">– <text:span text:style-name="T680">Что ты с ней сделал?</text:span></text:p>
      <text:p text:style-name="P62">– <text:span text:style-name="T681">Просто</text:span>—<text:span text:style-name="T681">может всё-таки впустишь?</text:span>– <text:span text:style-name="T682">После целой минуты молчания, она всё таки открывает.</text:span>– <text:span text:style-name="T683">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63">– <text:span text:style-name="T684">Где она?</text:span></text:p>
      <text:p text:style-name="P64">– <text:span text:style-name="T685">Прячется.</text:span></text:p>
      <text:p text:style-name="P64"><text:soft-page-break/>– <text:span text:style-name="T685">От меня?</text:span></text:p>
      <text:p text:style-name="P64">– <text:span text:style-name="T685">От Них.</text:span></text:p>
      <text:p text:style-name="P268">Быстрый взгляд на него. <text:span text:style-name="T686">Слишком много зеркал, лезвий, ножниц, огней. Слишком белых.</text:span></text:p>
      <text:p text:style-name="P65">– <text:span text:style-name="T687">Но </text:span><text:span text:style-name="T33">ты</text:span><text:span text:style-name="T687"> один из Них.</text:span></text:p>
      <text:p text:style-name="P66">– <text:span text:style-name="T688">Прекрати, ты знаешь, что нет.</text:span></text:p>
      <text:p text:style-name="P66">– <text:span text:style-name="T689">Это так. Ты поднялся из реки.</text:span></text:p>
      <text:p text:style-name="P67">– <text:span text:style-name="T690">Ну, это потому, что я </text:span><text:span text:style-name="T34">туда</text:span><text:span text:style-name="T690"> упал, Грета.</text:span></text:p>
      <text:p text:style-name="P68">– <text:span text:style-name="T691">Значит Они сделали тебя.</text:span></text:p>
      <text:p text:style-name="P269">Он смотрит как она поигрывает, нервно, с прядями своих волос. <text:span text:style-name="T35">Анубис</text:span><text:span text:style-name="T692">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269"><draw:frame draw:style-name="fr1" draw:name="Image7" text:anchor-type="paragraph" svg:width="6.9252in" svg:height="0.3661in" draw:z-index="1"><draw:image xlink:href="Pictures/1000000000000B720000009B428C9716555D8079.png" xlink:type="simple" xlink:show="embed" xlink:actuate="onLoad" loext:mime-type="image/png"/></draw:frame></text:p>
      <text:p text:style-name="P270">Мужчинам всегда было просто под<text:span text:style-name="T693">ойти и сказа</text:span>ть ей <text:span text:style-name="T693">кем</text:span> она должна <text:span text:style-name="T693">быть</text:span>. <text:span text:style-name="T694">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270"/>
      <text:p text:style-name="P271">В <text:span text:style-name="T4">Weisse Sandwüste von Neumexiko</text:span> она играла девушку-ковбоя. <text:span text:style-name="T695">Е</text:span>ё <text:span text:style-name="T695">первым делом </text:span>спросили: «Можешь ездить <text:span text:style-name="T695">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271"/>
      <text:p text:style-name="P393">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p>
      <text:p text:style-name="P69">– <text:span text:style-name="T696">Расскажи мне как там у вас?</text:span>– <text:span text:style-name="T696">Что разбудило её? Топот ботинок на улице, ранний паровой экскаватор. Она едва слышала её усталый шепоток.</text:span></text:p>
      <text:p text:style-name="P272">Труп отвечает: «Мы живём очень далеко <text:span text:style-name="T697">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273"><text:soft-page-break/>На миг она задумалась<text:span text:style-name="T193">—</text:span>не <text:span text:style-name="T698">совсем </text:span>словами<text:span text:style-name="T193">—не так ли точно чувствует её податливое сознание под пальцами Тех, кто…</text:span></text:p>
      <text:p text:style-name="P70">– <text:span text:style-name="T699">Мм, там внизу уютно. Время отвремени можешь разобрать что-то от Них</text:span>—<text:span text:style-name="T700">отдалённый рокот, предполагаемый силуэт, передавшийся сюда через землю над головой… но ничего, никогда, </text:span><text:span text:style-name="T36">слишком близко</text:span><text:span text:style-name="T700">. Там настолько темно, что всякая вещь мерцает. Можем летать. Секса нет. Зато есть фантазии, даже такие, что мы привыкли увязывать с сексом</text:span>—<text:span text:style-name="T701">которыми мы когда-то модулировали его энергию….</text:span></text:p>
      <text:p text:style-name="P69"/>
      <text:p text:style-name="P274">Как ошеломлённая дебютантка Лотта Люстиг, она оказалась во время наводнения, принятая за посудомойку, плывущей вниз по реке в одной ванне с <text:span text:style-name="T702">богатым</text:span> плейбоем <text:span text:style-name="T702">Максом Шлепцигом. Мечта каждой девушки. Фильм назывался J</text:span><text:span text:style-name="T37">ugend Herauf</text:span><text:span text:style-name="T702">!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37">парик</text:span><text:span text:style-name="T702">!</text:span></text:p>
      <text:p text:style-name="P275">По реке хлещет дождь: слыш<text:span text:style-name="T703">атся</text:span> приближающиеся пороги, <text:span text:style-name="T704">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275"/>
      <text:p text:style-name="P276">Бианка обычно серебряная, или никакого цвета вообще: <text:span text:style-name="T705">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706">и</text:span> Gundlach Turner-Reichs <text:span text:style-name="T706">от</text:span> 1895. <text:span text:style-name="T707">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54"/>
      <text:p text:style-name="P74">– <text:span text:style-name="T708">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709">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38">справятся</text:span><text:span text:style-name="T709">, убегут. И за сыпал прежде чем озверение и надежда совсем покидали его. Больше всего она любила его в эти моменты, засыпая, её обратная сторона 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74"/>
      <text:p text:style-name="P285">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text:soft-page-break/>Вишнёво-красные угли сыпятся в ночи. Бианка в костюме Испанской танцовщицы поглаживает дуло пистолета….</text:p>
      <text:p text:style-name="P277">Недалеко от одной площадки запуска ракет, <text:span text:style-name="T710">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278">Они держались за руки. <text:s/>Танац был <text:span text:style-name="T712">одет в старый </text:span>пиджак зелёной замши с накладками на <text:span text:style-name="T711">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279">Они подошли к оползню, где мого лет назад дорога была смыта. <text:span text:style-name="T713">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280">Вдали за деревьями виднелись <text:span text:style-name="T714">о</text:span>статки домов. <text:span text:style-name="T714">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281">В тот же миг она и Танац, оба осознали что часами шли <text:span text:style-name="T715">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39">наблюдающее</text:span><text:span text:style-name="T715">. Оно говорило: «Ни шагу дальше. На этом всё. Ни одного. Уходите откуда пришли».</text:span></text:p>
      <text:p text:style-name="P282">Невозможно было <text:span text:style-name="T716">про</text:span>двигаться дальше в это. <text:span text:style-name="T716">Ужас охватил обоих. Они развернулись, чувствуя <text:s/>спинами </text:span><text:span text:style-name="T40">это</text:span><text:span text:style-name="T716">, и быстро ушли.</text:span></text:p>
      <text:p text:style-name="P283">Вернувшись на Schußstelle, они нашли Блисеро в крайней стадии его безумия. <text:span text:style-name="T717">С древесных <text:s/>стволов у холодной полянки ободрана <text:s/>кора, они истекали бисером смолы от ракетных пусков.</text:span></text:p>
      <text:p text:style-name="P75">– <text:span text:style-name="T718">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284">Мы продвигались в Хит. Там были нефтеносные поля и почернелая почва. <text:span text:style-name="T4">Jabos</text:span> <text:span text:style-name="T719">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41">Острова</text:span><text:span text:style-name="T719">: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41">мифическими регионами</text:span><text:span text:style-name="T719">: там были свои карты, с настоящими горами, реками и цветом. Он продвигался не по Германии. То было его особное пространство. Но он вёл всех </text:span><text:span text:style-name="T41">нас</text:span><text:span text:style-name="T719"> с собою! Моя пизда набрякала кровью от 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286"><text:soft-page-break/>Я всё забываю спросить Танаца что случилось с Готфридом. <text:span text:style-name="T720">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93">– прошептал он.</text:span></text:p>
      <text:p text:style-name="P76">–<text:span text:style-name="T4"> </text:span><text:span text:style-name="T42">F</text:span><text:span text:style-name="T720">?</text:span>– <text:span text:style-name="T721">грит Слотроп.</text:span>–<text:span text:style-name="T721"> <text:s/>F-Gerät, ты уверена?</text:span></text:p>
      <text:p text:style-name="P76">– <text:span text:style-name="T721">Какая-то буква.</text:span></text:p>
      <text:p text:style-name="P76">– S?</text:p>
      <text:p text:style-name="P396"><text:span text:style-name="T195">– </text:span><text:span text:style-name="T196">Ну, хорошо, S. Они как дети ещё не умеющие говорить, с этими <text:s/>их <text:s/>словами, что изобретают на каждом шагу. Мне это казалось эктоплазмой</text:span><text:span text:style-name="T195">—</text:span><text:span text:style-name="T197">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195">– </text:span><text:span text:style-name="T198">и начинает изливать передо мной восторги тяжкой чашей из </text:span>метилметакрилат<text:span text:style-name="T722">а, копией </text:span><text:span text:style-name="T198">Святого Грааля… </text:span><text:span text:style-name="T199">Мы были у башни реактора. </text:span><text:span text:style-name="T200">Сильный запах растворителя пронизывал воздух. </text:span><text:span text:style-name="T201">Прозрачные прутья какого-то пластика с шипением выходили из экструдера </text:span><text:span text:style-name="T202">у подножия башни, в охлаждающие каналы, или в нарезку. </text:span><text:span text:style-name="T203">В помещение было очень жарко. </text:span><text:span text:style-name="T204">Мне представлялось что-то глубокое, чёрное и вязкое, поступающее на это производство. </text:span><text:span text:style-name="T205">Снаружи </text:span><text:span text:style-name="T211">раздавался звук</text:span><text:span text:style-name="T205"> мотор</text:span><text:span text:style-name="T211">ов</text:span><text:span text:style-name="T205">. Они разъезжа</text:span><text:span text:style-name="T211">ются</text:span><text:span text:style-name="T205">? </text:span><text:span text:style-name="T211">Зачем я тут?</text:span><text:span text:style-name="T205"> </text:span><text:span text:style-name="T206">Пластмассовые змии ползли бесконечно влево и вправо. </text:span><text:span text:style-name="T207">Эрекция моих сопровождающих старалась выползти </text:span><text:span text:style-name="T211">в местах распахивания</text:span><text:span text:style-name="T207"> их <text:s/>одежд. Я могла делать что вздумается. </text:span><text:span text:style-name="T208">Чёрные сияющие и глубокие. </text:span><text:span text:style-name="T209">Я опустилась на колени и начала расстёгивать брюки на Дроне. </text:span><text:span text:style-name="T210">Но двое других ухватили меня под руки и потащили в складское отделение. </text:span><text:span text:style-name="T212">Остальные пришли следом, или вошли через другую дверь. </text:span><text:span text:style-name="T213">Огромные занавеси стирола или винила, </text:span><text:span text:style-name="T214">всех цветов, сплошных и прозрачных, свисали ряд за рядом </text:span><text:span text:style-name="T215">над головой. </text:span><text:span text:style-name="T216">Они переливались словно северное сияние. </text:span><text:span text:style-name="T217">Я чувствовала, что где-то за ними присутствуют зрители, </text:span><text:span text:style-name="T218">в ожидании начала чего-то. </text:span><text:span text:style-name="T219">Дроне с </text:span><text:soft-page-break/><text:span text:style-name="T219">людьми растянули меня на неподатливом матрасе из пластика. </text:span><text:span text:style-name="T220">Все вокруг и я, смотрели на ясный обвал <text:s/>воздух</text:span><text:span text:style-name="T221">а, или света. </text:span><text:span text:style-name="T222">Кто-то произнёс «бутадиен», а мне слышалось</text:span><text:span text:style-name="T192"> будто дева…</text:span><text:span text:style-name="T222"> </text:span><text:span text:style-name="T223">Пластик прошелестал и сомкнулся вокруг нас, </text:span><text:span text:style-name="T224">окутывая нас, призрачно белым. </text:span><text:span text:style-name="T225">Они сняли мою одежду и нарядили </text:span><text:span text:style-name="T226">м</text:span><text:span text:style-name="T225">еня в экзотичный </text:span><text:span text:style-name="T226">костюм из </text:span><text:span text:style-name="T225">како</text:span><text:span text:style-name="T226">го</text:span><text:span text:style-name="T225">-то </text:span><text:span text:style-name="T226">чёрного полимера, </text:span><text:span text:style-name="T227">очень тугой в талии, открытый на </text:span><text:span text:style-name="T228">рассохе.</text:span><text:span text:style-name="T227"> </text:span><text:span text:style-name="T228">Казалось он живёт на мне. «</text:span><text:span text:style-name="T229">Забудь про кожу, и про атлас»,</text:span><text:span text:style-name="T195">– </text:span><text:span text:style-name="T229">трепетал Дроне.</text:span><text:span text:style-name="T195">– «</text:span><text:span text:style-name="T230">Это Imipolex, материал будущего». </text:span><text:span text:style-name="T231">Я не могу описать его аромат, или как он ощущался</text:span><text:span text:style-name="T195">—</text:span><text:span text:style-name="T231">сама роскошь. </text:span><text:span text:style-name="T232">Едва коснувшись, он вынудил мои соски встать торчком и молить об укусах. </text:span><text:span text:style-name="T233">Мне хотелось ощутить его своей пиздой. </text:span><text:span text:style-name="T234">Ничто из всего, что я когда-либо одевала, до или после этого, не возбуждало меня настолько, как <text:s/></text:span><text:span text:style-name="T230">Imipolex. </text:span><text:span text:style-name="T235">Они обещали мне лифчики, сорочки, чулки, </text:span><text:span text:style-name="T236">платья из такого же материала. </text:span><text:span text:style-name="T237">Дроне нацепил гигантский член из <text:s/></text:span><text:span text:style-name="T230">Imipolex’</text:span><text:span text:style-name="T237">а поверх собственного. </text:span><text:span text:style-name="T238">Я тёрлась об него лицом, это </text:span><text:span text:style-name="T239">было </text:span><text:span text:style-name="T238">так упоительно…. </text:span><text:span text:style-name="T240">Между ног моих разверзлась пропасть. </text:span><text:span text:style-name="T241">Предметы, воспоминания, </text:span><text:span text:style-name="T242">невозможно уже различить это всё, </text:span><text:span text:style-name="T243">скатывались вниз через мою голову. </text:span><text:span text:style-name="T244">Неудержимый поток. </text:span><text:span text:style-name="T245">Я извергала всё это в некую пустоту… </text:span><text:span text:style-name="T246">из моего омута, извиваясь, ярко расцвеченные галлюцинации </text:span><text:span text:style-name="T247">лились… </text:span><text:span text:style-name="T248">безделушки, обрывки диалогов, </text:span><text:span text:style-name="T249">произведения d’art… я избавлялась от всего </text:span><text:span text:style-name="T250">этого. </text:span><text:span text:style-name="T251">Ничего не удерживала. </text:span><text:span text:style-name="T252">Было это «покорностью», тогда</text:span><text:span text:style-name="T195">—</text:span><text:span text:style-name="T252">избавляться от всего?</text:span></text:p>
      <text:p text:style-name="P397"><text:span text:style-name="T252">Н</text:span><text:span text:style-name="T194">е знаю как долго меня там держали. </text:span><text:span text:style-name="T253">Я засыпала, просыпалась. </text:span><text:span text:style-name="T254">Мужчины появлялись и пропадали. </text:span><text:span text:style-name="T255">Время потеряло значение. </text:span><text:span text:style-name="T256">В одно утро я оказалась снаружи завода, голая, под дождём. </text:span><text:span text:style-name="T257">Там ничего не росло. </text:span><text:span text:style-name="T258">Что-то свалено было огромным расходящимся веером на многие мили.</text:span><text:span text:style-name="T255"> </text:span><text:span text:style-name="T259">Какие-то смолистые отходы. </text:span><text:span text:style-name="T260">Мне при</text:span><text:span text:style-name="T261">ш</text:span><text:span text:style-name="T260">лось прошагать весь путь до пусковой площадки. </text:span><text:span text:style-name="T261">Там было пусто. Танац оставил записку, просил меня попытаться попасть в Свинемюнде. </text:span><text:span text:style-name="T262">Что-то <text:s/>явно случилось на площадке. </text:span><text:span text:style-name="T263">На поляне царила тишь, которую мне случалось почувствовать лишь однажды. Однажды в Мехико. В том году, как я была в Америке. </text:span><text:span text:style-name="T264">Мы были глубоко в джунглях. </text:span><text:span text:style-name="T265">Мы подошли к лестнице из каменных ступеней, </text:span><text:span text:style-name="T266">покрыты лианами, мхом, столетия тления. </text:span><text:span text:style-name="T267">Остальные поднялись на самый верх, </text:span><text:span text:style-name="T268">но</text:span><text:span text:style-name="T267"> я не могла. </text:span><text:span text:style-name="T269">Это было как в тот день с Танацем, </text:span><text:span text:style-name="T270">в сосновом лесу. </text:span><text:span text:style-name="T271">Я чувствовала молчание </text:span><text:span text:style-name="T272">дожидавшееся</text:span><text:span text:style-name="T271"> меня наверху. </text:span><text:span text:style-name="T272">Не их, а только меня одну… </text:span><text:span text:style-name="T273">моя собственная тишь, для меня лично….</text:span></text:p>
      <text:p text:style-name="P288"><draw:frame draw:style-name="fr1" draw:name="Image8" text:anchor-type="paragraph" svg:width="6.9252in" svg:height="0.3661in" draw:z-index="2"><draw:image xlink:href="Pictures/1000000000000B720000009B428C9716555D8079.png" xlink:type="simple" xlink:show="embed" xlink:actuate="onLoad" loext:mime-type="image/png"/></draw:frame></text:p>
      <text:p text:style-name="P287">Наверху, на мостике <text:span text:style-name="T4">Анубиса</text:span>, шторм лупит лапами громко по стеклу, <text:span text:style-name="T723">большущие мокрые ласты беспорядочно хлещут из ночи </text:span><text:span text:style-name="T43">шлёп!</text:span><text:span text:style-name="T723">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289">Весь это свет. <text:span text:style-name="T724">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text:span><text:soft-page-break/><text:span text:style-name="T724">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290"><text:span text:style-name="T725">Насколько вероятен </text:span><text:span text:style-name="T44">Анубис</text:span><text:span text:style-name="T725">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291">В яростной качке, <text:span text:style-name="T4">Анубис</text:span> движется к северу. <text:span text:style-name="T726">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292">Участники <text:span text:style-name="T727">развлечения</text:span> шатаются от носа до кормы, <text:span text:style-name="T727">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45">Imipolectique </text:span><text:span text:style-name="T729">со своей собственной мощью</text:span><text:span text:style-name="T46"> </text:span><text:span text:style-name="T728">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47">Что же мне так сильно нужно? </text:span></text:p>
      <text:p text:style-name="P293">Даже месяц назад, пусть и с парой дней мира, он мог проследить путь обратно <text:span text:style-name="T730">к тому</text:span> сентябрьско<text:span text:style-name="T730">му</text:span> дн<text:span text:style-name="T730">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294">Но теперь некое пространство, <text:span text:style-name="T731">против которого он не может двигаться,</text:span> пролегло позади Слотропа, <text:span text:style-name="T732">мосты, что могли привести обратно сожжены навеки. Он всё меньше опасается </text:span><text:soft-page-break/><text:span text:style-name="T732">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394">Не получается…</text:p>
      <text:p text:style-name="P295">Обращения Русских врываются с треском по радио <text:span text:style-name="T733">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48">Анубисе</text:span><text:span text:style-name="T733">.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296">Белый кораблю, замаскированный <text:span text:style-name="T734">под </text:span>шторм, <text:span text:style-name="T734">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49">Анубиса</text:span><text:span text:style-name="T734">.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49">Да здравствует Смерть</text:span><text:span text:style-name="T734">,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49">Анубис</text:span><text:span text:style-name="T734">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49">ёб твою</text:span><text:span text:style-name="T734">, слёзы, которые ничем не дополнят вспененно белое опустошение, что проносится над Дельтой Одера в эту ночь….</text:span></text:p>
      <text:p text:style-name="P296"><draw:frame draw:style-name="fr1" draw:name="Image9" text:anchor-type="paragraph" svg:width="6.9252in" svg:height="0.3661in" draw:z-index="3"><draw:image xlink:href="Pictures/1000000000000B720000009B428C9716555D8079.png" xlink:type="simple" xlink:show="embed" xlink:actuate="onLoad" loext:mime-type="image/png"/></draw:frame></text:p>
      <text:p text:style-name="P297">Голоса на Немецком. <text:span text:style-name="T735">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100">–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77"><text:soft-page-break/>– <text:span text:style-name="T736">Мать моя,</text:span>– <text:span text:style-name="T736">розовый парнишка присаживается на корточки рядом со Слотропом с виновато беспомощным видом.</text:span>– <text:span text:style-name="T737">Гроза открытого моря.</text:span></text:p>
      <text:p text:style-name="P298">Эта яблоко-щёкая дама Фрау Гнаб, а <text:span text:style-name="T738">имя её сынка</text:span> Отто. <text:span text:style-name="T738">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78">– <text:span text:style-name="T739">Знаком вам человек в белом костюме,</text:span>– <text:span text:style-name="T739">цитируя Гели Трипинг из пары эпох тому назад,</text:span>– <text:span text:style-name="T740">который вроде бывает на Прибрежном Променаде в том Свинемюнде всегда примерно в полдень?</text:span></text:p>
      <text:p text:style-name="P299">Фрау Гнаб занюхивает щепотку табака и сияет: «<text:span text:style-name="T193">Его все знают. Он рыцарь белого коня на чёрном рынке, а я королева каботажного товарооборота». </text:span></text:p>
      <text:p text:style-name="P79">– <text:span text:style-name="T741">Дер Шпрингер, верно?</text:span></text:p>
      <text:p text:style-name="P79">– <text:span text:style-name="T741">А кто ж ещё.</text:span></text:p>
      <text:p text:style-name="P300">Больше некому. В кармане штанов Слотропа до сих пор заныкана та шахматная фигурка от старого Кислоты Бумера. <text:span text:style-name="T742">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80">– <text:span text:style-name="T743">Чёрный рынок,</text:span>– <text:span text:style-name="T743">урчит Отто,</text:span>– <text:span text:style-name="T743">хорошее дело вертеть на нём дела.</text:span></text:p>
      <text:p text:style-name="P81">– <text:span text:style-name="T744">Я малость занимался….</text:span>– <text:span text:style-name="T744">О, да и он оставил остатки того Бодвинского гашиша, не так ли, несколько ёбаных унций фактически, на том </text:span><text:span text:style-name="T50">Анубисе, </text:span><text:span text:style-name="T745">умница. Сиди и облизывайя на воспоминания—</text:span></text:p>
      <text:p text:style-name="P82">– <text:span text:style-name="T746">Приятное утро,</text:span>– <text:span text:style-name="T746">замечает Отто.</text:span></text:p>
      <text:p text:style-name="P301">Слотроп натягивает обратно свой вечерний, <text:span text:style-name="T747">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51">Анубис</text:span><text:span text:style-name="T747">,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302">Шторм улёгся, <text:span text:style-name="T748">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text:span><text:soft-page-break/><text:span text:style-name="T748">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303">Как Гели и говорила, <text:span text:style-name="T749">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83">– <text:span text:style-name="T750">Герхардт фон Гёль, к вашим услугам.</text:span>–<text:span text:style-name="T750"> Они обмениваются рукопожатием, хотя у Слотропа в руке неприятное колотье.</text:span></text:p>
      <text:p text:style-name="P304">Чайки кричат, волны распрямляются на берегу. «<text:span text:style-name="T751">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84">– <text:span text:style-name="T752">Про неё говорили будто она погибла.</text:span>–<text:span text:style-name="T752"> Он берёт Слотропа под руку и они начинают прогуливаться по променаду.</text:span></text:p>
      <text:p text:style-name="P85">– <text:span text:style-name="T753">Н-ну, про вас говорили, будто вы кинорежиссёр.</text:span></text:p>
      <text:p text:style-name="P86">– <text:span text:style-name="T753">Это одно и то же,</text:span>– <text:span text:style-name="T754">подносит огонь к Американским сигаретам каждого.</text:span>– <text:span text:style-name="T754">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87">– <text:span text:style-name="T755">Это по ошибке. Он не виноват.</text:span></text:p>
      <text:p text:style-name="P88">– <text:span text:style-name="T756">Ха. Конечно, нет. Ошибки тоже часть этого</text:span>—<text:span text:style-name="T757">всё вписывается. Начинаешь понимать как всё вписывается, </text:span><text:span text:style-name="T52">ja</text:span><text:span text:style-name="T757">?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758">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53">полёт был дан одному лишь Springer!</text:span><text:span text:style-name="T758"> </text:span></text:p>
      <text:p text:style-name="P89">– <text:span text:style-name="T759">Верно, Шпрингер,</text:span>– <text:span text:style-name="T759">грит Отто.</text:span></text:p>
      <text:p text:style-name="P305">Четвёрка Русских рядовых вышли из навала рухнувших гостиничных фронтонов, пересмеива<text:span text:style-name="T760">ясь</text:span> <text:span text:style-name="T760">поперёк</text:span> променада, <text:span text:style-name="T760">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90">– <text:span text:style-name="T761">Вы умеете утешить, Шпрингер.</text:span></text:p>
      <text:p text:style-name="P306">Балтика, неутихающий серый Вермахта, шепчет вдоль берега. <text:span text:style-name="T762">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54">Schwarzkommando</text:span><text:span text:style-name="T762">,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text:span><text:soft-page-break/><text:span text:style-name="T762">пиджака своего белого костюма, выуживает .45 Армии США и ненавязчиво переводит оружие на взвод. Его свита тут же уполовинивается. </text:span></text:p>
      <text:p text:style-name="P91">– <text:span text:style-name="T763">Они сегодня голоднее,</text:span>– <text:span text:style-name="T763">замечает Нэриш.</text:span></text:p>
      <text:p text:style-name="P92">– <text:span text:style-name="T763">Верно,</text:span>– <text:span text:style-name="T763">откликается Шпрингер,</text:span>– <text:span text:style-name="T764">но сегодня их меньше.</text:span></text:p>
      <text:p text:style-name="P92">– <text:span text:style-name="T764">Ух,</text:span>– <text:span text:style-name="T764">доходит до Слотропа,</text:span>– <text:span text:style-name="T764">гадко говорить такое.</text:span></text:p>
      <text:p text:style-name="P307">Шпрингер пожимает плечами «Сочувствуй. Но не строй фантазий на их счёт. <text:span text:style-name="T765">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55">in toto</text:span><text:span text:style-name="T765">. Взвесьте честно посему, <text:s/>молодой человек, на какой изсторон предпочтёте вы быть. Пока они изнывают в вечной сумеречности, тут… всегда—</text:span></text:p>
      <text:p text:style-name="P305"/>
      <text:p text:style-name="P660"><text:span text:style-name="T766">Прекрасная</text:span> <text:span text:style-name="T766">Погода</text:span> (Фокс-трот)</text:p>
      <text:p text:style-name="P305"/>
      <text:p text:style-name="P663">—<text:span text:style-name="T766">прекрасная погода для чёрного рын-ка</text:span></text:p>
      <text:p text:style-name="P664">Золото и серебро текут, звенят, <text:s/>блестят!</text:p>
      <text:p text:style-name="P664">От Моря Кораллов до Балтики синей</text:p>
      <text:p text:style-name="P664">Деньги чудеса творят</text:p>
      <text:p text:style-name="P664">Будто луч маяка сверкает этикетка,</text:p>
      <text:p text:style-name="P664">В таком декольте ты будешь как конфетка!</text:p>
      <text:p text:style-name="P665">Зелёное иль алое, неважно, подружка!</text:p>
      <text:p text:style-name="P665">В таком и мамаша, смотрится шлюшкой…</text:p>
      <text:p text:style-name="P665">А и прекрасная погода для чёрного, чёрного ры(ы)нка,</text:p>
      <text:p text:style-name="P665">Найдёшь тут всё: от танкера и до ботинков!</text:p>
      <text:p text:style-name="P308"/>
      <text:p text:style-name="P309">Нэриш и Отта тут тоже вступают в гармонии на три голоса, <text:span text:style-name="T767">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310">Оставив променад, они пост<text:span text:style-name="T768">о</text:span>яли на углу улицы, <text:span text:style-name="T768">пока подразделение Русской пехоты и кавалерии маршируют мимо. «Гля, они так и валят»,– отмечает Отто.– «Где цирк?»</text:span></text:p>
      <text:p text:style-name="P94">– <text:span text:style-name="T769">Дальше по берегу, пацан,</text:span>– <text:span text:style-name="T769">грит Нэриш.</text:span></text:p>
      <text:p text:style-name="P94">– <text:span text:style-name="T769">Что дальше по берегу,</text:span>– <text:span text:style-name="T769">интересуется Слотроп.</text:span></text:p>
      <text:p text:style-name="P94">–<text:span text:style-name="T4"> </text:span><text:span text:style-name="T56">Осторожней</text:span><text:span text:style-name="T769">,</text:span>– <text:span text:style-name="T769">предупреждает Нэриш,</text:span>– <text:span text:style-name="T56">он шпион</text:span><text:span text:style-name="T769">.</text:span></text:p>
      <text:p text:style-name="P94">– <text:span text:style-name="T769">Не говори на меня «пацан»,</text:span>– <text:span text:style-name="T769">окрысивается Отто.</text:span></text:p>
      <text:p text:style-name="P94">– <text:span text:style-name="T769">Жопа от шпиона,</text:span>– <text:span text:style-name="T769">грит Слотроп.</text:span></text:p>
      <text:p text:style-name="P95">– <text:span text:style-name="T770">Он в порядке,</text:span>– <text:span text:style-name="T770">Шпрингер похлопывает каждого из них по плечу, прям тебе тут Herr Gemütlich,</text:span>– <text:span text:style-name="T770">об нём уже базарили. Он даже без оружия.</text:span>– <text:span text:style-name="T771">Обернувшись к Слотропу.</text:span>– <text:span text:style-name="T772">Добро пожаловать <text:s/>с нами, вдоль берега. Тебе может показаться интересным.</text:span>– <text:span text:style-name="T772">Но Слотроп не лыком шит. Он замечает позабавленные взгляды от всех тут, включая Шпрингера.</text:span></text:p>
      <text:p text:style-name="P311">Среди груза направляемого вдоль берега шесть девушек хористок, <text:span text:style-name="T773">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96"><text:soft-page-break/>– <text:span text:style-name="T774">Ну,</text:span>– <text:span text:style-name="T774">невразумительно,</text:span>– <text:span text:style-name="T774">ему лучше не связываться с моей мамашей.</text:span></text:p>
      <text:p text:style-name="P312">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4">воркуя</text:span> ему: «Deine <text:span text:style-name="T4">Mut</text:span>ter . . .»</text:p>
      <text:p text:style-name="P313"><text:span text:style-name="T193">– Слышь, </text:span><text:span text:style-name="T5">она</text:span><text:span text:style-name="T193">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775">так же ж?</text:span></text:p>
      <text:p text:style-name="P97">– <text:span text:style-name="T776">Ах, она полный фантаст</text:span><text:span text:style-name="T361">и́к. Инстинктом знает</text:span><text:span text:style-name="T360">—</text:span><text:span text:style-name="T362">как именно оскорбить кого угодно. </text:span><text:span text:style-name="T363">И неважно живое, или растительное</text:span><text:span text:style-name="T360">—</text:span><text:span text:style-name="T363">я даже видел </text:span><text:span text:style-name="T392">как</text:span><text:span text:style-name="T363"> она кроет </text:span><text:span text:style-name="T392">скалу</text:span><text:span text:style-name="T363"> однажды.</text:span><text:span text:style-name="T361"> </text:span></text:p>
      <text:p text:style-name="P98">– <text:span text:style-name="T777">Да, ладно</text:span>—</text:p>
      <text:p text:style-name="P99">– <text:span text:style-name="T778">Правда! </text:span><text:span text:style-name="T57">Ja</text:span><text:span text:style-name="T778">. Здоровенная глыба фельзитового выброса, в прошлом году, у берегов Дании, она критиковала,</text:span>– <text:span text:style-name="T779">вот-вот впадёт в приступ того безрадостного хохота, что мы стараемся сдерживать,</text:span>– <text:span text:style-name="T779">её </text:span><text:span text:style-name="T58">кристаллическую структуру</text:span><text:span text:style-name="T779"> двадцать минут без передышки. Невероятно.</text:span></text:p>
      <text:p text:style-name="P314">Хористки уже вскрыли один ящик водки. Хафтунг, причёсывая волосы, которые растут лишь в памяти на его темени, бросается туда наорать на них. <text:span text:style-name="T780">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59">u.s.w.</text:span><text:span text:style-name="T780">, птичка на каждого ребёнка.</text:span></text:p>
      <text:p text:style-name="P315">Вскоре всё было убрано под палубу, шимпы уснули, музыканты проснулись, <text:span text:style-name="T781">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316">Боковые течения сносят корабль <text:span text:style-name="T782">при движении через расширяющуюся воронку Свина, к морю. Всё ещё за волноломом, где пенятся проломы пробомбленные весной </text:span><text:span text:style-name="T60">поберегись</text:span><text:span text:style-name="T782">,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316"/>
      <text:p text:style-name="P661">Морской Напев</text:p>
      <text:p text:style-name="P317"/>
      <text:p text:style-name="P705">Я Пиратская Царица на волнах<text:span text:style-name="T783"> </text:span>Балти<text:span text:style-name="T783">ки</text:span> <text:s/><text:span text:style-name="T783">всей, со мной не залупайся: не соберёшь костей</text:span></text:p>
      <text:p text:style-name="P706">От <text:span text:style-name="T786">вс</text:span>ех что <text:span text:style-name="T786">когда-то </text:span>пытались <text:span text:style-name="T785">лишь</text:span> черепа на дне остались</text:p>
      <text:p text:style-name="P706">Рыбки как посыльные к ним в глаза заплывают, пес<text:span text:style-name="T785">е</text:span>н<text:span text:style-name="T785">к</text:span>и распевают:</text:p>
      <text:p text:style-name="P706">«Теперь догадался, что зря залупался на бизнес Гори Гнаб?»</text:p>
      <text:p text:style-name="P706">Затею битву с крейсером, <text:span text:style-name="T784">возьму на абордаж</text:span></text:p>
      <text:p text:style-name="P707">При виде моей посудины адмиралы впадают в мандраж</text:p>
      <text:p text:style-name="P707">Встречала я Летучего Голландца, <text:span text:style-name="T785">он стал послушным как мелкий краб,</text:span></text:p>
      <text:p text:style-name="P708">С тех пор орёт по всем морям: «Не залупайтесь на бизнес Гори Гнаб!»</text:p>
      <text:p text:style-name="P93"/>
      <text:p text:style-name="P318">После чего она ухватывается за своё рулевое колесо и добавляет ходу. <text:span text:style-name="T787">Теперь они стремглав летят к борту полузатонувшего сухогруза: чёрное вогнутое железо в мазках красно-винцового, </text:span><text:soft-page-break/><text:span text:style-name="T787">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101">– <text:span text:style-name="T788">Она затевает что-то не очень законное,</text:span>– <text:span text:style-name="T788">Отто минутой позже, переведя дух,</text:span>– <text:span text:style-name="T789">будьте начеку. Я не знаю что с ней делать.</text:span></text:p>
      <text:p text:style-name="P102">– <text:span text:style-name="T790">Бедный мальчик,</text:span>– <text:span text:style-name="T790">улыбается девушка.</text:span></text:p>
      <text:p text:style-name="P103">– <text:span text:style-name="T791">О,</text:span>– <text:span text:style-name="T791">грит Отто.</text:span></text:p>
      <text:p text:style-name="P319">Слотроп оставляет их, всегда рад видеть как молодые люди симпатизируют друг другу, <text:span text:style-name="T792">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104">– <text:span text:style-name="T793">Ну. И куда мы теперь, корешки?</text:span>– <text:span text:style-name="T793">хочет знать повеселевший Слотроп.</text:span></text:p>
      <text:p text:style-name="P320">Нэриш молча уставился. «Это остров Юзедом»,<text:span text:style-name="T193">– </text:span>поясняет фон Гёль, мягко.<text:span text:style-name="T193">–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105">– <text:span text:style-name="T794">Ладно. Ладно.</text:span></text:p>
      <text:p text:style-name="P105">– <text:span text:style-name="T794">Мы направляемся вокруг острова Юзедом в место являющееся устьем реки Пене.</text:span></text:p>
      <text:p text:style-name="P106">– <text:span text:style-name="T795">Попробую угадать… значит то место будет называться Перемюнде, верно?</text:span></text:p>
      <text:p text:style-name="P107">– <text:span text:style-name="T796">Очень хорошо.</text:span></text:p>
      <text:p text:style-name="P107">– <text:span text:style-name="T796">Ну и?</text:span>– <text:span text:style-name="T796">Следует пауза.</text:span>– <text:span text:style-name="T796">О. О, т</text:span><text:span text:style-name="T61">о самое</text:span><text:span text:style-name="T796"> Пенемюнде?</text:span></text:p>
      <text:p text:style-name="P321">Нэриш, оказывается, работал <text:span text:style-name="T797">там. Он в состоянии вынашивать какую-то идею о Русских оккупантах там. </text:span></text:p>
      <text:p text:style-name="P108">–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108">– <text:span text:style-name="T798">Есть ещё куча ЖК генераторов вокруг Нордхаузен,</text:span>– <text:span text:style-name="T798">Слотроп старается быть полезным.</text:span></text:p>
      <text:p text:style-name="P109">– <text:span text:style-name="T799">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110">– <text:span text:style-name="T813">Охренеть,</text:span>– <text:span text:style-name="T800">Слотроп-умница на это,</text:span>– <text:span text:style-name="T801">как по-вашему, они нашли уже тот S-</text:span><text:span text:style-name="T62">Gerät, </text:span><text:span text:style-name="T63">а, </text:span><text:span text:style-name="T801">мистер фон Гёль?</text:span></text:p>
      <text:p text:style-name="P111">– <text:span text:style-name="T802">А, умн</text:span><text:span text:style-name="T364">о́,</text:span><text:span text:style-name="T360">– </text:span><text:span text:style-name="T365">сияет этот Шпрингер.</text:span></text:p>
      <text:p text:style-name="P112"><text:span text:style-name="T365">– </text:span><text:span text:style-name="T366">Он человек от ОСС,</text:span><text:span text:style-name="T360">– </text:span><text:span text:style-name="T366">стонет Нэриш,</text:span><text:span text:style-name="T360">– </text:span><text:span text:style-name="T366">говорю тебе, надо от него избавиться.</text:span></text:p>
      <text:p text:style-name="P113"><text:span text:style-name="T360">– </text:span><text:span text:style-name="T367">S-Gerät</text:span><text:span text:style-name="T393"> </text:span><text:span text:style-name="T368">идёт нынче за</text:span><text:span text:style-name="T394"> </text:span><text:span text:style-name="T366">£10,000, </text:span><text:span text:style-name="T368">половину вперёд. Интересуетесь?</text:span></text:p>
      <text:p text:style-name="P114"><text:span text:style-name="T368">– </text:span><text:span text:style-name="T369">Не-а. Но я точно слыхал в Нордхаузене, что он у вас.</text:span></text:p>
      <text:p text:style-name="P658">– Неверный слух.</text:p>
      <text:p text:style-name="P114"><text:span text:style-name="T369">– Герхардт</text:span><text:span text:style-name="T360">—</text:span></text:p>
      <text:p text:style-name="P115"><text:span text:style-name="T369">– Он </text:span><text:span text:style-name="T395">в порядке</text:span><text:span text:style-name="T369">, Клаус.– </text:span><text:span text:style-name="T370">Взгляд с которым Слотроп уже сталкивался, так продавец автомобилей сигналит своим напарникам </text:span><text:span text:style-name="T396">тут попался полный идиот, Леонард, смотри не спугни его, ладно?</text:span><text:span text:style-name="T371"> </text:span><text:span text:style-name="T372">Мы специально распустили этот слух в Штеттине. </text:span><text:span text:style-name="T373">Убедиться как прореагирует полковник Чичерин.</text:span></text:p>
      <text:p text:style-name="P116"><text:span text:style-name="T369">– </text:span><text:span text:style-name="T374">Блядь. Опять он? </text:span><text:span text:style-name="T375">Этот отреагирует, будьте уверены.</text:span></text:p>
      <text:p text:style-name="P117"><text:span text:style-name="T369">– </text:span><text:span text:style-name="T376">Ну, вот это мы и хотим узнать сегодня в Пенемюнде.</text:span></text:p>
      <text:p text:style-name="P118"><text:soft-page-break/><text:span text:style-name="T369">– </text:span><text:span text:style-name="T377">Ё-моё,</text:span><text:span text:style-name="T369">– </text:span><text:span text:style-name="T377">и Слотроп пересказывает о поимке в Потсдаме, </text:span><text:span text:style-name="T378">и что, по мнению Гели, Чичерина интересует не столько запчасти Ракеты, как расправа с оберстом Енциным. </text:span><text:span text:style-name="T379">Если это как-то зацепило двух чёрнорыночников, виду они не подали.</text:span></text:p>
      <text:p text:style-name="P322"><text:span text:style-name="T379">Р</text:span><text:span text:style-name="T360">азговор перетёк на что-то типа тех вольных, многоимённых пересказов, </text:span><text:span text:style-name="T380">которыми мать Слотропа Налин любила занять себя во второй половине дня</text:span><text:span text:style-name="T381">—</text:span><text:span text:style-name="T382">Хелен Трент, Стелла Даллас, Мэри Благородная Жена за Кулисами….</text:span></text:p>
      <text:p text:style-name="P119"><text:span text:style-name="T382">– </text:span><text:span text:style-name="T383">Чичерин сложный человек. Это почти как если… </text:span><text:span text:style-name="T384">он </text:span><text:span text:style-name="T385">думает, что</text:span><text:span text:style-name="T384"> Енцин как бы… </text:span><text:span text:style-name="T385">другая </text:span><text:span text:style-name="T397">часть</text:span><text:span text:style-name="T385"> его</text:span><text:span text:style-name="T360">—</text:span><text:span text:style-name="T386">чёрная версия чего-то сидящего внутри него </text:span><text:span text:style-name="T398">самого…</text:span><text:span text:style-name="T386"> </text:span><text:span text:style-name="T387">Что-то, что ему нужно… ликвидировать.</text:span></text:p>
      <text:p text:style-name="P120"><text:span text:style-name="T2">Нэриш</text:span><text:span text:style-name="T388">: Ты считаешь тут может быть какая-то… какая-то </text:span><text:span text:style-name="T399">политическая</text:span><text:span text:style-name="T388"> причина?</text:span></text:p>
      <text:p text:style-name="P323"><text:span text:style-name="T3">Ф</text:span><text:span text:style-name="T1">он Гёль</text:span><text:span text:style-name="T360">: (покачивая головой) </text:span><text:span text:style-name="T389">Я просто не знаю, Клаус. После того случая в Центральной Азии</text:span><text:span text:style-name="T381">—</text:span></text:p>
      <text:p text:style-name="P324"><text:span text:style-name="T2">Нэриш</text:span><text:span text:style-name="T360">: Ты имеешь ввиду</text:span><text:span text:style-name="T381">—</text:span></text:p>
      <text:p text:style-name="P324"><text:span text:style-name="T3">Ф</text:span><text:span text:style-name="T2">он Гёль</text:span><text:span text:style-name="T360">: Да. Киргизский свет. Знаешь. Забавно, что он никогда </text:span><text:span text:style-name="T391">не</text:span><text:span text:style-name="T360"> </text:span><text:span text:style-name="T391">хотел</text:span><text:span text:style-name="T360">, </text:span><text:span text:style-name="T390">чтобы его считали</text:span><text:span text:style-name="T360"> <text:s/>империалистом</text:span><text:span text:style-name="T381">—</text:span></text:p>
      <text:p text:style-name="P325"><text:span text:style-name="T2">Нэриш</text:span>: Никто из них не хочет. <text:span text:style-name="T803">Но эта девушка….</text:span></text:p>
      <text:p text:style-name="P326"><text:span text:style-name="T3">Ф</text:span><text:span text:style-name="T2">он Гёль</text:span> Малышка Гели Трипинг. Та, что считает себя ведьмой.</text:p>
      <text:p text:style-name="P326"><text:span text:style-name="T2">Нэриш</text:span>: Но ты действительно думаешь, что она пойдёт на этот<text:span text:style-name="T193">—</text:span>этот её план, <text:span text:style-name="T804">найти Чичерина?</text:span></text:p>
      <text:p text:style-name="P327"><text:span text:style-name="T3">Ф</text:span><text:span text:style-name="T2">он Гёль</text:span>: Я думаю… <text:span text:style-name="T4">Они</text:span>… так….</text:p>
      <text:p text:style-name="P328"><text:span text:style-name="T2">Нэриш</text:span>: Но Герхардт, она же его любит.</text:p>
      <text:p text:style-name="P328"><text:span text:style-name="T3">Ф</text:span><text:span text:style-name="T2">он Гёль</text:span>: <text:span text:style-name="T805">Он не <text:s/>устраивал свиданий с ней, не так ли?</text:span></text:p>
      <text:p text:style-name="P329"><text:span text:style-name="T2">Нэриш</text:span>: Ты же не хочешь сказать, будто<text:span text:style-name="T193">—</text:span></text:p>
      <text:p text:style-name="P121">– <text:span text:style-name="T805">Слышь,</text:span>– <text:span text:style-name="T805">взборматывает Слотроп,</text:span>– <text:span text:style-name="T805">что за околёсицу вы тут </text:span><text:span text:style-name="T64">плетёте</text:span><text:span text:style-name="T805">, вообще?</text:span></text:p>
      <text:p text:style-name="P122">– <text:span text:style-name="T805">Паранойя,</text:span>– <text:span text:style-name="T805">Шпрингер огрызается досадливо ) как люди огрызаются, когда их отрывают от увлекательной игры).</text:span>– <text:span text:style-name="T806">Тебе этого не понять.</text:span></text:p>
      <text:p text:style-name="P123">– <text:span text:style-name="T807">Ну ызвиняюсь, надо отойти проблеваться,</text:span>– <text:span text:style-name="T807">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808">подпевает Слотроп за борт.</text:span></text:p>
      <text:p text:style-name="P330">И так вот их отчаянное предприятие катит вдоль берега Юзедома, под облачно летним небом. <text:span text:style-name="T809">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331">Прежде чем разглядишь, ты можешь почувствовать место. <text:span text:style-name="T810">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text:span><text:soft-page-break/><text:span text:style-name="T810">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332">Невысокие, выжженные строения теперь потянулись, пепельные образы маскировочных сетей впеклись в бетон (<text:span text:style-name="T811">им отпущена всего минута на горение, как шёлковой мантии </text:span><text:span text:style-name="T65">bürger</text:span><text:span text:style-name="T811">’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333">Обугленная беспомощная решётка: что было деревянным теперь лишь оседает, обессилено. <text:span text:style-name="T812">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334">Проплывают сейчас <text:span text:style-name="T814">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815">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335">Огибая северное закругление полуострова, <text:span text:style-name="T816">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336"><text:soft-page-break/>Фрау Гнаб проводит свой кораблю с резким поворотом, через узкий залив к <text:span text:style-name="T818">пристани</text:span>. <text:span text:style-name="T817">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819">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337">Чья-то штабная машина, протарахтев из-за угла <text:span text:style-name="T820">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124">– <text:span text:style-name="T821">Майор Ждаев,</text:span>– <text:span text:style-name="T821">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338">Точно. Прежде, чем кто-либо успел шевельнутся, они подскочили беря в кордон Ждаева и Шпрингера, оружие наготове. «<text:span text:style-name="T822">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125">– <text:span text:style-name="T823">Что за чёрт,</text:span>– <text:span text:style-name="T877">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126">– <text:span text:style-name="T824">Блядь,</text:span>– <text:span text:style-name="T824">призадумался Нэриш.</text:span></text:p>
      <text:p text:style-name="P126">– <text:span text:style-name="T824">Думаете, всё накрылось?</text:span></text:p>
      <text:p text:style-name="P127">– <text:span text:style-name="T825">Думаю, Чичерин отреагировал с интересом. Как ты и говорил.</text:span></text:p>
      <text:p text:style-name="P127">– <text:span text:style-name="T825">А, брось</text:span>—</text:p>
      <text:p text:style-name="P128">– <text:span text:style-name="T826">Нет, нет,</text:span>– <text:span text:style-name="T826">рука на рукаве,</text:span>– <text:span text:style-name="T826">он прав. Ты безвреден.</text:span></text:p>
      <text:p text:style-name="P129">– <text:span text:style-name="T827">Спасибо.</text:span></text:p>
      <text:p text:style-name="P129">– <text:span text:style-name="T827">Я предупреждал его, но он только смеялся. ‘Обычный прыжок, Нэриш. Я же должен скакать, верно?’</text:span></text:p>
      <text:p text:style-name="P130">– <text:span text:style-name="T828">Ну, и что теперь собираешься делать, освободить его?</text:span></text:p>
      <text:p text:style-name="P339">Тут некоторая заварушка посреди судна. Русские сдёрнули брезент <text:span text:style-name="T829">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131">– <text:span text:style-name="T830">Так получилось...</text:span>– <text:span text:style-name="T831">Слотропу </text:span><text:span text:style-name="T66">очень</text:span><text:span text:style-name="T831"> хочется, чтоб тот перестал говорить в такой манере.</text:span>– <text:span text:style-name="T832">Я его должник</text:span>—<text:span text:style-name="T67">настолько</text:span><text:span text:style-name="T832">.</text:span></text:p>
      <text:p text:style-name="P132">– <text:span text:style-name="T832">Ну, а я нет,</text:span>– <text:span text:style-name="T832">Слотроп уворачивается от нежданного выплеска жёлтой шимпанзиной рвоты.</text:span>– <text:span text:style-name="T833">Он должен сам уметь о себе заботиться.</text:span></text:p>
      <text:p text:style-name="P133">– <text:span text:style-name="T834">Толкует он довольно грандиозно. Но не достаточно параноик, </text:span><text:span text:style-name="T68">в глубине сердца</text:span>—<text:span text:style-name="T835">для такой работы, это катастрофа.</text:span></text:p>
      <text:p text:style-name="P340">Тут один из шимпов кусает Советского ефрейтора за ногу. <text:span text:style-name="T836">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text:span><text:soft-page-break/><text:span text:style-name="T836">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134">– <text:span text:style-name="T837">Слушай,</text:span>– <text:span text:style-name="T837">Фрау Граб перевешивается через борт.</text:span></text:p>
      <text:p text:style-name="P341">Слотроп подмечает неестественный прищур. «Ты что-то задумала».</text:p>
      <text:p text:style-name="P135">– <text:span text:style-name="T838">Вам придётся выкинуть диверсионный финт.</text:span></text:p>
      <text:p text:style-name="P135">– <text:span text:style-name="T838">Что? Что?</text:span></text:p>
      <text:p text:style-name="P135">– <text:span text:style-name="T838">Шимпы, музыканты, девки канкана. Приманки все разбросаны. Пока вы втроём прошмыгнёте и выхватите дер Шпригера.</text:span></text:p>
      <text:p text:style-name="P136">– <text:span text:style-name="T839">Можем спрятаться,</text:span>– <text:span text:style-name="T839">Нэриш озирается гангстерским взором.</text:span>– <text:span text:style-name="T840">Никто не заметит. </text:span><text:span text:style-name="T69">Ja, ja!</text:span><text:span text:style-name="T840"> Корабь может отплыть как </text:span><text:span text:style-name="T69">будто мы на борту</text:span><text:span text:style-name="T840">.</text:span></text:p>
      <text:p text:style-name="P137">– <text:span text:style-name="T841">Я пас,</text:span>– <text:span text:style-name="T841">грит Слотроп.</text:span></text:p>
      <text:p text:style-name="P137">– <text:span text:style-name="T841">Ха! Ха!</text:span>– <text:span text:style-name="T841">грит Фрау Гнаб.</text:span></text:p>
      <text:p text:style-name="P137">– <text:span text:style-name="T841">Ха! Ха!</text:span>– <text:span text:style-name="T841">грит Нэриш.</text:span></text:p>
      <text:p text:style-name="P138">– <text:span text:style-name="T842">Я лягу в дрейф на северо-восточном углу,</text:span>– <text:span text:style-name="T842">продолжает эта шальная мамаша,</text:span>– <text:span text:style-name="T842">в проливе между островком и треугольной частью берега.</text:span></text:p>
      <text:p text:style-name="P139">– <text:span text:style-name="T843">Испытательная Установка Х.</text:span></text:p>
      <text:p text:style-name="P139">– <text:span text:style-name="T843">Крутое имечко. Думаю, к тому времени прилив начнётся. Разведёте костёр. Отто! Отдать швартовы.</text:span></text:p>
      <text:p text:style-name="P140">– <text:span text:style-name="T4">Zu Befehl, Mutti!</text:span></text:p>
      <text:p text:style-name="P342">Слотроп и Нэриш делают рывок за товарный склад и прячутся в одновм из вагонов на путях. Никто не заметил. <text:span text:style-name="T844">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141">– <text:span text:style-name="T845">Ну, Нэриш,</text:span>– <text:span text:style-name="T845">Слотропу можно уже и спросить,</text:span>– <text:span text:style-name="T845">куда его отвезут, по-твоему? а?</text:span></text:p>
      <text:p text:style-name="P142">– <text:span text:style-name="T846">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847">идеально для штаба. На вид неплохо сохранилось, хотя у Рокоссовского был приказ сравнять тут всё с землёй.</text:span></text:p>
      <text:p text:style-name="P143">– <text:span text:style-name="T848">У тебя пушка есть?</text:span>– <text:span text:style-name="T849">Нэриш качает головой, отрицательно.</text:span>– <text:span text:style-name="T849">то ты за делец чёрного рынка, вообще? <text:s/>даже без пушки?</text:span></text:p>
      <text:p text:style-name="P144">– <text:span text:style-name="T850">Я был по управлению инерционной частью. Ждёшь, что поверну обратно?</text:span></text:p>
      <text:p text:style-name="P144">– <text:span text:style-name="T850">Н-ну и чем нам стрелять тогда? Своими мозгами?</text:span></text:p>
      <text:p text:style-name="P343">За дощатой стенкой вагона, небо темнеет, облака становятся оранжевыми, мандариновыми, тропическими. <text:span text:style-name="T851">Отто и его девушка мурлычут в одном из углов. «Распротак его»,– кривит рот Нэриш.– «Пять минут как от мамочки и уже Казанова».</text:span></text:p>
      <text:p text:style-name="P344">Отто всерьёз излагает своё отношение к <text:span text:style-name="T852">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145">– ‘<text:span text:style-name="T853">У меня от работы пальцы до костей стёрлись!</text:span>’– <text:span text:style-name="T854">грит девушка.</text:span></text:p>
      <text:p text:style-name="P146">– <text:span text:style-name="T854">Точно! И вечно готовила те жуткие кастрюли к-картошки с луком</text:span>—</text:p>
      <text:p text:style-name="P147">– <text:span text:style-name="T855">И с салом! Маленькие кусочки сала</text:span>—</text:p>
      <text:p text:style-name="P148">– <text:span text:style-name="T856">Вот видишь, видишь? Такое </text:span><text:span text:style-name="T70">не может</text:span><text:span text:style-name="T856"> быть случайностью! Они проводят конкурс на Мать Года, кормление грудью, смена пелёнок, </text:span><text:span text:style-name="T70">засекают время</text:span><text:span text:style-name="T856">, кастрюльные соревнования, </text:span><text:span text:style-name="T70">ja</text:span><text:span text:style-name="T856">—а ближе к концу начинают пользоваться </text:span><text:span text:style-name="T70">детьми</text:span><text:span text:style-name="T856">. Государственный Покурор выходит на сцену. </text:span><text:soft-page-break/><text:span text:style-name="T856">«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856">что только вздумается. Удачи, мой мальчик». Пистолеты заряжены холостыми, </text:span><text:span text:style-name="T70">natürlich</text:span><text:span text:style-name="T856">,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70">мило</text:span><text:span text:style-name="T856"> было со стороны Мамочки разрушить твой роман с тем длинноволосым поэтом?» «Как видно, вы с матерью, э, </text:span><text:span text:style-name="T70">очень близки</text:span><text:span text:style-name="T856">, Герман. Помнишь как она застала тебя </text:span><text:span text:style-name="T70">мастурбирующим в её перчатку</text:span><text:span text:style-name="T856">?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70">Тристана и Изольду.</text:span></text:p>
      <text:p text:style-name="P395"><draw:frame draw:style-name="fr1" draw:name="Image10" text:anchor-type="paragraph" svg:width="6.9252in" svg:height="0.3661in" draw:z-index="4"><draw:image xlink:href="Pictures/1000000000000B720000009B428C9716555D8079.png" xlink:type="simple" xlink:show="embed" xlink:actuate="onLoad" loext:mime-type="image/png"/></draw:frame></text:p>
      <text:p text:style-name="P345"><text:s/>Они вышли в остатки сумерек. Просто сонный летний вечер в Пенемюнде. <text:span text:style-name="T857">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351">Ночь наступила, когда они двинулись. Вглубь острова направляется <text:span text:style-name="T933">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149">– <text:span text:style-name="T859">Это по моим обезьянам стреляют?</text:span>– <text:span text:style-name="T858">заводится Хафтунг.</text:span>– <text:span text:style-name="T859">Они по 2000 марок за штуку. Как мне вообще получить возмещение?</text:span></text:p>
      <text:p text:style-name="P346">Мышиное семейство стремглав перебегают поперёк путей, ещё и наступили Слотропу на ногу. «<text:span text:style-name="T860">Я ожидал просто бескрайнее кладбище. Похоже, вряд ли».</text:span> </text:p>
      <text:p text:style-name="P150">– <text:span text:style-name="T861">Когда мы приехали, то расчистили сколько необходимо,</text:span>– <text:span text:style-name="T862">вспоминает Нэриш.</text:span>– <text:span text:style-name="T862">Большая част осталась</text:span>—<text:span text:style-name="T862">лес, жизнь… тут наверно до сих пор олени водятся, где-нибудь. Такие здоровые с тёмными рогами. И птицы</text:span>—<text:span text:style-name="T863">бекасы, лысухи, дикие гуси</text:span>—<text:span text:style-name="T864">шум испытаний отпугивал их к морю, но они всегда возвращались, когда утихнет.</text:span></text:p>
      <text:p text:style-name="P347">Пока они шли к аэродрому пришлось дважды рассыпаться по лесу, <text:span text:style-name="T865">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348">Через полосу леса, а затем <text:span text:style-name="T866">осторожно </text:span>на открытое поле аэродрома. <text:span text:style-name="T867">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text:span><text:soft-page-break/><text:span text:style-name="T867">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349">Они пересекли гудрон до дороги <text:span text:style-name="T868">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151">– <text:span text:style-name="T869">Скорее улетает,</text:span>– <text:span text:style-name="T870">отрезал Нэриш.</text:span>– <text:span text:style-name="T870">Нам надо поторопиться.</text:span></text:p>
      <text:p text:style-name="P350">Вернувшись в сосновые леса теперь, направляясь по укатанной грунтовке к Испытательно<text:span text:style-name="T968">й</text:span> <text:span text:style-name="T968">Установке</text:span> VII, они начали собирать заблудившихся девушек и шимпанзе. <text:span text:style-name="T871">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872">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152">– <text:span text:style-name="T873">Кажется так и есть,</text:span>– <text:span text:style-name="T873">Слотроп немного нервничает.</text:span></text:p>
      <text:p text:style-name="P153">– <text:span text:style-name="T874">Шш.</text:span>– <text:span text:style-name="T874">Звук самолёта, одномоторного истребителя, что кружит для захода на посадку низко над соснами. «Времени мало».</text:span>– <text:span text:style-name="T875">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154">– <text:span text:style-name="T876">Титьки с жопой,</text:span>– <text:span text:style-name="T876">бормочут девушки,</text:span>– <text:span text:style-name="T876">титьки с жопой. Вот и всё зачем мы понадобились.</text:span></text:p>
      <text:p text:style-name="P155">– <text:span text:style-name="T877">А ну, позатыкались быстро,</text:span>– <text:span text:style-name="T878">рычит Хафтунг, в своей обычной манере обращения с вспомогательным контингентом.</text:span></text:p>
      <text:p text:style-name="P156">– <text:span text:style-name="T879">Тем временем,</text:span>– <text:span text:style-name="T879">продолжает Нэриш,</text:span>– <text:span text:style-name="T879">Слотроп и я зайдём внутрь за Шпрингером. Когда он будет с нами постараемся вызвать их огонь. Это будет </text:span><text:span text:style-name="T71">вам</text:span><text:span text:style-name="T879"> сигналом ломиться прочь как от чёрта.</text:span></text:p>
      <text:p text:style-name="P157">–<text:span text:style-name="T879"> Ну, ещё как откроют огонь,</text:span>– <text:span text:style-name="T880">грит Слотроп.</text:span>– <text:span text:style-name="T880">а и как насчёт такого?</text:span>– <text:span text:style-name="T880">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158">– <text:span text:style-name="T881">Но это пойло вряд ли даже загорится.</text:span></text:p>
      <text:p text:style-name="P159">– <text:span text:style-name="T881">Но они-то будут думать, что это бензин,</text:span>– <text:span text:style-name="T882">начинает ощипывать страусиные перья с костюма ближайшей к нему девушки.</text:span>– <text:span text:style-name="T883">И только представьте насколько увереннее </text:span><text:span text:style-name="T72">мы</text:span><text:span text:style-name="T883"> будем себя чувствовать.</text:span></text:p>
      <text:p text:style-name="P160">– <text:span text:style-name="T884">Феликс,</text:span>– <text:span text:style-name="T884">кларнетист спрашивает музыканта с тубой.</text:span>– <text:span text:style-name="T884">Во что мы вляпались?</text:span>– <text:span text:style-name="T885">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73">Zitz und Arsch,</text:span><text:span text:style-name="T885"> вниз по склону.</text:span></text:p>
      <text:p text:style-name="P161">– <text:span text:style-name="T886">Так что мы представляем внушительную угрозу,</text:span>– <text:span text:style-name="T886">шепчет Нэриш.</text:span>– <text:span text:style-name="T886">Нужны будут спички. У кого-нибудь есть спички?</text:span></text:p>
      <text:p text:style-name="P162">– <text:span text:style-name="T887">Не у меня.</text:span></text:p>
      <text:p text:style-name="P162">– <text:span text:style-name="T887">И у меня нет.</text:span></text:p>
      <text:p text:style-name="P163">– <text:span text:style-name="T888">От же ж, в зажигалке кремень кончился.</text:span></text:p>
      <text:p text:style-name="P164">– <text:span text:style-name="T4">Kot</text:span>,– <text:span text:style-name="T889">Нэриш всплескивает руками,</text:span>– <text:s/><text:span text:style-name="T4">Kot,</text:span>– <text:span text:style-name="T889">отходя между деревьев, где сталкивается с Феликсом и его тубой.</text:span>– <text:span text:style-name="T889">Ты тоже совсем без спичек.</text:span></text:p>
      <text:p text:style-name="P165">– <text:span text:style-name="T889">У меня зажигалка Зиппо,</text:span>– <text:span text:style-name="T890">отвечает Феликс,</text:span>– <text:span text:style-name="T890">и две сигары Корона, из клуба Американских офицеров в</text:span>—</text:p>
      <text:p text:style-name="P352"><text:span text:style-name="T891">Минуту спустя</text:span>. <text:span text:style-name="T892">Нэриш и Слотроп, каждый пряча в ладонях уголёк лучшей из гаванских, крадутся, как два кота в карикатуре, к Испытательному Установке VII, бомбы из водочных </text:span><text:soft-page-break/><text:span text:style-name="T892">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353">И вот он Нэриш, что когда-то ракетой управлял. И каждый день в Полдень Ракеты смерть в небо запускал…. <text:span text:style-name="T893">Хотя Нэришу удалось, в своё время, избежать почти всё это.</text:span></text:p>
      <text:p text:style-name="P354">Фактически, не случалось ещё двум людям с таким неподходящим снаряжением приближаться к <text:s/>пресвятому Центру, <text:span text:style-name="T894">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355">Подхождение-к-Святому-Центру скоро станет Зонным спортом номер один. <text:span text:style-name="T895">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356">Слотроп, как уже отмечалось, во всяком случае ещё в эру <text:span text:style-name="T4">Анубиса</text:span>, начал редеть, рассеиваться. «<text:span text:style-name="T896">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357">«<text:span text:style-name="T897">Ширина темпорального охвата» это ширина твоего настоящего, твоё </text:span><text:span text:style-name="T74">сейчас</text:span><text:span text:style-name="T897">.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74">тут</text:span><text:span text:style-name="T897"> делаешь, у подножия этой колоссальной загнутой насыпи….</text:span></text:p>
      <text:p text:style-name="P167">– <text:span text:style-name="T898">Э,</text:span>– <text:span text:style-name="T898">развесив губы оборачивается он к Нэришу,</text:span>– <text:span text:style-name="T898">что мы вообще…</text:span></text:p>
      <text:p text:style-name="P166">– <text:span text:style-name="T899">Что мы что?</text:span></text:p>
      <text:p text:style-name="P166">– <text:span text:style-name="T899">Что?</text:span></text:p>
      <text:p text:style-name="P167">– <text:span text:style-name="T900">Ты сказал <text:s/></text:span>‘<text:span text:style-name="T900">Что мы вообще...</text:span>’ <text:span text:style-name="T900">и остановился.</text:span></text:p>
      <text:p text:style-name="P167">– <text:span text:style-name="T900">О. Так, пошутил.</text:span></text:p>
      <text:p text:style-name="P358">Что касается Нэриша, он слишком поглощён делом. <text:span text:style-name="T901">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75">самый первый раз</text:span><text:span text:style-name="T901">, и с той поры это станет абсолютной потребностью, направляющей целью… х-х-х-</text:span><text:span text:style-name="T75">хлысть </text:span><text:span text:style-name="T902">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359">Нет, но даже это всего лишь пролетает мельком через какую-то часть рельефа Слотропиановской <text:s/>доли мозга <text:span text:style-name="T903">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76">ой-мне-дошло</text:span><text:span text:style-name="T903">,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text:span><text:soft-page-break/><text:span text:style-name="T903">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360">Слотроп <text:span text:style-name="T905">при</text:span>слуш<text:span text:style-name="T905">ив</text:span>ает<text:span text:style-name="T905">ся к</text:span> перипатетическую туб<text:span text:style-name="T905">е</text:span> <text:span text:style-name="T904">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361">Нэриш, кожаное пугало, стара<text:span text:style-name="T906">ясь</text:span> игнорировать поведение Слотропа, <text:span text:style-name="T906">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168">– <text:span text:style-name="T907">О, да я подумал это бензин, но они ж ведь поддельные, так что это просто водка, правда?</text:span></text:p>
      <text:p text:style-name="P362">Но по ту сторону насыпи, внизу на арене, <text:span text:style-name="T908">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372">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363">Они проталкиваются через ветви сосен и снова вниз, <text:span text:style-name="T909">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364">Они прошли полпути вдоль <text:span text:style-name="T910">склона</text:span> к <text:span text:style-name="T910">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169">– <text:span text:style-name="T911">Прошу прощения,</text:span>– <text:span text:style-name="T912">хотя это вышло не слишком спокойно.</text:span></text:p>
      <text:p text:style-name="P170">– <text:span text:style-name="T913">О, ничего страшного,</text:span>– <text:span text:style-name="T913">с Русским акцентом,</text:span>– <text:span text:style-name="T914">я не пострадал.</text:span>– <text:span text:style-name="T915">Он выпроваживает Слотропа обратно, о, </text:span><text:span text:style-name="T82">сволочного</text:span><text:span text:style-name="T915"> вида младший сержант вам тут, под два метра ростом.</text:span></text:p>
      <text:p text:style-name="P171">– <text:span text:style-name="T916">Ну, так</text:span>— <text:span text:style-name="T916">и тут к ним подходит Нэриш.</text:span></text:p>
      <text:p text:style-name="P172">– <text:span text:style-name="T917">О,</text:span>– <text:span text:style-name="T917">Нэриш моргая глядит на охрану.</text:span>– <text:span text:style-name="T918">Сержант, вы не слышите музыку? Почему вы не в Здании для Собраний, со своими товарищами? Там, как понимаю, несколько горячих </text:span><text:span text:style-name="T77">fräuleins</text:span><text:span text:style-name="T918"> развлекают их,</text:span>– <text:span text:style-name="T919">подпихивает локотком,</text:span>– <text:span text:style-name="T919">в самом обворожительном состоянии полуодетости, к тому же.</text:span></text:p>
      <text:p text:style-name="P173">– <text:span text:style-name="T920">Не сомневаюсь, это всё совершенно божественно,</text:span>– <text:span text:style-name="T921">отвечает сержант,</text:span>– <text:span text:style-name="T921">для </text:span><text:span text:style-name="T78">кое-кого</text:span><text:span text:style-name="T921">.</text:span></text:p>
      <text:p text:style-name="P174">– <text:s/><text:span text:style-name="T4">Kot</text:span>...– <text:span text:style-name="T922">время тактических манёвров истекло.</text:span></text:p>
      <text:p text:style-name="P174">– <text:span text:style-name="T923">И к тому же, это уже сверх </text:span><text:span text:style-name="T79">меры</text:span><text:span text:style-name="T923">.</text:span></text:p>
      <text:p text:style-name="P365">Со вздохом, Нэриш вскидывает свою бутылку и обрушивает её вниз, или ещё выше, <text:span text:style-name="T80">тресь</text:span><text:span text:style-name="T924"> сержанта по</text:span> затылк<text:span text:style-name="T924">у, сбивая с него подшлемник, только и всего. «Хулиганьё»– Русский, уже осерчавши, наклоняется подобрать свой головной убор.– «</text:span><text:span text:style-name="T80">Правда</text:span><text:span text:style-name="T924">, мне следует взять вас </text:span><text:span text:style-name="T80">обоих</text:span><text:span text:style-name="T924"> под арест».</text:span></text:p>
      <text:p text:style-name="P175">– <text:span text:style-name="T925">Хватит базарить,</text:span>– <text:span text:style-name="T925">рычит Слотроп, размахивая сигарой и «коктейлем Молотова»,</text:span>– <text:span text:style-name="T926">сдавай оружие, Иван, или я из тебя сделаю живую </text:span><text:span text:style-name="T81">сигнальную ракету</text:span><text:span text:style-name="T926">!</text:span></text:p>
      <text:p text:style-name="P176"><text:soft-page-break/>– <text:span text:style-name="T927">Ты, </text:span><text:span text:style-name="T83">сволочь,</text:span><text:span text:style-name="T4">– </text:span><text:span text:style-name="T84">окрысился </text:span><text:span text:style-name="T928">сержант стаскивая свой ППШ чуть-чуть чересчур быстро</text:span>—<text:span text:style-name="T929">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930">скулит Русский,</text:span>– «<text:span text:style-name="T931">о, подлые, жуткие...»</text:span>– <text:span text:style-name="T931">убегая прочь в обступившую ночь.</text:span></text:p>
      <text:p text:style-name="P177">– <text:span text:style-name="T932">Две минуты,</text:span>– <text:span text:style-name="T932">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178">– <text:span text:style-name="T934">Бросай свой карандаш,</text:span>– <text:span text:style-name="T934">командует Слотроп.</text:span>– <text:span text:style-name="T934">Молодец, где тот майор Ждаев?</text:span></text:p>
      <text:p text:style-name="P179">– <text:span text:style-name="T935">Он на совещании. Если вы сообщите своё имя</text:span>—</text:p>
      <text:p text:style-name="P179">– <text:span text:style-name="T936">Наркотик,</text:span>– <text:span text:style-name="T936">кричит Нэриш,</text:span>– <text:span text:style-name="T936">они дали ему какой-то </text:span><text:span text:style-name="T85">наркотик</text:span><text:span text:style-name="T936">! Герхардт, Герхардт, ответь мне!</text:span></text:p>
      <text:p text:style-name="P366">Слотроп распознаёт симптомы: «<text:span text:style-name="T937">Это тот Натрий Амитал. Пройдёт. Надо уходить.</text:span></text:p>
      <text:p text:style-name="P367"><text:span text:style-name="T193">–</text:span> <text:span text:style-name="T938">Майор будет с минуты на минуту. Они наверху в караульном помещении, курят. По какому номеру он сможет позвонить вам?</text:span></text:p>
      <text:p text:style-name="P368">Слотроп проскользнул под одну руку Шпрингера, Нэриш под другую, <text:span text:style-name="T939">когда снаружи громко забарабанили в дверь.</text:span></text:p>
      <text:p text:style-name="P180">– <text:span text:style-name="T939">Курят? Что курят?</text:span></text:p>
      <text:p text:style-name="P181">– <text:span text:style-name="T86">Слотроп, нам сюда!</text:span></text:p>
      <text:p text:style-name="P181">– <text:span text:style-name="T940">О.</text:span>– <text:span text:style-name="T940">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182">– <text:span text:style-name="T941">Нам конец,</text:span>– <text:span text:style-name="T941">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183">– <text:span text:style-name="T942">Она ни капли не запнётся, гетероскоростная,</text:span>–<text:span text:style-name="T942"> орёт Герхардт фон Гёль.</text:span></text:p>
      <text:p text:style-name="P184">– <text:span text:style-name="T943">Попробуй сам идти,</text:span>– <text:span text:style-name="T943">Слотроп не на шутку пересрал, </text:span>–<text:span text:style-name="T943">давай, мэн, а то нам </text:span><text:span text:style-name="T87">жопа</text:span><text:span text:style-name="T943">!</text:span>– <text:span text:style-name="T944">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945">Чичерин! Привет.</text:span></text:p>
      <text:p text:style-name="P369">Они стоят обернувшись друг к другу, каждый в своём кругу света. <text:span text:style-name="T946">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185">– <text:span text:style-name="T947">Ракетмэн!</text:span></text:p>
      <text:p text:style-name="P185">– <text:s/><text:span text:style-name="T947">Как поживаешь?</text:span></text:p>
      <text:p text:style-name="P185">– <text:span text:style-name="T947">Что ты делаешь в такой Фашистской униформе?</text:span></text:p>
      <text:p text:style-name="P186">– <text:span text:style-name="T947">Ты прав. Пожалуй, перейду в Красную Армия,</text:span>– <text:s/><text:span text:style-name="T953">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186">– <text:span text:style-name="T948">Так может всё же разденетесь, парни? Слышь, Чичерин, как тебе понравился тот гашиш, между прочим?</text:span></text:p>
      <text:p text:style-name="P187">– <text:span text:style-name="T949">Ну,</text:span>– <text:span text:style-name="T949">стаскивая брюки,</text:span>– <text:span text:style-name="T949">мы щас собрались все там в </text:span><text:span text:style-name="T88">budka</text:span><text:span text:style-name="T949"> наверху, покурили… Ракетмэн, ты всегда фантастически вовремя. Ждаев, ну, разве он не что-то с чем-то?</text:span></text:p>
      <text:p text:style-name="P370"><text:soft-page-break/>Слотроп выскальзывает из своего вечернего: «<text:span text:style-name="T950">Просто смотри, чтоб у тебя не вскочил сейчас, кореш.</text:span></text:p>
      <text:p text:style-name="P371"><text:span text:style-name="T193">–</text:span> <text:span text:style-name="T951">Я серьёзно. Это твой </text:span><text:span text:style-name="T89">Schwarzphänomen</text:span><text:span text:style-name="T951">.</text:span></text:p>
      <text:p text:style-name="P188">– <text:span text:style-name="T952">Брось дурить.</text:span></text:p>
      <text:p text:style-name="P189">– <text:span text:style-name="T953">Ты даже не догадываешься как. Ты пляшешь под его дудку. Мой постоянно пытается довести меня до погибели. Нам лучше обменяться </text:span><text:span text:style-name="T90">ими</text:span><text:span text:style-name="T953">, вместо униформы.</text:span></text:p>
      <text:p text:style-name="P190"><text:span text:style-name="T947"><text:s/>Процесс переодевания усложняется. Китель Ждаева с золото-звездными </text:span><text:span text:style-name="T91">pogoni </text:span><text:span text:style-name="T954">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955">Слотроп поясняет</text:span>– «<text:span text:style-name="T956">ты, Чичерин, изображаешь меня, пока майор этот</text:span>—» <text:span text:style-name="T957">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958">бормочет он Чичерину,</text:span>– «<text:span text:style-name="T958">я в тебя верю сейчас, но учти, у меня очень большой пассивный запас слов, разберу что ты говоришь».</text:span></text:p>
      <text:p text:style-name="P373">Чичерин не против, но сбит с толку: «Так я теперь буду кто?»</text:p>
      <text:p text:style-name="P191">– <text:span text:style-name="T959">О, блядь… слушай, просто пошли их проверить насосную снаружи, скажи, это срочно.</text:span>– <text:span text:style-name="T959">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192">– <text:span text:style-name="T960">Те обезьяны,</text:span>– <text:span text:style-name="T961">Чичерин трясёт головой.</text:span>– <text:span text:style-name="T961">Те </text:span><text:span text:style-name="T92">чёрные обезьяны</text:span><text:span text:style-name="T961">! Как ты мог догадаться, Ракетмэн? Конечно, ты ни при чём, это всё твой </text:span><text:span text:style-name="T92">Schwarzphänomen</text:span><text:span text:style-name="T961"> нарулил. Отличная деталь. Две из них посмотрели на меня через окно. Тут я подумал</text:span>—<text:span text:style-name="T962">ну, сам знаешь: я подумал, что ты думал, что я подумаю….</text:span></text:p>
      <text:p text:style-name="P374">Но к этому времени Слотроп уже за пределами слышимости. <text:span text:style-name="T963">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375">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964">составляемую</text:span> масс<text:span text:style-name="T964">ой щебечущего</text:span> <text:span text:style-name="T964">Герхарда</text:span> <text:span text:style-name="T964">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206">– А, да распроеби твою...– рычит Слотроп.</text:p>
      <text:p text:style-name="P207">– Торчаще зелёный конь планетоида и хуя,– кивает Шпрингер в ответ.</text:p>
      <text:p text:style-name="P376">Музыка и разговоры в Здании Собраний уже стихли, <text:span text:style-name="T965">их сменила неприятная тишина</text:span>. <text:span text:style-name="T966">Наконец выбрались наверх и в лес, где Шпрингер притискивает свой лоб к стволу дерева и начинает безудержно блевать.</text:span></text:p>
      <text:p text:style-name="P376"><text:span text:style-name="T193">– Нэриш, и мы подставляем свою жопу ради</text:span><text:span text:style-name="T5"> этого жлоба</text:span><text:span text:style-name="T193">?</text:span></text:p>
      <text:p text:style-name="P377">Однако Нэриш <text:span text:style-name="T967">занят жимами на живот своего друга: «Герхардт, ты в порядке? Чем тебе помочь?»</text:span></text:p>
      <text:p text:style-name="P208">– Прекрасно,– пёрхает Шпригер, блевотина стекает по подбородку. – Ахх. Какое облегчение!</text:p>
      <text:p text:style-name="P378">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969">й</text:span> Установк<text:span text:style-name="T969">и</text:span> Х, <text:span text:style-name="T970">и к </text:span><text:soft-page-break/><text:span text:style-name="T970">морю</text:span>. <text:span text:style-name="T971">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209">– Мне тоже,– он обнимает её.</text:p>
      <text:p text:style-name="P379">Взрывается адская катавасия<text:span text:style-name="T193">—</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193">– <text:span text:style-name="T972">Мы захватили один автомат и два пистолета,</text:span>– <text:span text:style-name="T973">шепчет Нэриш.</text:span>– <text:span text:style-name="T974">Они подойдут к нам с юга. Одному из нас надо вернуться и задержать их.</text:span>– <text:span text:style-name="T975">Он кивает и начинает проверять своё снаряжение.</text:span></text:p>
      <text:p text:style-name="P194">– <text:span text:style-name="T976">Ты чокнулся,</text:span>– <text:span text:style-name="T976">шипит Слотроп,</text:span>– <text:span text:style-name="T976">они убьют тебя.</text:span>– <text:span text:style-name="T976">Заваруха теперь повыше Испытательной Установки VII. Фары появляются, пара за парой, на той дороге.</text:span></text:p>
      <text:p text:style-name="P380">Нэриш похлопывает Шпрингера по подбородку. <text:span text:style-name="T977">Не ясно понимает ли Шпрингер кто это. «</text:span><text:span text:style-name="T93">Lebe wohl</text:span><text:span text:style-name="T977">»,–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195">– <text:span text:style-name="T978">Где корабль?</text:span>– <text:span text:style-name="T978">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381">Выстрелы наверху<text:span text:style-name="T193">—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196">– <text:span text:style-name="T979">Хмм, СЕЕС,</text:span>– <text:span text:style-name="T979">предполагает Феликс.</text:span></text:p>
      <text:p text:style-name="P196">– <text:span text:style-name="T979">Может они не точки,</text:span>– <text:span text:style-name="T979">грит тенор-саксофонист,</text:span>– <text:span text:style-name="T979">может они тире.</text:span></text:p>
      <text:p text:style-name="P197">– <text:span text:style-name="T980">Смешно,</text:span>–<text:span text:style-name="T980"> грит Отто,</text:span>– <text:span text:style-name="T980">тогда получается ОТТО.</text:span></text:p>
      <text:p text:style-name="P198">– <text:span text:style-name="T981">Так тебя зовут,</text:span>– <text:span text:style-name="T981">грит Хильда.</text:span></text:p>
      <text:p text:style-name="P199">– <text:span text:style-name="T981">Мать!</text:span>– <text:span text:style-name="T981">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982">Отто скачет вверх-вниз по топи.</text:span></text:p>
      <text:p text:style-name="P200">– <text:span text:style-name="T983">Эй, Нэриш,</text:span>– <text:span text:style-name="T984">Слотроп щурится пытаясь разглядеть того в свете, что всю дорогу был слишком слабым,</text:span>– <text:span text:style-name="T985">давай. Отходим.</text:span>– <text:span text:style-name="T985">Нет ответа. Но стрельба усиливается.</text:span></text:p>
      <text:p text:style-name="P382">С потушенными огнями, судно подходит на максимальной скорости, Фрау Граб решила протаранить Пенемюнде? <text:span text:style-name="T986">нет, теперь она даёт полный назад, визг подшипников, гейзеры пены от винтов, судно разворачивается с остановкой. </text:span></text:p>
      <text:p text:style-name="P201">– <text:span text:style-name="T987">Всем на борт,</text:span>– <text:span text:style-name="T987">рявкает она.</text:span></text:p>
      <text:p text:style-name="P383">Слотроп всё кричит Нэришу. Фрау Гнаб жмёт на свой гудок. <text:span text:style-name="T988">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202">– <text:span text:style-name="T989">Они убьют нас.</text:span>– <text:span text:style-name="T989">Отто заталкивает Слотропа через борт, сам переваливается следом. Прожектора нашли и скрестились на них. Огонь усиливается</text:span>—<text:span text:style-name="T990">взбрызги и взбульки от воды, пули стучат о борт. </text:span></text:p>
      <text:p text:style-name="P203">– <text:span text:style-name="T991">Все тут?</text:span>– <text:span text:style-name="T991">клыки Фрау обнажились в ухмылке.</text:span>– <text:span text:style-name="T992">Отлично!</text:span>– <text:span text:style-name="T992">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204"><text:soft-page-break/>– <text:span text:style-name="T993">Слышь, Феликс,</text:span>– <text:span text:style-name="T993">грит саксофонист,</text:span>– <text:span text:style-name="T993">как думаешь, может подвернуться халтура в Свинемюнде?</text:span></text:p>
      <text:p text:style-name="P204"/>
      <text:p text:style-name="P384">Джон Дилинджер, в конце, нашёл пару секунд странн<text:span text:style-name="T994">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94">пока, Блэки…</text:span><text:span text:style-name="T994">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94">ты</text:span><text:span text:style-name="T994"> таки Гейбл, гордая, блестящая, змеиная голова—помочь Дилинджеру продраться сквозь кусты, и чуть легче в смерть.</text:span></text:p>
      <text:p text:style-name="P385"><text:span text:style-name="T995">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95">Der Müde Tod</text:span><text:span text:style-name="T995">.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95">обе</text:span><text:span text:style-name="T995"> руки?—после бедного линейного Пенемюнде, разве кто-то его осудил бы?</text:span></text:p>
      <text:p text:style-name="P386">Даже не было необходимости знать План целиком… <text:span text:style-name="T996">нельзя же так много хотеть от кого-то… правда ведь? Эта стратегия добыть S-Gerät, по которой он делает всё, чтобы умереть сегодня, что он знает о </text:span><text:span text:style-name="T96">полных</text:span><text:span text:style-name="T996">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96">ja, ja… </text:span><text:span text:style-name="T97">но слишком поздно что-то менять….</text:span></text:p>
      <text:p text:style-name="P387"><text:span text:style-name="T997">Р</text:span>азве в программе S-Gerät в Нордхаузене был в своё время хоть намёк как много людей, <text:span text:style-name="T998">держав</text:span>, <text:span text:style-name="T998">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98">попёрла Удача!</text:span></text:p>
      <text:p text:style-name="P388">Но звонкое яркое <text:span text:style-name="T999">предвкушенье</text:span> в груди привело его сюда, <text:span text:style-name="T999">вместо всего: сюда, в эту трубу, не больше как на пригоршню оставшихся минут….</text:span></text:p>
      <text:p text:style-name="P389"><text:soft-page-break/>Идея была в том, чтоб постоянно держаться<draw:frame draw:style-name="fr2" draw:name="Image11" text:anchor-type="char" svg:x="5.4898in" svg:y="0.7591in" svg:width="0.3346in" svg:height="0.1764in" draw:z-index="5"><draw:image xlink:href="Pictures/10000201000000390000001E89DDC89C2F1EAD69.png" xlink:type="simple" xlink:show="embed" xlink:actuate="onLoad" loext:mime-type="image/png"/></draw:frame> фиксированного количества, А. <text:span text:style-name="T1000">Иногда ты использовал диодный мост настроенный на определённую частоту, A</text:span><text:span text:style-name="T1001">t</text:span><text:span text:style-name="T278">, гудящую, тяжёлую предзнаменованием, </text:span><text:span text:style-name="T279">внутри электронных коридоров… </text:span><text:span text:style-name="T280">пока снаружи, в соответствии с традицией в этих делах, </text:span><text:span text:style-name="T281">где-то будет собираться количество В, нарастать, по мере того как Ракета набирает скорость. </text:span><text:span text:style-name="T282">И так до назначенной для Brennschluss <text:s/>скорости, <text:s text:c="33"/>загнанная как всякая крыса электрошоком в этот узкий лабиринт </text:span><text:span text:style-name="T283">открытого пространства</text:span><text:span text:style-name="T277">—</text:span><text:span text:style-name="T284">да, радиосигналы с земли будут входить в тело Ракеты, </text:span><text:span text:style-name="T285">и следуя рефлексу</text:span><text:span text:style-name="T277">—</text:span><text:span text:style-name="T286">буквально электросигналам пробегающим по рефлекторной дуге</text:span><text:span text:style-name="T277">—</text:span><text:span text:style-name="T286">контрольные поверхности </text:span><text:span text:style-name="T287">прощёлкиваются, </text:span><text:span text:style-name="T288">направить тебя обратно на курс в тот момент, когда </text:span><text:span text:style-name="T289">ты начал отклоняться </text:span><text:span text:style-name="T290">(как мог ты не сместиться, </text:span><text:span text:style-name="T291">на такой высоте, в ту блистающую небрежность, </text:span><text:span text:style-name="T292">покорённый ветром, чисто высотой… </text:span><text:span text:style-name="T293">невообразимым пламенем у тебя под ногами)…</text:span><text:span text:style-name="T290"> </text:span><text:span text:style-name="T294">так что для этого строго контролируемого пролёта, всё держалось </text:span><text:span text:style-name="T295">на острейшем, самом болезненном предчу</text:span><text:span text:style-name="T296">в</text:span><text:span text:style-name="T295">ствии, </text:span><text:span text:style-name="T296">с В постоянно растущим, так ощутимо вздымающимся, как приливная волна, </text:span><text:span text:style-name="T297">что обездвиживает всякое мелкое создание, оттачивая воздух до холодного посвиста…. </text:span><text:span text:style-name="T298">Твоё количество А—</text:span><text:span text:style-name="T299">блистающее, постоянное А, унесённое как должно быть когда-то </text:span><text:span text:style-name="T300">за тридяветь земель среди ночи Грааль, </text:span><text:span text:style-name="T301">со своим давнишним солдафонски оголённым юмором… </text:span><text:span text:style-name="T302">и однажды утром на широкой верхней губе сталист</text:span><text:span text:style-name="T303">о-</text:span><text:span text:style-name="T302">шерст</text:span><text:span text:style-name="T303">яная седина </text:span><text:span text:style-name="T275">двухдневной щетины,</text:span><text:span text:style-name="T303"> роковой, ужасный знак, </text:span><text:span text:style-name="T304">он брился начисто ежесуточно, что означало это </text:span><text:span text:style-name="T276">настал</text:span><text:span text:style-name="T304"> Последний День</text:span><text:span text:style-name="T277">—</text:span><text:span text:style-name="T305">и, опять-таки, только лишь угрюмым шестым чувством, настолько же гадательно, </text:span><text:span text:style-name="T306">как</text:span><text:span text:style-name="T305"> и </text:span><text:span text:style-name="T307">чисто </text:span><text:span text:style-name="T305">восприятием, </text:span><text:span text:style-name="T306">что В с Множествеными Индексами </text:span><text:span text:style-name="T308">уже тут, </text:span><text:span text:style-name="T307">сразу за электро</text:span><text:span text:style-name="T308">н</text:span><text:span text:style-name="T307">ным горизонтом, </text:span><text:span text:style-name="T309">действительно нарастает приближаясь, </text:span><text:span text:style-name="T310">возможно на этот раз как «В</text:span><text:span text:style-name="T1002">iw</text:span><text:span text:style-name="T310">», </text:span><text:span text:style-name="T311">угол прецессии гироскопа, надвигается невидимо, но ощутимо, </text:span><text:span text:style-name="T312">жутко возбуждающе, </text:span><text:span text:style-name="T313">по металлической раме к углу A</text:span><text:span text:style-name="T1003">iw</text:span><text:span text:style-name="T313"> </text:span><text:span text:style-name="T314">(так установлены тебе контакты: </text:span><text:span text:style-name="T315">замыкаться, ты должен понять, именно при таком угловом значении</text:span><text:span text:style-name="T314">). </text:span><text:span text:style-name="T315">Или как «В</text:span><text:span text:style-name="T1004">iL</text:span><text:span text:style-name="T315">», </text:span><text:span text:style-name="T316">другое</text:span><text:span text:style-name="T315"> интегрирование, </text:span><text:span text:style-name="T317">не по значениям гироскопа, но </text:span><text:span text:style-name="T318">по необработанным показателям самого тока, </text:span><text:span text:style-name="T319">истекающего из движимой катушки между полюсами, «</text:span><text:span text:style-name="T320">скованный» маятник… </text:span><text:span text:style-name="T321">им так это представлялось, в Группе Разработки, </text:span><text:span text:style-name="T322">условия </text:span><text:span text:style-name="T324">принуждённости</text:span><text:span text:style-name="T322">, </text:span><text:span text:style-name="T323">запретности… </text:span><text:span text:style-name="T325">отношение к своему аппаратному обеспечению было </text:span><text:span text:style-name="T326">более жестоким и солдафонским, о чём большинство инженеров и помечтать не могли… </text:span><text:span text:style-name="T327">Они и вправду чувствовались как подкованная шипами элита, Дривелинг, и Шмайл, </text:span><text:span text:style-name="T328">с флуоресцентными лампами отблескивающими на его голом лбу ночь за ночью… </text:span><text:span text:style-name="T329">Внутри своих мозгов </text:span><text:span text:style-name="T330">они разделяли общий давний-предавний электро-декор—</text:span><text:span text:style-name="T331">стеклянные переменные конденсаторы, керосин как диэлектрик, медные платы и эбонитовые крышки, </text:span><text:span text:style-name="T332">Цейссовские гальванометры </text:span><text:span text:style-name="T333">с тысячами болтиком мелкой резбы для настройки, </text:span><text:span text:style-name="T334">миллиамперметры от Сименса</text:span><text:span text:style-name="T333"> </text:span><text:span text:style-name="T335">на шиферных основах, </text:span><text:span text:style-name="T336">терминалы с дизайном из </text:span><text:span text:style-name="T337">Р</text:span><text:span text:style-name="T336">имских цифр, </text:span><text:span text:style-name="T337">Стандартные Омметры </text:span><text:span text:style-name="T338">с марганцевой проволокой в смазке, старый Gülcher Thermosäule термо-электрический генератор </text:span><text:span text:style-name="T340">что работал от пара отопления</text:span><text:span text:style-name="T338">, выда</text:span><text:span text:style-name="T340">вал</text:span><text:span text:style-name="T338"> 4 вольта, </text:span><text:span text:style-name="T339">никель и сурьма, </text:span><text:span text:style-name="T341">азбестные воронки сверху, слюдяные трубки….</text:span></text:p>
      <text:p text:style-name="P390"><text:span text:style-name="T341">Р</text:span><text:span text:style-name="T274">азве не была та жизнь приличнее гангстерства? </text:span><text:span text:style-name="T342">Дружба чище… не такая кручёная, во всяком случае…. </text:span><text:span text:style-name="T343">Там мы видели что как сочетается… </text:span><text:span text:style-name="T344">механизмы сами определяли это… </text:span><text:span text:style-name="T345">всё было так ясно тогда, </text:span><text:span text:style-name="T346">паранойя была лишь для врага, </text:span><text:span text:style-name="T347">и </text:span><text:span text:style-name="T346">никогда </text:span><text:span text:style-name="T347">для своих….</text:span></text:p>
      <text:p text:style-name="P205"><text:span text:style-name="T347">– </text:span><text:span text:style-name="T348">А как же SS?</text:span></text:p>
      <text:p text:style-name="P399">– О, они были врагом, я бы сказал… [Смех.]</text:p>
      <text:p text:style-name="P391"><text:span text:style-name="T348">Н</text:span><text:span text:style-name="T274">ет, Клаус, не расслабляйся, пожалуйста, никаких мечтаний о добреньком Советском допросе, что закончится в какой-то горностаевой постели, </text:span><text:span text:style-name="T349">в каком-то водочно-ароматном ступоре, ты знаешь это глупо….</text:span></text:p>
      <text:p text:style-name="P392"><text:span text:style-name="T349">В, </text:span><text:span text:style-name="T274">В-индекс-Н-для Нэриш, </text:span><text:span text:style-name="T350">почти тут</text:span><text:span text:style-name="T277">—</text:span><text:span text:style-name="T351">вот-вот прожгут сквозь последнюю шепчущую ширму </text:span><text:span text:style-name="T352">сравняться с «А»</text:span><text:span text:style-name="T277">—</text:span><text:span text:style-name="T352">сравнять </text:span><text:span text:style-name="T353">единственный кусочек себя с оставленным ими,</text:span><text:span text:style-name="T354">чтобы миновать этот миг, </text:span><text:span text:style-name="T355">минимальная куколка </text:span><text:span text:style-name="T356">Германского стирола, менее подлинная, чем все прежние «я»… </text:span><text:soft-page-break/><text:span text:style-name="T357">количество, которым можно пренебречь в этом последнем свете… </text:span><text:span text:style-name="T358">эта дробь сапог охотников, и </text:span><text:span text:style-name="T359">хорошо</text:span><text:span text:style-name="T358"> смазанных </text:span><text:span text:style-name="T359">оружейных затворов</text:span><text:span text:style-name="T358">….</text:span></text:p>
      <text:p text:style-name="P400"><draw:frame draw:style-name="fr1" draw:name="Image12" text:anchor-type="paragraph" svg:width="6.9252in" svg:height="0.3661in" draw:z-index="6"><draw:image xlink:href="Pictures/1000000000000B720000009B428C9716555D8079.png" xlink:type="simple" xlink:show="embed" xlink:actuate="onLoad" loext:mime-type="image/png"/></draw:frame></text:p>
      <text:p text:style-name="P401">И тут Енцин, <text:span text:style-name="T1005">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402">– <text:span text:style-name="T1006">Где она</text:span>—,– <text:span text:style-name="T1007">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403">– <text:span text:style-name="T1008">Нам лучше,</text:span>– <text:span text:style-name="T1008">Енцин уже повернулся на выход,</text:span>– <text:span text:style-name="T1008">к её, э... мужу, знаешь….</text:span></text:p>
      <text:p text:style-name="P404">– <text:span text:style-name="T1009">К Павлу.</text:span>– <text:span text:style-name="T1009">Кристиан хочет видеть его глаза, но Енцин не обернулся.</text:span></text:p>
      <text:p text:style-name="P522">У Павла с Марией должен был родиться ребёнок. <text:span text:style-name="T1010">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405">– <text:span text:style-name="T1011">Нефтеочистительный,</text:span>– <text:span text:style-name="T1011">предполагает Андреас Орукамбе.</text:span></text:p>
      <text:p text:style-name="P405">– <text:span text:style-name="T1011">Точно? Он же зарок дал.</text:span></text:p>
      <text:p text:style-name="P406">– <text:span text:style-name="T1012">Теперь, может, и развязал.</text:span>– <text:span text:style-name="T1012">Брат девушки уставился на него играя желваками. Енцин, старый ублюдок, </text:span><text:span text:style-name="T99">тебе уж и впрямь ничего не доходит</text:span><text:span text:style-name="T1012">….</text:span></text:p>
      <text:p text:style-name="P523">Они вновь садятся на свои мотоциклы и снова в путь. <text:span text:style-name="T1013">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00">Schwarzkommando</text:span><text:span text:style-name="T1013"> верхом на мотоциклах без глушителей с рёвом проносятся в эту ночь.</text:span></text:p>
      <text:p text:style-name="P526">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524"><text:span text:style-name="T1014">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01">что</text:span><text:span text:style-name="T1014">? Тут какая-то ошибка, это должно бытьь для другого города….</text:span></text:p>
      <text:p text:style-name="P525"><text:span text:style-name="T4">Фрр</text:span> под нефтяной трубой на опорах <text:span text:style-name="T1015">сбегающих вниз налево к воде теперь, громадные стянутые болтами фланцы над головой смягчённые ржавчиной и промасленной грязью. </text:span><text:span text:style-name="T102">Далеко</text:span><text:span text:style-name="T1015"> по гавани движется нефтяной танкер поколыхивается безмятежно как паутина звёзд... </text:span><text:span text:style-name="T102">Вж</text:span><text:span text:style-name="T103">и</text:span><text:span text:style-name="T102">ик</text:span><text:span text:style-name="T1015"> вверх по </text:span><text:soft-page-break/><text:span text:style-name="T1015">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527">Тут не то, чтобы озар<text:span text:style-name="T1017">ило</text:span>, нет, но <text:span text:style-name="T4">прор</text:span><text:span text:style-name="T104">валось</text:span>, <text:span text:style-name="T1016">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05">вовсе даже не развалина. Тут всё в отличном рабочем состоянии. </text:span><text:span text:style-name="T1018">Лишь в ожидании <text:s/>нужных подключений, и пуска… модифицировано, очень чётко, </text:span><text:span text:style-name="T106">нарочно</text:span><text:span text:style-name="T1018"> бомбардировкой, которая никогда не была враждебной, но частью плана обеих сторон—«</text:span><text:span text:style-name="T106">сторон</text:span><text:span text:style-name="T1018">?»—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06">natürlich</text:span><text:span text:style-name="T1018">!—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528">Но, если я гоню через него, Действительный Текст, <text:span text:style-name="T1022">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07">именно такие руины </text:span><text:span text:style-name="T1022">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529">И следовательно эта Война никак и никогда не была политической, политика просто спектакль, для отвода гла<text:span text:style-name="T1023">з</text:span> народам… <text:span text:style-name="T1023">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08"> вот-вот рассвет</text:span><text:span text:style-name="T109">ёт</text:span><text:span text:style-name="T108">, мне нужна моя порция ночной крови, моё финансирование, финансирование, ахх, ещё, ещё</text:span><text:span text:style-name="T1023">….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530">Да но Технология всего лишь реагирует <text:span text:style-name="T1024">(как часто этот довод повторялся, упрямый и унылый как редукция по Гауссу, среди </text:span><text:span text:style-name="T110">Schwarzkommando</text:span><text:span text:style-name="T1024">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text:span><text:soft-page-break/><text:span text:style-name="T1024">занемелых и безрадостных хуёв людских султанов, людская элита, у которых ни малейшего права быть там, где они—»</text:span></text:p>
      <text:p text:style-name="P531">Вот где мы должны искать источники власти, <text:span text:style-name="T1025">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532">А если это не именно Jamf Ölfabriken Werke? <text:span text:style-name="T1026">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11">стране</text:span><text:span text:style-name="T1026">? ЙАААГГГГХХХХХ!</text:span></text:p>
      <text:p text:style-name="P533">Да, такой вот стимулирующий разговор, <text:span text:style-name="T1027">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724">Типа рояля</text:p>
            <text:p text:style-name="P724">Оджи</text:p>
            <text:p text:style-name="P724">Кармайкла</text:p>
            <text:p text:style-name="P724">слышится </text:p>
            <text:p text:style-name="P724">фоном,</text:p>
            <text:p text:style-name="P724">тут</text:p>
          </table:table-cell>
          <table:table-cell table:style-name="Table1.B1" office:value-type="string">
            <text:p text:style-name="P711">Море по колено, Батя, с Дезокс-ёпфедрин</text:p>
            <text:p text:style-name="P712">У меня в карманах п<text:span text:style-name="T400">о́</text:span>лно <text:span text:style-name="T1028">щастья без границ,</text:span></text:p>
            <text:p text:style-name="P713">Я по Зоне проношуся, среди диких псов,</text:p>
            <text:p text:style-name="P713">Раздаю задарма клочья своих снов…</text:p>
            <text:p text:style-name="P714"><text:span text:style-name="T1029">Хошь р</text:span>адиолампы мне с приёмника вытаску-уй,</text:p>
            <text:p text:style-name="P715">Мне до лампочки вся эта чип-уха<text:span text:style-name="T1020">—</text:span></text:p>
            <text:p text:style-name="P716"><text:span text:style-name="T1020">Н</text:span><text:span text:style-name="T1019">а госгимны ты меня <text:s/>уж не подсажу-вуй</text:span></text:p>
            <text:p text:style-name="P723">Склепаю сам не хуже, чем вся энта труха….</text:p>
          </table:table-cell>
        </table:table-row>
        <table:table-row>
          <table:table-cell table:style-name="Table1.A1" office:value-type="string">
            <text:p text:style-name="P710"/>
          </table:table-cell>
          <table:table-cell table:style-name="Table1.A1" office:value-type="string">
            <text:p text:style-name="P717"><text:span text:style-name="T1020">Р</text:span><text:span text:style-name="T1019">от не закрыть, хоть слушать некому, </text:span></text:p>
            <text:p text:style-name="P718"><text:span text:style-name="T1019">Трещу без умолку в</text:span><text:span text:style-name="T1021">сякую</text:span><text:span text:style-name="T1019"> муть</text:span><text:span text:style-name="T1020">—</text:span></text:p>
            <text:p text:style-name="P719">И чё пристаю без толку к калекам у</text:p>
            <text:p text:style-name="P719">Кого ботинки не жмуть!</text:p>
            <text:p text:style-name="P719"/>
            <text:p text:style-name="P720">Тебя от меня эфедринит, малышка,</text:p>
            <text:p text:style-name="P721"><text:span text:style-name="T1031">Ты от имени моего</text:span> впадаешь в балдёж</text:p>
            <text:p text:style-name="P722">В комендантский час, когда свет угас,</text:p>
            <text:p text:style-name="P722">Как всякий другой я буду хорош,</text:p>
            <text:p text:style-name="P721"><text:span text:style-name="T1030">(Токо свечку зажги)</text:span> </text:p>
            <text:p text:style-name="P722"><text:span text:style-name="T1031">К</text:span>ак в прошлый раз….</text:p>
            <text:p text:style-name="P720"/>
          </table:table-cell>
        </table:table-row>
      </table:table>
      <text:p text:style-name="P534">Прошлой ночью в сво<text:span text:style-name="T1212">ей тетради</text:span> Енци<text:span text:style-name="T1212">н</text:span> записал: «Рот в последнее время почти не закрывался. Почти ничего, что могло бы пойти кому-нибудь на пользу. <text:span text:style-name="T1032">Оправдания, О, Боже, о, Боже. Но они меня и впрямь достали. Пожалуйста, я не </text:span><text:span text:style-name="T112">желаю</text:span><text:span text:style-name="T1032">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535">Я мог бы уйти хоть завтра. Я научен жить в одиночку. <text:span text:style-name="T1033">Меня это не так пугает, как они. Берут без конца—но они никогда не </text:span><text:span text:style-name="T113">пользуются</text:span><text:span text:style-name="T1033"> тем, что берут. Что, по-ихнему, они могут взять от меня? </text:span><text:soft-page-break/><text:span text:style-name="T1033">Им не нужно моё патриаршество, не нужна моя любовь, ни моя информация, или мой труд, или энергия, или что у меня есть… У меня нет </text:span><text:span text:style-name="T113">ничего</text:span><text:span text:style-name="T1033">. Деньги больше не существуют—никто их тут не видел месяцами, нет это не из-за денег… сигареты? Сигарет у меня всегда в обрез….</text:span></text:p>
      <text:p text:style-name="P407">– <text:span text:style-name="T1034">Если я оставлю их, куда бы я мог уйти?</text:span></text:p>
      <text:p text:style-name="P536">Обратно среди резервуаров теперь, в вечерний ветер, заносясь <text:span text:style-name="T1035">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537">Кристиан всё же не заглох, а Павел оказался на месте, типа как бы. <text:span text:style-name="T1036">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14">Leunagasolin</text:span><text:span text:style-name="T1036">’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14">нас</text:span><text:span text:style-name="T1036">?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14">Leunahalluzinationen </text:span><text:span text:style-name="T1037">случается зашкаливают в полный хрен разберёшь, охрененнее, чем культурный шок, даже, вот эта вот текущая уже вообще </text:span><text:span text:style-name="T115">мета</text:span><text:span text:style-name="T1037">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1038">½</text:span><text:span text:style-name="T1040"> </text:span><text:span text:style-name="T1041">недели самоистязаний, люди Омбинди поджидали его у обмотанны</text:span><text:span text:style-name="T1042">х</text:span><text:span text:style-name="T1041"> стекло</text:span><text:span text:style-name="T1042">волокном</text:span><text:span text:style-name="T1041"> труб </text:span><text:span text:style-name="T1042">котельной, </text:span><text:span text:style-name="T1043">мужчины и женщины, все стараются приласкать его, склонить с двух сторон Вопроса Самоубийства Племени, </text:span><text:span text:style-name="T1044">Енцин жалуется, слишком впутался в ту Ракету, чересчур вмалинился в свою распрю с Русским, </text:span><text:span text:style-name="T1045">чтобы думать ещё про кого-то кроме самого себя… </text:span><text:span text:style-name="T1046">А этот Павел старался держаться подальше от этого, </text:span><text:span text:style-name="T1047">От дыхания Мукуру, старался просто быть хорошим человеком</text:span><text:span text:style-name="T1048">—</text:span></text:p>
      <text:p text:style-name="P539"><text:span text:style-name="T1048">М</text:span><text:span text:style-name="T1039">оховое Создание шевелится. </text:span><text:span text:style-name="T1049">Оно подползло страшно ближе с прошлого раза как Паваел смотрел. </text:span><text:span text:style-name="T1050">Нежданно обильное истекание вишнёво-красного по склону горы справа от него (</text:span><text:span text:style-name="T1051">тут и горы были? Откуда </text:span><text:span text:style-name="T1052">горы-то</text:span><text:span text:style-name="T1051"> взялись?</text:span><text:span text:style-name="T1050">) </text:span><text:span text:style-name="T1060">и он сразу же понимает, без </text:span><text:span text:style-name="T1061">всяких </text:span><text:span text:style-name="T1060">увёрток и</text:span><text:span text:style-name="T1061">ли</text:span><text:span text:style-name="T1060"> надежды, </text:span><text:span text:style-name="T1062">что он соскользнул в Север, </text:span><text:span text:style-name="T1063">что вдыхание </text:span><text:span text:style-name="T1064">выдоха </text:span><text:span text:style-name="T1063">первого предка </text:span><text:span text:style-name="T1064">перенесло его в жуткий край, </text:span><text:span text:style-name="T1065">а он должен был знать, что так и будет, </text:span><text:span text:style-name="T1066">шаг за шагом, за эти последние годы, </text:span><text:span text:style-name="T1067">повернуть не </text:span><text:soft-page-break/><text:span text:style-name="T1067">получится (что значит повернуть? </text:span><text:span text:style-name="T1069">н</text:span><text:span text:style-name="T1068">е знаю куда начать двигаться, не знаю </text:span><text:span text:style-name="T1053">как</text:span><text:span text:style-name="T1068"> двигаться…</text:span><text:span text:style-name="T1069">) </text:span><text:span text:style-name="T1070">слишком поздно, мили и перемены слишком поздно уже.</text:span></text:p>
      <text:p text:style-name="P540"><text:span text:style-name="T1070">И </text:span><text:span text:style-name="T1039">вот его голова на стальной мушке Кристиана </text:span><text:span text:style-name="T1071">за 300 метров. </text:span><text:span text:style-name="T1072">Неожиданно эта ужасная развилка: </text:span><text:span text:style-name="T1073">две возможности уже начавшие разлетаться со скоростью мысли</text:span><text:span text:style-name="T1048">—</text:span><text:span text:style-name="T1074">новая Зона в любом случае, теперь, неважно стреляет Кристиан или сдерживается</text:span><text:span text:style-name="T1048">—</text:span><text:span text:style-name="T1074">прыгни, выбери</text:span><text:span text:style-name="T1048">—</text:span></text:p>
      <text:p text:style-name="P541"><text:span text:style-name="T1048">Е</text:span><text:span text:style-name="T1039">нцин постарался вовсю</text:span><text:span text:style-name="T1048">—</text:span><text:span text:style-name="T1039">отбил ствол в сторону, обменялся парой резких слов с молодым мстителем. </text:span><text:span text:style-name="T1075">Но оба они видели разделившиеся ветви. </text:span><text:span text:style-name="T1076">Зона снова, только что, </text:span><text:span text:style-name="T1077">изменилась и они уже в ней, в новой….</text:span></text:p>
      <text:p text:style-name="P542"><text:span text:style-name="T1077">О</text:span><text:span text:style-name="T1039">ни едут дальше туда, где Павел </text:span><text:span text:style-name="T1078">нюхает синтетический бензин </text:span><text:span text:style-name="T1079">на склоне бежевого холма без фонарей, </text:span><text:span text:style-name="T1080">под резервуарами ползущими бледно как улитки к небу, <text:s/></text:span><text:span text:style-name="T1081">туда, где он, один из счастливейших клиентов IG….</text:span></text:p>
      <text:p text:style-name="P543"><text:span text:style-name="T1039">Знает ли Павел что-то, о чём никто из нас не догадывается? </text:span><text:span text:style-name="T1082">Если IG хотели сделать это прикрытием для чего-то ещё, то почему не для дыхания Мукуру?</text:span></text:p>
      <text:p text:style-name="P544"><text:span text:style-name="T1082">Е</text:span><text:span text:style-name="T1039">нцин может представить себя </text:span><text:span text:style-name="T1083">в </text:span><text:span text:style-name="T1054">Erdschweinhöhle</text:span><text:span text:style-name="T1083"> </text:span><text:span text:style-name="T1039">начинающим </text:span><text:span text:style-name="T1083">новую жизнь на IG</text:span><text:span text:style-name="T1048">—</text:span><text:span text:style-name="T1084">устроить, чтоб становилась тучней и тучнее с отладкой новых связей, </text:span><text:span text:style-name="T1085">проверка бухгалтерских книг, приходят свидетели</text:span><text:span text:style-name="T1048">—</text:span><text:span text:style-name="T1086">не на переднем плане </text:span><text:span text:style-name="T1087">но сбоку по крайней мере, всегда в тени…. </text:span><text:span text:style-name="T1088">А если окажется, что дело не в Ракете, не в </text:span><text:span text:style-name="T1083">IG? </text:span><text:span text:style-name="T1089">Что ж, тогда ему придётся, так ведь, перейти на что-нибудь ещё</text:span><text:span text:style-name="T1048">—</text:span><text:span text:style-name="T1091">завод</text:span><text:span text:style-name="T1090"> Фольксваген, </text:span><text:span text:style-name="T1091">фармацевтические компании….</text:span><text:span text:style-name="T1084"> </text:span><text:span text:style-name="T1092">А если это даже не в Германии, </text:span><text:span text:style-name="T1093">то ему придётся начинать в Америке, или в России, </text:span><text:span text:style-name="T1094">и если он умрёт прежде, чем найдут Истинный Текст для изучения, </text:span><text:span text:style-name="T1095">то нужен некий механизм, чтоб смогли продолжить другие…. </text:span><text:span text:style-name="T1096">Глянь, крутая идея</text:span><text:span text:style-name="T1048">—</text:span><text:span text:style-name="T1097">созываешь всех сколько есть </text:span><text:span text:style-name="T1055">Erdschweinhöhle, </text:span><text:span text:style-name="T1097">подымаешься </text:span><text:span text:style-name="T1098">там, типа, </text:span><text:span text:style-name="T1056">Мой народ, мне было видение…</text:span><text:span text:style-name="T1098"> </text:span><text:span text:style-name="T1099">нет </text:span><text:span text:style-name="T1100">нет но </text:span><text:span text:style-name="T1057">понадобится</text:span><text:span text:style-name="T1100"> больше штата, </text:span><text:span text:style-name="T1101">если это настолько широк</text:span><text:span text:style-name="T1116">ий</text:span><text:span text:style-name="T1101"> </text:span><text:span text:style-name="T1116">поиск</text:span><text:span text:style-name="T1101">, тихий отвод ресурсов с Ракеты, </text:span><text:span text:style-name="T1102">разнообразить деятельность, </text:span><text:span text:style-name="T1103">чтобы при этом смотрелось органичным ростом… </text:span><text:span text:style-name="T1104">и кого подключить? </text:span><text:span text:style-name="T1105">Кристиан</text:span><text:span text:style-name="T1048">—</text:span><text:span text:style-name="T1105">можно ли использовать парня теперь, <text:s/>гнев Кристиана, воспользуется ли Текст всё равно Кристианом, чтобы одолеть Омбинди… </text:span><text:span text:style-name="T1106">потому что если миссия </text:span><text:span text:style-name="T1058">Schwarzkommando</text:span><text:span text:style-name="T1106"> была истинно открыта только что, </text:span><text:span text:style-name="T1107">то придётся что-то делать с Омбинди, Пустыми, доктриной Полного Нуля. </text:span><text:span text:style-name="T1108">Увеличение штата требует большего числа Иреро Зоны, </text:span><text:span text:style-name="T1109">а не меньшего</text:span><text:span text:style-name="T1048">—</text:span><text:span text:style-name="T1110">для сбора информации большего объёма о противнике, </text:span><text:span text:style-name="T1111">установление более широких связей </text:span><text:span text:style-name="T1112">вызовет рост</text:span><text:span text:style-name="T1111"> угроз</text:span><text:span text:style-name="T1112">ы</text:span><text:span text:style-name="T1111"> народ</text:span><text:span text:style-name="T1112">у, </text:span><text:span text:style-name="T1113">значит число соплеменников должно возрастать. </text:span><text:span text:style-name="T1114">Имеется ли альтернатива? </text:span><text:span text:style-name="T1115">н</text:span><text:span text:style-name="T1114">ет… </text:span><text:span text:style-name="T1115">он бы предпочёл игнорировать Омбинди, </text:span><text:span text:style-name="T1116">но потребности этого нового Поиска </text:span><text:span text:style-name="T1117">такого удовольствия уже не позволят… </text:span><text:span text:style-name="T1118">оиск будет направлять… </text:span></text:p>
      <text:p text:style-name="P545"><text:span text:style-name="T1118">Г</text:span><text:span text:style-name="T1039">де-то, среди пустошей Мира, есть ключ, что </text:span><text:span text:style-name="T1119">приведёт нас обратно, возродит нас для нашей Земли и свободы.</text:span></text:p>
      <text:p text:style-name="P546"><text:span text:style-name="T1119">А</text:span><text:span text:style-name="T1039">ндреас разговорился с Павлом, </text:span><text:span text:style-name="T1120">который всё ещё со своими странно освещёнными приятелями, </text:span><text:span text:style-name="T1121">подкатывая и так и эдак, Вскоре, </text:span><text:span text:style-name="T1138">лаской</text:span><text:span text:style-name="T1121"> и уловками, </text:span><text:span text:style-name="T1122">он получает адрес </text:span><text:span text:style-name="T1138">связанного с</text:span><text:span text:style-name="T1122"> Омбинди </text:span><text:span text:style-name="T1138">медика</text:span><text:span text:style-name="T1122">. </text:span></text:p>
      <text:p text:style-name="P547"><text:span text:style-name="T1122">Е</text:span><text:span text:style-name="T1039">нцин знает кто это. «</text:span><text:span text:style-name="T1139">В Сейнт</text:span><text:span text:style-name="T1123"> Паули. </text:span><text:span text:style-name="T1124">Поехали. </text:span><text:span text:style-name="T1125">Твой мотоцикл немного брыкается, Кристиан?»</text:span></text:p>
      <text:p text:style-name="P408"><text:span text:style-name="T1125">– Не подлизывайся ко мне,</text:span><text:span text:style-name="T1039">– </text:span><text:span text:style-name="T1126">взрывается Кристиан,</text:span><text:span text:style-name="T1039">– </text:span><text:span text:style-name="T1126">тебе наплевать на меня, нплевать на мою сестру, </text:span><text:span text:style-name="T1127">она там где-то умирает, а ты </text:span><text:span text:style-name="T1128">просто </text:span><text:span text:style-name="T1127">вставляешь её в свои уравнения</text:span><text:span text:style-name="T1039">—</text:span><text:span text:style-name="T1128">ты</text:span><text:span text:style-name="T1039">—</text:span><text:span text:style-name="T1128">играешь </text:span><text:span text:style-name="T1129">свою</text:span><text:span text:style-name="T1128"> рутину святого отца </text:span><text:span text:style-name="T1129">и внутри того эго ты даже не ненавидишь нас, тебе наплевать, </text:span><text:span text:style-name="T1130">ты даже уже больше </text:span><text:span text:style-name="T1059">не здесь</text:span><text:span text:style-name="T1039">— </text:span><text:span text:style-name="T1131">Он замахивается кулаком в лицо Енцина. Он плачет.</text:span></text:p>
      <text:p text:style-name="P548"><text:span text:style-name="T1131">Е</text:span><text:span text:style-name="T1039">нцин так и стоит и </text:span><text:span text:style-name="T1132">допускает это</text:span><text:span text:style-name="T1039">. </text:span><text:span text:style-name="T1132">Б</text:span><text:span text:style-name="T1039">ольно. </text:span><text:span text:style-name="T1132">Он </text:span><text:span text:style-name="T1137">терпит</text:span><text:span text:style-name="T1132">. </text:span><text:span text:style-name="T1133">Его кротость не только политика, всё же. </text:span><text:span text:style-name="T1134">Он чувствует </text:span><text:span text:style-name="T1136">немало</text:span><text:span text:style-name="T1134"> правды-матки в том, что сказал Кристиан</text:span><text:span text:style-name="T1048">—</text:span><text:span text:style-name="T1135">может быть не всё, </text:span><text:span text:style-name="T1136">не всё так сразу, но немало.</text:span></text:p>
      <text:p text:style-name="P409">– Вот ты и вернул меня. Может <text:span text:style-name="T1141">уже </text:span>поедем за ней, теперь?</text:p>
      <text:p text:style-name="P538"><draw:frame draw:style-name="fr1" draw:name="Image13" text:anchor-type="paragraph" svg:width="6.9252in" svg:height="0.3661in" draw:z-index="7"><draw:image xlink:href="Pictures/1000000000000B720000009B428C9716555D8079.png" xlink:type="simple" xlink:show="embed" xlink:actuate="onLoad" loext:mime-type="image/png"/></draw:frame><text:s/></text:p>
      <text:p text:style-name="P549"><text:soft-page-break/>А вот и добрая фрау, склоняется над Слотропом от изножия койки: <text:span text:style-name="T1140">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550">И тут же нога фон Гёля подпихивает Слотропа <text:span text:style-name="T1142">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551">Шпрингер уже опять прежним бодрячком: «Свежие яйца и кфе в рулевой рубке. <text:span text:style-name="T1143">Мы выходим в море через 15 минут».</text:span></text:p>
      <text:p text:style-name="P410">– <text:span text:style-name="T1143">Ну просто убери это «мы», Дружище.</text:span></text:p>
      <text:p text:style-name="P411">– <text:span text:style-name="T1144">Но мне нужна твоя помощь.</text:span>– <text:span text:style-name="T1145">На Шпрингере костюм отличного твида в это утро, полный Савил-Роу, отлично сидит</text:span>—</text:p>
      <text:p text:style-name="P411">– <text:span text:style-name="T1146">Нэришу тоже нужна была твоя помошь.</text:span></text:p>
      <text:p text:style-name="P412">– <text:span text:style-name="T1147">Ты сам не знаешь о чём говоришь.</text:span>– <text:s/><text:span text:style-name="T1148">Глаза его сталь клинка, не знающие проигрыша. Смех, с подзаголовком </text:span><text:span text:style-name="T116">Поддержим дурачков</text:span><text:span text:style-name="T1148">, </text:span><text:span text:style-name="T116">Mitteleuropäisch</text:span><text:span text:style-name="T1148"> и безжалостен.</text:span>– <text:span text:style-name="T1149">Хорошо, хорошо. Сколько ты хочешь?</text:span></text:p>
      <text:p text:style-name="P413">– <text:span text:style-name="T1150">На всё есть цена, верно?</text:span>– <text:span text:style-name="T1151">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414">– <text:span text:style-name="T1152">На всё.</text:span></text:p>
      <text:p text:style-name="P415">– <text:span text:style-name="T1153">Что за дело?</text:span></text:p>
      <text:p text:style-name="P416">– <text:span text:style-name="T1153">Мелкое пиратство. Забрать пакет для меня, пока я буду тебя прикрывать.</text:span>– <text:s/><text:span text:style-name="T1154">Он смотрит на часы излишне выразительно.</text:span></text:p>
      <text:p text:style-name="P416">– <text:span text:style-name="T1154">Окей, добудь мне отставку, я пойду с тобой.</text:span></text:p>
      <text:p text:style-name="P417">– <text:span text:style-name="T1155">Что? Отставку? Для </text:span><text:span text:style-name="T117">тебя</text:span><text:span text:style-name="T1155">? Ха! Ха! Ха!</text:span></text:p>
      <text:p text:style-name="P418">– <text:span text:style-name="T1156">Тебе надо чаще смеятся, Шпрингер. Выглядишь очень круто.</text:span></text:p>
      <text:p text:style-name="P419">– <text:span text:style-name="T1157">Отставку </text:span><text:span text:style-name="T119">какого вида</text:span><text:span text:style-name="T1157">, Слотроп? С честью, наверное? Ах, ах-ха! Ха! Ха!</text:span>– <text:s/><text:span text:style-name="T1158">Как и Адольф Гитлер, Шпрингер легко ущекотывается тем, что Немцы называют </text:span><text:span text:style-name="T118">Schadenfreude</text:span><text:span text:style-name="T1158">, чувство радости от несчастья.</text:span></text:p>
      <text:p text:style-name="P420">– <text:span text:style-name="T1159">Брось прикалываться, я серьёзно.</text:span></text:p>
      <text:p text:style-name="P421">– <text:span text:style-name="T1160">Ну, ты-то ещё </text:span><text:span text:style-name="T120">как</text:span><text:span text:style-name="T1160"> серьёзно, Слотроп.</text:span>– <text:span text:style-name="T1161">Снова хаханьки.</text:span></text:p>
      <text:p text:style-name="P552">Слотроп ждёт, смотрит, посасывает яйцо, хотя в это утро чувствует себя далеко не <text:s/>мудрым пронырой. </text:p>
      <text:p text:style-name="P422">– <text:span text:style-name="T1162">Нэриш, понимаешь, должен был пойти со мной сегодня. Теперь у меня остался ты. Ха! Ха! Куда ты хочешь, чтоб доставили эту</text:span>—<text:span text:style-name="T1163">ха</text:span>—<text:span text:style-name="T1163">отставку?</text:span></text:p>
      <text:p text:style-name="P423">– <text:span text:style-name="T1164">Каксхавен.</text:span>– <text:span text:style-name="T1164">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424">– <text:span text:style-name="T1165">Будь в месте, что называется у Путци. Это по дороге на Дорум. Местные деловые тебе объяснят.</text:span></text:p>
      <text:p text:style-name="P553">Так что снова—в путь, мимо мокрого объятия молов, <text:span text:style-name="T1166">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425">– <text:span text:style-name="T1167">Если идут в Копенгаген,</text:span>– <text:span text:style-name="T1168">обветренное лицо Фрау Гнаб, несводимые складки улыбки вокруг её глаз и рта, сияет словно солнце,</text:span>– <text:span text:style-name="T1169">то не больше, чем через час….</text:span></text:p>
      <text:p text:style-name="P554"><text:soft-page-break/>Видимость в это утро слишком низкая, чтобы различить <text:span text:style-name="T1170">берег Юздома. Шпрингер присоединяется к Слотропу у поручня, что уставился в никуда, вдыхая давящий запах седой погоды.</text:span></text:p>
      <text:p text:style-name="P426">– <text:span text:style-name="T1171">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121">шмайсеров</text:span><text:span text:style-name="T1171"> <text:s/>с предложением для наших конкурентов. Ни царапинки.</text:span></text:p>
      <text:p text:style-name="P427">– <text:span text:style-name="T1172">Шпрингер, он там отвлекал на себя половину армии Русских вчера.</text:span></text:p>
      <text:p text:style-name="P428">– <text:span text:style-name="T122">Эти</text:span><text:span text:style-name="T1173">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1174">боьше, чем у Американцев</text:span>—<text:span text:style-name="T1174">и они позволят ему оставаться в Германиив Пенемёнде или </text:span><text:span text:style-name="T123">Mittelwerke</text:span><text:span text:style-name="T1174">, как <text:s/>он и был. Он даже может сбежать, у нас есть для этого связи</text:span>—</text:p>
      <text:p text:style-name="P428">– <text:span text:style-name="T1175">Но если его всё же застрелили?</text:span></text:p>
      <text:p text:style-name="P428">– <text:span text:style-name="T1175">Нет, до этого не должно было дойти.</text:span></text:p>
      <text:p text:style-name="P429">– <text:span text:style-name="T1176">Шпрингер, это тебе уже не ёбаное </text:span><text:span text:style-name="T124">кино</text:span><text:span text:style-name="T1176">, завязывай давай.</text:span></text:p>
      <text:p text:style-name="P430">– <text:span text:style-name="T1177">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125">тогда</text:span><text:span text:style-name="T1177">… вот когда… «</text:span><text:span text:style-name="T125">А теперь по правому борту у нас показался легендарный Рюген</text:span><text:span text:style-name="T1177">. Его меловые утёсы ярче неба. Тонкой дымкой подёрнулись <text:s/>узкие заливы и зелень дубов. Вдоль пляжей плывут жемчужные клочья тумана.</text:span></text:p>
      <text:p text:style-name="P555"><text:span text:style-name="T4">Наш капитан, Фрау Гнаб, направляется в Гра</text:span><text:span text:style-name="T126">йф</text:span><text:span text:style-name="T4">свальде</text:span><text:span text:style-name="T126">р Боден прочесать длинные заливы в поисках намеченной жертвы. Спустя час </text:span><text:span text:style-name="T1178">(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126">потраченный на безрезультатны</text:span><text:span text:style-name="T127">е </text:span><text:span text:style-name="T126">поиск</text:span><text:span text:style-name="T127">и,</text:span><text:span text:style-name="T126"> пираты нашего времени снова в открытом море вдоль восточной береговой линии острова.</text:span></text:p>
      <text:p text:style-name="P556">Поморосил лёгкий дождь. <text:span text:style-name="T1179">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128">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1179">….</text:span></text:p>
      <text:p text:style-name="P431">– <text:span text:style-name="T1180">Вон они!</text:span>– <text:span text:style-name="T1180">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433">–<text:span text:style-name="T1180"> Определи азимут,</text:span>– <text:span text:style-name="T1181">Фрау Гнаб ухватывая руль раскорячивается поустойчивее,</text:span>– <text:span text:style-name="T1181">сегодня у нас </text:span><text:span text:style-name="T129">курс на столкновение!</text:span>– <text:span text:style-name="T1183">Отто крючится у пелоруса, дрожа.</text:span></text:p>
      <text:p text:style-name="P432">– <text:span text:style-name="T1182">Держи, Слотроп.</text:span></text:p>
      <text:p text:style-name="P557">Люгер? Коробка с обоймами? «Что за...»</text:p>
      <text:p text:style-name="P432">– <text:span text:style-name="T1182">Сегодня утром получено с яйцами.</text:span></text:p>
      <text:p text:style-name="P432">– <text:span text:style-name="T1182">Ты не говорил</text:span>—</text:p>
      <text:p text:style-name="P432">– <text:span text:style-name="T1182">Он может немного разозлиться, но он реалист. Твоя знакомая Грета и я знали его в Варшаве, в прежние времена.</text:span></text:p>
      <text:p text:style-name="P434">– <text:span text:style-name="T1184">Шпрингер</text:span>—<text:span text:style-name="T1184">скажи мне, Шпрингер, это вот что за корабль теперь?</text:span>– <text:span text:style-name="T1185">Шпрингер протягивает ему какой-то бинокль. Изысканными золотыми буквами, пониже золочёного шакала на призрачно-</text:span><text:soft-page-break/><text:span text:style-name="T1185">белом носу, стоит имя, которое он уже знает.</text:span>– <text:span text:style-name="T1186">О…. Кей,</text:span>– <text:span text:style-name="T1186">пытаясь загллянуть сквозь дождь в глаза Шпрингера,</text:span>– <text:span text:style-name="T1187">ты знал, что я был на борту. Ты подставляешь меня теперь, верно?</text:span></text:p>
      <text:p text:style-name="P435">– <text:span text:style-name="T1188">Когда был </text:span><text:span text:style-name="T130">ты</text:span><text:span text:style-name="T1188"> на борту?</text:span></text:p>
      <text:p text:style-name="P435">– <text:span text:style-name="T1188">Брось</text:span>—</text:p>
      <text:p text:style-name="P436">– <text:span text:style-name="T1188">Слушай</text:span>—<text:span text:style-name="T1188">Нэриш должен был идти за пакетом сегодня. Не ты. Мы тебя и </text:span><text:span text:style-name="T130">знать</text:span><text:span text:style-name="T1188"> не знали. Тебе обязательно во всём видеть заговоры? Я не командую Русскими, и я не сдавал его</text:span>—</text:p>
      <text:p text:style-name="P437">– <text:span text:style-name="T1189">Ты в натуре играешь тут невинного сегодня, да?</text:span></text:p>
      <text:p text:style-name="P438">– <text:span text:style-name="T1189">Хватит пререкаться, идиоты,</text:span>– <text:span text:style-name="T1190">орёт Фрау Гнаб,</text:span>– <text:s/><text:span text:style-name="T1191">и по местам</text:span>—<text:span text:style-name="T1191">к </text:span><text:span text:style-name="T131">бою</text:span><text:span text:style-name="T1191">!</text:span></text:p>
      <text:p text:style-name="P558">Лениво и призрачно проваливается меж волн <text:span text:style-name="T4">Анубис</text:span>, не становясь отчётливее, когда они подходят ближе. <text:span text:style-name="T1192">Шпрингер достаёт мегафон из рулевой рубки и кричит: «Добрый день, Прокаловски—разрешите подняться на борт».</text:span></text:p>
      <text:p text:style-name="P559">В ответ пистолетный выстрел. Шпрингер падает на палубу, дождевик полощется жёлтым потоком, <text:span text:style-name="T1193">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439">– <text:span text:style-name="T1194">Отлично, но,</text:span>– <text:span text:style-name="T1195">один взгляд на плотоядную ухмылку матери Отто и становится ясным, что сегодня она не ради денег,</text:span>– <text:span text:style-name="T1195">когда ж мне уже </text:span><text:span text:style-name="T132">протаранить</text:span><text:span text:style-name="T1195"> его?</text:span></text:p>
      <text:p text:style-name="P560">Один на один в море с Анубисом. Слотроп начинает <text:span text:style-name="T1196">потеть, неприятно. Зелёные скалы побережья Рюгена им фоном, взлетают и проваливаются в шквале. </text:span><text:span text:style-name="T133">Цонгг</text:span><text:span text:style-name="T1196">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133">Анубиса</text:span><text:span text:style-name="T1196">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133">ja, ja,</text:span><text:span text:style-name="T1196">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133">ja, </text:span><text:span text:style-name="T1196">тихонько, о,</text:span><text:span text:style-name="T133"> ja, </text:span><text:span text:style-name="T1197">тут раздаётся</text:span><text:span text:style-name="T134">—</text:span><text:span text:style-name="T1197">ах</text:span><text:span text:style-name="T134">—</text:span><text:span text:style-name="T1197">тут раздаётся </text:span><text:span text:style-name="T134">раздаётся-тут </text:span><text:span text:style-name="T1198">ТИХОНЬКО—АХХ—</text:span></text:p>
      <text:p text:style-name="P561"><text:span text:style-name="T4">ОТТО</text:span>! шарахает свою посудину в <text:span text:style-name="T4">Анубис</text:span>, <text:s/>самый оглушительный аж чертям тошно <text:span text:style-name="T4">Отто</text:span>….</text:p>
      <text:p text:style-name="P440">– <text:span text:style-name="T1199">Держись вплотную.</text:span>– <text:span text:style-name="T1199">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135">Анубисе</text:span><text:span text:style-name="T1199">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562">Вверх по скользкой лесенке взбегает охальный пиратству<text:span text:style-name="T1200">ю</text:span>щий Слотроп, <text:span text:style-name="T1200">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563"><text:span text:style-name="T120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36">amis</text:span><text:span text:style-name="T1201">, а сам </text:span><text:soft-page-break/><text:span text:style-name="T1201">Шпрингер как раз досказывает один из своего неисчерпаемого репертуара Германских сортирных анекдотов. </text:span></text:p>
      <text:p text:style-name="P441">– <text:span text:style-name="T1202">Что за чёрт, Герхардт,</text:span>– <text:span text:style-name="T1203">Прокаловски указывает большим пальцем,</text:span>– <text:span text:style-name="T1203">Красная Армия тоже работает на тебя?</text:span></text:p>
      <text:p text:style-name="P442">– <text:span text:style-name="T1204">И снова здравствуй, Энтони.</text:span>– <text:span text:style-name="T1204">Серебристые звёздочки с каждого <text:s/>его погона подмигивают привет-привет, но бестолку.</text:span></text:p>
      <text:p text:style-name="P443">– <text:span text:style-name="T1205">Я тебя не знаю.</text:span>– <text:span text:style-name="T1206">Обернувшись к Шпрингеру,</text:span>– <text:span text:style-name="T1206">Хорошо. Это в машинном отделении по правому борту, внизу позади генератора,</text:span>– <text:span text:style-name="T1207">что есть намёком Слотропу проваливать.</text:span></text:p>
      <text:p text:style-name="P564">У подножия лестницы он встречает Стефанию, что идёт вдоль <text:span text:style-name="T1210">перил</text:span>.</text:p>
      <text:p text:style-name="P444">– <text:span text:style-name="T1208">Привет. Жаль, что приходиться встречаться таким образом.</text:span></text:p>
      <text:p text:style-name="P445">– <text:span text:style-name="T1208">Привет. Я Стефания,</text:span>– <text:span text:style-name="T1209">выдаёт скорую улыбку на ходу,</text:span>–<text:span text:style-name="T1209"> спиртное на палубу выше, угощайтесь,</text:span>– <text:span text:style-name="T1210">и нет её, исчезла в дожде. Что за?</text:span></text:p>
      <text:p text:style-name="P565">Слотроп спускается в люк, начинает карабкаться по лесенке вниз в машинное отделение. <text:span text:style-name="T1211">Где-то над ним трижды бьёт колокол, медленно, чуть глухо, слегка отдаваясь эхом. Уже поздно… </text:span><text:span text:style-name="T137">поздно</text:span><text:span text:style-name="T1211">. Он вспоминает где он.</text:span></text:p>
      <text:p text:style-name="P566">Едва он касается пола, свет гаснет. Воздуходувы с протяжным в<text:span text:style-name="T1213">о</text:span>ем затихают. <text:span text:style-name="T1213">Машинное отделение на один пролёт ниже. Что, ему в темноте придётся?</text:span></text:p>
      <text:p text:style-name="P446">– <text:span text:style-name="T1214">Я не могу,</text:span>– <text:span text:style-name="T1214">вслух.</text:span></text:p>
      <text:p text:style-name="P447">– <text:span text:style-name="T1214">Ты можешь,</text:span>– <text:span text:style-name="T1215">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1216">шепчет голос,</text:span>– «<text:span text:style-name="T1216">чтобы смог спуститься в машинное».</text:span></text:p>
      <text:p text:style-name="P448">– <text:span text:style-name="T1217">Подожди</text:span>— <text:span text:style-name="T1217">такое ощущение будто остроносый бальный туфель возник из ниоткуда и чуть с оттяжкой почёсывает ему под подбородком</text:span>—<text:span text:style-name="T1218">затем бьёт пыром и его зубы сомкнулись на его языке.</text:span></text:p>
      <text:p text:style-name="P567">Боль жуткая. <text:span text:style-name="T1219">Он чувствует вкус крови. Пот заливает глаза.</text:span></text:p>
      <text:p text:style-name="P449">– <text:span text:style-name="T1220">Двигай давай,</text:span>– <text:span text:style-name="T1220">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38">Помнишь</text:span><text:span text:style-name="T1220">?»</text:span>– <text:span text:style-name="T1221">Туфель поднялся, но только затем, чтоб пнуть его подмышку. «Встать, встать».</text:span></text:p>
      <text:p text:style-name="P568">Слотроп нащупывает путь к следующей лестнице, <text:span text:style-name="T1222">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450">– <text:span text:style-name="T1223">Танац?</text:span>–<text:span text:style-name="T1223">Язык Слотропа пронизан болью. Имя насилу выговорилось. Тишина.</text:span>– <text:span text:style-name="T1224">Моритури?</text:span>– <text:span text:style-name="T1224">Нет ответа. Слотроп переставляет ногу на одну перекладину выше.</text:span></text:p>
      <text:p text:style-name="P451">– <text:span text:style-name="T1225">Нет, нет. Я ещё тут.</text:span></text:p>
      <text:p text:style-name="P569">Он движется вниз, дрожа, перекладина за перекладиной, <text:span text:style-name="T1226">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139">я не хочу… как мне… схватить позади снизу… голыми руками… что если</text:span><text:span text:style-name="T1226">... </text:span></text:p>
      <text:p text:style-name="P570">Неожиданный визг справа<text:span text:style-name="T193">—</text:span>что-то механическое<text:span text:style-name="T193">—</text:span>он подпрыгивает, дыхание втягиваясьь леденит зубы, нервы спины и рук ходуном… <text:span text:style-name="T1227">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40">пусжеконч….</text:span><text:span text:style-name="T1227"> Но его руки, скребя по полу, возвращаются к скользкому атласу.</text:span></text:p>
      <text:p text:style-name="P452"><text:soft-page-break/>– <text:span text:style-name="T1228">Нет.</text:span>– <text:span text:style-name="T1229">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453">– <text:span text:style-name="T141">Нет</text:span><text:span text:style-name="T1230">….</text:span>– <text:span text:style-name="T1231">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42">запах</text:span><text:span text:style-name="T1231">…</text:span></text:p>
      <text:p text:style-name="P571">Когда зажигается свет, Слотроп стоит на коленях, <text:span text:style-name="T1232">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571"/>
      <text:p text:style-name="P572">Уже на судне Фрау, Шпрингер <text:s/>достаёт бутылку шампанской любез<text:span text:style-name="T1233">н</text:span>ости <text:span text:style-name="T4">Анубиса</text:span>, <text:span text:style-name="T1233">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575">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573">Слотроп думает что там он сойдёт. <text:span text:style-name="T1234">Отправится в тот Каксхавен. «Шпрингер, так по-твоему ты успеешь вовремя приготовить те бумаги?»</text:span></text:p>
      <text:p text:style-name="P454">– <text:span text:style-name="T1235">Я ничего не могу гарантировать,</text:span>– <text:span text:style-name="T1235">отвечает Герхардт фон Гёль.</text:span></text:p>
      <text:p text:style-name="P574">В Штралсунде, на <text:span text:style-name="T1236">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43">auf Wiedersehen </text:span><text:span text:style-name="T1237">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144">пока-пока</text:span><text:span text:style-name="T1237"> греют в карманах его пустые руки…. </text:span></text:p>
      <text:p text:style-name="P549"><draw:frame draw:style-name="fr1" draw:name="Image14" text:anchor-type="paragraph" svg:width="6.9252in" svg:height="0.3661in" draw:z-index="8"><draw:image xlink:href="Pictures/1000000000000B720000009B428C9716555D8079.png" xlink:type="simple" xlink:show="embed" xlink:actuate="onLoad" loext:mime-type="image/png"/></draw:frame></text:p>
      <text:p text:style-name="P666">Где Папа Римский чей посох <text:s/>для меня <text:span text:style-name="T1240">зацвёл бы</text:span>?</text:p>
      <text:p text:style-name="P667">Холм её <text:span text:style-name="T1240">опять</text:span> манит меня шелками, ароматами,</text:p>
      <text:p text:style-name="P667"><text:span text:style-name="T1240">Н</text:span>амащёнными мышцами <text:span text:style-name="T1240">тел её рабынь</text:span>, её <text:span text:style-name="T1240">посулами</text:span></text:p>
      <text:p text:style-name="P667"><text:span text:style-name="T1240">Неспешных, у</text:span>тончённых пыток, что неб<text:span text:style-name="T1240">есам</text:span> сродни,</text:p>
      <text:p text:style-name="P667"/>
      <text:p text:style-name="P668">Чистотою света<text:span text:style-name="T193">—к поющим узам,</text:span></text:p>
      <text:p text:style-name="P669">К хлыстам: <text:span text:style-name="T1240">что</text:span> рассекаю<text:span text:style-name="T1240">т</text:span> спектр в размахе.</text:p>
      <text:p text:style-name="P670"><text:span text:style-name="T1240">И</text:span>грушк<text:span text:style-name="T1240">а утлая</text:span> <text:span text:style-name="T1240">для пасти</text:span> <text:span text:style-name="T1240">не</text:span>погод, <text:span text:style-name="T1240">я </text:span>зов её <text:span text:style-name="T1240">встречаю</text:span></text:p>
      <text:p text:style-name="P670"><text:span text:style-name="T1240">Куда ни повернусь</text:span>, <text:span text:style-name="T1238">в густеющей ночи.</text:span></text:p>
      <text:p text:style-name="P670"/>
      <text:p text:style-name="P671">За мною нет покинутой Лизоры.</text:p>
      <text:p text:style-name="P672">В последней исповеди я преклонил колени,</text:p>
      <text:p text:style-name="P673"><text:soft-page-break/>Агностик, пред сияньем жемчуга его…</text:p>
      <text:p text:style-name="P674">Тут, в моём последнем расщеплённом вздохе</text:p>
      <text:p text:style-name="P674">Нет песни, как нет похоти, <text:s/>вины, <text:span text:style-name="T1239">воспоминаний</text:span>:</text:p>
      <text:p text:style-name="P675">Ни пентаграмм, ни кубков, ни святого Дурака….</text:p>
      <text:p text:style-name="P576"/>
      <text:p text:style-name="P577">Бригадный генерал Падинг умер ещё в середине июня от тяжёлого кишечно-инфекционногоо заболевания, <text:span text:style-name="T1245">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578">Однажды она нашла коробки с плёнкой небрежно сложенные Вебли Сильвернейлом в музыкальной комнате, <text:span text:style-name="T1241">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602">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580">Когда это они<text:span text:style-name="T193">—</text:span>ах, да <text:s/><text:span text:style-name="T1242">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581">Приклеенным в конце всего этого, <text:span text:style-name="T1243">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581"/>
      <text:p text:style-name="P662">Наркоманья Несыть</text:p>
      <text:p text:style-name="P579"/>
      <text:p text:style-name="P549">«<text:span text:style-name="T1244">Мы начинаем с песни Нельсона Эдди, что звучит на заднем фоне:</text:span></text:p>
      <text:p text:style-name="P676"><text:span text:style-name="T1245">Наркоманья несыть</text:span>,</text:p>
      <text:p text:style-name="P677">О, <text:span text:style-name="T1245">наркоманья несыть</text:span>!</text:p>
      <text:p text:style-name="P678">Вселяешься как бесы,</text:p>
      <text:p text:style-name="P678">Самый пушистый кайф ломаешь,</text:p>
      <text:p text:style-name="P678">Меня в свинью ты превращаешь,</text:p>
      <text:p text:style-name="P680">Как всех познавших НАРКОМАНЬЮ НЕСЫТЬ!</text:p>
      <text:p text:style-name="P582"/>
      <text:p text:style-name="P583">Теперь в город въезжают два изнурённые <text:span text:style-name="T1246">в пути</text:span> ковбоя, <text:span text:style-name="T1246">Базил Ратбон и С. З. («Обнимашка») Сакал. На въезде в город, загораживая им дорогу, стоит Карлик, который играл главную роль в </text:span><text:span text:style-name="T145">Уродцах. </text:span><text:span text:style-name="T1247">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584">Ратбон: Это же не может быть <text:span text:style-name="T4">взаправду</text:span>, как думаешь?</text:p>
      <text:p text:style-name="P586"><text:soft-page-break/>Сакал: Ху, ху! Ишшо как вправду, пропашший ты наркуша, <text:span text:style-name="T1248">пашёл нажевалсси таво </text:span><text:span text:style-name="T146">кайтуса</text:span><text:span text:style-name="T1248">, у дароги, заместа пакурить маёй канопельки, я ж те грил—</text:span></text:p>
      <text:p text:style-name="P603">Ратбон (с его нервической Болезненной Усмешкой): Я тебя умоляю—мне ни к чему Еврейская мамочка. Я и сам вижу что взаправду, а что не взаправду. </text:p>
      <text:p text:style-name="P587">(Карлик, тем временем, принимает позы крутого мачо, и вертит пару гигантский Кольтов).</text:p>
      <text:p text:style-name="P588">Сакал: Када паматаисси с маё по дарогам<text:span text:style-name="T193">—</text:span>и <text:span text:style-name="T4">ты врубаисси про каки я дароги</text:span>, <text:span text:style-name="T1249">ты, салага сопливый—так тада уш дотюпаишь иде взаправдашний шериф карлик, а иде примерещенный.</text:span></text:p>
      <text:p text:style-name="P589">Ратбон: <text:span text:style-name="T1250">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590">Сакал: Ты забыл «ты старый нигадяй».</text:p>
      <text:p text:style-name="P590">Ратбон: Ты старый негодяй.</text:p>
      <text:p text:style-name="P591">Они хохочут, выхватывают свои пистолеты <text:span text:style-name="T1251">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592">Сакал: Этта, мы <text:span text:style-name="T4">оба иво видим</text:span>. Значицца взаправдашний.</text:p>
      <text:p text:style-name="P593">Ратбон: Совместные галлюцинации не такая уж невидаль в нашем мире, партнёр.</text:p>
      <text:p text:style-name="P594">Сакал: Кто грит этта <text:span text:style-name="T4">савмесна</text:span> галюцация? Ху, ху! <text:span text:style-name="T1252">Была б этта вапше галюцация—я не грю вот ба—так тока от пейоты. Или жа от бешенава агурца, мазможна…</text:span></text:p>
      <text:p text:style-name="P595">Эта интересная беседа длится полтора часа. <text:span text:style-name="T1253">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604"><text:s/></text:p>
      <text:p text:style-name="P679">Самый пушистый кайф ломаешь,</text:p>
      <text:p text:style-name="P679">Меня в свинью ты превращаешь,</text:p>
      <text:p text:style-name="P681">Как всех познавших НАРКОМАНЬЮ НЕСЫТЬ!</text:p>
      <text:p text:style-name="P585"/>
      <text:p text:style-name="P596">К этому имеется краткий эпилог, <text:span text:style-name="T1254">где Осби пытается пояснить что конечно элемент </text:span><text:span text:style-name="T147">Несыти </text:span><text:span text:style-name="T1255">должен быть включён как-то в сюжетную линию, чтобы оправдать название фильма, но плёнка заканчивается посреди его очередного «э-э...»</text:span></text:p>
      <text:p text:style-name="P597">Катье на этот момент сбита с толку, но она умеет распознать послание, когда видит его. <text:span text:style-name="T1256">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48">играет роль</text:span><text:span text:style-name="T1256">.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text:span><text:soft-page-break/><text:span text:style-name="T1256">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598">Осби оказывается дома, во всяком случае, курит косяки, заправляется кокаином. <text:span text:style-name="T1257">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455">– <text:span text:style-name="T1258">Шерлок Холмс. Базил Ратбон. Я был прав,</text:span>– <text:span text:style-name="T1258">дыхание перехватило, она роняет свою сумку.</text:span></text:p>
      <text:p text:style-name="P599">Аура пульсирует, в скромном поклоне. <text:span text:style-name="T1259">Он тоже сталь, сыромятная кожа и пот: «Хорошо, хорошо. Там и сын Франкенштейна есть, тоже. Я и хотел, чтоб мы могли напрямую, но—»</text:span></text:p>
      <text:p text:style-name="P456">– <text:span text:style-name="T1260">Где Прентис?</text:span></text:p>
      <text:p text:style-name="P457">– <text:span text:style-name="T1261">Вышел высмотреть кое-какой транспорт.</text:span>– <text:span text:style-name="T1262">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49">Введение </text:span><text:span text:style-name="T150">в</text:span><text:span text:style-name="T149"> Современн</text:span><text:span text:style-name="T150">ый</text:span><text:span text:style-name="T149"> Иреро</text:span><text:span text:style-name="T1262">, истории корпораций, боббины скрытой звукозаписи.</text:span>– <text:span text:style-name="T1263">Тут пока ещё не совсем всё в порядке. Но постепенно, милочка, постепенно.</text:span></text:p>
      <text:p text:style-name="P605">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600">Осби подтащил два раскладных стула, подаёт ей стопку бумаг отпечатанного на мимеографе, довольно толстенькую. «<text:span text:style-name="T1264">Пара-двойка вещей, тут, что тебе следует знать. Нам жутко не хочется тебя торопить. Но лошадиное корыто ждёт».</text:span></text:p>
      <text:p text:style-name="P601">И вскоре, излившись модуляциями по комнатам в великолепной (и поначалу невразумительной) <text:span text:style-name="T1265">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601"><draw:frame draw:style-name="fr1" draw:name="Image15" text:anchor-type="paragraph" svg:width="6.9252in" svg:height="0.3661in" draw:z-index="9"><draw:image xlink:href="Pictures/1000000000000B720000009B428C9716555D8079.png" xlink:type="simple" xlink:show="embed" xlink:actuate="onLoad" loext:mime-type="image/png"/></draw:frame></text:p>
      <text:p text:style-name="P709">Дорогая Мама, я послал пару человек в Ад сегодня….</text:p>
      <text:p text:style-name="P682">—<text:span text:style-name="T1266">Фрагмент, предположительно, из </text:span><text:span text:style-name="T151">Евангелие от Фомы</text:span></text:p>
      <text:p text:style-name="P729">(номер документа в каталоге Папирусов Озиринчаса засекречен)</text:p>
      <text:p text:style-name="P583"/>
      <text:p text:style-name="P606">Кто бы подумал, что их тут столько соберётся? <text:span text:style-name="T1267">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text:span><text:soft-page-break/><text:span text:style-name="T1267">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52">Erdschweinhöhle</text:span><text:span text:style-name="T1267">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607">Сматывая свой клубок ириса, что становится уже довольно громоздким, Пират минует Биверборд-Роу, <text:span text:style-name="T1268">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458">– Конечно<text:span text:style-name="T1269">, вы видите это всё глазами солдата,</text:span>– <text:span text:style-name="T1270">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1271">тянется отщипнуть от его ириса, касаясь при этом его руки.</text:span></text:p>
      <text:p text:style-name="P459">– <text:span text:style-name="T1272">Для вас это всё цветущий сад,</text:span>– <text:span text:style-name="T1272">предполагает он.</text:span></text:p>
      <text:p text:style-name="P459">– <text:span text:style-name="T1272">Да, возможно вы не такой уж сухой <text:s/>пень, в конце концов.</text:span></text:p>
      <text:p text:style-name="P608">Ах, они ещё как его беспокоят, эти <text:span text:style-name="T1273">свободные </text:span>женщины <text:span text:style-name="T1273">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688"/>
            <text:p text:style-name="P688">Послушай, это просто<text:span text:style-name="T1020">—</text:span><text:span text:style-name="T1019">не, </text:span><text:span text:style-name="T1020">—</text:span><text:span text:style-name="T1019">при, </text:span><text:span text:style-name="T1020">—</text:span><text:span text:style-name="T1019">лично,</text:span></text:p>
            <text:p text:style-name="P689"><text:span text:style-name="T1019">Такой подъём, всё</text:span><text:span text:style-name="T1020">—</text:span><text:span text:style-name="T1019">так, </text:span><text:span text:style-name="T1020">—</text:span><text:span text:style-name="T1019">от, </text:span><text:span text:style-name="T1020">—</text:span><text:span text:style-name="T1019">лично,</text:span></text:p>
            <text:p text:style-name="P694">Про возраст свой забыли все…</text:p>
            <text:p text:style-name="P689"><text:span text:style-name="T1019">Пчёлы в ме</text:span><text:span text:style-name="T1020">—</text:span><text:span text:style-name="T1019">ду</text:span></text:p>
            <text:p text:style-name="P689"><text:span text:style-name="T1019">Нам не по</text:span><text:span text:style-name="T1020">—, —</text:span><text:span text:style-name="T1019">ме, </text:span><text:span text:style-name="T1020">—</text:span><text:span text:style-name="T1019">ха,</text:span></text:p>
            <text:p text:style-name="P690"><text:span text:style-name="T1019">И на хо</text:span><text:span text:style-name="T1020">—</text:span><text:span text:style-name="T1019">ду</text:span></text:p>
            <text:p text:style-name="P690"><text:span text:style-name="T1019">Нас качает от</text:span><text:span text:style-name="T1020">—</text:span><text:span text:style-name="T1019">сме, </text:span><text:span text:style-name="T1020">—</text:span><text:span text:style-name="T1019">ха,</text:span></text:p>
            <text:p text:style-name="P695">Весельем бурлим у всех на виду</text:p>
            <text:p text:style-name="P696"><text:soft-page-break/></text:p>
          </table:table-cell>
          <table:table-cell table:style-name="Table2.B1" office:value-type="string">
            <text:p text:style-name="P725"/>
            <text:p text:style-name="P725">Откуда взялся оркестр свинга?</text:p>
            <text:p text:style-name="P725"/>
            <text:p text:style-name="P726">Она подскакивает вверх-вниз, </text:p>
            <text:p text:style-name="P728">ей хочется пуститься в джиттербаг, </text:p>
            <text:p text:style-name="P726"><text:span text:style-name="T1274">он видит, что она хочет </text:span><text:span text:style-name="T153">утратить свою гравитацию</text:span><text:span text:style-name="T1274">...</text:span></text:p>
          </table:table-cell>
        </table:table-row>
        <table:table-row>
          <table:table-cell table:style-name="Table2.A1" office:value-type="string">
            <text:p text:style-name="P692"><text:span text:style-name="T1019">На</text:span><text:span text:style-name="T1020">—</text:span><text:span text:style-name="T1019">чхать что тебе</text:span><text:span text:style-name="T1020">—</text:span><text:span text:style-name="T1019">из</text:span><text:span text:style-name="T1020">—</text:span><text:span text:style-name="T1019">твоей</text:span><text:span text:style-name="T1020">—</text:span><text:span text:style-name="T1019">тачки</text:span><text:span text:style-name="T1020">— </text:span><text:span text:style-name="T1019">кричат,</text:span></text:p>
            <text:p text:style-name="P692"><text:span text:style-name="T1019">Не оглянёшься</text:span><text:span text:style-name="T1020">—</text:span><text:span text:style-name="T1019">и</text:span><text:span text:style-name="T1020">—</text:span><text:span text:style-name="T1019">они</text:span><text:span text:style-name="T1020">—</text:span><text:span text:style-name="T1019">замол</text:span><text:span text:style-name="T1020">—</text:span><text:span text:style-name="T1019">чат,</text:span></text:p>
            <text:p text:style-name="P692"><text:span text:style-name="T1019">За</text:span><text:span text:style-name="T1020">—</text:span><text:span text:style-name="T1019">будь, </text:span><text:span text:style-name="T1020">—</text:span><text:span text:style-name="T1019">что,</text:span><text:span text:style-name="T1020">— </text:span><text:span text:style-name="T1019">говорит</text:span><text:span text:style-name="T1020">—</text:span><text:span text:style-name="T1019">твой</text:span><text:span text:style-name="T1020">—</text:span><text:span text:style-name="T1019">ка</text:span><text:span text:style-name="T1020">—</text:span><text:span text:style-name="T1019">лендарь,</text:span></text:p>
            <text:p text:style-name="P692"><text:span text:style-name="T1019">В ладони, словно пуп</text:span><text:span text:style-name="T1020">—</text:span><text:span text:style-name="T1019">сик, </text:span><text:span text:style-name="T1020">—</text:span><text:span text:style-name="T1019">у, </text:span><text:span text:style-name="T1020">—</text:span><text:span text:style-name="T1019">дарь! </text:span></text:p>
            <text:p text:style-name="P698"/>
            <text:p text:style-name="P693"><text:span text:style-name="T1019">Глаза горят</text:span><text:span text:style-name="T1020">—</text:span><text:span text:style-name="T1019">так, </text:span><text:span text:style-name="T1020">—</text:span><text:span text:style-name="T1019">выра, </text:span><text:span text:style-name="T1020">—</text:span><text:span text:style-name="T1019">зительно,</text:span></text:p>
            <text:p text:style-name="P693"><text:span text:style-name="T1019">А смех ей-Бо, </text:span><text:span text:style-name="T1020">—</text:span><text:span text:style-name="T1019">гу, </text:span><text:span text:style-name="T1020">—</text:span><text:span text:style-name="T1019">зара, </text:span><text:span text:style-name="T1020">—</text:span><text:span text:style-name="T1019">зителен,</text:span></text:p>
            <text:p text:style-name="P691"><text:span text:style-name="T1019">Нет сил остаться про</text:span><text:span text:style-name="T1020">—</text:span><text:span text:style-name="T1019">сто, зрителем,</text:span></text:p>
            <text:p text:style-name="P697">Пускаюсь в пляс! </text:p>
          </table:table-cell>
          <table:table-cell table:style-name="Table2.A1" office:value-type="string">
            <text:p text:style-name="P727"/>
          </table:table-cell>
        </table:table-row>
      </table:table>
      <text:p text:style-name="P608"/>
      <text:p text:style-name="P609">Единственный офис на Биверборд-Роу, что не связан физически с остальными, <text:span text:style-name="T1275">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54">увязанности</text:span><text:span text:style-name="T1275">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610">Нам остаётся рассматривать возможность, что мы умираем <text:span text:style-name="T4">только лиш</text:span>ь потому, <text:span text:style-name="T1276">что Они хотят этого: потому что для Их существования Им необходим наш ужас. Мы для Них питательная среда….</text:span></text:p>
      <text:p text:style-name="P611">Это должно радикально изменить суть нашей веры. <text:span text:style-name="T1277">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text:span><text:soft-page-break/><text:span text:style-name="T1277">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612">Верить, что каждый из Них <text:span text:style-name="T4">умрёт</text:span> лично, означает также верить, <text:span text:style-name="T1278">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55">теперь</text:span><text:span text:style-name="T1278">»,– слышится торопливый радиодиктор,– «пора что? Поднять—Мыло!» Аплодисменты и вскрики хохота, что продолжается неприятно долгое время.</text:span></text:p>
      <text:p text:style-name="P460">– <text:span text:style-name="T1279">Поднять Мыло?</text:span>– <text:span text:style-name="T1279">Сэмми Гильберт-Шпаес приближается к тонкой разделяющей стенке загянуть в дверной проём.</text:span></text:p>
      <text:p text:style-name="P461">– <text:span text:style-name="T1280">Шумные соседи,</text:span>– <text:span text:style-name="T1280">замечает Немецкий кинорежиссёр Герхардт фон Гёль.</text:span>– <text:span text:style-name="T1281">Они когда-нибудь кончают?</text:span></text:p>
      <text:p text:style-name="P462">– <text:span text:style-name="T1281">Прывет, Прентис,</text:span>– <text:span text:style-name="T1281">кивает чернокожий, которого Пират не узнаёт,</text:span>– <text:span text:style-name="T1281">похоже мы тут представляем старую школу.</text:span>– <text:span text:style-name="T1281">Это что </text:span><text:span text:style-name="T156">за</text:span><text:span text:style-name="T1281">, кто эти все</text:span>— <text:span text:style-name="T1282">Его имя Сент-Жюст Гросаут,</text:span>– <text:span text:style-name="T1283">Большую часть Срока наша Контора пыталась внедрить меня в </text:span><text:span text:style-name="T157">Schwarzkommando</text:span><text:span text:style-name="T1283">. Никто больше этим не интересовался. <text:s/>Звучит немного параноидно, но по-моему я там был один такой….</text:span>– <text:span text:style-name="T1284">От такого вопиющего нарушения секретности, если оно тем и было, Пират малость опешил.</text:span></text:p>
      <text:p text:style-name="P463">– <text:span text:style-name="T1285">Ты бы мог</text:span>—<text:span text:style-name="T1286">ну, ознакомить меня с оперативной сводкой про это всё?</text:span></text:p>
      <text:p text:style-name="P464">– <text:span text:style-name="T1286">О, Джеффри. Бога ради.</text:span>– <text:span text:style-name="T1286">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1287">Джеффри, к тому времени, когда ты получишь </text:span><text:span text:style-name="T158">какой угодно</text:span><text:span text:style-name="T1287">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613">Пират с изумлением видит сэра Стивена Дадсон-Трак в более молодцеватой форме <text:span text:style-name="T1288">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465">– <text:span text:style-name="T1289">О, нет, ты же не дашь, чтоб <text:s/></text:span><text:span text:style-name="T159">этот</text:span><text:span text:style-name="T1289"> навешал тебе лапши?</text:span>– <text:span text:style-name="T1290">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1291">Нет, наш Стивенька не совсем ещё готов причислиться к лику святых, так ведь, дорогуша?</text:span>– <text:span text:style-name="T1292">Отвешивая тому, играючи, оплеухи по щеке.</text:span>– <text:span text:style-name="T1292">А? а? а?</text:span></text:p>
      <text:p text:style-name="P466">– <text:span text:style-name="T1293">Нет, если попаду в шарагу таких как ты,</text:span>– <text:span text:style-name="T1293">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466"/>
      <text:p text:style-name="P683">Помолись за простого <text:span text:style-name="T1294">стукача</text:span>,</text:p>
      <text:p text:style-name="P684"><text:soft-page-break/>Он вышел из пизды, как и тыыыы<text:span text:style-name="T193">—</text:span></text:p>
      <text:p text:style-name="P685">Не стоит на него ворчать,</text:p>
      <text:p text:style-name="P685">Он пашет как подземные кроты…</text:p>
      <text:p text:style-name="P685">И когда тебе вскряхнётся с удобством,</text:p>
      <text:p text:style-name="P685">Спроси себя: а ему каково?</text:p>
      <text:p text:style-name="P686">Неужто хуже быть проданным </text:p>
      <text:p text:style-name="P686">За пару монет,</text:p>
      <text:p text:style-name="P686">Чем кряхтеть всю жизнь после того?</text:p>
      <text:p text:style-name="P609"/>
      <text:p text:style-name="P467">– <text:span text:style-name="T1295">Не уверен, что мне тут понравиться,</text:span>– <text:span text:style-name="T1295">Пират, с нарастающим внутри подозрением, нервно оглядывается.</text:span></text:p>
      <text:p text:style-name="P468">– <text:span text:style-name="T1296">Самая худшая часть это стыд,</text:span>– <text:span text:style-name="T1296">сэр Стивен сообщает ему.</text:span>– <text:span text:style-name="T1297">Преодоление его. Затем твой следующий шаг</text:span>—<text:span text:style-name="T1298">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60">мнения, </text:span><text:span text:style-name="T1298"><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60">дальше</text:span><text:span text:style-name="T1298">? Боже милостивый. Мне не узнать, конечно, пока не справлюсь с этим… Не хочу так сразу вас расхолаживать</text:span>—</text:p>
      <text:p text:style-name="P469">– <text:span text:style-name="T1299">Нет, нет, я думал о другом</text:span>—<text:span text:style-name="T1299">вот все вы тут это моя Группа, или как? Меня сюда </text:span><text:span text:style-name="T161">назнач</text:span><text:span text:style-name="T162">чили</text:span><text:span text:style-name="T1299">?</text:span></text:p>
      <text:p text:style-name="P469">– <text:span text:style-name="T1300">Да. Начинаете догадываться почему?</text:span></text:p>
      <text:p text:style-name="P470">– <text:span text:style-name="T1301">Боюсь, что да.</text:span>– <text:span text:style-name="T1302">Помимо всего прочего, эти присутствующие, в конце концов, такие люди, кто убивает друг друга, и Пират всегда был одним из них.</text:span>– <text:span text:style-name="T1303">Я надеялся на</text:span>—<text:span text:style-name="T1303">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1304">с кем ты пришёл….</text:span></text:p>
      <text:p text:style-name="P471">– <text:span text:style-name="T1305">Прентис, брось, всё нормально,</text:span>– <text:span text:style-name="T1305">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472">– <text:span text:style-name="T1306">Я просто… не могу… то есть если это правда, тогда,</text:span>– <text:span text:style-name="T1307">смешок, который ему трудно вызвать, глубоко в дыхательных путях,</text:span>– <text:span text:style-name="T1308">тогда я ничему не изменил, не так ли? То есть, если я вообще не изменял….</text:span></text:p>
      <text:p text:style-name="P614"><text:span text:style-name="T1309">Извещение настигло его во время правительственного ролика кинохроники. </text:span>ОТ КИНЖАЛА-И-ПЛАЩА К ПРИЗНАНИЯМ НАТОЩАК, <text:span text:style-name="T1310">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473"><text:soft-page-break/>– <text:span text:style-name="T1311">Там довольно забавно, в общем-то,</text:span>– <text:span text:style-name="T1311">пока камера надвигается для ближнего плана этого индивида,</text:span>– <text:span text:style-name="T1312">всего за неделю мне дошло что и как надо….</text:span></text:p>
      <text:p text:style-name="P473">– <text:span text:style-name="T1312">Появилось ли у вас чувство, что вы тут свой, чего не было по возвращении, или</text:span>—<text:span text:style-name="T1312">вас всё ещё тут не приняли?</text:span></text:p>
      <text:p text:style-name="P474">– <text:span text:style-name="T1313">Они</text:span>—<text:span text:style-name="T1313">о, люди, тут люди просто чудесные. Просто отличные. Нет, </text:span><text:span text:style-name="T163">с этим</text:span><text:span text:style-name="T1313"> никаких проблем вообще.</text:span></text:p>
      <text:p text:style-name="P615">В этот момент с по-еп<text:span text:style-name="T1314">и</text:span>скопски возвышенного сиденья <text:span text:style-name="T1314">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475">– <text:span text:style-name="T1315">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475">– <text:span text:style-name="T1316">Быть д</text:span>—</text:p>
      <text:p text:style-name="P476">– <text:span text:style-name="T1317">Всё нормально. «Быть д</text:span>—»?</text:p>
      <text:p text:style-name="P477">– <text:span text:style-name="T1318">Быть двойным агентом. «Привыкать»?</text:span>– <text:span text:style-name="T1319">Он присматривается к остальным. Каждый тут смотрится </text:span><text:span text:style-name="T164">как минимум</text:span><text:span text:style-name="T1319"> двойным агентом.</text:span></text:p>
      <text:p text:style-name="P478">– <text:span text:style-name="T1320">Да… ты докатился до этого, докатился к нам сюда,</text:span>– <text:span text:style-name="T1320">шепчет Сэмми.</text:span>– <text:span text:style-name="T1321">Отделайся от своего стыда и своих нюнь, молодой человек, потому что у нас нет привычки </text:span><text:span text:style-name="T165">терпеть</text:span><text:span text:style-name="T1321"> такое слишком долго.</text:span></text:p>
      <text:p text:style-name="P479">– <text:span text:style-name="T1322">Это </text:span><text:span text:style-name="T166">тень</text:span><text:span text:style-name="T1322">,</text:span>– <text:span text:style-name="T1322">кричит Пират,</text:span>– <text:span text:style-name="T1322">это работа в тени, навсегда.</text:span></text:p>
      <text:p text:style-name="P480">– <text:span text:style-name="T1323">Но подумай о свободе?</text:span>– <text:span text:style-name="T1323">грит Милосердый Эванс.</text:span>– <text:span text:style-name="T1324">Я не могу доверять даже себе? Так ведь. Как может человек быть свободнее такого? Если его может продать кто угодно? даже и он </text:span><text:span text:style-name="T167">сам</text:span><text:span text:style-name="T1324"> понимаешь.</text:span></text:p>
      <text:p text:style-name="P481">– <text:span text:style-name="T168">Я не хочу этого</text:span>—</text:p>
      <text:p text:style-name="P482">– <text:span text:style-name="T1325">У тебя нет выбора,</text:span>— <text:span text:style-name="T1326">отвечает Додсон-Трак.</text:span>— <text:span text:style-name="T1326">Конторе отлично известно, что ты прибыл сюда. Они будут ждать полный отчёт от тебя теперь. Либо добровольно, или по-другому.</text:span></text:p>
      <text:p text:style-name="P483">– <text:span text:style-name="T1327">Но я бы… мог никогда им не сказать</text:span>— <text:span text:style-name="T1327">Улыбки, которые они ему сейчас демонстрируют, умышленно жестоки, чтобы чуть-чуть помочь ему.</text:span>– <text:span text:style-name="T1327">Вы совсем, вы что мне вовсе не доверяете?</text:span></text:p>
      <text:p text:style-name="P483">– <text:span text:style-name="T1327">Конечно нет,</text:span>– <text:span text:style-name="T1327">грит Сэмми.</text:span>– <text:span text:style-name="T1327">А ты бы</text:span>—<text:span text:style-name="T1328">на самом деле</text:span>—<text:span text:style-name="T1327">поверил бы кому-нибудь из нас?</text:span></text:p>
      <text:p text:style-name="P484">– <text:span text:style-name="T1329">О, нет,</text:span>– <text:span text:style-name="T1329">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1330">остаться на дне среди Обойдённых, его бедная честь утрачена, ни найти невозможно, ни искупить.</text:span></text:p>
      <text:p text:style-name="P485"><text:span text:style-name="T1331">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text:span><text:soft-page-break/><text:span text:style-name="T1331">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332">Ну»,</text:span>– <text:span text:style-name="T1332">умное старое лицо подающего ему очки с чёрными линзами,</text:span>– «<text:span text:style-name="T1332">вот тебе твоя Бомба….»,</text:span>– <text:span text:style-name="T1332">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486">– <text:span text:style-name="T1333">А место для покойников найдётся?</text:span>– <text:span text:style-name="T1333">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487">– <text:span text:style-name="T1334">Да ладно,</text:span>– <text:span text:style-name="T1334">с какими ещё идиотскими неприятностями она, по её мнению, сейчас столкнулась,</text:span>– <text:span text:style-name="T1334">ты не покойница. Могу поспорить, что даже и фигурально нет.</text:span></text:p>
      <text:p text:style-name="P488">– <text:span text:style-name="T1335">То есть, позволяется ли мне приносить с собой моих покойников,</text:span>– <text:span text:style-name="T1335">поясняет Катье.</text:span>– <text:span text:style-name="T169">Они</text:span><text:span text:style-name="T1336"> ведь, в конце концов, моё удостоверение.</text:span></text:p>
      <text:p text:style-name="P489">– <text:span text:style-name="T1337">Мне довольно симпатичен Франс ван дер Грув. Ваш предок. Тот специалист по додо.</text:span></text:p>
      <text:p text:style-name="P616">Это не совсем то, что она подразумевала своими покойниками. «<text:span text:style-name="T1338">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490">– <text:span text:style-name="T1339">Уж </text:span><text:span text:style-name="T170">ты</text:span><text:span text:style-name="T1339"> бы рассказала ему кое-что об </text:span><text:span text:style-name="T170">этом</text:span><text:span text:style-name="T1339">,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70">у тебя</text:span><text:span text:style-name="T1339">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617">Ну, он прав. Она <text:span text:style-name="T1340">кладёт</text:span> свою тёплую <text:span text:style-name="T1340">ладонь на руку Пирата и дважды встряхивает головой со смешками <text:s/>смущения: «В любом случае, рада вас видеть, капитан Прентис».</text:span></text:p>
      <text:p text:style-name="P500">– И никто больше. Подумать только.</text:p>
      <text:p text:style-name="P617"><text:span text:style-name="T1341">Она лишь приподымает брови. Не нашёл сказать что-то получше</text:span> <text:span text:style-name="T1342">этого дерьма. Раскаяние, или запоздалое желание остаться чистым, проносится в его крови как наркотик.</text:span></text:p>
      <text:p text:style-name="P491">– <text:span text:style-name="T1343">Но</text:span>— <text:span text:style-name="T1344">изумлён почувствовать, что начинает </text:span><text:span text:style-name="T171">валиться,</text:span><text:span text:style-name="T1344"> как оставленные в пирамидку ружья, у её ног, пойманный её притяжением, расстояния отменяются, волнообразности неизмеримы,</text:span>– <text:span text:style-name="T1345">Катье… </text:span><text:span text:style-name="T172">если бы я мог никогда не предать вас</text:span>—</text:p>
      <text:p text:style-name="P618">Он пал: она утратила свою гладь. Она смотрит на него в изумлении.</text:p>
      <text:p text:style-name="P492"><text:soft-page-break/>– <text:span text:style-name="T1346">Будь даже ценой... предательства других, унижения… или убийства других</text:span>—<text:span text:style-name="T1347">не важно кого, или сколько, нет, лишь бы служить вам защитой, Катье, вашей совершенной</text:span>—</text:p>
      <text:p text:style-name="P493">– <text:span text:style-name="T1348">Но это всё грехи, которые могут никогда <text:s/>и не случиться.</text:span>– <text:span text:style-name="T1349">Пожалуйста, они торгуются как пара сутенёров. Они хоть представляют как это звучит со стороны?</text:span>– <text:span text:style-name="T1350">Такое довольно просто обещать, не стоит вам ничего.</text:span></text:p>
      <text:p text:style-name="P494">– <text:span text:style-name="T1351">Тогда даже совершённые мною грехи,</text:span>– <text:span text:style-name="T1352">возражает он,</text:span>– <text:span text:style-name="T1352">да я совершил бы их заново</text:span>—</text:p>
      <text:p text:style-name="P494">– <text:span text:style-name="T1353">Но это вам также не под силу</text:span>—<text:span text:style-name="T1354">так что вы довольно дёшево отделываетесь. Мм?</text:span></text:p>
      <text:p text:style-name="P495">– <text:span text:style-name="T1355">Я могу повторять способы,</text:span>– <text:span text:style-name="T1355">угрюмее, чем она хотела бы от него.</text:span></text:p>
      <text:p text:style-name="P496">– <text:span text:style-name="T1356">О, подумайте...</text:span>– <text:span text:style-name="T1356">её пальцы легонечко в его волосах,</text:span>– <text:span text:style-name="T173">подумайте</text:span><text:span text:style-name="T1357"> о том, что вы делали. Подумайте о всех ваших «удостоверениях» и обо всех моих</text:span>—</text:p>
      <text:p text:style-name="P497">– <text:span text:style-name="T1358">Но это единственное средство </text:span><text:span text:style-name="T174">оставшееся</text:span><text:span text:style-name="T1358"> нам теперь,</text:span>– <text:span text:style-name="T1359">вскрикивает он,</text:span>– <text:span text:style-name="T1360">наш дар быть неверными. С его помощью мы должны всё создать… делиться им, как прокуроры уделяют вам вашу свободу.</text:span></text:p>
      <text:p text:style-name="P498">– <text:span text:style-name="T1361">Философ.</text:span>– <text:span text:style-name="T1361">Она улыбается.</text:span>– <text:span text:style-name="T1361">Вы никогда таким не были.</text:span></text:p>
      <text:p text:style-name="P499">– <text:span text:style-name="T1362">Должно быть потому, что всегда был в движении. Я никогда не ощущал </text:span><text:span text:style-name="T175">эту неподвижност</text:span><text:span text:style-name="T176">ь</text:span><text:span text:style-name="T1362">….</text:span>– <text:span text:style-name="T1363">Они соприкасаются сейчас, без нужды, и всё ж, ни один из них, не избавился полностью от удивления....</text:span>– <text:span text:style-name="T1364">Мой младший брат,</text:span>– <text:span text:style-name="T1364">(Пират понимает установленную ею связь),</text:span>– <text:span text:style-name="T1364">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365">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619">Ну, да, Пират сам по себе часовня. «<text:span text:style-name="T1366">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501">– <text:span text:style-name="T1367">У вас и этого никогда не было, не так ли.</text:span>– <text:span text:style-name="T1367">Она и вправду смотрела </text:span><text:span text:style-name="T177">на него</text:span><text:span text:style-name="T1367">.</text:span>– <text:span text:style-name="T1368">никаких чудесных оправданий. </text:span><text:span text:style-name="T178">Нам всё пришлось делать самим</text:span><text:span text:style-name="T1368">.</text:span></text:p>
      <text:p text:style-name="P620">Нет, от стыда всё-таки не отделаться<text:span text:style-name="T193">—только не тут—он должен быть проглочен уродливый и режущий, и с ним придётся жить, в боли, каждый день.</text:span></text:p>
      <text:p text:style-name="P621">Без раздумий, он оказывается в её объятиях. <text:span text:style-name="T1369">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502">– <text:span text:style-name="T1370">Там ничего нет. Пустошь. Дни напролёт я высматривала признаки жизни. Потом услыхала всех вас тут.</text:span>– <text:span text:style-name="T1371">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79">Любовь к Людям</text:span><text:span text:style-name="T1371">: </text:span><text:span text:style-name="T179">Что Довело Меня до </text:span><text:span text:style-name="T181">Э</text:span><text:span text:style-name="T180">того</text:span><text:span text:style-name="T179">. </text:span><text:span text:style-name="T1371">«Её звали Бренда, её лицо было птахой под покровительственной ухмылкой машины в то утро, она встала на колени и сделала </text:span><text:soft-page-break/><text:span text:style-name="T1371">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372">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182">Мира</text:span>—<text:span text:style-name="T1373">и что когда каждый, каким-то чудесным образом, будет наконец учтён, </text:span><text:span text:style-name="T183">это</text:span><text:span text:style-name="T1373"> и станет приблизительным определением «любви к Людям».</text:span></text:p>
      <text:p text:style-name="P503">– <text:span text:style-name="T1374">Получите, ваши мошенства в Филиалах,</text:span>– <text:span text:style-name="T1375">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504">– <text:span text:style-name="T1376">Но Люди никогда не полюбят тебя,</text:span>– <text:span text:style-name="T1376">шепчет она,</text:span>– <text:span text:style-name="T1376">или меня. Неважно насколько плохо или хорошо устроить для них, мы </text:span><text:span text:style-name="T184">всегда</text:span><text:span text:style-name="T1376"> будем плохими. Понимаешь в каком мы положении?</text:span></text:p>
      <text:p text:style-name="P622">Он всё же улыбается, как человек ломающий театр <text:span text:style-name="T1377">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85">все на улице увидели это тоже…</text:span><text:span text:style-name="T1377">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494"/>
      <text:p text:style-name="P699">И весь мир занят <text:span text:style-name="T1382">чем-то</text:span>, эт<text:span text:style-name="T1378">о</text:span> сумерки!</text:p>
      <text:p text:style-name="P700">Кто знает какие улицы поутру знали наши ботинки?</text:p>
      <text:p text:style-name="P701">Кто знает, сколько друзей, мы покинули, <text:span text:style-name="T1379">в одиночестве </text:span>плакать?</text:p>
      <text:p text:style-name="P702">Какой-то момент мы вместе,</text:p>
      <text:p text:style-name="P702"><text:span text:style-name="T1380">Мотив этот б</text:span>удем мурлыкать <text:s/>весь день…</text:p>
      <text:p text:style-name="P703">Каждый танцует, в сумерки,</text:p>
      <text:p text:style-name="P704"><text:soft-page-break/>Оттанцевать плохой сон прочь….</text:p>
      <text:p text:style-name="P624"/>
      <text:p text:style-name="P625">И они действительно танцуют: <text:span text:style-name="T1381">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625"><draw:frame draw:style-name="fr1" draw:name="Image16" text:anchor-type="paragraph" svg:width="6.9252in" svg:height="0.3661in" draw:z-index="10"><draw:image xlink:href="Pictures/1000000000000B720000009B428C9716555D8079.png" xlink:type="simple" xlink:show="embed" xlink:actuate="onLoad" loext:mime-type="image/png"/></draw:frame></text:p>
      <text:p text:style-name="P626">Туман густеет в глотках узких улочек. В воздухе пахнет солёной водой. <text:span text:style-name="T1383">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627">Он подтягивает Чичеринские штаны и направляется <text:span text:style-name="T1384">вон </text:span>из города, <text:span text:style-name="T1385">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628">В это утро всё видится таким, как должны были видеть Викинги, <text:span text:style-name="T1386">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629">Народы в движении. <text:span text:style-name="T1387">Идёт великий, не знающий границ, поток. </text:span><text:span text:style-name="T186">Volksdeutsch</text:span><text:span text:style-name="T1387">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text:span><text:soft-page-break/><text:span text:style-name="T1387">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86">Bruder, ja, </text:span><text:span text:style-name="T1388">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630">Когда у Слотропа есть сигареты, у него легко выдурить, когда у кого-то есть еда, то делится<text:span text:style-name="T193">—</text:span>иногда бачок водки, если неподалёку имеется скопление войск, <text:span text:style-name="T1389">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87">сильны</text:span><text:span text:style-name="T1389">, как лица толпы на гонках </text:span><text:span text:style-name="T187">Нет—глянь на меня, проникнись, вынь свою камеру, своё оружие, свой хуй</text:span><text:span text:style-name="T1389">….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631">Большую часть времени он один. <text:span text:style-name="T1390">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632">К фермерскому дому в речной долине далеко южнее Ростока, <text:span text:style-name="T1391">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text:span><text:soft-page-break/><text:span text:style-name="T1391">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88">таким реальным, </text:span><text:span text:style-name="T1392">таким не затронутым временем, очень отчётливым и полным цвета… «Так это Слотроп».</text:span></text:p>
      <text:p text:style-name="P505">– <text:span text:style-name="T1393">О, где ты был, старина?</text:span></text:p>
      <text:p text:style-name="P505">– <text:span text:style-name="T1394">‘Тут’.</text:span></text:p>
      <text:p text:style-name="P633"><text:span text:style-name="T193">– </text:span>‘«<text:span text:style-name="T1393">Тут»</text:span>’?</text:p>
      <text:p text:style-name="P506">– <text:span text:style-name="T1395">Да, типа того, начинаешь понимать</text:span>—<text:span text:style-name="T1395">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507">– <text:span text:style-name="T1396">Тогда может это твоя работа, что</text:span>—</text:p>
      <text:p text:style-name="P507">– <text:span text:style-name="T1396">Я ничего не делаю. Это всё меняется.</text:span></text:p>
      <text:p text:style-name="P634"><text:span text:style-name="T1397">Оттенки</text:span> тут<text:span text:style-name="T193">—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508">– <text:span text:style-name="T1398">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509">– <text:span text:style-name="T1399">Иногда.</text:span>– <text:span text:style-name="T1400">Он улыбается: но безмятежность и отстранённость распростёрты бессильным криком не достигающим Слотропа. </text:span></text:p>
      <text:p text:style-name="P509">– <text:span text:style-name="T1401">Ты присматриваешь за мной?</text:span></text:p>
      <text:p text:style-name="P509">– <text:span text:style-name="T1401">Нет, Слотроп. Не за тобой...</text:span></text:p>
      <text:p text:style-name="P635">Слотроп сидит на старой обшарпанной качалке <text:span text:style-name="T1402">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636">Двигаясь дальше, он обнаруживает, что эти <text:span text:style-name="T1403">ф</text:span>ермы <text:span text:style-name="T1403">преследуются</text:span> призраками, но дружелюбн<text:span text:style-name="T1403">о</text:span>. <text:span text:style-name="T1404">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text:span><text:soft-page-break/><text:span text:style-name="T1404">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636"/>
      <text:p text:style-name="P687">Неполный <text:span text:style-name="T1405">С</text:span>писок <text:span text:style-name="T1405">П</text:span>ожеланий к Вечерним <text:span text:style-name="T1405">З</text:span>вёздам за <text:span text:style-name="T1405">Э</text:span>тот <text:span text:style-name="T1405">П</text:span>ериод:</text:p>
      <text:p text:style-name="P637"/>
      <text:p text:style-name="P638">Пусть я найду тот курятник, про который мне говорила старушка.</text:p>
      <text:p text:style-name="P639">Пусть Тантиви будет и вправду жив.</text:p>
      <text:p text:style-name="P640">Пусть этот ёбаный прыщ у меня а спине пройдёт.</text:p>
      <text:p text:style-name="P641">Пусть я поеду в Голливуд, когда это всё кончится <text:span text:style-name="T1406">так, чтобы Рита Эйворт смогла меня увидеть и влюбится.</text:span></text:p>
      <text:p text:style-name="P642">Пусть мир этого дня остаётся тут завтра, когда я проснусь.</text:p>
      <text:p text:style-name="P643">Пусть та отставка будет ждать меня в Каксэвене.</text:p>
      <text:p text:style-name="P643">Пусть с Бианкой всё будет хорошо, а и<text:span text:style-name="T193">—</text:span></text:p>
      <text:p text:style-name="P643">Пусть у меня поскорей наладится высраться.</text:p>
      <text:p text:style-name="P643">Пусть то будет просто метеор, что падает.</text:p>
      <text:p text:style-name="P644">Пусть эти ботинки продержатся хотя бы до Любека.</text:p>
      <text:p text:style-name="P645">Пусть этот Людвиг найдёт своего лемминга и оставит меня в покое.</text:p>
      <text:p text:style-name="P645"/>
      <text:p text:style-name="P646"><text:span text:style-name="T1407">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408">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510">– <text:span text:style-name="T189">Один <text:s/>лемминг</text:span><text:span text:style-name="T1409">, малыш?</text:span></text:p>
      <text:p text:style-name="P511">– <text:span text:style-name="T1410">Я держал её два года,</text:span>– <text:span text:style-name="T1410">рыдает тот,</text:span>– <text:span text:style-name="T1410">ей было хорошо, никогда не пробовала</text:span>—<text:span text:style-name="T1410">я не знаю. Что-то просто нашло на неё. </text:span></text:p>
      <text:p text:style-name="P512">– <text:span text:style-name="T1411">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513">– <text:span text:style-name="T1412">Она бы мне сказала.</text:span></text:p>
      <text:p text:style-name="P513">– <text:span text:style-name="T1412">Ну, извини.</text:span></text:p>
      <text:p text:style-name="P513">– <text:span text:style-name="T1412">Русские не извиняются.</text:span></text:p>
      <text:p text:style-name="P514">– <text:span text:style-name="T1413">Я не Русский.</text:span></text:p>
      <text:p text:style-name="P515">– <text:span text:style-name="T1414">Поэтому ты снял погоны?</text:span></text:p>
      <text:p text:style-name="P647">Этот Людвиг, тут, может не совсем Нормальный Мозгами. <text:span text:style-name="T1415">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190">Людвига самого</text:span><text:span text:style-name="T1415">—да никакой зверушки может и вовсе нет!</text:span></text:p>
      <text:p text:style-name="P649"><text:soft-page-break/>Однако… разве Слотроп, раз или два, <text:span text:style-name="T1416">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516">– <text:span text:style-name="T1417">Вот о чём и толковал Иисус,</text:span>– <text:span text:style-name="T1417">шепчет призрак Вильяма первого Американского предка Слотропа,</text:span>– <text:span text:style-name="T1417">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517">– <text:span text:style-name="T191">Постой</text:span><text:span text:style-name="T1418">-ка. У вас же тогда ещё </text:span><text:span text:style-name="T191">не</text:span><text:span text:style-name="T1418"> было пазлов.</text:span></text:p>
      <text:p text:style-name="P517">– <text:span text:style-name="T1418">О, блядь.</text:span></text:p>
      <text:p text:style-name="P650">Вильям Слотроп был странным птахом. <text:span text:style-name="T1419">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651">Он написал длинный трактат вскоре, назвав его <text:span text:style-name="T4">Об Обделённости. </text:span><text:span text:style-name="T1420">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text:span><text:soft-page-break/><text:span text:style-name="T1420">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656">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657">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653">По переулку возле Михельскирхе <text:span text:style-name="T1421">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518">– <text:span text:style-name="T1422">Ты убила <text:s/>лемминга!</text:span></text:p>
      <text:p text:style-name="P519">– <text:span text:style-name="T1422">Отпусти идиот!</text:span>– <text:span text:style-name="T1423">Перетягивание каната среди расплывчатых полос солнца и тени на улице.</text:span>– <text:span text:style-name="T1424">Это не лемминг, а серая лисица.</text:span></text:p>
      <text:p text:style-name="P654">Людвиг прекращает кричать, чтобы присмотреться. «Она права»,<text:span text:style-name="T193">– от</text:span>мечает Слотроп. </text:p>
      <text:p text:style-name="P520">– <text:span text:style-name="T1425">Извини,</text:span>– <text:span text:style-name="T1425">сопливится Людвиг.</text:span>– <text:span text:style-name="T1426">Я немного расстроен..</text:span></text:p>
      <text:p text:style-name="P521">– <text:span text:style-name="T1427">Ну, так может поможешь мне отнести это в церковь?</text:span></text:p>
      <text:p text:style-name="P521">– <text:span text:style-name="T1427">Конечно.</text:span></text:p>
      <text:p text:style-name="P655">Оба из них ухватывают по охапке мехов <text:span text:style-name="T1428">и следуют за ней по по выбоистому переулку, в боковую дверь, вниз несколько пролётов в подземелье под <text:s/>Михельскирхе. Там в свете лампы первое </text:span><text:soft-page-break/><text:span text:style-name="T1428">лицо, что Слотроп увидел, склонённым над огнём в банке геля Стерно для присмотра за кипящей кастрюлей, принадлежит майору Двайну Марви.</text:span></text:p>
      <text:p text:style-name="P655"><draw:frame draw:style-name="fr1" draw:name="Image17" text:anchor-type="paragraph" svg:width="6.9252in" svg:height="0.3661in" draw:z-index="11"><draw:image xlink:href="Pictures/1000000000000B720000009B428C9716555D8079.png" xlink:type="simple" xlink:show="embed" xlink:actuate="onLoad" loext:mime-type="image/png"/></draw:frame></text:p>
      <text:p text:style-name="P652"/>
      <text:p text:style-name="P649"/>
      <text:p text:style-name="P648"/>
      <text:p text:style-name="P623"/>
      <text:p text:style-name="P583"/>
      <text:p text:style-name="P210">– </text:p>
      <text:p text:style-name="P2">—</text:p>
      <text:p text:style-name="P39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18T07:08:42.677840232</dc:date>
    <meta:editing-duration>P12DT8H14M3S</meta:editing-duration>
    <meta:editing-cycles>6326</meta:editing-cycles>
    <meta:generator>LibreOffice/6.1.5.2$Linux_X86_64 LibreOffice_project/10$Build-2</meta:generator>
    <meta:document-statistic meta:table-count="2" meta:image-count="12" meta:object-count="0" meta:page-count="62" meta:paragraph-count="805" meta:word-count="32643" meta:character-count="218205" meta:non-whitespace-character-count="185963"/>
  </office:meta>
</office:document-meta>
</file>